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ngti SC" svg:font-family="'Songti SC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2.0161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1.8016in"/>
    </style:style>
    <style:style style:name="co12" style:family="table-column">
      <style:table-column-properties fo:break-before="auto" style:column-width="1.6083in"/>
    </style:style>
    <style:style style:name="co13" style:family="table-column">
      <style:table-column-properties fo:break-before="auto" style:column-width="2.3807in"/>
    </style:style>
    <style:style style:name="co14" style:family="table-column">
      <style:table-column-properties fo:break-before="auto" style:column-width="2.3591in"/>
    </style:style>
    <style:style style:name="co15" style:family="table-column">
      <style:table-column-properties fo:break-before="auto" style:column-width="1.6618in"/>
    </style:style>
    <style:style style:name="co16" style:family="table-column">
      <style:table-column-properties fo:break-before="auto" style:column-width="2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7307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8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5">
      <number:day/>
      <number:text>. </number:text>
      <number:month number:textual="true"/>
      <number:text>. </number:text>
      <number:year number:style="long"/>
    </number:date-style>
    <number:boolean-style style:name="N99">
      <number:boolean/>
    </number:boolean-style>
    <number:currency-style style:name="N2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4P0"/>
    </number:currency-style>
    <style:style style:name="ce32" style:family="table-cell" style:parent-style-name="Default" style:data-style-name="N4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45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20129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74pt dotte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20129">
      <style:table-cell-properties fo:border-bottom="0.74pt solid #000000" fo:background-color="#81d41a" style:text-align-source="fix" style:repeat-content="false" fo:border-left="0.74pt dotted #000000" fo:border-right="0.74pt solid #000000" fo:border-top="0.74pt solid #000000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74pt dotted #000000" fo:border-right="none" fo:border-top="none"/>
      <style:paragraph-properties fo:text-align="center" fo:margin-left="0in"/>
    </style:style>
    <style:style style:name="ce44" style:family="table-cell" style:parent-style-name="Default" style:data-style-name="N99">
      <style:table-cell-properties fo:border-bottom="none" style:text-align-source="fix" style:repeat-content="false" fo:border-left="0.74pt dotted #000000" fo:border-right="none" fo:border-top="none"/>
      <style:paragraph-properties fo:text-align="center" fo:margin-left="0in"/>
    </style:style>
    <style:style style:name="ce45" style:family="table-cell" style:parent-style-name="Default" style:data-style-name="N120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1.5pt double-thin #000000" style:border-line-width-bottom="0.0071in 0.0071in 0.0071in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1.5pt double-thin #000000" style:border-line-width-bottom="0.0071in 0.0071in 0.0071in" fo:background-color="#dee6ef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ackground-color="#dee7e5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fo:border-bottom="1.5pt double-thin #000000" style:border-line-width-bottom="0.0071in 0.0071in 0.0071in" fo:background-color="#eeeeee" style:text-align-source="fix" style:repeat-content="false" fo:wrap-option="wrap" fo:border-left="none" fo:border-right="none" fo:border-top="non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start" fo:margin-left="0in"/>
    </style:style>
    <style:style style:name="ce48" style:family="table-cell" style:parent-style-name="Default">
      <style:table-cell-properties fo:border-bottom="1.5pt double-thin #000000" style:border-line-width-bottom="0.0071in 0.0071in 0.0071in" fo:background-color="#dee6ef" style:text-align-source="fix" style:repeat-content="false" fo:wrap-option="wrap" fo:border-left="none" fo:border-right="none" fo:border-top="none"/>
      <style:paragraph-properties fo:text-align="start" fo:margin-left="0in"/>
    </style:style>
    <style:style style:name="ce49" style:family="table-cell" style:parent-style-name="Default">
      <style:table-cell-properties fo:background-color="#dee6ef" fo:wrap-option="wrap"/>
    </style:style>
    <style:style style:name="ce50" style:family="table-cell" style:parent-style-name="Default">
      <style:table-cell-properties fo:border-bottom="1.5pt double-thin #000000" style:border-line-width-bottom="0.0071in 0.0071in 0.0071in" fo:background-color="#dee6ef" fo:wrap-option="wrap" fo:border-left="none" fo:border-right="none" fo:border-top="none"/>
    </style:style>
    <style:style style:name="ce54" style:family="table-cell" style:parent-style-name="Default">
      <style:table-cell-properties fo:background-color="#eeeeee" fo:wrap-option="wrap"/>
    </style:style>
    <style:style style:name="ce55" style:family="table-cell" style:parent-style-name="Default">
      <style:table-cell-properties fo:border-bottom="1.5pt double-thin #000000" style:border-line-width-bottom="0.0071in 0.0071in 0.0071in" fo:background-color="#eeeeee" fo:wrap-option="wrap" fo:border-left="none" fo:border-right="none" fo:border-top="none"/>
    </style:style>
    <style:style style:name="ce57" style:family="table-cell" style:parent-style-name="Default">
      <style:table-cell-properties fo:background-color="#dee6ef" fo:wrap-option="wrap"/>
      <style:text-properties fo:hyphenate="true"/>
    </style:style>
    <style:style style:name="ce58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9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61" style:family="table-cell" style:parent-style-name="Default">
      <style:table-cell-properties fo:border-bottom="1.5pt double-thin #000000" style:border-line-width-bottom="0.0071in 0.0071in 0.0071in" fo:background-color="#dee6ef" fo:wrap-option="wrap" fo:border-left="none" fo:border-right="none" fo:border-top="none"/>
      <style:text-properties style:font-name-asian="Songti SC" style:font-size-asian="12pt" style:font-name-complex="Arial Unicode MS" style:font-weight-complex="bold" fo:hyphenate="true"/>
    </style:style>
    <style:style style:name="ce6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eeeeee" fo:wrap-option="wrap"/>
      <style:text-properties style:font-name-asian="Songti SC" style:font-size-asian="12pt" style:font-name-complex="Arial Unicode MS" style:font-weight-complex="bold" fo:hyphenate="true"/>
    </style:style>
    <style:style style:name="ce65" style:family="table-cell" style:parent-style-name="Default">
      <style:table-cell-properties fo:border-bottom="1.5pt double-thin #000000" style:border-line-width-bottom="0.0071in 0.0071in 0.0071in" fo:background-color="#eeeeee" fo:wrap-option="wrap" fo:border-left="none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1.5pt double-thin #000000" style:border-line-width-bottom="0.0071in 0.0071in 0.0071in" fo:background-color="#dee6ef" fo:wrap-option="wrap" fo:border-left="none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1.5pt double-thin #000000" style:border-line-width-bottom="0.0071in 0.0071in 0.0071in" fo:background-color="#eeeeee" fo:wrap-option="wrap" fo:border-left="none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1.5pt double-thin #000000" style:border-line-width-bottom="0.0071in 0.0071in 0.0071in" fo:background-color="#dee6ef" fo:wrap-option="wrap" fo:border-left="none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1.5pt double-thin #000000" style:border-line-width-bottom="0.0071in 0.0071in 0.0071in" fo:background-color="#dee6e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1.5pt double-thin #000000" style:border-line-width-bottom="0.0071in 0.0071in 0.0071in" fo:background-color="#eeeeee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1.5pt double-thin #000000" style:border-line-width-bottom="0.0071in 0.0071in 0.0071in" fo:background-color="#eeeeee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1.5pt double-thin #000000" style:border-line-width-bottom="0.0071in 0.0071in 0.0071in" fo:background-color="#dee6e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1.5pt double-thin #000000" style:border-line-width-bottom="0.0071in 0.0071in 0.0071in" fo:background-color="#eeeeee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1.5pt double-thin #000000" style:border-line-width-bottom="0.0071in 0.0071in 0.0071in" fo:background-color="#dee6e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</style:style>
    <style:style style:name="ce94" style:family="table-cell" style:parent-style-name="Default">
      <style:table-cell-properties fo:border-bottom="1.5pt double-thin #000000" style:border-line-width-bottom="0.0071in 0.0071in 0.0071in" fo:background-color="#eeeeee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1.5pt double-thin #000000" style:border-line-width-bottom="0.0071in 0.0071in 0.0071in" fo:background-color="#dee6e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dee6ef" style:text-align-source="fix" style:repeat-content="false" fo:wrap-option="wrap" fo:border="none"/>
      <style:paragraph-properties fo:text-align="start" fo:margin-left="0in"/>
    </style:style>
    <style:style style:name="ce112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in"/>
    </style:style>
    <style:style style:name="ce115" style:family="table-cell" style:parent-style-name="Default">
      <style:table-cell-properties fo:background-color="#dee7e5" style:text-align-source="fix" style:repeat-content="false" fo:wrap-option="wrap"/>
      <style:paragraph-properties fo:text-align="start" fo:margin-left="0in"/>
    </style:style>
    <style:style style:name="ce116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wrap-option="wrap" fo:border-left="none" fo:border-right="none" fo:border-top="none"/>
      <style:paragraph-properties fo:text-align="start" fo:margin-left="0in"/>
    </style:style>
    <style:style style:name="ce120" style:family="table-cell" style:parent-style-name="Default">
      <style:table-cell-properties fo:border-bottom="1.5pt double-thin #000000" style:border-line-width-bottom="0.0071in 0.0071in 0.0071in" fo:background-color="#dee6ef" style:text-align-source="fix" style:repeat-content="false" fo:wrap-option="wrap" fo:border-left="none" fo:border-right="none" fo:border-top="none"/>
      <style:paragraph-properties fo:text-align="start" fo:margin-left="0in"/>
      <style:text-properties style:font-name="Liberation Sans" style:font-name-asian="DejaVu Sans" style:font-name-complex="Noto Sans Arabic UI"/>
    </style:style>
    <style:style style:name="ce121" style:family="table-cell" style:parent-style-name="Default">
      <style:table-cell-properties fo:border-bottom="1.5pt double-thin #000000" style:border-line-width-bottom="0.0071in 0.0071in 0.0071in" fo:background-color="#eeeeee" style:text-align-source="fix" style:repeat-content="false" fo:wrap-option="wrap" fo:border-left="none" fo:border-right="none" fo:border-top="none"/>
      <style:paragraph-properties fo:text-align="start" fo:margin-left="0in"/>
      <style:text-properties style:font-name="Liberation Sans" style:font-name-asian="DejaVu Sans" style:font-name-complex="Noto Sans Arabic UI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2pt" style:font-size-asian="12pt" style:font-size-complex="12pt"/>
    </style:style>
    <style:style style:name="ce127" style:family="table-cell" style:parent-style-name="Default" style:data-style-name="N20104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20104">
      <style:table-cell-properties fo:background-color="#eeeeee" style:text-align-source="fix" style:repeat-content="false" fo:wrap-option="wrap"/>
      <style:paragraph-properties fo:text-align="end" fo:margin-left="0in"/>
    </style:style>
    <style:style style:name="ce129" style:family="table-cell" style:parent-style-name="Default" style:data-style-name="N20104">
      <style:table-cell-properties fo:border-bottom="1.5pt double-thin #000000" style:border-line-width-bottom="0.0071in 0.0071in 0.0071in" fo:background-color="#eeeeee" style:text-align-source="fix" style:repeat-content="false" fo:wrap-option="wrap" fo:border-left="none" fo:border-right="none" fo:border-top="none"/>
      <style:paragraph-properties fo:text-align="end" fo:margin-left="0in"/>
    </style:style>
    <style:style style:name="ce133" style:family="table-cell" style:parent-style-name="Default" style:data-style-name="N20104">
      <style:table-cell-properties fo:background-color="#f6f9d4"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20104">
      <style:table-cell-properties style:text-align-source="fix" style:repeat-content="false" fo:wrap-option="wrap"/>
      <style:paragraph-properties fo:text-align="end" fo:margin-left="0in"/>
    </style:style>
    <style:style style:name="ce137" style:family="table-cell" style:parent-style-name="Default" style:data-style-name="N20104">
      <style:table-cell-properties fo:background-color="#dee6ef" style:text-align-source="fix" style:repeat-content="false" fo:wrap-option="wrap"/>
      <style:paragraph-properties fo:text-align="end" fo:margin-left="0in"/>
    </style:style>
    <style:style style:name="ce138" style:family="table-cell" style:parent-style-name="Default" style:data-style-name="N20104">
      <style:table-cell-properties fo:border-bottom="1.5pt double-thin #000000" style:border-line-width-bottom="0.0071in 0.0071in 0.0071in" fo:background-color="#dee6ef" style:text-align-source="fix" style:repeat-content="false" fo:wrap-option="wrap" fo:border-left="none" fo:border-right="none" fo:border-top="none"/>
      <style:paragraph-properties fo:text-align="end" fo:margin-left="0in"/>
    </style:style>
    <style:style style:name="ce139" style:family="table-cell" style:parent-style-name="Default" style:data-style-name="N20104">
      <style:table-cell-properties fo:background-color="#dde8cb"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140" style:family="table-cell" style:parent-style-name="Default" style:data-style-name="N20104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20104">
      <style:table-cell-properties fo:background-color="#eeeeee" fo:wrap-option="wrap"/>
    </style:style>
    <style:style style:name="ce149" style:family="table-cell" style:parent-style-name="Default" style:data-style-name="N20104">
      <style:table-cell-properties fo:border-bottom="1.5pt double-thin #000000" style:border-line-width-bottom="0.0071in 0.0071in 0.0071in" fo:background-color="#eeeeee" fo:wrap-option="wrap" fo:border-left="none" fo:border-right="none" fo:border-top="none"/>
    </style:style>
    <style:style style:name="ce159" style:family="table-cell" style:parent-style-name="Default" style:data-style-name="N20104">
      <style:table-cell-properties fo:background-color="#dee6ef" fo:wrap-option="wrap"/>
    </style:style>
    <style:style style:name="ce160" style:family="table-cell" style:parent-style-name="Default" style:data-style-name="N20104">
      <style:table-cell-properties fo:border-bottom="1.5pt double-thin #000000" style:border-line-width-bottom="0.0071in 0.0071in 0.0071in" fo:background-color="#dee6ef" fo:wrap-option="wrap" fo:border-left="none" fo:border-right="none" fo:border-top="none"/>
    </style:style>
    <style:style style:name="ce161" style:family="table-cell" style:parent-style-name="Default" style:data-style-name="N20104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 style:data-style-name="N20104">
      <style:table-cell-properties fo:border-bottom="1.5pt double-thin #000000" style:border-line-width-bottom="0.0071in 0.0071in 0.0071in" fo:background-color="#eeeeee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 style:data-style-name="N20104">
      <style:table-cell-properties fo:border-bottom="1.5pt double-thin #000000" style:border-line-width-bottom="0.0071in 0.0071in 0.0071in" fo:background-color="#dee6e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ngti SC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 style:data-style-name="N20104">
      <style:table-cell-properties fo:background-color="#dee6ef" style:text-align-source="fix" style:repeat-content="false" fo:wrap-option="wrap" fo:border="none"/>
      <style:paragraph-properties fo:text-align="end" fo:margin-left="0in"/>
    </style:style>
    <style:style style:name="ce165" style:family="table-cell" style:parent-style-name="Default" style:data-style-name="N20104">
      <style:table-cell-properties fo:background-color="#dee7e5" style:text-align-source="fix" style:repeat-content="false" fo:wrap-option="wrap"/>
      <style:paragraph-properties fo:text-align="end" fo:margin-left="0in"/>
    </style:style>
    <style:style style:name="ce166" style:family="table-cell" style:parent-style-name="Default" style:data-style-name="N20104">
      <style:table-cell-properties fo:border-bottom="1.5pt double-thin #000000" style:border-line-width-bottom="0.0071in 0.0071in 0.0071in" fo:background-color="#dddddd" style:text-align-source="fix" style:repeat-content="false" fo:wrap-option="wrap" fo:border-left="none" fo:border-right="none" fo:border-top="none"/>
      <style:paragraph-properties fo:text-align="end" fo:margin-left="0in"/>
    </style:style>
    <style:style style:name="ce167" style:family="table-cell" style:parent-style-name="Default" style:data-style-name="N20104">
      <style:table-cell-properties fo:background-color="#eeeeee" style:text-align-source="fix" style:repeat-content="false" fo:wrap-option="wrap" fo:border="none"/>
      <style:paragraph-properties fo:text-align="end" fo:margin-left="0in"/>
    </style:style>
    <style:style style:name="ce168" style:family="table-cell" style:parent-style-name="Default" style:data-style-name="N20104">
      <style:table-cell-properties fo:border-bottom="1.5pt double-thin #000000" style:border-line-width-bottom="0.0071in 0.0071in 0.0071in" fo:background-color="#dee6ef" fo:border-left="none" fo:border-right="none" fo:border-top="none"/>
    </style:style>
    <style:style style:name="ce170" style:family="table-cell" style:parent-style-name="Default" style:data-style-name="N20104">
      <style:table-cell-properties fo:border-bottom="1.5pt double-thin #000000" style:border-line-width-bottom="0.0071in 0.0071in 0.0071in" fo:background-color="#eeeeee" fo:border-left="none" fo:border-right="none" fo:border-top="none"/>
    </style:style>
    <style:style style:name="ce174" style:family="table-cell" style:parent-style-name="Default" style:data-style-name="N20104">
      <style:table-cell-properties style:text-align-source="fix" style:repeat-content="false" fo:wrap-option="wrap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77" style:family="table-cell" style:parent-style-name="Default" style:data-style-name="N127">
      <style:table-cell-properties fo:background-color="#eeeeee" fo:wrap-option="wrap"/>
    </style:style>
    <style:style style:name="ce180" style:family="table-cell" style:parent-style-name="Default" style:data-style-name="N127">
      <style:table-cell-properties fo:border-bottom="1.5pt double-thin #000000" style:border-line-width-bottom="0.0071in 0.0071in 0.0071in" fo:background-color="#eeeeee" fo:wrap-option="wrap" fo:border-left="none" fo:border-right="none" fo:border-top="none"/>
    </style:style>
    <style:style style:name="ce185" style:family="table-cell" style:parent-style-name="Default" style:data-style-name="N127">
      <style:table-cell-properties fo:background-color="#f6f9d4" fo:wrap-option="wrap"/>
      <style:text-properties fo:font-weight="bold" style:font-weight-asian="bold" style:font-weight-complex="bold"/>
    </style:style>
    <style:style style:name="ce189" style:family="table-cell" style:parent-style-name="Default" style:data-style-name="N127">
      <style:table-cell-properties fo:wrap-option="wrap"/>
    </style:style>
    <style:style style:name="ce202" style:family="table-cell" style:parent-style-name="Default" style:data-style-name="N127">
      <style:table-cell-properties fo:background-color="#dee6ef" fo:wrap-option="wrap"/>
    </style:style>
    <style:style style:name="ce205" style:family="table-cell" style:parent-style-name="Default" style:data-style-name="N127">
      <style:table-cell-properties fo:border-bottom="1.5pt double-thin #000000" style:border-line-width-bottom="0.0071in 0.0071in 0.0071in" fo:background-color="#dee6ef" fo:wrap-option="wrap" fo:border-left="none" fo:border-right="none" fo:border-top="none"/>
    </style:style>
    <style:style style:name="ce206" style:family="table-cell" style:parent-style-name="Default" style:data-style-name="N127">
      <style:table-cell-properties fo:background-color="#dde8cb" fo:wrap-option="wrap"/>
      <style:text-properties fo:font-weight="bold" style:font-weight-asian="bold" style:font-weight-complex="bold"/>
    </style:style>
    <style:style style:name="ce207" style:family="table-cell" style:parent-style-name="Default" style:data-style-name="N127">
      <style:table-cell-properties fo:wrap-option="wrap"/>
      <style:text-properties fo:font-weight="bold" style:font-weight-asian="bold" style:font-weight-complex="bold"/>
    </style:style>
    <style:style style:name="ce208" style:family="table-cell" style:parent-style-name="Default" style:data-style-name="N127">
      <style:table-cell-properties fo:background-color="#eeeeee" style:text-align-source="fix" style:repeat-content="false" fo:wrap-option="wrap"/>
      <style:paragraph-properties fo:text-align="center" fo:margin-left="0in"/>
    </style:style>
    <style:style style:name="ce212" style:family="table-cell" style:parent-style-name="Default" style:data-style-name="N127">
      <style:table-cell-properties fo:border-bottom="1.5pt double-thin #000000" style:border-line-width-bottom="0.0071in 0.0071in 0.0071in" fo:background-color="#eeeeee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213" style:family="table-cell" style:parent-style-name="Default" style:data-style-name="N127">
      <style:table-cell-properties fo:background-color="#dee6ef" style:text-align-source="fix" style:repeat-content="false" fo:wrap-option="wrap"/>
      <style:paragraph-properties fo:text-align="center" fo:margin-left="0in"/>
    </style:style>
    <style:style style:name="ce224" style:family="table-cell" style:parent-style-name="Default" style:data-style-name="N127">
      <style:table-cell-properties fo:border-bottom="1.5pt double-thin #000000" style:border-line-width-bottom="0.0071in 0.0071in 0.0071in" fo:background-color="#dee6ef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225" style:family="table-cell" style:parent-style-name="Default" style:data-style-name="N127">
      <style:table-cell-properties fo:border-bottom="1.5pt double-thin #000000" style:border-line-width-bottom="0.0071in 0.0071in 0.0071in" fo:background-color="#eeeeee" fo:wrap-option="wrap" fo:border-left="none" fo:border-right="none" fo:border-top="none"/>
      <style:text-properties fo:font-weight="normal" style:font-weight-asian="normal" style:font-weight-complex="normal"/>
    </style:style>
    <style:style style:name="ce226" style:family="table-cell" style:parent-style-name="Default" style:data-style-name="N127">
      <style:table-cell-properties fo:background-color="#dee6ef"/>
    </style:style>
    <style:style style:name="ce227" style:family="table-cell" style:parent-style-name="Default" style:data-style-name="N127">
      <style:table-cell-properties fo:background-color="#dee6ef" fo:wrap-option="wrap" fo:border="none"/>
    </style:style>
    <style:style style:name="ce228" style:family="table-cell" style:parent-style-name="Default" style:data-style-name="N127">
      <style:table-cell-properties fo:background-color="#dee7e5" fo:wrap-option="wrap"/>
    </style:style>
    <style:style style:name="ce229" style:family="table-cell" style:parent-style-name="Default" style:data-style-name="N127">
      <style:table-cell-properties fo:border-bottom="1.5pt double-thin #000000" style:border-line-width-bottom="0.0071in 0.0071in 0.0071in" fo:background-color="#dddddd" fo:wrap-option="wrap" fo:border-left="none" fo:border-right="none" fo:border-top="none"/>
    </style:style>
    <style:style style:name="ce230" style:family="table-cell" style:parent-style-name="Default" style:data-style-name="N127">
      <style:table-cell-properties fo:background-color="#eeeeee" fo:wrap-option="wrap"/>
      <style:text-properties fo:font-weight="bold" style:font-weight-asian="bold" style:font-weight-complex="bold"/>
    </style:style>
    <style:style style:name="ce231" style:family="table-cell" style:parent-style-name="Default" style:data-style-name="N127">
      <style:table-cell-properties fo:background-color="transparent" fo:wrap-option="wrap"/>
      <style:text-properties fo:font-weight="bold" style:font-weight-asian="bold" style:font-weight-complex="bold"/>
    </style:style>
    <style:style style:name="ce232" style:family="table-cell" style:parent-style-name="Default" style:data-style-name="N127">
      <style:table-cell-properties fo:border-bottom="1.5pt double-thin #000000" style:border-line-width-bottom="0.0071in 0.0071in 0.0071in" fo:background-color="#eeeeee" fo:wrap-option="wrap" fo:border-left="none" fo:border-right="none" fo:border-top="none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1.5pt double-thin #000000" style:border-line-width-bottom="0.0071in 0.0071in 0.0071in" fo:background-color="#dee6ef" fo:border-left="none" fo:border-right="none" fo:border-top="none"/>
    </style:style>
    <style:style style:name="ce235" style:family="table-cell" style:parent-style-name="Default">
      <style:table-cell-properties fo:border-bottom="1.5pt double-thin #000000" style:border-line-width-bottom="0.0071in 0.0071in 0.0071in" fo:background-color="#eeeeee" fo:border-left="none" fo:border-right="none" fo:border-top="none"/>
    </style:style>
    <style:style style:name="ce239" style:family="table-cell" style:parent-style-name="Default" style:data-style-name="N127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</style:style>
    <style:style style:name="ce24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43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</style:style>
    <style:style style:name="ce245" style:family="table-cell" style:parent-style-name="Default">
      <style:table-cell-properties fo:border-bottom="1.5pt double-thin #000000" style:border-line-width-bottom="0.0071in 0.0071in 0.0071in" fo:background-color="#eeeeee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246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in"/>
    </style:style>
    <style:style style:name="ce248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</style:style>
    <style:style style:name="ce249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in"/>
    </style:style>
    <style:style style:name="ce250" style:family="table-cell" style:parent-style-name="Default">
      <style:table-cell-properties fo:background-color="#dee6ef" style:text-align-source="fix" style:repeat-content="false" fo:wrap-option="wrap" fo:border="none"/>
      <style:paragraph-properties fo:text-align="center" fo:margin-left="0in"/>
    </style:style>
    <style:style style:name="ce251" style:family="table-cell" style:parent-style-name="Default">
      <style:table-cell-properties fo:background-color="#dee7e5" fo:wrap-option="wrap"/>
    </style:style>
    <style:style style:name="ce252" style:family="table-cell" style:parent-style-name="Default">
      <style:table-cell-properties fo:background-color="#dddddd" fo:wrap-option="wrap"/>
    </style:style>
    <style:style style:name="ce255" style:family="table-cell" style:parent-style-name="Default">
      <style:table-cell-properties fo:background-color="#dee6ef"/>
    </style:style>
    <style:style style:name="ce257" style:family="table-cell" style:parent-style-name="Default">
      <style:table-cell-properties fo:background-color="#eeeeee"/>
    </style:style>
    <style:style style:name="ce258" style:family="table-cell" style:parent-style-name="Default">
      <style:table-cell-properties fo:background-color="#dee7e5"/>
    </style:style>
    <style:style style:name="ce256" style:family="table-cell" style:parent-style-name="Default">
      <style:table-cell-properties fo:background-color="#dddddd"/>
    </style:style>
    <style:style style:name="ce2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</style:style>
    <style:style style:name="ce217" style:family="table-cell" style:parent-style-name="Default">
      <style:table-cell-properties fo:background-color="#dee6ef" fo:wrap-option="wrap" fo:border="none"/>
    </style:style>
    <style:style style:name="ce218" style:family="table-cell" style:parent-style-name="Default">
      <style:table-cell-properties fo:background-color="#eeeeee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dee6ef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in"/>
      <style:text-properties style:font-name="Liberation Sans" style:font-name-asian="DejaVu Sans" style:font-name-complex="Noto Sans Arabic UI"/>
    </style:style>
    <style:style style:name="ce222" style:family="table-cell" style:parent-style-name="Default" style:data-style-name="N20104">
      <style:table-cell-properties fo:background-color="#eeeeee" fo:border="none"/>
    </style:style>
    <style:style style:name="ce17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in"/>
    </style:style>
    <style:style style:name="ce223" style:family="table-cell" style:parent-style-name="Default" style:data-style-name="N127">
      <style:table-cell-properties fo:background-color="#eeeeee" fo:wrap-option="wrap" fo:border="none"/>
    </style:style>
    <style:style style:name="ce265" style:family="table-cell" style:parent-style-name="Default">
      <style:table-cell-properties fo:background-color="#eeeeee" style:text-align-source="fix" style:repeat-content="false" fo:wrap-option="wrap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ates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8"/>
        <table:table-column table:style-name="co3" table:default-cell-style-name="ce40"/>
        <table:table-column table:style-name="co4" table:default-cell-style-name="ce43"/>
        <table:table-column table:style-name="co5" table:default-cell-style-name="ce38"/>
        <table:table-column table:style-name="co1" table:number-columns-repeated="16377" table:default-cell-style-name="Default"/>
        <table:table-row table:style-name="ro1">
          <table:table-cell table:style-name="ce32" office:value-type="string" calcext:value-type="string">
            <text:p>As-of</text:p>
          </table:table-cell>
          <table:table-cell table:style-name="ce35" office:value-type="string" calcext:value-type="string">
            <text:p>USD-to-Euro</text:p>
          </table:table-cell>
          <table:table-cell table:style-name="ce39" office:value-type="string" calcext:value-type="string">
            <text:p>Euro-to-USD</text:p>
          </table:table-cell>
          <table:table-cell table:style-name="ce41" office:value-type="string" calcext:value-type="string">
            <text:p>usd_euro</text:p>
          </table:table-cell>
          <table:table-cell table:style-name="ce35" office:value-type="string" calcext:value-type="string">
            <text:p>euro_usd</text:p>
          </table:table-cell>
          <table:table-cell table:style-name="ce35" table:number-columns-repeated="16377"/>
        </table:table-row>
        <table:table-row table:style-name="ro1">
          <table:table-cell office:value-type="date" office:date-value="2025-07-05" calcext:value-type="date">
            <text:p>5. jul. 2025</text:p>
          </table:table-cell>
          <table:table-cell table:style-name="ce36" office:value-type="float" office:value="0.8494" calcext:value-type="float">
            <text:p>0.8494</text:p>
          </table:table-cell>
          <table:table-cell table:formula="of:=1/[.B2]" office:value-type="float" office:value="1.17730162467624" calcext:value-type="float">
            <text:p>1,1773</text:p>
          </table:table-cell>
          <table:table-cell table:style-name="ce42" table:formula="of:=[.B2]" office:value-type="float" office:value="0.8494" calcext:value-type="float">
            <text:p>0.8494</text:p>
          </table:table-cell>
          <table:table-cell table:style-name="ce45" table:formula="of:=[.C2]" office:value-type="float" office:value="1.17730162467624" calcext:value-type="float">
            <text:p>1,1773</text:p>
          </table:table-cell>
          <table:table-cell office:value-type="string" calcext:value-type="string">
            <text:p>to change the rate(s) being used in the inventory,</text:p>
          </table:table-cell>
          <table:table-cell table:number-columns-repeated="16376"/>
        </table:table-row>
        <table:table-row table:style-name="ro1">
          <table:table-cell/>
          <table:table-cell table:style-name="ce37"/>
          <table:table-cell table:number-columns-repeated="3"/>
          <table:table-cell office:value-type="string" calcext:value-type="string">
            <text:p>assign value for a specific date to the cells in green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44"/>
          <table:table-cell table:style-name="ce37"/>
          <table:table-cell table:number-columns-repeated="16377"/>
        </table:table-row>
        <table:table-row table:style-name="ro1" table:number-rows-repeated="104857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Inventario consolidado" table:style-name="ta1" table:print-ranges="'Inventario consolidado'.A1:'Inventario consolidado'.H1874">
        <office:forms form:automatic-focus="false" form:apply-design-mode="false"/>
        <table:table-column table:style-name="co6" table:default-cell-style-name="ce38"/>
        <table:table-column table:style-name="co7" table:default-cell-style-name="ce46"/>
        <table:table-column table:style-name="co8" table:default-cell-style-name="ce134"/>
        <table:table-column table:style-name="co9" table:default-cell-style-name="ce189"/>
        <table:table-column table:style-name="co10" table:default-cell-style-name="ce242"/>
        <table:table-column table:style-name="co11" table:default-cell-style-name="ce91"/>
        <table:table-column table:style-name="co12" table:default-cell-style-name="ce91"/>
        <table:table-column table:style-name="co13" table:default-cell-style-name="ce91"/>
        <table:table-column table:style-name="co1" table:number-columns-repeated="16376" table:default-cell-style-name="Default"/>
        <table:table-header-rows>
          <table:table-row table:style-name="ro2">
            <table:table-cell table:style-name="ce15" office:value-type="string" calcext:value-type="string">
              <text:p>Caja</text:p>
            </table:table-cell>
            <table:table-cell table:style-name="ce28" office:value-type="string" calcext:value-type="string">
              <text:p>Artículo</text:p>
            </table:table-cell>
            <table:table-cell table:style-name="ce127" office:value-type="string" calcext:value-type="string">
              <text:p>USD</text:p>
            </table:table-cell>
            <table:table-cell table:style-name="ce176" office:value-type="string" calcext:value-type="string">
              <text:p>Euro</text:p>
            </table:table-cell>
            <table:table-cell table:style-name="ce240" office:value-type="string" calcext:value-type="string">
              <text:p>Año comprado</text:p>
            </table:table-cell>
            <table:table-cell table:style-name="ce240" office:value-type="string" calcext:value-type="string">
              <text:p>Observaciones</text:p>
            </table:table-cell>
            <table:table-cell table:style-name="ce240" office:value-type="string" calcext:value-type="string">
              <text:p>Autor</text:p>
            </table:table-cell>
            <table:table-cell table:style-name="ce240" office:value-type="string" calcext:value-type="string">
              <text:p>Título</text:p>
            </table:table-cell>
            <table:table-cell table:style-name="ce38" table:number-columns-repeated="16376"/>
          </table:table-row>
        </table:table-header-rows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berto Manguel</text:p>
          </table:table-cell>
          <table:table-cell table:style-name="ce54" office:value-type="string" calcext:value-type="string">
            <text:p>Packing My Library: An Elegy and Ten Digressions</text:p>
          </table:table-cell>
          <table:table-cell table:number-columns-repeated="16376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.99" calcext:value-type="currency">
            <text:p>$2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toine de Saint-Exupery</text:p>
          </table:table-cell>
          <table:table-cell table:style-name="ce54" office:value-type="string" calcext:value-type="string">
            <text:p>The Little Prince</text:p>
          </table:table-cell>
          <table:table-cell table:number-columns-repeated="1637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9.99" calcext:value-type="currency">
            <text:p>$29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oris Izaguirre</text:p>
          </table:table-cell>
          <table:table-cell table:style-name="ce54" office:value-type="string" calcext:value-type="string">
            <text:p>Morir de Glamour</text:p>
          </table:table-cell>
          <table:table-cell table:number-columns-repeated="1637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.95" calcext:value-type="currency">
            <text:p>$1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eralyn Darcey</text:p>
          </table:table-cell>
          <table:table-cell table:style-name="ce54" office:value-type="string" calcext:value-type="string">
            <text:p>Flowerpaedia</text:p>
          </table:table-cell>
          <table:table-cell table:number-columns-repeated="16376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rroch Putnam, Michael Putnam</text:p>
          </table:table-cell>
          <table:table-cell table:style-name="ce54" office:value-type="string" calcext:value-type="string">
            <text:p>Flower Color Guide</text:p>
          </table:table-cell>
          <table:table-cell table:number-columns-repeated="1637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" calcext:value-type="currency">
            <text:p>$1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juna Barnes</text:p>
          </table:table-cell>
          <table:table-cell table:style-name="ce54" office:value-type="string" calcext:value-type="string">
            <text:p>Nightwood</text:p>
          </table:table-cell>
          <table:table-cell table:number-columns-repeated="1637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3" calcext:value-type="currency">
            <text:p>$2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an Didion</text:p>
          </table:table-cell>
          <table:table-cell table:style-name="ce54" office:value-type="string" calcext:value-type="string">
            <text:p>Let Me Tell You What I Mean</text:p>
          </table:table-cell>
          <table:table-cell table:number-columns-repeated="16376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4.95" calcext:value-type="currency">
            <text:p>$7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nathan E. Martin</text:p>
          </table:table-cell>
          <table:table-cell table:style-name="ce54" office:value-type="string" calcext:value-type="string">
            <text:p>Introduction to Weather and Climate Science</text:p>
          </table:table-cell>
          <table:table-cell table:number-columns-repeated="1637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1.99" calcext:value-type="currency">
            <text:p>$21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udy Hall</text:p>
          </table:table-cell>
          <table:table-cell table:style-name="ce54" office:value-type="string" calcext:value-type="string">
            <text:p>The Crystal Bible</text:p>
          </table:table-cell>
          <table:table-cell table:number-columns-repeated="1637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9.99" calcext:value-type="currency">
            <text:p>$39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ion Feuchtwanger</text:p>
          </table:table-cell>
          <table:table-cell table:style-name="ce54" office:value-type="string" calcext:value-type="string">
            <text:p>Jew Süss</text:p>
          </table:table-cell>
          <table:table-cell table:number-columns-repeated="1637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8.99" calcext:value-type="currency">
            <text:p>$8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rgery Williams</text:p>
          </table:table-cell>
          <table:table-cell table:style-name="ce54" office:value-type="string" calcext:value-type="string">
            <text:p>The velveteen rabbit</text:p>
          </table:table-cell>
          <table:table-cell table:number-columns-repeated="1637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Oliver Sacks</text:p>
          </table:table-cell>
          <table:table-cell table:style-name="ce54" office:value-type="string" calcext:value-type="string">
            <text:p>Gratitude</text:p>
          </table:table-cell>
          <table:table-cell table:number-columns-repeated="1637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b Walker</text:p>
          </table:table-cell>
          <table:table-cell table:style-name="ce54" office:value-type="string" calcext:value-type="string">
            <text:p>The Art of Noticing</text:p>
          </table:table-cell>
          <table:table-cell table:number-columns-repeated="1637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9" calcext:value-type="currency">
            <text:p>$15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xane Gay</text:p>
          </table:table-cell>
          <table:table-cell table:style-name="ce54" office:value-type="string" calcext:value-type="string">
            <text:p>Bad Feminist: Essays</text:p>
          </table:table-cell>
          <table:table-cell table:number-columns-repeated="16376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95" calcext:value-type="currency">
            <text:p>$1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yszard Kapuscinski</text:p>
          </table:table-cell>
          <table:table-cell table:style-name="ce54" office:value-type="string" calcext:value-type="string">
            <text:p>Travels with Herodotus (Vintage International)</text:p>
          </table:table-cell>
          <table:table-cell table:number-columns-repeated="16376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holem Aleichem</text:p>
          </table:table-cell>
          <table:table-cell table:style-name="ce54" office:value-type="string" calcext:value-type="string">
            <text:p>Tevye the Dairyman and The Railroad Stories</text:p>
          </table:table-cell>
          <table:table-cell table:number-columns-repeated="16376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25" calcext:value-type="currency">
            <text:p>$25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Zalmen Gradowski, Arnold I. Davidson (Editor), Philippe Mesnard (Editor), Rubye Monet (Translator)</text:p>
          </table:table-cell>
          <table:table-cell table:style-name="ce54" office:value-type="string" calcext:value-type="string">
            <text:p>The Last Consolation Vanished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33" table:formula="of:=SUM([.C2:.C18])" office:value-type="currency" office:currency="USD" office:value="402.79" calcext:value-type="currency">
            <text:p>$402.79</text:p>
          </table:table-cell>
          <table:table-cell table:style-name="ce185" table:formula="of:=[.C19]*usd_euro" office:value-type="currency" office:currency="EUR" office:value="342.129826" calcext:value-type="currency">
            <text:p>342,1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5" calcext:value-type="currency">
            <text:p>$19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alais Writers</text:p>
          </table:table-cell>
          <table:table-cell table:style-name="ce49" office:value-type="string" calcext:value-type="string">
            <text:p>Voices from The 'Jungle'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.95" calcext:value-type="currency">
            <text:p>$2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ara Horn</text:p>
          </table:table-cell>
          <table:table-cell table:style-name="ce49" office:value-type="string" calcext:value-type="string">
            <text:p>People Love Dead Jews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iovanni (Fiorentino)</text:p>
          </table:table-cell>
          <table:table-cell table:style-name="ce49" office:value-type="string" calcext:value-type="string">
            <text:p>The Pecorone of Ser Giovanni</text:p>
          </table:table-cell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1.99" calcext:value-type="currency">
            <text:p>$11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ustav Meyrink</text:p>
          </table:table-cell>
          <table:table-cell table:style-name="ce49" office:value-type="string" calcext:value-type="string">
            <text:p>The Golem (Dedalus European Classics)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5.95" calcext:value-type="currency">
            <text:p>$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nah Arendt</text:p>
          </table:table-cell>
          <table:table-cell table:style-name="ce49" office:value-type="string" calcext:value-type="string">
            <text:p>Men in Dark Times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.5" calcext:value-type="currency">
            <text:p>$12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nah Arendt</text:p>
          </table:table-cell>
          <table:table-cell table:style-name="ce49" office:value-type="string" calcext:value-type="string">
            <text:p>On Lying and Politics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nah Arendt</text:p>
          </table:table-cell>
          <table:table-cell table:style-name="ce49" office:value-type="string" calcext:value-type="string">
            <text:p>The Jewish Writings</text:p>
          </table:table-cell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.5" calcext:value-type="currency">
            <text:p>$12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nah Arendt</text:p>
          </table:table-cell>
          <table:table-cell table:style-name="ce49" office:value-type="string" calcext:value-type="string">
            <text:p>The Life of the Mind: Volume Two, Willing</text:p>
          </table:table-cell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nah Arendt</text:p>
          </table:table-cell>
          <table:table-cell table:style-name="ce49" office:value-type="string" calcext:value-type="string">
            <text:p>The Origins of Totalitarianism: Introduction by Samantha Power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nah Arendt</text:p>
          </table:table-cell>
          <table:table-cell table:style-name="ce49" office:value-type="string" calcext:value-type="string">
            <text:p>The Promise of Politics</text:p>
          </table:table-cell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nah Arendt, Jerome Kohn</text:p>
          </table:table-cell>
          <table:table-cell table:style-name="ce49" office:value-type="string" calcext:value-type="string">
            <text:p>Between Past and Future (Penguin Classics)</text:p>
          </table:table-cell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nah Arendt, Martin Heidegger</text:p>
          </table:table-cell>
          <table:table-cell table:style-name="ce49" office:value-type="string" calcext:value-type="string">
            <text:p>Letters : 1925-1975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lene Cixous</text:p>
          </table:table-cell>
          <table:table-cell table:style-name="ce49" office:value-type="string" calcext:value-type="string">
            <text:p>Insister (A Jacques Derrida)</text:p>
          </table:table-cell>
          <table:table-cell table:number-columns-repeated="16376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4.95" calcext:value-type="currency">
            <text:p>$2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lene Cixous</text:p>
          </table:table-cell>
          <table:table-cell table:style-name="ce49" office:value-type="string" calcext:value-type="string">
            <text:p>Reveries of the Wild Woman: Primal Scenes (Avant-Garde &amp;amp; Modernism Collection)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lene Cixous</text:p>
          </table:table-cell>
          <table:table-cell table:style-name="ce49" office:value-type="string" calcext:value-type="string">
            <text:p>The Day I Wasn't There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7" calcext:value-type="currency">
            <text:p>$2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lene Cixous</text:p>
          </table:table-cell>
          <table:table-cell table:style-name="ce49" office:value-type="string" calcext:value-type="string">
            <text:p>Three Steps on the Ladder of Writing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95" calcext:value-type="currency">
            <text:p>$1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élene Cixous</text:p>
          </table:table-cell>
          <table:table-cell table:style-name="ce49" office:value-type="string" calcext:value-type="string">
            <text:p>Eve Escapes</text:p>
          </table:table-cell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1" calcext:value-type="currency">
            <text:p>$31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lene Cixous, Susan Rubin Suleiman</text:p>
          </table:table-cell>
          <table:table-cell table:style-name="ce49" office:value-type="string" calcext:value-type="string">
            <text:p>"Coming to Writing" and Other Essays</text:p>
          </table:table-cell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60" calcext:value-type="currency">
            <text:p>$6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ngeborg Bachmann</text:p>
          </table:table-cell>
          <table:table-cell table:style-name="ce49" office:value-type="string" calcext:value-type="string">
            <text:p>Malina: A Novel (Modern German Voices Series)</text:p>
          </table:table-cell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.95" calcext:value-type="currency">
            <text:p>$1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. Hector St John de Crèvecoeur</text:p>
          </table:table-cell>
          <table:table-cell table:style-name="ce49" office:value-type="string" calcext:value-type="string">
            <text:p>Letters from an American Farmer (Oxford World's Classics)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6" calcext:value-type="currency">
            <text:p>$4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ulia Kristeva</text:p>
          </table:table-cell>
          <table:table-cell table:style-name="ce49" office:value-type="string" calcext:value-type="string">
            <text:p>Hannah Arendt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6" calcext:value-type="currency">
            <text:p>$2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iese Laymon</text:p>
          </table:table-cell>
          <table:table-cell table:style-name="ce49" office:value-type="string" calcext:value-type="string">
            <text:p>Heavy</text:p>
          </table:table-cell>
          <table:table-cell table:number-columns-repeated="16376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.95" calcext:value-type="currency">
            <text:p>$1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avid Kermani, Tony Crawford (Translator), Moises Saman (Filmed by)</text:p>
          </table:table-cell>
          <table:table-cell table:style-name="ce49" office:value-type="string" calcext:value-type="string">
            <text:p>Upheaval</text:p>
          </table:table-cell>
          <table:table-cell table:number-columns-repeated="16376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9.95" calcext:value-type="currency">
            <text:p>$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onie Niesewand, David Montgomery (Photographer), Tricia Guild</text:p>
          </table:table-cell>
          <table:table-cell table:style-name="ce49" office:value-type="string" calcext:value-type="string">
            <text:p>Designing with Flowers</text:p>
          </table:table-cell>
          <table:table-cell table:number-columns-repeated="16376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ichard Wolin</text:p>
          </table:table-cell>
          <table:table-cell table:style-name="ce49" office:value-type="string" calcext:value-type="string">
            <text:p>Heidegger's Children: Hannah Arendt, Karl Lowith, Hans Jonas, and Herbert Marcuse.</text:p>
          </table:table-cell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7" calcext:value-type="currency">
            <text:p>$3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berto Simanowski</text:p>
          </table:table-cell>
          <table:table-cell table:style-name="ce49" office:value-type="string" calcext:value-type="string">
            <text:p>Facebook Society: Losing Ourselves in Sharing Ourselves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8" calcext:value-type="currency">
            <text:p>$3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hoshana Zuboff</text:p>
          </table:table-cell>
          <table:table-cell table:style-name="ce49" office:value-type="string" calcext:value-type="string">
            <text:p>The Age of Surveillance Capitalism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8" calcext:value-type="currency">
            <text:p>$3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vetlana Boym</text:p>
          </table:table-cell>
          <table:table-cell table:style-name="ce49" office:value-type="string" calcext:value-type="string">
            <text:p>Architecture of the Off-Modern</text:p>
          </table:table-cell>
          <table:table-cell table:number-columns-repeated="16376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6.5" calcext:value-type="currency">
            <text:p>$26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vetlana Boym</text:p>
          </table:table-cell>
          <table:table-cell table:style-name="ce49" office:value-type="string" calcext:value-type="string">
            <text:p>Ninochka</text:p>
          </table:table-cell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99" calcext:value-type="currency">
            <text:p>$19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Union Square &amp;amp; Co., Yeva Skalietska</text:p>
          </table:table-cell>
          <table:table-cell table:style-name="ce49" office:value-type="string" calcext:value-type="string">
            <text:p>You Don't Know What War Is</text:p>
          </table:table-cell>
          <table:table-cell table:number-columns-repeated="16376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7.15" calcext:value-type="currency">
            <text:p>$7.15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Vita Sackville-West</text:p>
          </table:table-cell>
          <table:table-cell table:style-name="ce49" office:value-type="string" calcext:value-type="string">
            <text:p>Seducers in Ecuador and the Heir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33" table:formula="of:=SUM([.C21:.C51])" office:value-type="currency" office:currency="USD" office:value="736.78" calcext:value-type="currency">
            <text:p>$736.78</text:p>
          </table:table-cell>
          <table:table-cell table:style-name="ce185" table:formula="of:=[.C52]*usd_euro" office:value-type="currency" office:currency="EUR" office:value="625.820932" calcext:value-type="currency">
            <text:p>625,8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bolqasem Ferdowsi</text:p>
          </table:table-cell>
          <table:table-cell table:style-name="ce54" office:value-type="string" calcext:value-type="string">
            <text:p>The Shahnameh: The Persian Book of Kings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bert Camus</text:p>
          </table:table-cell>
          <table:table-cell table:style-name="ce54" office:value-type="string" calcext:value-type="string">
            <text:p>The Stranger (Everyman's Library)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8.99" calcext:value-type="currency">
            <text:p>$18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mishi P. Jha</text:p>
          </table:table-cell>
          <table:table-cell table:style-name="ce54" office:value-type="string" calcext:value-type="string">
            <text:p>Peak Mind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cius Boethius</text:p>
          </table:table-cell>
          <table:table-cell table:style-name="ce54" office:value-type="string" calcext:value-type="string">
            <text:p>The Consolation of Philosophy: Revised Edition (Penguin Classics)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.45" calcext:value-type="currency">
            <text:p>$2.4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dré Malraux</text:p>
          </table:table-cell>
          <table:table-cell table:style-name="ce54" office:value-type="string" calcext:value-type="string">
            <text:p>Man's Fate</text:p>
          </table:table-cell>
          <table:table-cell table:number-columns-repeated="16376"/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5" calcext:value-type="currency">
            <text:p>$1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n Rowe Seaman</text:p>
          </table:table-cell>
          <table:table-cell table:style-name="ce54" office:value-type="string" calcext:value-type="string">
            <text:p>America's Most Hated Woman: The Life and Gruesome Death of Madalyn Murray O'Hair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59" calcext:value-type="currency">
            <text:p>$16.5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na Komnene</text:p>
          </table:table-cell>
          <table:table-cell table:style-name="ce54" office:value-type="string" calcext:value-type="string">
            <text:p>The Alexiad (Penguin Classics)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.47" calcext:value-type="currency">
            <text:p>$25.47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ne Berest, Tina A. Kover</text:p>
          </table:table-cell>
          <table:table-cell table:style-name="ce54" office:value-type="string" calcext:value-type="string">
            <text:p>The Postcard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arl G. Jung</text:p>
          </table:table-cell>
          <table:table-cell table:style-name="ce54" office:value-type="string" calcext:value-type="string">
            <text:p>Man and His Symbols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3" calcext:value-type="currency">
            <text:p>$2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Édouard Louis</text:p>
          </table:table-cell>
          <table:table-cell table:style-name="ce54" office:value-type="string" calcext:value-type="string">
            <text:p>The End of Eddy: A Novel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5" calcext:value-type="currency">
            <text:p>$1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Édouard Louis, Lorin Stein (Translator)</text:p>
          </table:table-cell>
          <table:table-cell table:style-name="ce54" office:value-type="string" calcext:value-type="string">
            <text:p>Who Killed My Father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9.99" calcext:value-type="currency">
            <text:p>$29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redrik deBoer</text:p>
          </table:table-cell>
          <table:table-cell table:style-name="ce54" office:value-type="string" calcext:value-type="string">
            <text:p>How Elites Ate the Social Justice Movement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9.95" calcext:value-type="currency">
            <text:p>$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iovanni Boccaccio</text:p>
          </table:table-cell>
          <table:table-cell table:style-name="ce54" office:value-type="string" calcext:value-type="string">
            <text:p>The Decameron (The World's Classics)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ather Cox Richardson</text:p>
          </table:table-cell>
          <table:table-cell table:style-name="ce54" office:value-type="string" calcext:value-type="string">
            <text:p>Democracy Awakening: Notes on the State of America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inrich Boll</text:p>
          </table:table-cell>
          <table:table-cell table:style-name="ce54" office:value-type="string" calcext:value-type="string">
            <text:p>Billiards at Half-Past Nine (The Essential Heinrich Boll)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5" calcext:value-type="currency">
            <text:p>$1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inrich Boll</text:p>
          </table:table-cell>
          <table:table-cell table:style-name="ce54" office:value-type="string" calcext:value-type="string">
            <text:p>The Silent Angel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inrich Böll</text:p>
          </table:table-cell>
          <table:table-cell table:style-name="ce54" office:value-type="string" calcext:value-type="string">
            <text:p>The Train was on Time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5" calcext:value-type="currency">
            <text:p>$1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inrich Boll, Breon Mitchell</text:p>
          </table:table-cell>
          <table:table-cell table:style-name="ce54" office:value-type="string" calcext:value-type="string">
            <text:p>The Mad Dog: Stories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1.56" calcext:value-type="currency">
            <text:p>$21.56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élène Cixous</text:p>
          </table:table-cell>
          <table:table-cell table:style-name="ce54" office:value-type="string" calcext:value-type="string">
            <text:p>Stigmata: Escaping Texts (Routledge Classics)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bn Khaldun</text:p>
          </table:table-cell>
          <table:table-cell table:style-name="ce54" office:value-type="string" calcext:value-type="string">
            <text:p>The Muqaddimah: An Introduction to History</text:p>
          </table:table-cell>
          <table:table-cell table:number-columns-repeated="16376"/>
        </table:table-row>
        <table:table-row table:style-name="ro5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17" calcext:value-type="currency">
            <text:p>$16.17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brahim M. Abu-Rabi</text:p>
          </table:table-cell>
          <table:table-cell table:style-name="ce54" office:value-type="string" calcext:value-type="string">
            <text:p>Intellectual Origins of Islamic Resurgence in the Modern Arab World (Suny Series in Near Eastern Studies)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.95" calcext:value-type="currency">
            <text:p>$13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mre Kertesz</text:p>
          </table:table-cell>
          <table:table-cell table:style-name="ce54" office:value-type="string" calcext:value-type="string">
            <text:p>Detective Story (Vintage International)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5" calcext:value-type="currency">
            <text:p>$1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mre Kertesz</text:p>
          </table:table-cell>
          <table:table-cell table:style-name="ce54" office:value-type="string" calcext:value-type="string">
            <text:p>Fatelessness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5" calcext:value-type="currency">
            <text:p>$1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ris Gottlieb</text:p>
          </table:table-cell>
          <table:table-cell table:style-name="ce54" office:value-type="string" calcext:value-type="string">
            <text:p>Seeing Gender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1.95" calcext:value-type="currency">
            <text:p>$21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. Cortázar</text:p>
          </table:table-cell>
          <table:table-cell table:style-name="ce54" office:value-type="string" calcext:value-type="string">
            <text:p>Rayuela (Punto de Lectura)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hn Berger</text:p>
          </table:table-cell>
          <table:table-cell table:style-name="ce54" office:value-type="string" calcext:value-type="string">
            <text:p>Ways of Seeing: Based on the BBC Television Series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rge Luis Borges</text:p>
          </table:table-cell>
          <table:table-cell table:style-name="ce54" office:value-type="string" calcext:value-type="string">
            <text:p>The Book of Imaginary Beings (Penguin Classics Deluxe Edition)</text:p>
          </table:table-cell>
          <table:table-cell table:number-columns-repeated="16376"/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.95" calcext:value-type="currency">
            <text:p>$2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eph Campbell</text:p>
          </table:table-cell>
          <table:table-cell table:style-name="ce54" office:value-type="string" calcext:value-type="string">
            <text:p>The Hero with a Thousand Faces (The Collected Works of Joseph Campbell)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" calcext:value-type="currency">
            <text:p>$1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iese Laymon</text:p>
          </table:table-cell>
          <table:table-cell table:style-name="ce54" office:value-type="string" calcext:value-type="string">
            <text:p>Long Division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99" calcext:value-type="currency">
            <text:p>$14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AYMON KIESE</text:p>
          </table:table-cell>
          <table:table-cell table:style-name="ce54" office:value-type="string" calcext:value-type="string">
            <text:p>How to Slowly Kill Yourself and Others in America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ewis Carroll</text:p>
          </table:table-cell>
          <table:table-cell table:style-name="ce54" office:value-type="string" calcext:value-type="string">
            <text:p>Alice In Wonderland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8" calcext:value-type="currency">
            <text:p>$3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or Jokai</text:p>
          </table:table-cell>
          <table:table-cell table:style-name="ce54" office:value-type="string" calcext:value-type="string">
            <text:p>The Man with the Golden Touch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0.99" calcext:value-type="currency">
            <text:p>$10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or Jokai, Percy Bicknell (Translator)</text:p>
          </table:table-cell>
          <table:table-cell table:style-name="ce54" office:value-type="string" calcext:value-type="string">
            <text:p>The Baron's Sons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.95" calcext:value-type="currency">
            <text:p>$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t E. Taylor, Mark Christal (Photographer)</text:p>
          </table:table-cell>
          <table:table-cell table:style-name="ce54" office:value-type="string" calcext:value-type="string">
            <text:p>The God Chaser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4" calcext:value-type="currency">
            <text:p>$3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trick J. Deneen</text:p>
          </table:table-cell>
          <table:table-cell table:style-name="ce54" office:value-type="string" calcext:value-type="string">
            <text:p>Why Liberalism Failed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rocopius</text:p>
          </table:table-cell>
          <table:table-cell table:style-name="ce54" office:value-type="string" calcext:value-type="string">
            <text:p>The Secret History (Penguin Classics)</text:p>
          </table:table-cell>
          <table:table-cell table:number-columns-repeated="16376"/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9.95" calcext:value-type="currency">
            <text:p>$2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andra Hanson, John Kenneth White, John White</text:p>
          </table:table-cell>
          <table:table-cell table:style-name="ce54" office:value-type="string" calcext:value-type="string">
            <text:p>The American Dream in the 21st Century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5" calcext:value-type="currency">
            <text:p>$1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aul Alinsky</text:p>
          </table:table-cell>
          <table:table-cell table:style-name="ce54" office:value-type="string" calcext:value-type="string">
            <text:p>Rules for Radicals</text:p>
          </table:table-cell>
          <table:table-cell table:number-columns-repeated="1637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olomon Maimon, J. Clark Murray</text:p>
          </table:table-cell>
          <table:table-cell table:style-name="ce54" office:value-type="string" calcext:value-type="string">
            <text:p>Solomon Maimon: An Autobiography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vetlana Boym</text:p>
          </table:table-cell>
          <table:table-cell table:style-name="ce54" office:value-type="string" calcext:value-type="string">
            <text:p>Another Freedom</text:p>
          </table:table-cell>
          <table:table-cell table:number-columns-repeated="1637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Victor Ray</text:p>
          </table:table-cell>
          <table:table-cell table:style-name="ce54" office:value-type="string" calcext:value-type="string">
            <text:p>On Critical Race Theory</text:p>
          </table:table-cell>
          <table:table-cell table:number-columns-repeated="16376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10" calcext:value-type="currency">
            <text:p>$10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endell Berry</text:p>
          </table:table-cell>
          <table:table-cell table:style-name="ce54" office:value-type="string" calcext:value-type="string">
            <text:p>Think Little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33" table:formula="of:=SUM([.C54:.C95])" office:value-type="currency" office:currency="USD" office:value="813.5" calcext:value-type="currency">
            <text:p>$813.50</text:p>
          </table:table-cell>
          <table:table-cell table:style-name="ce185" table:formula="of:=[.C96]*usd_euro" office:value-type="currency" office:currency="EUR" office:value="690.9869" calcext:value-type="currency">
            <text:p>690,9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.95" calcext:value-type="currency">
            <text:p>$12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bert Camus</text:p>
          </table:table-cell>
          <table:table-cell table:style-name="ce49" office:value-type="string" calcext:value-type="string">
            <text:p>The Rebel: An Essay on Man in Revolt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.5" calcext:value-type="currency">
            <text:p>$12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bert Speer</text:p>
          </table:table-cell>
          <table:table-cell table:style-name="ce49" office:value-type="string" calcext:value-type="string">
            <text:p>Inside the Third Reich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.5" calcext:value-type="currency">
            <text:p>$16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dré Chamson</text:p>
          </table:table-cell>
          <table:table-cell table:style-name="ce49" office:value-type="string" calcext:value-type="string">
            <text:p>A Time To Keep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ita Friedman</text:p>
          </table:table-cell>
          <table:table-cell table:style-name="ce49" office:value-type="string" calcext:value-type="string">
            <text:p>Rywka's Diary: The Writings of a Jewish Girl from the Lodz Ghetto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3" calcext:value-type="currency">
            <text:p>$2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onymous</text:p>
          </table:table-cell>
          <table:table-cell table:style-name="ce49" office:value-type="string" calcext:value-type="string">
            <text:p>A Woman in Berlin: Eight Weeks in the Conquered City--A Diary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.95" calcext:value-type="currency">
            <text:p>$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enjamin Constant</text:p>
          </table:table-cell>
          <table:table-cell table:style-name="ce49" office:value-type="string" calcext:value-type="string">
            <text:p>Adolphe and The Red Notebook (Meridian Classic)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99" calcext:value-type="currency">
            <text:p>$19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oris Vian</text:p>
          </table:table-cell>
          <table:table-cell table:style-name="ce49" office:value-type="string" calcext:value-type="string">
            <text:p>I spit on your graves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2" calcext:value-type="currency">
            <text:p>$4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ryan F. Le Beau</text:p>
          </table:table-cell>
          <table:table-cell table:style-name="ce49" office:value-type="string" calcext:value-type="string">
            <text:p>The Atheist</text:p>
          </table:table-cell>
          <table:table-cell table:number-columns-repeated="16376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8" calcext:value-type="currency">
            <text:p>$3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eborah Hertz</text:p>
          </table:table-cell>
          <table:table-cell table:style-name="ce49" office:value-type="string" calcext:value-type="string">
            <text:p>How Jews Became Germans: The History of Conversion and Assimilation in Berlin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enis Avey</text:p>
          </table:table-cell>
          <table:table-cell table:style-name="ce49" office:value-type="string" calcext:value-type="string">
            <text:p>The Man Who Broke Into Auschwitz: A True Story of World War II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ilip Hiro</text:p>
          </table:table-cell>
          <table:table-cell table:style-name="ce49" office:value-type="string" calcext:value-type="string">
            <text:p>Babur Nama (Penguin Classics)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9.95" calcext:value-type="currency">
            <text:p>$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lie Wiesel</text:p>
          </table:table-cell>
          <table:table-cell table:style-name="ce49" office:value-type="string" calcext:value-type="string">
            <text:p>Night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8" calcext:value-type="currency">
            <text:p>$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mily Brontë, Pauline Nestor</text:p>
          </table:table-cell>
          <table:table-cell table:style-name="ce49" office:value-type="string" calcext:value-type="string">
            <text:p>Wuthering Heights</text:p>
          </table:table-cell>
          <table:table-cell table:number-columns-repeated="16376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6" calcext:value-type="currency">
            <text:p>$2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rançoise Frenkel, Patrick Modiano (Preface by)</text:p>
          </table:table-cell>
          <table:table-cell table:style-name="ce49" office:value-type="string" calcext:value-type="string">
            <text:p>A Bookshop in Berlin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2.95" calcext:value-type="currency">
            <text:p>$32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rederic C. Tubach, Sally Patterson Tubach</text:p>
          </table:table-cell>
          <table:table-cell table:style-name="ce49" office:value-type="string" calcext:value-type="string">
            <text:p>German Voices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.95" calcext:value-type="currency">
            <text:p>$28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uy Sajer</text:p>
          </table:table-cell>
          <table:table-cell table:style-name="ce49" office:value-type="string" calcext:value-type="string">
            <text:p>The Forgotten Soldier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.5" calcext:value-type="currency">
            <text:p>$12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inrich Böll, Leila Vennewitz (Translator)</text:p>
          </table:table-cell>
          <table:table-cell table:style-name="ce49" office:value-type="string" calcext:value-type="string">
            <text:p>A Soldier's Legacy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3" calcext:value-type="currency">
            <text:p>$1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mre Kertesz</text:p>
          </table:table-cell>
          <table:table-cell table:style-name="ce49" office:value-type="string" calcext:value-type="string">
            <text:p>The Pathseeker (The Contemporary Art of the Novella)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3" calcext:value-type="currency">
            <text:p>$1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mre Kertesz</text:p>
          </table:table-cell>
          <table:table-cell table:style-name="ce49" office:value-type="string" calcext:value-type="string">
            <text:p>The Union Jack (The Contemporary Art of the Novella)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8.95" calcext:value-type="currency">
            <text:p>$8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rene Opdyke</text:p>
          </table:table-cell>
          <table:table-cell table:style-name="ce49" office:value-type="string" calcext:value-type="string">
            <text:p>In My Hands: Memories of a Holocaust Rescuer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8.99" calcext:value-type="currency">
            <text:p>$38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acob Presser</text:p>
          </table:table-cell>
          <table:table-cell table:style-name="ce49" office:value-type="string" calcext:value-type="string">
            <text:p>The Destruction of the Dutch Jews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aques</text:p>
          </table:table-cell>
          <table:table-cell table:style-name="ce49" office:value-type="string" calcext:value-type="string">
            <text:p>A French Soldier Speaks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07" calcext:value-type="currency">
            <text:p>$19.07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ewis Carroll</text:p>
          </table:table-cell>
          <table:table-cell table:style-name="ce49" office:value-type="string" calcext:value-type="string">
            <text:p>Alice in Wonderland (Norton Critical Editions)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ewis Carroll</text:p>
          </table:table-cell>
          <table:table-cell table:style-name="ce49" office:value-type="string" calcext:value-type="string">
            <text:p>Alice's Adventures in Wonderland (Books of Wonder)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ewis Carroll</text:p>
          </table:table-cell>
          <table:table-cell table:style-name="ce49" office:value-type="string" calcext:value-type="string">
            <text:p>Through the Looking-Glass and What Alice Found There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2" calcext:value-type="currency">
            <text:p>$2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celine Loridan-Ivens</text:p>
          </table:table-cell>
          <table:table-cell table:style-name="ce49" office:value-type="string" calcext:value-type="string">
            <text:p>But You Did Not Come Back: A Memoir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95" calcext:value-type="currency">
            <text:p>$1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tthew Lopez</text:p>
          </table:table-cell>
          <table:table-cell table:style-name="ce49" office:value-type="string" calcext:value-type="string">
            <text:p>The Inheritance</text:p>
          </table:table-cell>
          <table:table-cell table:number-columns-repeated="16376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6.95" calcext:value-type="currency">
            <text:p>$26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tthias Schmelzer, Andrea Vetter, Aaron Vansintjan</text:p>
          </table:table-cell>
          <table:table-cell table:style-name="ce49" office:value-type="string" calcext:value-type="string">
            <text:p>The Future Is Degrowth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.75" calcext:value-type="currency">
            <text:p>$1.7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erk Van Doren</text:p>
          </table:table-cell>
          <table:table-cell table:style-name="ce49" office:value-type="string" calcext:value-type="string">
            <text:p>Liberal Education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4.99" calcext:value-type="currency">
            <text:p>$34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chael Gaffney</text:p>
          </table:table-cell>
          <table:table-cell table:style-name="ce49" office:value-type="string" calcext:value-type="string">
            <text:p>American in Paris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5.95" calcext:value-type="currency">
            <text:p>$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t Ellis Talor</text:p>
          </table:table-cell>
          <table:table-cell table:style-name="ce49" office:value-type="string" calcext:value-type="string">
            <text:p>Tonics, Teas, Roots &amp;amp; Remedies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5.95" calcext:value-type="currency">
            <text:p>$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t Ellis Taylor</text:p>
          </table:table-cell>
          <table:table-cell table:style-name="ce49" office:value-type="string" calcext:value-type="string">
            <text:p>Afoot in the Field of Men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eter Novick</text:p>
          </table:table-cell>
          <table:table-cell table:style-name="ce49" office:value-type="string" calcext:value-type="string">
            <text:p>The Holocaust in American Life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1.95" calcext:value-type="currency">
            <text:p>$21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rimo Levi</text:p>
          </table:table-cell>
          <table:table-cell table:style-name="ce49" office:value-type="string" calcext:value-type="string">
            <text:p>A Tranquil Star: Unpublished Short Stories of Primo Levi</text:p>
          </table:table-cell>
          <table:table-cell table:number-columns-repeated="16376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.95" calcext:value-type="currency">
            <text:p>$17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udolf Hoess</text:p>
          </table:table-cell>
          <table:table-cell table:style-name="ce49" office:value-type="string" calcext:value-type="string">
            <text:p>The Commandant: An Account by the First Commanding Officer of Auschwitz</text:p>
          </table:table-cell>
          <table:table-cell table:number-columns-repeated="1637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95" calcext:value-type="currency">
            <text:p>$1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uth R. Wisse</text:p>
          </table:table-cell>
          <table:table-cell table:style-name="ce49" office:value-type="string" calcext:value-type="string">
            <text:p>Jews and Power (Jewish Encounters)</text:p>
          </table:table-cell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5" calcext:value-type="currency">
            <text:p>$4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hmuel Feiner, Chaya Naor (Translator)</text:p>
          </table:table-cell>
          <table:table-cell table:style-name="ce49" office:value-type="string" calcext:value-type="string">
            <text:p>The Jewish Enlightenment</text:p>
          </table:table-cell>
          <table:table-cell table:number-columns-repeated="16376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3.95" calcext:value-type="currency">
            <text:p>$1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lavoj Zizek, Audun Mortensen, Momus (Afterword by)</text:p>
          </table:table-cell>
          <table:table-cell table:style-name="ce49" office:value-type="string" calcext:value-type="string">
            <text:p>Zizek's Jokes</text:p>
          </table:table-cell>
          <table:table-cell table:number-columns-repeated="16376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4" calcext:value-type="currency">
            <text:p>$4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Vita Sackville-West</text:p>
          </table:table-cell>
          <table:table-cell table:style-name="ce49" office:value-type="string" calcext:value-type="string">
            <text:p>The Edwardians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33" table:formula="of:=SUM([.C98:.C136])" office:value-type="currency" office:currency="USD" office:value="773.59" calcext:value-type="currency">
            <text:p>$773.59</text:p>
          </table:table-cell>
          <table:table-cell table:style-name="ce185" table:formula="of:=[.C137]*usd_euro" office:value-type="currency" office:currency="EUR" office:value="657.087346" calcext:value-type="currency">
            <text:p>657,0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9.95" calcext:value-type="currency">
            <text:p>$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ain Robbe-Grillet, Yvone Lenard</text:p>
          </table:table-cell>
          <table:table-cell table:style-name="ce54" office:value-type="string" calcext:value-type="string">
            <text:p>Le Rendez-Vous</text:p>
          </table:table-cell>
          <table:table-cell table:number-columns-repeated="16376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.95" calcext:value-type="currency">
            <text:p>$2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ethea Harampolis, Jill Rizzo</text:p>
          </table:table-cell>
          <table:table-cell table:style-name="ce54" office:value-type="string" calcext:value-type="string">
            <text:p>The Flower Recipe Book</text:p>
          </table:table-cell>
          <table:table-cell table:number-columns-repeated="16376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.75" calcext:value-type="currency">
            <text:p>$3.7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toine de Saint−Exupery</text:p>
          </table:table-cell>
          <table:table-cell table:style-name="ce54" office:value-type="string" calcext:value-type="string">
            <text:p>The Little Prince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. Martin Pedersen</text:p>
          </table:table-cell>
          <table:table-cell table:style-name="ce54" office:value-type="string" calcext:value-type="string">
            <text:p>Flora</text:p>
          </table:table-cell>
          <table:table-cell table:number-columns-repeated="16376"/>
        </table:table-row>
        <table:table-row table:style-name="ro4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9.42" calcext:value-type="currency">
            <text:p>$29.42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arbara Milo Ohrbach</text:p>
          </table:table-cell>
          <table:table-cell table:style-name="ce54" office:value-type="string" calcext:value-type="string">
            <text:p>Simply Flowers: Practical Advice and Beautiful Ideas for Creating Flower-Filled Rooms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9" calcext:value-type="currency">
            <text:p>$16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ider Mill Press</text:p>
          </table:table-cell>
          <table:table-cell table:style-name="ce54" office:value-type="string" calcext:value-type="string">
            <text:p>How to Keep Your Plants Alive</text:p>
          </table:table-cell>
          <table:table-cell table:number-columns-repeated="16376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.99" calcext:value-type="currency">
            <text:p>$24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rryl Cheng (Photographer)</text:p>
          </table:table-cell>
          <table:table-cell table:style-name="ce54" office:value-type="string" calcext:value-type="string">
            <text:p>New Plant Parent</text:p>
          </table:table-cell>
          <table:table-cell table:number-columns-repeated="16376"/>
        </table:table-row>
        <table:table-row table:style-name="ro4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.5" calcext:value-type="currency">
            <text:p>$27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erek Fell, Carolyn Fell</text:p>
          </table:table-cell>
          <table:table-cell table:style-name="ce54" office:value-type="string" calcext:value-type="string">
            <text:p>Impressionist Bouquets: 24 Exquisite Arrangements Inspired by the Impressionist Masters</text:p>
          </table:table-cell>
          <table:table-cell table:number-columns-repeated="16376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99" calcext:value-type="currency">
            <text:p>$14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K</text:p>
          </table:table-cell>
          <table:table-cell table:style-name="ce54" office:value-type="string" calcext:value-type="string">
            <text:p>Happy Cactus: Cacti, Succulents, and More</text:p>
          </table:table-cell>
          <table:table-cell table:number-columns-repeated="16376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2.99" calcext:value-type="currency">
            <text:p>$22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ling Kindersley Publishing Staff</text:p>
          </table:table-cell>
          <table:table-cell table:style-name="ce54" office:value-type="string" calcext:value-type="string">
            <text:p>Practical Cactus and Succulent Book</text:p>
          </table:table-cell>
          <table:table-cell table:number-columns-repeated="16376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arold Vincent Milligan, Editor</text:p>
          </table:table-cell>
          <table:table-cell table:style-name="ce54" office:value-type="string" calcext:value-type="string">
            <text:p>Best Loved Hymns of the American People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9.5" calcext:value-type="currency">
            <text:p>$9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ck Kramer</text:p>
          </table:table-cell>
          <table:table-cell table:style-name="ce54" office:value-type="string" calcext:value-type="string">
            <text:p>Growing Orchids at Your Windows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.58" calcext:value-type="currency">
            <text:p>$13.58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ulia S. Berrall</text:p>
          </table:table-cell>
          <table:table-cell table:style-name="ce54" office:value-type="string" calcext:value-type="string">
            <text:p>A History of Flower Arrangement</text:p>
          </table:table-cell>
          <table:table-cell table:number-columns-repeated="16376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49.95" calcext:value-type="currency">
            <text:p>$4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auren Camilleri, Sophia Kaplan</text:p>
          </table:table-cell>
          <table:table-cell table:style-name="ce54" office:value-type="string" calcext:value-type="string">
            <text:p>Plantopedia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elissa Lowrie</text:p>
          </table:table-cell>
          <table:table-cell table:style-name="ce54" office:value-type="string" calcext:value-type="string">
            <text:p>Terrain: the Houseplant Book</text:p>
          </table:table-cell>
          <table:table-cell table:number-columns-repeated="16376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4.95" calcext:value-type="currency">
            <text:p>$3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chael Gaffney</text:p>
          </table:table-cell>
          <table:table-cell table:style-name="ce54" office:value-type="string" calcext:value-type="string">
            <text:p>Design Star: Lessons from the New York School of Flower Design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8.95" calcext:value-type="currency">
            <text:p>$38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chael Gaffney</text:p>
          </table:table-cell>
          <table:table-cell table:style-name="ce54" office:value-type="string" calcext:value-type="string">
            <text:p>Flower Power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1.74" calcext:value-type="currency">
            <text:p>$11.74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ula Pryke</text:p>
          </table:table-cell>
          <table:table-cell table:style-name="ce54" office:value-type="string" calcext:value-type="string">
            <text:p>Flair with Flowers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9.99" calcext:value-type="currency">
            <text:p>$9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h Value Publishing</text:p>
          </table:table-cell>
          <table:table-cell table:style-name="ce54" office:value-type="string" calcext:value-type="string">
            <text:p>A Christmas Carol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.99" calcext:value-type="currency">
            <text:p>$17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yusuke Sakaino</text:p>
          </table:table-cell>
          <table:table-cell table:style-name="ce54" office:value-type="string" calcext:value-type="string">
            <text:p>A Beginner's Guide to House Plants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2.99" calcext:value-type="currency">
            <text:p>$22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. Theresa Dietz</text:p>
          </table:table-cell>
          <table:table-cell table:style-name="ce54" office:value-type="string" calcext:value-type="string">
            <text:p>The Complete Language of Flowers</text:p>
          </table:table-cell>
          <table:table-cell table:number-columns-repeated="16376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.95" calcext:value-type="currency">
            <text:p>$2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ue Amatangelo</text:p>
          </table:table-cell>
          <table:table-cell table:style-name="ce54" office:value-type="string" calcext:value-type="string">
            <text:p>Absolutely Beautiful Containers: The ABCs of Creative Container Gardens</text:p>
          </table:table-cell>
          <table:table-cell table:number-columns-repeated="16376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.S. Eliot</text:p>
          </table:table-cell>
          <table:table-cell table:style-name="ce54" office:value-type="string" calcext:value-type="string">
            <text:p>The Waste Land and Other Writings (Modern Library)</text:p>
          </table:table-cell>
          <table:table-cell table:number-columns-repeated="1637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1" calcext:value-type="currency">
            <text:p>$1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V. Sackville-West</text:p>
          </table:table-cell>
          <table:table-cell table:style-name="ce54" office:value-type="string" calcext:value-type="string">
            <text:p>Passenger to Teheran</text:p>
          </table:table-cell>
          <table:table-cell table:number-columns-repeated="16376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17.99" calcext:value-type="currency">
            <text:p>$17.99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Yoshiharu Kashima, Yukihiro Matsuda</text:p>
          </table:table-cell>
          <table:table-cell table:style-name="ce54" office:value-type="string" calcext:value-type="string">
            <text:p>Living with Air Plants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39" table:formula="of:=SUM([.C139:.C163])" office:value-type="currency" office:currency="USD" office:value="519.06" calcext:value-type="currency">
            <text:p>$519.06</text:p>
          </table:table-cell>
          <table:table-cell table:style-name="ce206" table:formula="of:=[.C164]*usd_euro" office:value-type="currency" office:currency="EUR" office:value="440.889564" calcext:value-type="currency">
            <text:p>440,8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.95" calcext:value-type="currency">
            <text:p>$1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dam Gopnik</text:p>
          </table:table-cell>
          <table:table-cell table:style-name="ce49" office:value-type="string" calcext:value-type="string">
            <text:p>Paris to the Moon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.95" calcext:value-type="currency">
            <text:p>$1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gus Wilson</text:p>
          </table:table-cell>
          <table:table-cell table:style-name="ce49" office:value-type="string" calcext:value-type="string">
            <text:p>Anglo-Saxon Attitudes (New York Review Books Classics)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ernard Henri Levy</text:p>
          </table:table-cell>
          <table:table-cell table:style-name="ce49" office:value-type="string" calcext:value-type="string">
            <text:p>Barbarism with a human face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.99" calcext:value-type="currency">
            <text:p>$28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urkhard Bilger</text:p>
          </table:table-cell>
          <table:table-cell table:style-name="ce49" office:value-type="string" calcext:value-type="string">
            <text:p>Fatherland: A Memoir of War, Conscience, and Family Secrets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.95" calcext:value-type="currency">
            <text:p>$17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arlos Ruiz Zafon, Carlos Ruiz</text:p>
          </table:table-cell>
          <table:table-cell table:style-name="ce49" office:value-type="string" calcext:value-type="string">
            <text:p>La Ciudad de Vapor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uncan Minshull (Editor, Introduction by)</text:p>
          </table:table-cell>
          <table:table-cell table:style-name="ce49" office:value-type="string" calcext:value-type="string">
            <text:p>Sauntering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ore Vidal</text:p>
          </table:table-cell>
          <table:table-cell table:style-name="ce49" office:value-type="string" calcext:value-type="string">
            <text:p>Myra Breckenridge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59.79" calcext:value-type="currency">
            <text:p>$59.7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ather Marsh</text:p>
          </table:table-cell>
          <table:table-cell table:style-name="ce49" office:value-type="string" calcext:value-type="string">
            <text:p>Binding Chaos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.95" calcext:value-type="currency">
            <text:p>$1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nri Cole</text:p>
          </table:table-cell>
          <table:table-cell table:style-name="ce49" office:value-type="string" calcext:value-type="string">
            <text:p>Orphic Paris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9.95" calcext:value-type="currency">
            <text:p>$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ilda Doolittle</text:p>
          </table:table-cell>
          <table:table-cell table:style-name="ce49" office:value-type="string" calcext:value-type="string">
            <text:p>HERmione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9.54" calcext:value-type="currency">
            <text:p>$9.54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ilda Doolittle (H.D.)</text:p>
          </table:table-cell>
          <table:table-cell table:style-name="ce49" office:value-type="string" calcext:value-type="string">
            <text:p>Asphodel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7.63" calcext:value-type="currency">
            <text:p>$27.63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. H. Elliott</text:p>
          </table:table-cell>
          <table:table-cell table:style-name="ce49" office:value-type="string" calcext:value-type="string">
            <text:p>Spain and Its World, 1500-1700: Selected Essays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.99" calcext:value-type="currency">
            <text:p>$15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anet Byrne</text:p>
          </table:table-cell>
          <table:table-cell table:style-name="ce49" office:value-type="string" calcext:value-type="string">
            <text:p>The Occupy Handbook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.95" calcext:value-type="currency">
            <text:p>$1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avier Marias</text:p>
          </table:table-cell>
          <table:table-cell table:style-name="ce49" office:value-type="string" calcext:value-type="string">
            <text:p>Los enamoramientos (Vintage Espanol) (Spanish Edition)</text:p>
          </table:table-cell>
          <table:table-cell table:number-columns-repeated="16376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3.95" calcext:value-type="currency">
            <text:p>$2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dediah Purdy</text:p>
          </table:table-cell>
          <table:table-cell table:style-name="ce49" office:value-type="string" calcext:value-type="string">
            <text:p>A Tolerable Anarchy: Rebels, Reactionaries, and the Making of American Freedom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rge Luis Borges</text:p>
          </table:table-cell>
          <table:table-cell table:style-name="ce49" office:value-type="string" calcext:value-type="string">
            <text:p>El Aleph (Vintage Espanol) (Spanish Edition)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1.46" calcext:value-type="currency">
            <text:p>$21.46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ressmann Taylor</text:p>
          </table:table-cell>
          <table:table-cell table:style-name="ce49" office:value-type="string" calcext:value-type="string">
            <text:p>Day of No Return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inda Simon</text:p>
          </table:table-cell>
          <table:table-cell table:style-name="ce49" office:value-type="string" calcext:value-type="string">
            <text:p>Gertrude Stein Remembered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ouis Eustache Ude</text:p>
          </table:table-cell>
          <table:table-cell table:style-name="ce49" office:value-type="string" calcext:value-type="string">
            <text:p>The French Cook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.95" calcext:value-type="currency">
            <text:p>$1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io Vargas Llosa</text:p>
          </table:table-cell>
          <table:table-cell table:style-name="ce49" office:value-type="string" calcext:value-type="string">
            <text:p>La fiesta del chivo / The Feast of the Goat (Spanish Edition)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k Kurlansky</text:p>
          </table:table-cell>
          <table:table-cell table:style-name="ce49" office:value-type="string" calcext:value-type="string">
            <text:p>The Basque History of the World: The Story of a Nation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x Hastings</text:p>
          </table:table-cell>
          <table:table-cell table:style-name="ce49" office:value-type="string" calcext:value-type="string">
            <text:p>Armageddon: The Battle for Germany, 1944-1945</text:p>
          </table:table-cell>
          <table:table-cell table:number-columns-repeated="16376"/>
        </table:table-row>
        <table:table-row table:style-name="ro5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6.46" calcext:value-type="currency">
            <text:p>$46.46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chael A. Signer, Marcus N. Adler (Translator), A. Asher (Illustrator)</text:p>
          </table:table-cell>
          <table:table-cell table:style-name="ce49" office:value-type="string" calcext:value-type="string">
            <text:p>Benjamin of Tudela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.95" calcext:value-type="currency">
            <text:p>$1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klos Vamos</text:p>
          </table:table-cell>
          <table:table-cell table:style-name="ce49" office:value-type="string" calcext:value-type="string">
            <text:p>The Book of Fathers</text:p>
          </table:table-cell>
          <table:table-cell table:number-columns-repeated="16376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.99" calcext:value-type="currency">
            <text:p>$14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Olly Richards</text:p>
          </table:table-cell>
          <table:table-cell table:style-name="ce49" office:value-type="string" calcext:value-type="string">
            <text:p>Short Stories in Spanish for Beginners (Short Stories for Beginners-multiple Languages)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.16" calcext:value-type="currency">
            <text:p>$16.16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ul Theroux</text:p>
          </table:table-cell>
          <table:table-cell table:style-name="ce49" office:value-type="string" calcext:value-type="string">
            <text:p>Sir Vidia's Shadow: A Friendship Across Five Continents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1.95" calcext:value-type="currency">
            <text:p>$11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Quobna Ottobah Cugoano</text:p>
          </table:table-cell>
          <table:table-cell table:style-name="ce49" office:value-type="string" calcext:value-type="string">
            <text:p>Thoughts and Sentiments on the Evil of Slavery (Penguin Classics)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2" calcext:value-type="currency">
            <text:p>$3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ick Rubin</text:p>
          </table:table-cell>
          <table:table-cell table:style-name="ce49" office:value-type="string" calcext:value-type="string">
            <text:p>The Creative Act: A Way of Being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9.95" calcext:value-type="currency">
            <text:p>$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udyard Kipling</text:p>
          </table:table-cell>
          <table:table-cell table:style-name="ce49" office:value-type="string" calcext:value-type="string">
            <text:p>The Complete Stalky &amp;amp; Co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2" calcext:value-type="currency">
            <text:p>$2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jón</text:p>
          </table:table-cell>
          <table:table-cell table:style-name="ce49" office:value-type="string" calcext:value-type="string">
            <text:p>Moonstone: The Boy Who Never Was: A Novel</text:p>
          </table:table-cell>
          <table:table-cell table:number-columns-repeated="1637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obias Wolff</text:p>
          </table:table-cell>
          <table:table-cell table:style-name="ce49" office:value-type="string" calcext:value-type="string">
            <text:p>Old School</text:p>
          </table:table-cell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5.95" calcext:value-type="currency">
            <text:p>$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ristan Tzara</text:p>
          </table:table-cell>
          <table:table-cell table:style-name="ce49" office:value-type="string" calcext:value-type="string">
            <text:p>Seven Dada Manifestos and Lampisteries (A Calderbook, CB 358)</text:p>
          </table:table-cell>
          <table:table-cell table:number-columns-repeated="16376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10" calcext:value-type="currency">
            <text:p>$10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cus Aurelius</text:p>
          </table:table-cell>
          <table:table-cell table:style-name="ce49" office:value-type="string" calcext:value-type="string">
            <text:p>The Meditations of Marcus Aurelius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33" table:formula="of:=SUM([.C166:.C198])" office:value-type="currency" office:currency="USD" office:value="637.41" calcext:value-type="currency">
            <text:p>$637.41</text:p>
          </table:table-cell>
          <table:table-cell table:style-name="ce185" table:formula="of:=[.C199]*usd_euro" office:value-type="currency" office:currency="EUR" office:value="541.416054" calcext:value-type="currency">
            <text:p>541,4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bert Camus</text:p>
          </table:table-cell>
          <table:table-cell table:style-name="ce54" office:value-type="string" calcext:value-type="string">
            <text:p>La Peste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8.99" calcext:value-type="currency">
            <text:p>$18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vin M. Josephy</text:p>
          </table:table-cell>
          <table:table-cell table:style-name="ce54" office:value-type="string" calcext:value-type="string">
            <text:p>America in 1492</text:p>
          </table:table-cell>
          <table:table-cell table:number-columns-repeated="16376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46" calcext:value-type="currency">
            <text:p>$4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d Francis, Mark, and Levin, Tom Peter</text:p>
          </table:table-cell>
          <table:table-cell table:style-name="ce54" office:value-type="string" calcext:value-type="string">
            <text:p>On the Passage of a Few People Through a Rather Brief Moment in Time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4.95" calcext:value-type="currency">
            <text:p>$3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rtur Domoslawski</text:p>
          </table:table-cell>
          <table:table-cell table:style-name="ce54" office:value-type="string" calcext:value-type="string">
            <text:p>Ryszard Kapuscinski: A Life</text:p>
          </table:table-cell>
          <table:table-cell table:number-columns-repeated="16376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.95" calcext:value-type="currency">
            <text:p>$12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ini Adamczak, Jacob Blumenfeld, Sophie Lewis</text:p>
          </table:table-cell>
          <table:table-cell table:style-name="ce54" office:value-type="string" calcext:value-type="string">
            <text:p>Communism for Kids</text:p>
          </table:table-cell>
          <table:table-cell table:number-columns-repeated="16376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renda Wineapple</text:p>
          </table:table-cell>
          <table:table-cell table:style-name="ce54" office:value-type="string" calcext:value-type="string">
            <text:p>Sister Brother: Gertrude and Leo Stein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.11" calcext:value-type="currency">
            <text:p>$35.11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. G. Jung</text:p>
          </table:table-cell>
          <table:table-cell table:style-name="ce54" office:value-type="string" calcext:value-type="string">
            <text:p>The Red Book: A Reader's Edition</text:p>
          </table:table-cell>
          <table:table-cell table:number-columns-repeated="16376"/>
        </table:table-row>
        <table:table-row table:style-name="ro5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.99" calcext:value-type="currency">
            <text:p>$27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aroline Moorehead</text:p>
          </table:table-cell>
          <table:table-cell table:style-name="ce54" office:value-type="string" calcext:value-type="string">
            <text:p>A Bold and Dangerous Family: The Remarkable Story of an Italian Mother, Her Two Sons, and Their Fight Against Fascism</text:p>
          </table:table-cell>
          <table:table-cell table:number-columns-repeated="16376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95" calcext:value-type="currency">
            <text:p>$1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lin Ward, David Goodway</text:p>
          </table:table-cell>
          <table:table-cell table:style-name="ce54" office:value-type="string" calcext:value-type="string">
            <text:p>Talking Anarchy</text:p>
          </table:table-cell>
          <table:table-cell table:number-columns-repeated="16376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6.95" calcext:value-type="currency">
            <text:p>$2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lson Whitehead</text:p>
          </table:table-cell>
          <table:table-cell table:style-name="ce54" office:value-type="string" calcext:value-type="string">
            <text:p>The Underground Railroad (Oprah's Book Club): A Novel</text:p>
          </table:table-cell>
          <table:table-cell table:number-columns-repeated="16376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.95" calcext:value-type="currency">
            <text:p>$2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.M. Forster</text:p>
          </table:table-cell>
          <table:table-cell table:style-name="ce54" office:value-type="string" calcext:value-type="string">
            <text:p>A Room with a View; Where Angels Fear to Tread (Everyman's Library (Alfred A. Knopf, Inc.))</text:p>
          </table:table-cell>
          <table:table-cell table:number-columns-repeated="16376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rtrude Stein</text:p>
          </table:table-cell>
          <table:table-cell table:style-name="ce54" office:value-type="string" calcext:value-type="string">
            <text:p>Gertrude Stein: Writings, 1903 to 1932, Vol. 1 (Library of America)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rtrude Stein</text:p>
          </table:table-cell>
          <table:table-cell table:style-name="ce54" office:value-type="string" calcext:value-type="string">
            <text:p>Portraits &amp;amp; Prayers</text:p>
          </table:table-cell>
          <table:table-cell table:number-columns-repeated="16376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95" calcext:value-type="currency">
            <text:p>$1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rtrude Stein, Richard Kostelanetz (Introduction by)</text:p>
          </table:table-cell>
          <table:table-cell table:style-name="ce54" office:value-type="string" calcext:value-type="string">
            <text:p>The Yale Gertrude Stein</text:p>
          </table:table-cell>
          <table:table-cell table:number-columns-repeated="16376"/>
        </table:table-row>
        <table:table-row table:style-name="ro5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rtrude Stein, Thornton Wilder (Introduction by), Liesl M. Olson (Foreword by)</text:p>
          </table:table-cell>
          <table:table-cell table:style-name="ce54" office:value-type="string" calcext:value-type="string">
            <text:p>Narra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azelden Publishing Staff</text:p>
          </table:table-cell>
          <table:table-cell table:style-name="ce54" office:value-type="string" calcext:value-type="string">
            <text:p>Alcoholics Anonymous/2020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.35" calcext:value-type="currency">
            <text:p>$5.3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ilda Doolittle, H. D.</text:p>
          </table:table-cell>
          <table:table-cell table:style-name="ce54" office:value-type="string" calcext:value-type="string">
            <text:p>Tribute to Freud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.95" calcext:value-type="currency">
            <text:p>$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-Philippe Toussaint</text:p>
          </table:table-cell>
          <table:table-cell table:style-name="ce54" office:value-type="string" calcext:value-type="string">
            <text:p>The Bathroom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inda Egan</text:p>
          </table:table-cell>
          <table:table-cell table:style-name="ce54" office:value-type="string" calcext:value-type="string">
            <text:p>Carlos Monsiv‡is</text:p>
          </table:table-cell>
          <table:table-cell table:number-columns-repeated="16376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2" calcext:value-type="currency">
            <text:p>$3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rtin Puchner</text:p>
          </table:table-cell>
          <table:table-cell table:style-name="ce54" office:value-type="string" calcext:value-type="string">
            <text:p>The Written World: The Power of Stories to Shape People, History, Civilization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.5" calcext:value-type="currency">
            <text:p>$7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urice Sachs</text:p>
          </table:table-cell>
          <table:table-cell table:style-name="ce54" office:value-type="string" calcext:value-type="string">
            <text:p>Witches' Sabbath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.5" calcext:value-type="currency">
            <text:p>$12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ichard Bridgman</text:p>
          </table:table-cell>
          <table:table-cell table:style-name="ce54" office:value-type="string" calcext:value-type="string">
            <text:p>Gertrude Stein in Pieces</text:p>
          </table:table-cell>
          <table:table-cell table:number-columns-repeated="16376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9.99" calcext:value-type="currency">
            <text:p>$29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bert Fowler, Robert Louis Fowler</text:p>
          </table:table-cell>
          <table:table-cell table:style-name="ce54" office:value-type="string" calcext:value-type="string">
            <text:p>The Cambridge Companion to Homer (Cambridge Companions to Literature)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3" calcext:value-type="currency">
            <text:p>$19.93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ger Martin Du Gard</text:p>
          </table:table-cell>
          <table:table-cell table:style-name="ce54" office:value-type="string" calcext:value-type="string">
            <text:p>The Thibaults</text:p>
          </table:table-cell>
          <table:table-cell table:number-columns-repeated="1637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éphane Hessel</text:p>
          </table:table-cell>
          <table:table-cell table:style-name="ce54" office:value-type="string" calcext:value-type="string">
            <text:p>Time for Outrage: Indignez-vous!</text:p>
          </table:table-cell>
          <table:table-cell table:number-columns-repeated="16376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.97" calcext:value-type="currency">
            <text:p>$12.97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he Invisible Committee</text:p>
          </table:table-cell>
          <table:table-cell table:style-name="ce54" office:value-type="string" calcext:value-type="string">
            <text:p>The Coming Insurrection (Semiotext(e) / Intervention Series)</text:p>
          </table:table-cell>
          <table:table-cell table:number-columns-repeated="16376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.95" calcext:value-type="currency">
            <text:p>$13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he Invisible Committee</text:p>
          </table:table-cell>
          <table:table-cell table:style-name="ce54" office:value-type="string" calcext:value-type="string">
            <text:p>To Our Friends (Semiotext(e) / Intervention Series)</text:p>
          </table:table-cell>
          <table:table-cell table:number-columns-repeated="16376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40" calcext:value-type="currency">
            <text:p>$40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Virgil</text:p>
          </table:table-cell>
          <table:table-cell table:style-name="ce54" office:value-type="string" calcext:value-type="string">
            <text:p>The Aeneid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33" table:formula="of:=SUM([.C201:.C228])" office:value-type="currency" office:currency="USD" office:value="615.93" calcext:value-type="currency">
            <text:p>$615.93</text:p>
          </table:table-cell>
          <table:table-cell table:style-name="ce185" table:formula="of:=[.C229]*usd_euro" office:value-type="currency" office:currency="EUR" office:value="523.170942" calcext:value-type="currency">
            <text:p>523,1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aïs Nin</text:p>
          </table:table-cell>
          <table:table-cell table:style-name="ce49" office:value-type="string" calcext:value-type="string">
            <text:p>Paris Revisited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4.99" calcext:value-type="currency">
            <text:p>$24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onnie Rosser Krims</text:p>
          </table:table-cell>
          <table:table-cell table:style-name="ce49" office:value-type="string" calcext:value-type="string">
            <text:p>Perfect Palettes for Painting Rooms</text:p>
          </table:table-cell>
          <table:table-cell table:number-columns-repeated="16376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oris Vian</text:p>
          </table:table-cell>
          <table:table-cell table:style-name="ce49" office:value-type="string" calcext:value-type="string">
            <text:p>The Manual of Saint-Germain-des-Prés</text:p>
          </table:table-cell>
          <table:table-cell table:number-columns-repeated="16376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.95" calcext:value-type="currency">
            <text:p>$12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arles Fourier</text:p>
          </table:table-cell>
          <table:table-cell table:style-name="ce49" office:value-type="string" calcext:value-type="string">
            <text:p>The Hierarchies of Cuckoldry and Bankruptcy (Imagining Science)</text:p>
          </table:table-cell>
          <table:table-cell table:number-columns-repeated="16376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3.95" calcext:value-type="currency">
            <text:p>$1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yril Connolly</text:p>
          </table:table-cell>
          <table:table-cell table:style-name="ce49" office:value-type="string" calcext:value-type="string">
            <text:p>The Unquiet Grave: A Word Cycle by Palinurus</text:p>
          </table:table-cell>
          <table:table-cell table:number-columns-repeated="16376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1.5" calcext:value-type="currency">
            <text:p>$21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aniel Sellman</text:p>
          </table:table-cell>
          <table:table-cell table:style-name="ce49" office:value-type="string" calcext:value-type="string">
            <text:p>J. S. Bach The Cello Suites for Mandolin: the complete Suites for Unaccompanied Cello transposed and transcribed for mandolin in staff notation and tablature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60" calcext:value-type="currency">
            <text:p>$6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avid Kossoff</text:p>
          </table:table-cell>
          <table:table-cell table:style-name="ce49" office:value-type="string" calcext:value-type="string">
            <text:p>Christmas Story in Masterpieces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ominique Fabre</text:p>
          </table:table-cell>
          <table:table-cell table:style-name="ce49" office:value-type="string" calcext:value-type="string">
            <text:p>Guys Like Me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2.99" calcext:value-type="currency">
            <text:p>$22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on Julin</text:p>
          </table:table-cell>
          <table:table-cell table:style-name="ce49" office:value-type="string" calcext:value-type="string">
            <text:p>Mandolin Exercises For Dummies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4.99" calcext:value-type="currency">
            <text:p>$24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on Julin</text:p>
          </table:table-cell>
          <table:table-cell table:style-name="ce49" office:value-type="string" calcext:value-type="string">
            <text:p>Mandolin For Dummies</text:p>
          </table:table-cell>
          <table:table-cell table:number-columns-repeated="16376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8" calcext:value-type="currency">
            <text:p>$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ertrude Stein</text:p>
          </table:table-cell>
          <table:table-cell table:style-name="ce49" office:value-type="string" calcext:value-type="string">
            <text:p>Fernhurst, Q.E.D., and Other Early Writings</text:p>
          </table:table-cell>
          <table:table-cell table:number-columns-repeated="16376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6.95" calcext:value-type="currency">
            <text:p>$6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. D. (Hilda Doolittle), Perdita Schaffner, D. H. Schaffner</text:p>
          </table:table-cell>
          <table:table-cell table:style-name="ce49" office:value-type="string" calcext:value-type="string">
            <text:p>Nights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if Kureishi</text:p>
          </table:table-cell>
          <table:table-cell table:style-name="ce49" office:value-type="string" calcext:value-type="string">
            <text:p>Shattered: A Memoir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7.95" calcext:value-type="currency">
            <text:p>$7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D (Hilda Doolittle)</text:p>
          </table:table-cell>
          <table:table-cell table:style-name="ce49" office:value-type="string" calcext:value-type="string">
            <text:p>Palimpsest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rge Luis Borges</text:p>
          </table:table-cell>
          <table:table-cell table:style-name="ce49" office:value-type="string" calcext:value-type="string">
            <text:p>Collected Fictions</text:p>
          </table:table-cell>
          <table:table-cell table:number-columns-repeated="16376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.95" calcext:value-type="currency">
            <text:p>$17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ewis Carroll</text:p>
          </table:table-cell>
          <table:table-cell table:style-name="ce49" office:value-type="string" calcext:value-type="string">
            <text:p>The Hunting of the Snark: An Agony in Eight Fits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3.5" calcext:value-type="currency">
            <text:p>$23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ouise de Vilmorin</text:p>
          </table:table-cell>
          <table:table-cell table:style-name="ce49" office:value-type="string" calcext:value-type="string">
            <text:p>Madame de</text:p>
          </table:table-cell>
          <table:table-cell table:number-columns-repeated="16376"/>
        </table:table-row>
        <table:table-row table:style-name="ro5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8" calcext:value-type="currency">
            <text:p>$4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ª Ángeles Álvarez Martínez, Ana Blanco Canales, Mª Luisa Gómez Sacristán</text:p>
          </table:table-cell>
          <table:table-cell table:style-name="ce49" office:value-type="string" calcext:value-type="string">
            <text:p>Nuevo Suena: Libro del alumno 1 (A1-A2) (Métodos - Sueña - Sueña 1 Nivel Inicial - Libro del Alumno) (Spanish Edition)</text:p>
          </table:table-cell>
          <table:table-cell table:number-columns-repeated="16376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8" calcext:value-type="currency">
            <text:p>$4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ª Ángeles Álvarez Martínez, Ana Blanco Canales, Mª Luisa Gómez Sacristán, Nuria Pérez De la Cruz</text:p>
          </table:table-cell>
          <table:table-cell table:style-name="ce49" office:value-type="string" calcext:value-type="string">
            <text:p>Nuevo Sueña 1. Cuaderno de Ejercicios A1-A2 (Spanish Edition)</text:p>
          </table:table-cell>
          <table:table-cell table:number-columns-repeated="16376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3.95" calcext:value-type="currency">
            <text:p>$1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tthew Arnold</text:p>
          </table:table-cell>
          <table:table-cell table:style-name="ce49" office:value-type="string" calcext:value-type="string">
            <text:p>Culture and Anarchy (Oxford World's Classics)</text:p>
          </table:table-cell>
          <table:table-cell table:number-columns-repeated="16376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tthew B. Crawford</text:p>
          </table:table-cell>
          <table:table-cell table:style-name="ce49" office:value-type="string" calcext:value-type="string">
            <text:p>Shop Class as Soulcraft: An Inquiry into the Value of Work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.5" calcext:value-type="currency">
            <text:p>$16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chael Raymer</text:p>
          </table:table-cell>
          <table:table-cell table:style-name="ce49" office:value-type="string" calcext:value-type="string">
            <text:p>Quantum Physics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5" calcext:value-type="currency">
            <text:p>$4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ller, Henry, </text:p>
          </table:table-cell>
          <table:table-cell table:style-name="ce49" office:value-type="string" calcext:value-type="string">
            <text:p>Insomnia Or the Devil at Large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4.99" calcext:value-type="currency">
            <text:p>$34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abbi Nosson Scherman</text:p>
          </table:table-cell>
          <table:table-cell table:style-name="ce49" office:value-type="string" calcext:value-type="string">
            <text:p>Artscroll English Tanach</text:p>
          </table:table-cell>
          <table:table-cell table:number-columns-repeated="16376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.95" calcext:value-type="currency">
            <text:p>$16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aimundo Foulché-delbosc</text:p>
          </table:table-cell>
          <table:table-cell table:style-name="ce49" office:value-type="string" calcext:value-type="string">
            <text:p>1313 Proverbios judeo-españoles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4.95" calcext:value-type="currency">
            <text:p>$2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Vicente Ribes-Iborra</text:p>
          </table:table-cell>
          <table:table-cell table:style-name="ce49" office:value-type="string" calcext:value-type="string">
            <text:p>Anatema La Conquista de Texas</text:p>
          </table:table-cell>
          <table:table-cell table:number-columns-repeated="16376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Victor Serge</text:p>
          </table:table-cell>
          <table:table-cell table:style-name="ce49" office:value-type="string" calcext:value-type="string">
            <text:p>Anarchists Never Surrender: Essays, Polemics, and Correspondence on Anarchism, 1908–1938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" calcext:value-type="currency">
            <text:p>$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Faulkner</text:p>
          </table:table-cell>
          <table:table-cell table:style-name="ce49" office:value-type="string" calcext:value-type="string">
            <text:p>Light In August</text:p>
          </table:table-cell>
          <table:table-cell table:number-columns-repeated="1637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9" calcext:value-type="currency">
            <text:p>$2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Zondervan</text:p>
          </table:table-cell>
          <table:table-cell table:style-name="ce49" office:value-type="string" calcext:value-type="string">
            <text:p>NRSV Standard Bible (tan/black)</text:p>
          </table:table-cell>
          <table:table-cell table:number-columns-repeated="16376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69.95" calcext:value-type="currency">
            <text:p>$69.95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JPS Hebrew-English TANAKH: Cloth Edition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33" table:formula="of:=SUM([.C231:.C260])" office:value-type="currency" office:currency="USD" office:value="773.01" calcext:value-type="currency">
            <text:p>$773.01</text:p>
          </table:table-cell>
          <table:table-cell table:style-name="ce185" table:formula="of:=[.C261]*usd_euro" office:value-type="currency" office:currency="EUR" office:value="656.594694" calcext:value-type="currency">
            <text:p>656,5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ne Brontë</text:p>
          </table:table-cell>
          <table:table-cell table:style-name="ce54" office:value-type="string" calcext:value-type="string">
            <text:p>The Tenant of Wildfell Hall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.99" calcext:value-type="currency">
            <text:p>$12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arber, Barbara</text:p>
          </table:table-cell>
          <table:table-cell table:style-name="ce54" office:value-type="string" calcext:value-type="string">
            <text:p>Solos for Young Violinists, Vol. 1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.99" calcext:value-type="currency">
            <text:p>$17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enjamin Carter Hett</text:p>
          </table:table-cell>
          <table:table-cell table:style-name="ce54" office:value-type="string" calcext:value-type="string">
            <text:p>The Death of Democracy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iancamaria Fontana</text:p>
          </table:table-cell>
          <table:table-cell table:style-name="ce54" office:value-type="string" calcext:value-type="string">
            <text:p>Germaine de Staël: A Political Portrait</text:p>
          </table:table-cell>
          <table:table-cell table:number-columns-repeated="16376"/>
        </table:table-row>
        <table:table-row table:style-name="ro5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99" calcext:value-type="currency">
            <text:p>$14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onnie Rideout</text:p>
          </table:table-cell>
          <table:table-cell table:style-name="ce54" office:value-type="string" calcext:value-type="string">
            <text:p>Mel Bay Celtic Circles: A Musical Picture through Time Joing Cycles of Heaven and Earth with Cycles of Everyday Life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.5" calcext:value-type="currency">
            <text:p>$5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. Paul Herfurth</text:p>
          </table:table-cell>
          <table:table-cell table:style-name="ce54" office:value-type="string" calcext:value-type="string">
            <text:p>TUNE A DAY VIOLIN BK. 2 (Book 2)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ad Orzel</text:p>
          </table:table-cell>
          <table:table-cell table:style-name="ce54" office:value-type="string" calcext:value-type="string">
            <text:p>How to Teach Physics to Your Dog</text:p>
          </table:table-cell>
          <table:table-cell table:number-columns-repeated="16376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.99" calcext:value-type="currency">
            <text:p>$13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n Fox</text:p>
          </table:table-cell>
          <table:table-cell table:style-name="ce54" office:value-type="string" calcext:value-type="string">
            <text:p>Alfred's Teach Yourself to Play Mandolin: Everything You Need to Know to Start Playing Now!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.95" calcext:value-type="currency">
            <text:p>$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vid Harrison</text:p>
          </table:table-cell>
          <table:table-cell table:style-name="ce54" office:value-type="string" calcext:value-type="string">
            <text:p>Violin Fingering Chart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1.59" calcext:value-type="currency">
            <text:p>$21.5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piscopal Church</text:p>
          </table:table-cell>
          <table:table-cell table:style-name="ce54" office:value-type="string" calcext:value-type="string">
            <text:p>Book of Common Prayer, Pew, Black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9.54" calcext:value-type="currency">
            <text:p>$59.54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rances Terpak, Michelle Brunnick</text:p>
          </table:table-cell>
          <table:table-cell table:style-name="ce54" office:value-type="string" calcext:value-type="string">
            <text:p>Robert Mapplethorpe: The Archive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6.95" calcext:value-type="currency">
            <text:p>$2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abriel Garcia Marquez</text:p>
          </table:table-cell>
          <table:table-cell table:style-name="ce54" office:value-type="string" calcext:value-type="string">
            <text:p>Living to Tell the Tale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2.95" calcext:value-type="currency">
            <text:p>$22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abriel García Márquez</text:p>
          </table:table-cell>
          <table:table-cell table:style-name="ce54" office:value-type="string" calcext:value-type="string">
            <text:p>En Agosto Nos Vemos / until August</text:p>
          </table:table-cell>
          <table:table-cell table:number-columns-repeated="16376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.99" calcext:value-type="currency">
            <text:p>$17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al Leonard Corp. Staff (Created by), Richard Walters (Editor)</text:p>
          </table:table-cell>
          <table:table-cell table:style-name="ce54" office:value-type="string" calcext:value-type="string">
            <text:p>First 50 Classical Pieces You Should Play on the Violin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. Christopher Herold</text:p>
          </table:table-cell>
          <table:table-cell table:style-name="ce54" office:value-type="string" calcext:value-type="string">
            <text:p>Mistress to an Age: A Life of Madame de Stael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2.99" calcext:value-type="currency">
            <text:p>$32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ck Tottle</text:p>
          </table:table-cell>
          <table:table-cell table:style-name="ce54" office:value-type="string" calcext:value-type="string">
            <text:p>Bluegrass Mandolin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net Malcolm</text:p>
          </table:table-cell>
          <table:table-cell table:style-name="ce54" office:value-type="string" calcext:value-type="string">
            <text:p>Two Lives: Gertrude and Alice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99" calcext:value-type="currency">
            <text:p>$14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nice Tucker Rhoda</text:p>
          </table:table-cell>
          <table:table-cell table:style-name="ce54" office:value-type="string" calcext:value-type="string">
            <text:p>The ABCs of Violin for the Advanced, Book 3 (Book &amp;amp; MP3/PDF)</text:p>
          </table:table-cell>
          <table:table-cell table:number-columns-repeated="16376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99" calcext:value-type="currency">
            <text:p>$14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nice Tucker Rhoda</text:p>
          </table:table-cell>
          <table:table-cell table:style-name="ce54" office:value-type="string" calcext:value-type="string">
            <text:p>The ABCs of Violin for the Intermediate, Book 2 (Book &amp;amp; MP3/PDF)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3.16" calcext:value-type="currency">
            <text:p>$23.16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nice Tucker Rhoda</text:p>
          </table:table-cell>
          <table:table-cell table:style-name="ce54" office:value-type="string" calcext:value-type="string">
            <text:p>The ABCs of Violin for the More Advanced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" calcext:value-type="currency">
            <text:p>$2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evin Brockmeier</text:p>
          </table:table-cell>
          <table:table-cell table:style-name="ce54" office:value-type="string" calcext:value-type="string">
            <text:p>Ghost Variations: One Hundred Stories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5" calcext:value-type="currency">
            <text:p>$1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ee Smith</text:p>
          </table:table-cell>
          <table:table-cell table:style-name="ce54" office:value-type="string" calcext:value-type="string">
            <text:p>Dimestore: A Writer's Life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9.99" calcext:value-type="currency">
            <text:p>$9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il' Rev</text:p>
          </table:table-cell>
          <table:table-cell table:style-name="ce54" office:value-type="string" calcext:value-type="string">
            <text:p>Hal Leonard Ukulele Method Book 1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.95" calcext:value-type="currency">
            <text:p>$1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ouis-Ferdinand Céline, Ralph Manheim</text:p>
          </table:table-cell>
          <table:table-cell table:style-name="ce54" office:value-type="string" calcext:value-type="string">
            <text:p>Journey to the End of the Night</text:p>
          </table:table-cell>
          <table:table-cell table:number-columns-repeated="16376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0.99" calcext:value-type="currency">
            <text:p>$10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chael Allen, Robert Gillespie, Pamela Tellejohn Hayes</text:p>
          </table:table-cell>
          <table:table-cell table:style-name="ce54" office:value-type="string" calcext:value-type="string">
            <text:p>Essential Elements 2000 for Strings: Book 1 with CD-ROM (Violin)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8.95" calcext:value-type="currency">
            <text:p>$18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ew Scientist</text:p>
          </table:table-cell>
          <table:table-cell table:style-name="ce54" office:value-type="string" calcext:value-type="string">
            <text:p>The Trouble with Reality</text:p>
          </table:table-cell>
          <table:table-cell table:number-columns-repeated="16376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" calcext:value-type="currency">
            <text:p>$1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blo Neruda</text:p>
          </table:table-cell>
          <table:table-cell table:style-name="ce54" office:value-type="string" calcext:value-type="string">
            <text:p>Veinte poemas de amor y una cancion desesperada y cien sonetos de amor (Spanish Edition)</text:p>
          </table:table-cell>
          <table:table-cell table:number-columns-repeated="16376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9.99" calcext:value-type="currency">
            <text:p>$9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ich DelGrosso</text:p>
          </table:table-cell>
          <table:table-cell table:style-name="ce54" office:value-type="string" calcext:value-type="string">
            <text:p>The Hal Leonard Mandolin Method Book: Only for Beginners Music and Tablature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.5" calcext:value-type="currency">
            <text:p>$7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bert Frost, Gerald Anderson</text:p>
          </table:table-cell>
          <table:table-cell table:style-name="ce54" office:value-type="string" calcext:value-type="string">
            <text:p>All For Strings (Comphehensive String Method, Book 2, Violin)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.5" calcext:value-type="currency">
            <text:p>$7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bert S. Frost, Gerald E. Anderson</text:p>
          </table:table-cell>
          <table:table-cell table:style-name="ce54" office:value-type="string" calcext:value-type="string">
            <text:p>78VN - All For Strings Book 1: Violin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.78" calcext:value-type="currency">
            <text:p>$24.78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ger Collins</text:p>
          </table:table-cell>
          <table:table-cell table:style-name="ce54" office:value-type="string" calcext:value-type="string">
            <text:p>The Basques (Peoples of Europe)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.95" calcext:value-type="currency">
            <text:p>$13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yszard Kapuscinski</text:p>
          </table:table-cell>
          <table:table-cell table:style-name="ce54" office:value-type="string" calcext:value-type="string">
            <text:p>Shah of Shahs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yszard Kapuscinski</text:p>
          </table:table-cell>
          <table:table-cell table:style-name="ce54" office:value-type="string" calcext:value-type="string">
            <text:p>The Other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.95" calcext:value-type="currency">
            <text:p>$2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andor Marai</text:p>
          </table:table-cell>
          <table:table-cell table:style-name="ce54" office:value-type="string" calcext:value-type="string">
            <text:p>Portraits of a Marriage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Victor Klemperer</text:p>
          </table:table-cell>
          <table:table-cell table:style-name="ce54" office:value-type="string" calcext:value-type="string">
            <text:p>I Will Bear Witness 1942-1945: A Diary of the Nazi Years</text:p>
          </table:table-cell>
          <table:table-cell table:number-columns-repeated="1637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3" calcext:value-type="currency">
            <text:p>$2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Violet Trefusis</text:p>
          </table:table-cell>
          <table:table-cell table:style-name="ce54" office:value-type="string" calcext:value-type="string">
            <text:p>Don't Look Round</text:p>
          </table:table-cell>
          <table:table-cell table:number-columns-repeated="1637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1.85" calcext:value-type="currency">
            <text:p>$21.8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orld Services Aa</text:p>
          </table:table-cell>
          <table:table-cell table:style-name="ce54" office:value-type="string" calcext:value-type="string">
            <text:p>Alcoholics Anonymous: The Big Book Spanish Edition - Hardcover</text:p>
          </table:table-cell>
          <table:table-cell table:number-columns-repeated="16376"/>
        </table:table-row>
        <table:table-row table:style-name="ro4">
          <table:table-cell table:style-name="ce17" office:value-type="float" office:value="9" calcext:value-type="float">
            <text:p>9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11.99" calcext:value-type="currency">
            <text:p>$11.99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Scaley Monsters for Violin: Scales Without Tears for Young Violinists (Faber Edition)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33" table:formula="of:=SUM([.C263:.C300])" office:value-type="currency" office:currency="USD" office:value="720.85" calcext:value-type="currency">
            <text:p>$720.85</text:p>
          </table:table-cell>
          <table:table-cell table:style-name="ce185" table:formula="of:=[.C301]*usd_euro" office:value-type="currency" office:currency="EUR" office:value="612.28999" calcext:value-type="currency">
            <text:p>612,2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52.13" calcext:value-type="currency">
            <text:p>$52.13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The Men's Health Big Book of Exercises</text:p>
          </table:table-cell>
          <table:table-cell table:number-columns-repeated="16376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.99" calcext:value-type="currency">
            <text:p>$10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coholics Anonymous</text:p>
          </table:table-cell>
          <table:table-cell table:style-name="ce49" office:value-type="string" calcext:value-type="string">
            <text:p>Twelve Steps and Twelve Traditions (Spanish)</text:p>
          </table:table-cell>
          <table:table-cell table:number-columns-repeated="16376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6" calcext:value-type="currency">
            <text:p>$2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ita Shapira</text:p>
          </table:table-cell>
          <table:table-cell table:style-name="ce49" office:value-type="string" calcext:value-type="string">
            <text:p>Ben-Gurion: Father of Modern Israel (Jewish Lives)</text:p>
          </table:table-cell>
          <table:table-cell table:number-columns-repeated="16376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rian Lamb</text:p>
          </table:table-cell>
          <table:table-cell table:style-name="ce49" office:value-type="string" calcext:value-type="string">
            <text:p>Booknotes: America's Finest Authors on Reading, Writing, and the Power of Ideas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.95" calcext:value-type="currency">
            <text:p>$1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ees Nooteboom</text:p>
          </table:table-cell>
          <table:table-cell table:style-name="ce49" office:value-type="string" calcext:value-type="string">
            <text:p>The Following Story</text:p>
          </table:table-cell>
          <table:table-cell table:number-columns-repeated="16376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99" calcext:value-type="currency">
            <text:p>$19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aniel Lyon</text:p>
          </table:table-cell>
          <table:table-cell table:style-name="ce49" office:value-type="string" calcext:value-type="string">
            <text:p>The Complete Book of Pilates for Men: The Lifetime Plan for Strength, Power &amp;amp; Peak Performance</text:p>
          </table:table-cell>
          <table:table-cell table:number-columns-repeated="16376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ouglas Hunter</text:p>
          </table:table-cell>
          <table:table-cell table:style-name="ce49" office:value-type="string" calcext:value-type="string">
            <text:p>Half Moon: Henry Hudson and the Voyage that Redrew the Map of the New World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abriel Garcia Marquez</text:p>
          </table:table-cell>
          <table:table-cell table:style-name="ce49" office:value-type="string" calcext:value-type="string">
            <text:p>Vivir para contarla (Spanish Edition)</text:p>
          </table:table-cell>
          <table:table-cell table:number-columns-repeated="16376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9.5" calcext:value-type="currency">
            <text:p>$29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élène Cixous</text:p>
          </table:table-cell>
          <table:table-cell table:style-name="ce49" office:value-type="string" calcext:value-type="string">
            <text:p>Dream I Tell You (European Perspectives: A Series in Social Thought and Cultural Criticism)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omer</text:p>
          </table:table-cell>
          <table:table-cell table:style-name="ce49" office:value-type="string" calcext:value-type="string">
            <text:p>The Iliad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7" calcext:value-type="currency">
            <text:p>$2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immy Carter</text:p>
          </table:table-cell>
          <table:table-cell table:style-name="ce49" office:value-type="string" calcext:value-type="string">
            <text:p>Palestine: Peace Not Apartheid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.47" calcext:value-type="currency">
            <text:p>$28.47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se Alvarez Junco</text:p>
          </table:table-cell>
          <table:table-cell table:style-name="ce49" office:value-type="string" calcext:value-type="string">
            <text:p>Mater Dolorosa (Spanish Edition)</text:p>
          </table:table-cell>
          <table:table-cell table:number-columns-repeated="16376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6.95" calcext:value-type="currency">
            <text:p>$26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k Kurlansky</text:p>
          </table:table-cell>
          <table:table-cell table:style-name="ce49" office:value-type="string" calcext:value-type="string">
            <text:p>1968: The Year That Rocked the World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4.95" calcext:value-type="currency">
            <text:p>$2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tin Bauml Duberman</text:p>
          </table:table-cell>
          <table:table-cell table:style-name="ce49" office:value-type="string" calcext:value-type="string">
            <text:p>Paul Robeson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7.95" calcext:value-type="currency">
            <text:p>$7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chael Stevens</text:p>
          </table:table-cell>
          <table:table-cell table:style-name="ce49" office:value-type="string" calcext:value-type="string">
            <text:p>V. Sackville-West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ico Tortorella</text:p>
          </table:table-cell>
          <table:table-cell table:style-name="ce49" office:value-type="string" calcext:value-type="string">
            <text:p>Space Between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ercival Everett</text:p>
          </table:table-cell>
          <table:table-cell table:style-name="ce49" office:value-type="string" calcext:value-type="string">
            <text:p>James</text:p>
          </table:table-cell>
          <table:table-cell table:number-columns-repeated="16376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4.95" calcext:value-type="currency">
            <text:p>$2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ael Isacowitz, Karen S. Clippinger</text:p>
          </table:table-cell>
          <table:table-cell table:style-name="ce49" office:value-type="string" calcext:value-type="string">
            <text:p>Pilates Anatomy</text:p>
          </table:table-cell>
          <table:table-cell table:number-columns-repeated="16376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bert Sackville-West</text:p>
          </table:table-cell>
          <table:table-cell table:style-name="ce49" office:value-type="string" calcext:value-type="string">
            <text:p>The Disinherited: A Story of Family, Love, and Betrayal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4" calcext:value-type="currency">
            <text:p>$2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andor Marai</text:p>
          </table:table-cell>
          <table:table-cell table:style-name="ce49" office:value-type="string" calcext:value-type="string">
            <text:p>Esther's Inheritance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4.95" calcext:value-type="currency">
            <text:p>$2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andor Marai</text:p>
          </table:table-cell>
          <table:table-cell table:style-name="ce49" office:value-type="string" calcext:value-type="string">
            <text:p>The Rebels</text:p>
          </table:table-cell>
          <table:table-cell table:number-columns-repeated="1637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9.95" calcext:value-type="currency">
            <text:p>$3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eamus Heaney</text:p>
          </table:table-cell>
          <table:table-cell table:style-name="ce49" office:value-type="string" calcext:value-type="string">
            <text:p>Beowulf: A New Verse Translation</text:p>
          </table:table-cell>
          <table:table-cell table:number-columns-repeated="16376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60" calcext:value-type="currency">
            <text:p>$6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. H. Auden</text:p>
          </table:table-cell>
          <table:table-cell table:style-name="ce49" office:value-type="string" calcext:value-type="string">
            <text:p>The Complete Works of W. H. Auden: Prose: Volume III, 1949-1955</text:p>
          </table:table-cell>
          <table:table-cell table:number-columns-repeated="16376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17.95" calcext:value-type="currency">
            <text:p>$17.95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Daily Reflections (Spanish)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33" table:formula="of:=SUM([.C303:.C326])" office:value-type="currency" office:currency="USD" office:value="657.68" calcext:value-type="currency">
            <text:p>$657.68</text:p>
          </table:table-cell>
          <table:table-cell table:style-name="ce185" table:formula="of:=[.C327]*usd_euro" office:value-type="currency" office:currency="EUR" office:value="558.633392" calcext:value-type="currency">
            <text:p>558,6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.5" calcext:value-type="currency">
            <text:p>$5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coholics Anonymous World Services</text:p>
          </table:table-cell>
          <table:table-cell table:style-name="ce54" office:value-type="string" calcext:value-type="string">
            <text:p>Alcoholicos Anonimos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" calcext:value-type="currency">
            <text:p>$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exander Bogdanov</text:p>
          </table:table-cell>
          <table:table-cell table:style-name="ce54" office:value-type="string" calcext:value-type="string">
            <text:p>Red Star: The First Bolshevik Utopia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.99" calcext:value-type="currency">
            <text:p>$24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manda Gorman</text:p>
          </table:table-cell>
          <table:table-cell table:style-name="ce54" office:value-type="string" calcext:value-type="string">
            <text:p>Call Us What We Carry</text:p>
          </table:table-cell>
          <table:table-cell table:number-columns-repeated="16376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.95" calcext:value-type="currency">
            <text:p>$3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rthur Rimbaud</text:p>
          </table:table-cell>
          <table:table-cell table:style-name="ce54" office:value-type="string" calcext:value-type="string">
            <text:p>A Season in Hell and The Drunken Boat</text:p>
          </table:table-cell>
          <table:table-cell table:number-columns-repeated="16376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7" calcext:value-type="currency">
            <text:p>$14.7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rthur Rimbaud</text:p>
          </table:table-cell>
          <table:table-cell table:style-name="ce54" office:value-type="string" calcext:value-type="string">
            <text:p>Illuminations (New Directions Paperbook, No. 56)</text:p>
          </table:table-cell>
          <table:table-cell table:number-columns-repeated="16376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.99" calcext:value-type="currency">
            <text:p>$27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aroline Moorehead</text:p>
          </table:table-cell>
          <table:table-cell table:style-name="ce54" office:value-type="string" calcext:value-type="string">
            <text:p>Village of Secrets: Defying the Nazis in Vichy France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.95" calcext:value-type="currency">
            <text:p>$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ris Harman</text:p>
          </table:table-cell>
          <table:table-cell table:style-name="ce54" office:value-type="string" calcext:value-type="string">
            <text:p>The Lost Revolution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.95" calcext:value-type="currency">
            <text:p>$2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lette</text:p>
          </table:table-cell>
          <table:table-cell table:style-name="ce54" office:value-type="string" calcext:value-type="string">
            <text:p>The Shackle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.95" calcext:value-type="currency">
            <text:p>$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lette</text:p>
          </table:table-cell>
          <table:table-cell table:style-name="ce54" office:value-type="string" calcext:value-type="string">
            <text:p>Thousand and One Mornings</text:p>
          </table:table-cell>
          <table:table-cell table:number-columns-repeated="16376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.95" calcext:value-type="currency">
            <text:p>$2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niel Mendelsohn</text:p>
          </table:table-cell>
          <table:table-cell table:style-name="ce54" office:value-type="string" calcext:value-type="string">
            <text:p>The Lost: A Search for Six of Six Million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" calcext:value-type="currency">
            <text:p>$1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rnesto Che Guevara</text:p>
          </table:table-cell>
          <table:table-cell table:style-name="ce54" office:value-type="string" calcext:value-type="string">
            <text:p>The Motorcycle Diaries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rançoise Webb</text:p>
          </table:table-cell>
          <table:table-cell table:style-name="ce54" office:value-type="string" calcext:value-type="string">
            <text:p>Safe from the Madness</text:p>
          </table:table-cell>
          <table:table-cell table:number-columns-repeated="16376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6.95" calcext:value-type="currency">
            <text:p>$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rodotus</text:p>
          </table:table-cell>
          <table:table-cell table:style-name="ce54" office:value-type="string" calcext:value-type="string">
            <text:p>The Histories (Barnes &amp;amp; Noble Classics)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.5" calcext:value-type="currency">
            <text:p>$7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 Rhys</text:p>
          </table:table-cell>
          <table:table-cell table:style-name="ce54" office:value-type="string" calcext:value-type="string">
            <text:p>Smile Please</text:p>
          </table:table-cell>
          <table:table-cell table:number-columns-repeated="16376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e Antonio Aguirre</text:p>
          </table:table-cell>
          <table:table-cell table:style-name="ce54" office:value-type="string" calcext:value-type="string">
            <text:p>Escape Via Berlin: Eluding Franco In Hitler's Europe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8.99" calcext:value-type="currency">
            <text:p>$28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ustus Rosenberg</text:p>
          </table:table-cell>
          <table:table-cell table:style-name="ce54" office:value-type="string" calcext:value-type="string">
            <text:p>The Art of Resistance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uo Guanzhong</text:p>
          </table:table-cell>
          <table:table-cell table:style-name="ce54" office:value-type="string" calcext:value-type="string">
            <text:p>The Romance of the Three Kingdoms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.89" calcext:value-type="currency">
            <text:p>$13.8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guel de Cervantes</text:p>
          </table:table-cell>
          <table:table-cell table:style-name="ce54" office:value-type="string" calcext:value-type="string">
            <text:p>Don Quixote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ulo Coelho</text:p>
          </table:table-cell>
          <table:table-cell table:style-name="ce54" office:value-type="string" calcext:value-type="string">
            <text:p>The Alchemist - Gift Edition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ndolph Moreau</text:p>
          </table:table-cell>
          <table:table-cell table:style-name="ce54" office:value-type="string" calcext:value-type="string">
            <text:p>Granny's Chips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.95" calcext:value-type="currency">
            <text:p>$12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hekla Clark</text:p>
          </table:table-cell>
          <table:table-cell table:style-name="ce54" office:value-type="string" calcext:value-type="string">
            <text:p>Wystan and Chester</text:p>
          </table:table-cell>
          <table:table-cell table:number-columns-repeated="16376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9.95" calcext:value-type="currency">
            <text:p>$3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Victor Klemperer</text:p>
          </table:table-cell>
          <table:table-cell table:style-name="ce54" office:value-type="string" calcext:value-type="string">
            <text:p>Language of the Third Reich: LTI: Lingua Tertii Imperii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14" calcext:value-type="currency">
            <text:p>$15.14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alt Whitman</text:p>
          </table:table-cell>
          <table:table-cell table:style-name="ce54" office:value-type="string" calcext:value-type="string">
            <text:p>Leaves of Grass</text:p>
          </table:table-cell>
          <table:table-cell table:number-columns-repeated="1637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4.98" calcext:value-type="currency">
            <text:p>$4.98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Love In a Dark Time</text:p>
          </table:table-cell>
          <table:table-cell table:number-columns-repeated="16376"/>
        </table:table-row>
        <table:table-row table:style-name="ro2">
          <table:table-cell table:style-name="ce17" office:value-type="float" office:value="11" calcext:value-type="float">
            <text:p>11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43.53" calcext:value-type="currency">
            <text:p>$43.53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The Interventionists: Users' Manual for the Creative Disruption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133" table:formula="of:=SUM([.C329:.C353])" office:value-type="currency" office:currency="USD" office:value="408.81" calcext:value-type="currency">
            <text:p>$408.81</text:p>
          </table:table-cell>
          <table:table-cell table:style-name="ce185" table:formula="of:=[.C354]*usd_euro" office:value-type="currency" office:currency="EUR" office:value="347.243214" calcext:value-type="currency">
            <text:p>347,24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.99" calcext:value-type="currency">
            <text:p>$4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ristotle</text:p>
          </table:table-cell>
          <table:table-cell table:style-name="ce49" office:value-type="string" calcext:value-type="string">
            <text:p>The Nicomachean Ethics (World's Classics)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.44" calcext:value-type="currency">
            <text:p>$16.44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ob Oswald</text:p>
          </table:table-cell>
          <table:table-cell table:style-name="ce49" office:value-type="string" calcext:value-type="string">
            <text:p>Discovering Runes (Flexi cover series)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8.59" calcext:value-type="currency">
            <text:p>$18.5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arl Van Vechten</text:p>
          </table:table-cell>
          <table:table-cell table:style-name="ce49" office:value-type="string" calcext:value-type="string">
            <text:p>The Tiger in the House: A Cultural History of the Cat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7.5" calcext:value-type="currency">
            <text:p>$27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arl Van Vechten, Bruce Kellner</text:p>
          </table:table-cell>
          <table:table-cell table:style-name="ce49" office:value-type="string" calcext:value-type="string">
            <text:p>The Splendid Drunken Twenties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ertrude Stein, Maira Kalman (Illustrator)</text:p>
          </table:table-cell>
          <table:table-cell table:style-name="ce49" office:value-type="string" calcext:value-type="string">
            <text:p>The Autobiography of Alice B. Toklas Illustrated</text:p>
          </table:table-cell>
          <table:table-cell table:number-columns-repeated="16376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.99" calcext:value-type="currency">
            <text:p>$16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iles MacDonogh</text:p>
          </table:table-cell>
          <table:table-cell table:style-name="ce49" office:value-type="string" calcext:value-type="string">
            <text:p>1938: Hitler's Gamble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reg Mitchell</text:p>
          </table:table-cell>
          <table:table-cell table:style-name="ce49" office:value-type="string" calcext:value-type="string">
            <text:p>The Tunnels: Escapes Under the Berlin Wall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6.95" calcext:value-type="currency">
            <text:p>$26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ustav Landauer</text:p>
          </table:table-cell>
          <table:table-cell table:style-name="ce49" office:value-type="string" calcext:value-type="string">
            <text:p>Revolution and Other Writings: A Political Reader</text:p>
          </table:table-cell>
          <table:table-cell table:number-columns-repeated="16376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95" calcext:value-type="currency">
            <text:p>$1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. D.</text:p>
          </table:table-cell>
          <table:table-cell table:style-name="ce49" office:value-type="string" calcext:value-type="string">
            <text:p>Modern Critical Views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9.95" calcext:value-type="currency">
            <text:p>$2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s-Georg Gadamer</text:p>
          </table:table-cell>
          <table:table-cell table:style-name="ce49" office:value-type="string" calcext:value-type="string">
            <text:p>Truth and Method (Continuum Impacts)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9.99" calcext:value-type="currency">
            <text:p>$39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omer, Caroline Alexander</text:p>
          </table:table-cell>
          <table:table-cell table:style-name="ce49" office:value-type="string" calcext:value-type="string">
            <text:p>The Iliad: A New Translation by Caroline Alexander</text:p>
          </table:table-cell>
          <table:table-cell table:number-columns-repeated="16376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mmanuel Kant</text:p>
          </table:table-cell>
          <table:table-cell table:style-name="ce49" office:value-type="string" calcext:value-type="string">
            <text:p>Critique of the Power of Judgment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.79" calcext:value-type="currency">
            <text:p>$10.7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mmanuel Kant</text:p>
          </table:table-cell>
          <table:table-cell table:style-name="ce49" office:value-type="string" calcext:value-type="string">
            <text:p>Fundamental Principles of the Metaphysics of Morals</text:p>
          </table:table-cell>
          <table:table-cell table:number-columns-repeated="16376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5.95" calcext:value-type="currency">
            <text:p>$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an-Michel Mension</text:p>
          </table:table-cell>
          <table:table-cell table:style-name="ce49" office:value-type="string" calcext:value-type="string">
            <text:p>The Tribe</text:p>
          </table:table-cell>
          <table:table-cell table:number-columns-repeated="16376"/>
        </table:table-row>
        <table:table-row table:style-name="ro4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5" calcext:value-type="currency">
            <text:p>$14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Macmurray, John E. Costello (Introduction by)</text:p>
          </table:table-cell>
          <table:table-cell table:style-name="ce49" office:value-type="string" calcext:value-type="string">
            <text:p>Reason and Emotion</text:p>
          </table:table-cell>
          <table:table-cell table:number-columns-repeated="16376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8.95" calcext:value-type="currency">
            <text:p>$18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ouis Menand</text:p>
          </table:table-cell>
          <table:table-cell table:style-name="ce49" office:value-type="string" calcext:value-type="string">
            <text:p>Pragmatism: A Reader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6.95" calcext:value-type="currency">
            <text:p>$26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ia Konnikova</text:p>
          </table:table-cell>
          <table:table-cell table:style-name="ce49" office:value-type="string" calcext:value-type="string">
            <text:p>Mastermind: How to Think Like Sherlock Holmes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1" calcext:value-type="currency">
            <text:p>$31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tin Heidegger</text:p>
          </table:table-cell>
          <table:table-cell table:style-name="ce49" office:value-type="string" calcext:value-type="string">
            <text:p>Plato's Sophist (Studies in Continental Thought)</text:p>
          </table:table-cell>
          <table:table-cell table:number-columns-repeated="16376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urus Jokai</text:p>
          </table:table-cell>
          <table:table-cell table:style-name="ce49" office:value-type="string" calcext:value-type="string">
            <text:p>Eyes Like the Sea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1.95" calcext:value-type="currency">
            <text:p>$21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ng-Dao Deng</text:p>
          </table:table-cell>
          <table:table-cell table:style-name="ce49" office:value-type="string" calcext:value-type="string">
            <text:p>The Living I Ching: Using Ancient Chinese Wisdom to Shape Your Life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onroe C. Beardsley</text:p>
          </table:table-cell>
          <table:table-cell table:style-name="ce49" office:value-type="string" calcext:value-type="string">
            <text:p>The European Philosophers from Descartes to Nietzsche</text:p>
          </table:table-cell>
          <table:table-cell table:number-columns-repeated="1637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yszard Kapuściński, Klara Glowczewska</text:p>
          </table:table-cell>
          <table:table-cell table:style-name="ce49" office:value-type="string" calcext:value-type="string">
            <text:p>The shadow of the sun</text:p>
          </table:table-cell>
          <table:table-cell table:number-columns-repeated="16376"/>
        </table:table-row>
        <table:table-row table:style-name="ro2">
          <table:table-cell table:style-name="ce19" office:value-type="float" office:value="12" calcext:value-type="float">
            <text:p>12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7.95" calcext:value-type="currency">
            <text:p>$7.95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oren Kierkegaard</text:p>
          </table:table-cell>
          <table:table-cell table:style-name="ce49" office:value-type="string" calcext:value-type="string">
            <text:p>Fear and Trembling and The Book on Adler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40" table:formula="of:=SUM([.C356:.C378])" office:value-type="currency" office:currency="USD" office:value="614.89" calcext:value-type="currency">
            <text:p>$614.89</text:p>
          </table:table-cell>
          <table:table-cell table:style-name="ce207" table:formula="of:=[.C379]*usd_euro" office:value-type="currency" office:currency="EUR" office:value="522.287566" calcext:value-type="currency">
            <text:p>522,2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braham Heschel</text:p>
          </table:table-cell>
          <table:table-cell table:style-name="ce54" office:value-type="string" calcext:value-type="string">
            <text:p>The Sabbath: Its Meaning for the Modern Man (Shambhala Library)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" calcext:value-type="currency">
            <text:p>$2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arbara F. Walter</text:p>
          </table:table-cell>
          <table:table-cell table:style-name="ce54" office:value-type="string" calcext:value-type="string">
            <text:p>How Civil Wars Start</text:p>
          </table:table-cell>
          <table:table-cell table:number-columns-repeated="16376"/>
        </table:table-row>
        <table:table-row table:style-name="ro4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9" calcext:value-type="currency">
            <text:p>$2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essel van der Kolk MD</text:p>
          </table:table-cell>
          <table:table-cell table:style-name="ce54" office:value-type="string" calcext:value-type="string">
            <text:p>The Body Keeps the Score: Brain, Mind, and Body in the Healing of Trauma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as Mudde, Cristobal Rovira Kaltwasser</text:p>
          </table:table-cell>
          <table:table-cell table:style-name="ce54" office:value-type="string" calcext:value-type="string">
            <text:p>Populism: A Very Short Introduction (Very Short Introductions)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1.99" calcext:value-type="currency">
            <text:p>$21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ris Hedges</text:p>
          </table:table-cell>
          <table:table-cell table:style-name="ce54" office:value-type="string" calcext:value-type="string">
            <text:p>Unspeakable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95" calcext:value-type="currency">
            <text:p>$1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laire Sprague</text:p>
          </table:table-cell>
          <table:table-cell table:style-name="ce54" office:value-type="string" calcext:value-type="string">
            <text:p>It Can Happen Here: Jack London Sinclair Lewis Philip Roth</text:p>
          </table:table-cell>
          <table:table-cell table:number-columns-repeated="16376"/>
        </table:table-row>
        <table:table-row table:style-name="ro5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lark Worswick (Text by), Eugene Atget (Photographer), Berenice Abbott (Photographer)</text:p>
          </table:table-cell>
          <table:table-cell table:style-name="ce54" office:value-type="string" calcext:value-type="string">
            <text:p>Berenice Abbot/Eugene Atget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5" calcext:value-type="currency">
            <text:p>$1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vid Harvey</text:p>
          </table:table-cell>
          <table:table-cell table:style-name="ce54" office:value-type="string" calcext:value-type="string">
            <text:p>A Brief History of Neoliberalism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lisabeth Young-Bruehl</text:p>
          </table:table-cell>
          <table:table-cell table:style-name="ce54" office:value-type="string" calcext:value-type="string">
            <text:p>Hannah Arendt: For Love of the World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5" calcext:value-type="currency">
            <text:p>$1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rnst Bloch, Andrew Joron (Translator)</text:p>
          </table:table-cell>
          <table:table-cell table:style-name="ce54" office:value-type="string" calcext:value-type="string">
            <text:p>Literary Essays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0.5" calcext:value-type="currency">
            <text:p>$0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orge Millar</text:p>
          </table:table-cell>
          <table:table-cell table:style-name="ce54" office:value-type="string" calcext:value-type="string">
            <text:p>Maquis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" calcext:value-type="currency">
            <text:p>$1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orge Santayana</text:p>
          </table:table-cell>
          <table:table-cell table:style-name="ce54" office:value-type="string" calcext:value-type="string">
            <text:p>Persons And Places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orge Snatayana</text:p>
          </table:table-cell>
          <table:table-cell table:style-name="ce54" office:value-type="string" calcext:value-type="string">
            <text:p>The Middle Spain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6.5" calcext:value-type="currency">
            <text:p>$6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annah Arendt</text:p>
          </table:table-cell>
          <table:table-cell table:style-name="ce54" office:value-type="string" calcext:value-type="string">
            <text:p>On Revolution</text:p>
          </table:table-cell>
          <table:table-cell table:number-columns-repeated="16376"/>
        </table:table-row>
        <table:table-row table:style-name="ro4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" calcext:value-type="currency">
            <text:p>$1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asia R. Diner, Gennady Estraikh</text:p>
          </table:table-cell>
          <table:table-cell table:style-name="ce54" office:value-type="string" calcext:value-type="string">
            <text:p>1929: Mapping the Jewish World (Goldstein-Goren Series in American Jewish History)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7" calcext:value-type="currency">
            <text:p>$3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cques Lacan</text:p>
          </table:table-cell>
          <table:table-cell table:style-name="ce54" office:value-type="string" calcext:value-type="string">
            <text:p>Ecrits: The First Complete Edition in English</text:p>
          </table:table-cell>
          <table:table-cell table:number-columns-repeated="16376"/>
        </table:table-row>
        <table:table-row table:style-name="ro5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 Amery, Sidney Rosenfeld (Editor, Translator), Stella P. Rosenfeld (Translator)</text:p>
          </table:table-cell>
          <table:table-cell table:style-name="ce54" office:value-type="string" calcext:value-type="string">
            <text:p>Radical Humanism</text:p>
          </table:table-cell>
          <table:table-cell table:number-columns-repeated="16376"/>
        </table:table-row>
        <table:table-row table:style-name="ro5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45" calcext:value-type="currency">
            <text:p>$4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 Amery, Sidney Rosenfeld (Translator), Stella P. Rosenfeld (Translator)</text:p>
          </table:table-cell>
          <table:table-cell table:style-name="ce54" office:value-type="string" calcext:value-type="string">
            <text:p>At the Mind's Limits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5" calcext:value-type="currency">
            <text:p>$5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 Michel Palmier</text:p>
          </table:table-cell>
          <table:table-cell table:style-name="ce54" office:value-type="string" calcext:value-type="string">
            <text:p>Weimar in Exile: The Antifascist Emigration in Europe and America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ouis Menand</text:p>
          </table:table-cell>
          <table:table-cell table:style-name="ce54" office:value-type="string" calcext:value-type="string">
            <text:p>American Studies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9" calcext:value-type="currency">
            <text:p>$2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rk Lilla (Editor)</text:p>
          </table:table-cell>
          <table:table-cell table:style-name="ce54" office:value-type="string" calcext:value-type="string">
            <text:p>New French Thought</text:p>
          </table:table-cell>
          <table:table-cell table:number-columns-repeated="16376"/>
        </table:table-row>
        <table:table-row table:style-name="ro4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sha Gessen</text:p>
          </table:table-cell>
          <table:table-cell table:style-name="ce54" office:value-type="string" calcext:value-type="string">
            <text:p>Ester and Ruzya: How My Grandmothers Survived Hitler's War and Stalin's Peace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chael Lewis</text:p>
          </table:table-cell>
          <table:table-cell table:style-name="ce54" office:value-type="string" calcext:value-type="string">
            <text:p>The Fifth Risk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assim Nicholas Taleb</text:p>
          </table:table-cell>
          <table:table-cell table:style-name="ce54" office:value-type="string" calcext:value-type="string">
            <text:p>Skin in the Game: Hidden Asymmetries in Daily Life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5" calcext:value-type="currency">
            <text:p>$1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ul Fussell</text:p>
          </table:table-cell>
          <table:table-cell table:style-name="ce54" office:value-type="string" calcext:value-type="string">
            <text:p>The Great War and Modern Memory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81" calcext:value-type="currency">
            <text:p>$15.81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ul Lafargue</text:p>
          </table:table-cell>
          <table:table-cell table:style-name="ce54" office:value-type="string" calcext:value-type="string">
            <text:p>The Right to Be Lazy: Essays by Paul Lafargue</text:p>
          </table:table-cell>
          <table:table-cell table:number-columns-repeated="16376"/>
        </table:table-row>
        <table:table-row table:style-name="ro4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uth Perelson</text:p>
          </table:table-cell>
          <table:table-cell table:style-name="ce54" office:value-type="string" calcext:value-type="string">
            <text:p>An Invitation to Shabbat: A Beginner's Guide to Weekly Celebration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8.66" calcext:value-type="currency">
            <text:p>$18.66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andor Marai</text:p>
          </table:table-cell>
          <table:table-cell table:style-name="ce54" office:value-type="string" calcext:value-type="string">
            <text:p>The Withering World (Alma Classics)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.95" calcext:value-type="currency">
            <text:p>$2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hane O'Mara</text:p>
          </table:table-cell>
          <table:table-cell table:style-name="ce54" office:value-type="string" calcext:value-type="string">
            <text:p>In Praise of Walking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9.95" calcext:value-type="currency">
            <text:p>$2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even Ozment</text:p>
          </table:table-cell>
          <table:table-cell table:style-name="ce54" office:value-type="string" calcext:value-type="string">
            <text:p>Flesh and Spirit: Private Life in Early Modern Germany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5" calcext:value-type="currency">
            <text:p>$1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uart Christie, Albert Meltzer</text:p>
          </table:table-cell>
          <table:table-cell table:style-name="ce54" office:value-type="string" calcext:value-type="string">
            <text:p>The Floodgates of Anarchy</text:p>
          </table:table-cell>
          <table:table-cell table:number-columns-repeated="1637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" calcext:value-type="currency">
            <text:p>$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Valerie Solanas</text:p>
          </table:table-cell>
          <table:table-cell table:style-name="ce54" office:value-type="string" calcext:value-type="string">
            <text:p>Scum Manifesto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Yuval Noah Harari</text:p>
          </table:table-cell>
          <table:table-cell table:style-name="ce54" office:value-type="string" calcext:value-type="string">
            <text:p>Homo Deus: A Brief History of Tomorrow</text:p>
          </table:table-cell>
          <table:table-cell table:number-columns-repeated="1637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1" calcext:value-type="currency">
            <text:p>$2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The Accumulation of Freedom: Writings on Anarchist Economics</text:p>
          </table:table-cell>
          <table:table-cell table:number-columns-repeated="16376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16.14" calcext:value-type="currency">
            <text:p>$16.14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The Torah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40" table:formula="of:=SUM([.C381:.C415])" office:value-type="currency" office:currency="USD" office:value="832.1" calcext:value-type="currency">
            <text:p>$832.10</text:p>
          </table:table-cell>
          <table:table-cell table:style-name="ce207" table:formula="of:=[.C416]*usd_euro" office:value-type="currency" office:currency="EUR" office:value="706.78574" calcext:value-type="currency">
            <text:p>706,7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bert Camus</text:p>
          </table:table-cell>
          <table:table-cell table:style-name="ce49" office:value-type="string" calcext:value-type="string">
            <text:p>The Plague</text:p>
          </table:table-cell>
          <table:table-cell table:number-columns-repeated="1637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2.95" calcext:value-type="currency">
            <text:p>$22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min Maalouf</text:p>
          </table:table-cell>
          <table:table-cell table:style-name="ce49" office:value-type="string" calcext:value-type="string">
            <text:p>In the Name of Identity: Violence and the Need to Belong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.99" calcext:value-type="currency">
            <text:p>$16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arbara Ehrenreich</text:p>
          </table:table-cell>
          <table:table-cell table:style-name="ce49" office:value-type="string" calcext:value-type="string">
            <text:p>Living with a Wild God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.95" calcext:value-type="currency">
            <text:p>$10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amilo Jose Cela</text:p>
          </table:table-cell>
          <table:table-cell table:style-name="ce49" office:value-type="string" calcext:value-type="string">
            <text:p>Mazurka for Two Dead Men</text:p>
          </table:table-cell>
          <table:table-cell table:number-columns-repeated="1637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K Publishing</text:p>
          </table:table-cell>
          <table:table-cell table:style-name="ce49" office:value-type="string" calcext:value-type="string">
            <text:p>Digital Photography Complete Course</text:p>
          </table:table-cell>
          <table:table-cell table:number-columns-repeated="1637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.95" calcext:value-type="currency">
            <text:p>$10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itors of Larousse (Mexico)</text:p>
          </table:table-cell>
          <table:table-cell table:style-name="ce49" office:value-type="string" calcext:value-type="string">
            <text:p>Larousse Diccionario Escolar Plus Secundaria</text:p>
          </table:table-cell>
          <table:table-cell table:number-columns-repeated="1637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2" calcext:value-type="currency">
            <text:p>$2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mmet Fox</text:p>
          </table:table-cell>
          <table:table-cell table:style-name="ce49" office:value-type="string" calcext:value-type="string">
            <text:p>The Sermon on the Mount: The Key to Success in Life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rnst Jünger</text:p>
          </table:table-cell>
          <table:table-cell table:style-name="ce49" office:value-type="string" calcext:value-type="string">
            <text:p>Storm of Steel (Penguin Classics)</text:p>
          </table:table-cell>
          <table:table-cell table:number-columns-repeated="16376"/>
        </table:table-row>
        <table:table-row table:style-name="ro4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1.95" calcext:value-type="currency">
            <text:p>$41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thelyn Simon, Linda Motzkin, Irene Resnikoff</text:p>
          </table:table-cell>
          <table:table-cell table:style-name="ce49" office:value-type="string" calcext:value-type="string">
            <text:p>The First Hebrew Primer: The Adult Beginner's Path to Biblical Hebrew, Third Edition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velyn Waugh</text:p>
          </table:table-cell>
          <table:table-cell table:style-name="ce49" office:value-type="string" calcext:value-type="string">
            <text:p>Decline and Fall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" calcext:value-type="currency">
            <text:p>$1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rodotus</text:p>
          </table:table-cell>
          <table:table-cell table:style-name="ce49" office:value-type="string" calcext:value-type="string">
            <text:p>Herodotus: The History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9.95" calcext:value-type="currency">
            <text:p>$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an Rhys</text:p>
          </table:table-cell>
          <table:table-cell table:style-name="ce49" office:value-type="string" calcext:value-type="string">
            <text:p>Good Morning, Midnight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" calcext:value-type="currency">
            <text:p>$1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an Rhys</text:p>
          </table:table-cell>
          <table:table-cell table:style-name="ce49" office:value-type="string" calcext:value-type="string">
            <text:p>Quartet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.95" calcext:value-type="currency">
            <text:p>$12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an Rhys</text:p>
          </table:table-cell>
          <table:table-cell table:style-name="ce49" office:value-type="string" calcext:value-type="string">
            <text:p>Wide Sargasso Sea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se Saramago</text:p>
          </table:table-cell>
          <table:table-cell table:style-name="ce49" office:value-type="string" calcext:value-type="string">
            <text:p>Blindness</text:p>
          </table:table-cell>
          <table:table-cell table:number-columns-repeated="16376"/>
        </table:table-row>
        <table:table-row table:style-name="ro4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9.95" calcext:value-type="currency">
            <text:p>$2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seph Telushkin</text:p>
          </table:table-cell>
          <table:table-cell table:style-name="ce49" office:value-type="string" calcext:value-type="string">
            <text:p>Biblical Literacy: The Most Important People, Events, and Ideas of the Hebrew Bible</text:p>
          </table:table-cell>
          <table:table-cell table:number-columns-repeated="1637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aren Armstrong</text:p>
          </table:table-cell>
          <table:table-cell table:style-name="ce49" office:value-type="string" calcext:value-type="string">
            <text:p>Fields of Blood: Religion and the History of Violence</text:p>
          </table:table-cell>
          <table:table-cell table:number-columns-repeated="16376"/>
        </table:table-row>
        <table:table-row table:style-name="ro4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8.95" calcext:value-type="currency">
            <text:p>$8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dalyn Murray O'Hair</text:p>
          </table:table-cell>
          <table:table-cell table:style-name="ce49" office:value-type="string" calcext:value-type="string">
            <text:p>Freedom under siege: The impact of organized religion on your liberty and your pocketbook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cus Tullius Cicero</text:p>
          </table:table-cell>
          <table:table-cell table:style-name="ce49" office:value-type="string" calcext:value-type="string">
            <text:p>On the Good Life (Penguin Classics)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guerite Yourcenar</text:p>
          </table:table-cell>
          <table:table-cell table:style-name="ce49" office:value-type="string" calcext:value-type="string">
            <text:p>Alexis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3" calcext:value-type="currency">
            <text:p>$2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guerite Yourcenar</text:p>
          </table:table-cell>
          <table:table-cell table:style-name="ce49" office:value-type="string" calcext:value-type="string">
            <text:p>Fires (Phoenix Fiction)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8.95" calcext:value-type="currency">
            <text:p>$8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guerite Yourcenar</text:p>
          </table:table-cell>
          <table:table-cell table:style-name="ce49" office:value-type="string" calcext:value-type="string">
            <text:p>Two Lives and a Dream</text:p>
          </table:table-cell>
          <table:table-cell table:number-columns-repeated="16376"/>
        </table:table-row>
        <table:table-row table:style-name="ro4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chael O. Wise, Jr. Martin G. Abegg, Edward M. Cook</text:p>
          </table:table-cell>
          <table:table-cell table:style-name="ce49" office:value-type="string" calcext:value-type="string">
            <text:p>The Dead Sea Scrolls: A New Translation</text:p>
          </table:table-cell>
          <table:table-cell table:number-columns-repeated="1637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.99" calcext:value-type="currency">
            <text:p>$14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ulo Coelho</text:p>
          </table:table-cell>
          <table:table-cell table:style-name="ce49" office:value-type="string" calcext:value-type="string">
            <text:p>El Alquimista: Una Fabula Para Seguir Tus Suenos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.95" calcext:value-type="currency">
            <text:p>$2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ulo Coelho</text:p>
          </table:table-cell>
          <table:table-cell table:style-name="ce49" office:value-type="string" calcext:value-type="string">
            <text:p>Hippie</text:p>
          </table:table-cell>
          <table:table-cell table:number-columns-repeated="1637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7" calcext:value-type="currency">
            <text:p>$2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eza Aslan</text:p>
          </table:table-cell>
          <table:table-cell table:style-name="ce49" office:value-type="string" calcext:value-type="string">
            <text:p>Zealot: The Life and Times of Jesus of Nazareth</text:p>
          </table:table-cell>
          <table:table-cell table:number-columns-repeated="1637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9.99" calcext:value-type="currency">
            <text:p>$29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cott-Martin Kosofsky</text:p>
          </table:table-cell>
          <table:table-cell table:style-name="ce49" office:value-type="string" calcext:value-type="string">
            <text:p>The Book of Customs: A Complete Handbook for the Jewish Year</text:p>
          </table:table-cell>
          <table:table-cell table:number-columns-repeated="16376"/>
        </table:table-row>
        <table:table-row table:style-name="ro4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.57" calcext:value-type="currency">
            <text:p>$4.57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V. Sackville-West</text:p>
          </table:table-cell>
          <table:table-cell table:style-name="ce49" office:value-type="string" calcext:value-type="string">
            <text:p>The Eagle and the Dove: A Study in Contrasts—St. Teresa of Avila, St. Therese of Lisieux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" calcext:value-type="currency">
            <text:p>$1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Powell</text:p>
          </table:table-cell>
          <table:table-cell table:style-name="ce49" office:value-type="string" calcext:value-type="string">
            <text:p>The Anarchist Cookbook</text:p>
          </table:table-cell>
          <table:table-cell table:number-columns-repeated="1637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T. Tardy</text:p>
          </table:table-cell>
          <table:table-cell table:style-name="ce49" office:value-type="string" calcext:value-type="string">
            <text:p>Easy Spanish Reader, Premium Fourth Edition</text:p>
          </table:table-cell>
          <table:table-cell table:number-columns-repeated="1637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1.95" calcext:value-type="currency">
            <text:p>$11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Xenophon</text:p>
          </table:table-cell>
          <table:table-cell table:style-name="ce49" office:value-type="string" calcext:value-type="string">
            <text:p>A History of My Times (Penguin Classics)</text:p>
          </table:table-cell>
          <table:table-cell table:number-columns-repeated="1637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.08" calcext:value-type="currency">
            <text:p>$10.08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All Spanish Verbs from a to Z</text:p>
          </table:table-cell>
          <table:table-cell table:number-columns-repeated="16376"/>
        </table:table-row>
        <table:table-row table:style-name="ro2">
          <table:table-cell table:style-name="ce19" office:value-type="float" office:value="14" calcext:value-type="float">
            <text:p>14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23" calcext:value-type="currency">
            <text:p>$23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Revelations: Personal Responses to the Books of the Bible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33" table:formula="of:=SUM([.C418:.C450])" office:value-type="currency" office:currency="USD" office:value="626.07" calcext:value-type="currency">
            <text:p>$626.07</text:p>
          </table:table-cell>
          <table:table-cell table:style-name="ce185" table:formula="of:=[.C451]*usd_euro" office:value-type="currency" office:currency="EUR" office:value="531.783858" calcext:value-type="currency">
            <text:p>531,7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" calcext:value-type="currency">
            <text:p>$1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braham Joshua Heschel</text:p>
          </table:table-cell>
          <table:table-cell table:style-name="ce54" office:value-type="string" calcext:value-type="string">
            <text:p>The Sabbath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3.76" calcext:value-type="currency">
            <text:p>$23.76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fredo Saad-Filho, Deborah Johnston</text:p>
          </table:table-cell>
          <table:table-cell table:style-name="ce54" office:value-type="string" calcext:value-type="string">
            <text:p>Neoliberalism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1.99" calcext:value-type="currency">
            <text:p>$21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ita Diamant, Howard Cooper</text:p>
          </table:table-cell>
          <table:table-cell table:style-name="ce54" office:value-type="string" calcext:value-type="string">
            <text:p>Living a Jewish Life, Revised and Updated</text:p>
          </table:table-cell>
          <table:table-cell table:number-columns-repeated="1637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2.95" calcext:value-type="currency">
            <text:p>$22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anksy</text:p>
          </table:table-cell>
          <table:table-cell table:style-name="ce54" office:value-type="string" calcext:value-type="string">
            <text:p>Wall and Piece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64" calcext:value-type="currency">
            <text:p>$14.64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imitry Kochenov</text:p>
          </table:table-cell>
          <table:table-cell table:style-name="ce54" office:value-type="string" calcext:value-type="string">
            <text:p>Citizenship (MIT Press Essential Knowledge series)</text:p>
          </table:table-cell>
          <table:table-cell table:number-columns-repeated="1637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. C. K. Dunsterville</text:p>
          </table:table-cell>
          <table:table-cell table:style-name="ce54" office:value-type="string" calcext:value-type="string">
            <text:p>Introduction to the World of Orchids</text:p>
          </table:table-cell>
          <table:table-cell table:number-columns-repeated="1637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5" calcext:value-type="currency">
            <text:p>$1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rtrude Stein</text:p>
          </table:table-cell>
          <table:table-cell table:style-name="ce54" office:value-type="string" calcext:value-type="string">
            <text:p>World Is Round</text:p>
          </table:table-cell>
          <table:table-cell table:number-columns-repeated="1637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9.25" calcext:value-type="currency">
            <text:p>$9.2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nry Miller</text:p>
          </table:table-cell>
          <table:table-cell table:style-name="ce54" office:value-type="string" calcext:value-type="string">
            <text:p>The Cosmological Eye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.49" calcext:value-type="currency">
            <text:p>$25.4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ngeborg Bachmann</text:p>
          </table:table-cell>
          <table:table-cell table:style-name="ce54" office:value-type="string" calcext:value-type="string">
            <text:p>The Thirtieth Year: Stories by Ingeborg Bachmann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 Amery</text:p>
          </table:table-cell>
          <table:table-cell table:style-name="ce54" office:value-type="string" calcext:value-type="string">
            <text:p>At the Mind's Limits: Contemplations by a Survivor on Auschwitz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5" calcext:value-type="currency">
            <text:p>$1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wish Voice for Peace</text:p>
          </table:table-cell>
          <table:table-cell table:style-name="ce54" office:value-type="string" calcext:value-type="string">
            <text:p>On Antisemitism: Solidarity and the Struggle for Justice in Palestine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5" calcext:value-type="currency">
            <text:p>$1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 Glanville (Contribution by)</text:p>
          </table:table-cell>
          <table:table-cell table:style-name="ce54" office:value-type="string" calcext:value-type="string">
            <text:p>Looking for an Enemy</text:p>
          </table:table-cell>
          <table:table-cell table:number-columns-repeated="1637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" calcext:value-type="currency">
            <text:p>$1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ulian Barnes</text:p>
          </table:table-cell>
          <table:table-cell table:style-name="ce54" office:value-type="string" calcext:value-type="string">
            <text:p>The Sense of an Ending</text:p>
          </table:table-cell>
          <table:table-cell table:number-columns-repeated="1637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3.75" calcext:value-type="currency">
            <text:p>$23.7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ürgen Habermas</text:p>
          </table:table-cell>
          <table:table-cell table:style-name="ce54" office:value-type="string" calcext:value-type="string">
            <text:p>The Divided West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.99" calcext:value-type="currency">
            <text:p>$12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athrine Kressmann Taylor</text:p>
          </table:table-cell>
          <table:table-cell table:style-name="ce54" office:value-type="string" calcext:value-type="string">
            <text:p>Address Unknown Low Price Edi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8.95" calcext:value-type="currency">
            <text:p>$18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chael Levin</text:p>
          </table:table-cell>
          <table:table-cell table:style-name="ce54" office:value-type="string" calcext:value-type="string">
            <text:p>The Complete Idiot's Guide(R) To Jewish Spirituality &amp;amp; Mysticism</text:p>
          </table:table-cell>
          <table:table-cell table:number-columns-repeated="1637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.96" calcext:value-type="currency">
            <text:p>$27.96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oses Maimonides</text:p>
          </table:table-cell>
          <table:table-cell table:style-name="ce54" office:value-type="string" calcext:value-type="string">
            <text:p>The Guide of the Perplexed, Vol. 2</text:p>
          </table:table-cell>
          <table:table-cell table:number-columns-repeated="16376"/>
        </table:table-row>
        <table:table-row table:style-name="ro4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oses Maimonides, Shlomo Pines, Leo Strauss</text:p>
          </table:table-cell>
          <table:table-cell table:style-name="ce54" office:value-type="string" calcext:value-type="string">
            <text:p>The Guide of the Perplexed, Vol. 1</text:p>
          </table:table-cell>
          <table:table-cell table:number-columns-repeated="1637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1.95" calcext:value-type="currency">
            <text:p>$21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eter Linebaugh</text:p>
          </table:table-cell>
          <table:table-cell table:style-name="ce54" office:value-type="string" calcext:value-type="string">
            <text:p>Stop, Thief!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45" calcext:value-type="currency">
            <text:p>$4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bbi Adin Steinsaltz</text:p>
          </table:table-cell>
          <table:table-cell table:style-name="ce54" office:value-type="string" calcext:value-type="string">
            <text:p>The Talmud, The Steinsaltz Edition, Vol. 1: Tractate Bava Metzia, Part 1</text:p>
          </table:table-cell>
          <table:table-cell table:number-columns-repeated="1637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bbi Adin Steinsaltz</text:p>
          </table:table-cell>
          <table:table-cell table:style-name="ce54" office:value-type="string" calcext:value-type="string">
            <text:p>The Talmud, Vol. 2: Tractate Bava Metzia, Part 2, Steinsaltz Edition</text:p>
          </table:table-cell>
          <table:table-cell table:number-columns-repeated="1637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.95" calcext:value-type="currency">
            <text:p>$12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ephen M. Wylen</text:p>
          </table:table-cell>
          <table:table-cell table:style-name="ce54" office:value-type="string" calcext:value-type="string">
            <text:p>The Book of the Jewish Year</text:p>
          </table:table-cell>
          <table:table-cell table:number-columns-repeated="1637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usan Neiman</text:p>
          </table:table-cell>
          <table:table-cell table:style-name="ce54" office:value-type="string" calcext:value-type="string">
            <text:p>Learning from the Germans</text:p>
          </table:table-cell>
          <table:table-cell table:number-columns-repeated="16376"/>
        </table:table-row>
        <table:table-row table:style-name="ro2">
          <table:table-cell table:style-name="ce17" office:value-type="float" office:value="15" calcext:value-type="float">
            <text:p>15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65" calcext:value-type="currency">
            <text:p>$65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readwell NINI</text:p>
          </table:table-cell>
          <table:table-cell table:style-name="ce54" office:value-type="string" calcext:value-type="string">
            <text:p>Loving a Photographic History 1850-1950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133" table:formula="of:=SUM([.C453:.C476])" office:value-type="currency" office:currency="USD" office:value="561.48" calcext:value-type="currency">
            <text:p>$561.48</text:p>
          </table:table-cell>
          <table:table-cell table:style-name="ce185" table:formula="of:=[.C477]*usd_euro" office:value-type="currency" office:currency="EUR" office:value="476.921112" calcext:value-type="currency">
            <text:p>476,9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6.98" calcext:value-type="currency">
            <text:p>$46.98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énelon, Patrick Riley (Editor), Patrick Wiley (Translator)</text:p>
          </table:table-cell>
          <table:table-cell table:style-name="ce49" office:value-type="string" calcext:value-type="string">
            <text:p>Fénelon</text:p>
          </table:table-cell>
          <table:table-cell table:number-columns-repeated="16376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8.16" calcext:value-type="currency">
            <text:p>$18.16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lan Gurganus</text:p>
          </table:table-cell>
          <table:table-cell table:style-name="ce49" office:value-type="string" calcext:value-type="string">
            <text:p>Oldest Living Confederate Widow Tells All</text:p>
          </table:table-cell>
          <table:table-cell table:number-columns-repeated="16376"/>
        </table:table-row>
        <table:table-row table:style-name="ro4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eorge Robinson</text:p>
          </table:table-cell>
          <table:table-cell table:style-name="ce49" office:value-type="string" calcext:value-type="string">
            <text:p>Essential Judaism: A Complete Guide to Beliefs, Customs &amp;amp; Rituals</text:p>
          </table:table-cell>
          <table:table-cell table:number-columns-repeated="1637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omer</text:p>
          </table:table-cell>
          <table:table-cell table:style-name="ce49" office:value-type="string" calcext:value-type="string">
            <text:p>The Iliad of Homer</text:p>
          </table:table-cell>
          <table:table-cell table:number-columns-repeated="1637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.32" calcext:value-type="currency">
            <text:p>$14.32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sak Dinesen</text:p>
          </table:table-cell>
          <table:table-cell table:style-name="ce49" office:value-type="string" calcext:value-type="string">
            <text:p>Daguerreotypes and Other Essays</text:p>
          </table:table-cell>
          <table:table-cell table:number-columns-repeated="16376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an Didion</text:p>
          </table:table-cell>
          <table:table-cell table:style-name="ce49" office:value-type="string" calcext:value-type="string">
            <text:p>Slouching Towards Bethlehem: Essays (FSG Classics)</text:p>
          </table:table-cell>
          <table:table-cell table:number-columns-repeated="16376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" calcext:value-type="currency">
            <text:p>$1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an Didion</text:p>
          </table:table-cell>
          <table:table-cell table:style-name="ce49" office:value-type="string" calcext:value-type="string">
            <text:p>The White Album: Essays (FSG Classics)</text:p>
          </table:table-cell>
          <table:table-cell table:number-columns-repeated="1637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3.95" calcext:value-type="currency">
            <text:p>$1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an Didion</text:p>
          </table:table-cell>
          <table:table-cell table:style-name="ce49" office:value-type="string" calcext:value-type="string">
            <text:p>Where I Was From</text:p>
          </table:table-cell>
          <table:table-cell table:number-columns-repeated="16376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garita Madrigal</text:p>
          </table:table-cell>
          <table:table-cell table:style-name="ce49" office:value-type="string" calcext:value-type="string">
            <text:p>Madrigal's Magic Key to Spanish: A Creative and Proven Approach</text:p>
          </table:table-cell>
          <table:table-cell table:number-columns-repeated="16376"/>
        </table:table-row>
        <table:table-row table:style-name="ro4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56.53" calcext:value-type="currency">
            <text:p>$56.53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ul Wolff (By (photographer)), Hans-Michael Koetzle (Editor)</text:p>
          </table:table-cell>
          <table:table-cell table:style-name="ce49" office:value-type="string" calcext:value-type="string">
            <text:p>Dr. Paul Wolff and Tritschler</text:p>
          </table:table-cell>
          <table:table-cell table:number-columns-repeated="16376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4.99" calcext:value-type="currency">
            <text:p>$34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abbi Nosson Scherman</text:p>
          </table:table-cell>
          <table:table-cell table:style-name="ce49" office:value-type="string" calcext:value-type="string">
            <text:p>Siddur Kol Ya'akov: The Complete ArtScroll Siddur, Nusach Ashkenaz</text:p>
          </table:table-cell>
          <table:table-cell table:number-columns-repeated="1637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3.95" calcext:value-type="currency">
            <text:p>$2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ger Frampton</text:p>
          </table:table-cell>
          <table:table-cell table:style-name="ce49" office:value-type="string" calcext:value-type="string">
            <text:p>Stretch!</text:p>
          </table:table-cell>
          <table:table-cell table:number-columns-repeated="1637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7.5" calcext:value-type="currency">
            <text:p>$7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Faulkner</text:p>
          </table:table-cell>
          <table:table-cell table:style-name="ce49" office:value-type="string" calcext:value-type="string">
            <text:p>The Reivers</text:p>
          </table:table-cell>
          <table:table-cell table:number-columns-repeated="1637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9" calcext:value-type="currency">
            <text:p>$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Faulkner</text:p>
          </table:table-cell>
          <table:table-cell table:style-name="ce49" office:value-type="string" calcext:value-type="string">
            <text:p>The Town</text:p>
          </table:table-cell>
          <table:table-cell table:number-columns-repeated="16376"/>
        </table:table-row>
        <table:table-row table:style-name="ro2">
          <table:table-cell table:style-name="ce19" office:value-type="float" office:value="16" calcext:value-type="float">
            <text:p>16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70" calcext:value-type="currency">
            <text:p>$70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Berenice Abbott: Paris Portraits 1925–1930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33" table:formula="of:=SUM([.C479:.C493])" office:value-type="currency" office:currency="USD" office:value="377.38" calcext:value-type="currency">
            <text:p>$377.38</text:p>
          </table:table-cell>
          <table:table-cell table:style-name="ce185" table:formula="of:=[.C494]*usd_euro" office:value-type="currency" office:currency="EUR" office:value="320.546572" calcext:value-type="currency">
            <text:p>320,55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9.5" calcext:value-type="currency">
            <text:p>$9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ice B. Toklas</text:p>
          </table:table-cell>
          <table:table-cell table:style-name="ce54" office:value-type="string" calcext:value-type="string">
            <text:p>What Is Remembered</text:p>
          </table:table-cell>
          <table:table-cell table:number-columns-repeated="1637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9" calcext:value-type="currency">
            <text:p>$19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nie Ernaux</text:p>
          </table:table-cell>
          <table:table-cell table:style-name="ce54" office:value-type="string" calcext:value-type="string">
            <text:p>The Years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.95" calcext:value-type="currency">
            <text:p>$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nie Ernaux, Alison L. Strayer (Translator)</text:p>
          </table:table-cell>
          <table:table-cell table:style-name="ce54" office:value-type="string" calcext:value-type="string">
            <text:p>I Will Write to Avenge My People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ernard-Henri Levy</text:p>
          </table:table-cell>
          <table:table-cell table:style-name="ce54" office:value-type="string" calcext:value-type="string">
            <text:p>Left in Dark Times: A Stand Against the New Barbarism</text:p>
          </table:table-cell>
          <table:table-cell table:number-columns-repeated="1637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oris Pasternak</text:p>
          </table:table-cell>
          <table:table-cell table:style-name="ce54" office:value-type="string" calcext:value-type="string">
            <text:p>Doctor Zhivago</text:p>
          </table:table-cell>
          <table:table-cell table:number-columns-repeated="16376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.35" calcext:value-type="currency">
            <text:p>$3.3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ristopher Milne</text:p>
          </table:table-cell>
          <table:table-cell table:style-name="ce54" office:value-type="string" calcext:value-type="string">
            <text:p>The Enchanted Places: A Memoir of the Real Christopher Robin and Winnie-the-Pooh</text:p>
          </table:table-cell>
          <table:table-cell table:number-columns-repeated="1637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5" calcext:value-type="currency">
            <text:p>$1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ean Spade</text:p>
          </table:table-cell>
          <table:table-cell table:style-name="ce54" office:value-type="string" calcext:value-type="string">
            <text:p>Mutual Aid</text:p>
          </table:table-cell>
          <table:table-cell table:number-columns-repeated="1637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.88" calcext:value-type="currency">
            <text:p>$5.88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iana Souhami</text:p>
          </table:table-cell>
          <table:table-cell table:style-name="ce54" office:value-type="string" calcext:value-type="string">
            <text:p>Gertrude and Alice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ranz Borkenau</text:p>
          </table:table-cell>
          <table:table-cell table:style-name="ce54" office:value-type="string" calcext:value-type="string">
            <text:p>The Spanish Cockpit: An Eyewitness Account of the Spanish Civil War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" calcext:value-type="currency">
            <text:p>$1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ranz Kafka</text:p>
          </table:table-cell>
          <table:table-cell table:style-name="ce54" office:value-type="string" calcext:value-type="string">
            <text:p>The Metamorphosis, In The Penal Colony, and Other Stories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8.56" calcext:value-type="currency">
            <text:p>$28.56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yodor Dostoevsky</text:p>
          </table:table-cell>
          <table:table-cell table:style-name="ce54" office:value-type="string" calcext:value-type="string">
            <text:p>The Brothers Karamazov (Everyman's Library)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rard J. Musante</text:p>
          </table:table-cell>
          <table:table-cell table:style-name="ce54" office:value-type="string" calcext:value-type="string">
            <text:p>The Structure House Weight Loss Plan</text:p>
          </table:table-cell>
          <table:table-cell table:number-columns-repeated="1637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0.99" calcext:value-type="currency">
            <text:p>$10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rtrude Stein</text:p>
          </table:table-cell>
          <table:table-cell table:style-name="ce54" office:value-type="string" calcext:value-type="string">
            <text:p>Lectures in America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.95" calcext:value-type="currency">
            <text:p>$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rtrude Stein, Samuel Steward, Alice B. Toklas</text:p>
          </table:table-cell>
          <table:table-cell table:style-name="ce54" office:value-type="string" calcext:value-type="string">
            <text:p>Dear Sammy: Letters from Gertrude Stein and Alice B. Toklas</text:p>
          </table:table-cell>
          <table:table-cell table:number-columns-repeated="16376"/>
        </table:table-row>
        <table:table-row table:style-name="ro5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regg County Genealogy Society (Tex.) Staff (Contribution by)</text:p>
          </table:table-cell>
          <table:table-cell table:style-name="ce54" office:value-type="string" calcext:value-type="string">
            <text:p>Gregg County, Texas Family Histories</text:p>
          </table:table-cell>
          <table:table-cell table:number-columns-repeated="1637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5" calcext:value-type="currency">
            <text:p>$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ilda Doolittle, H</text:p>
          </table:table-cell>
          <table:table-cell table:style-name="ce54" office:value-type="string" calcext:value-type="string">
            <text:p>The Gift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ngeborg Bachmann</text:p>
          </table:table-cell>
          <table:table-cell table:style-name="ce54" office:value-type="string" calcext:value-type="string">
            <text:p>War Diary (Seagull Books - The German List)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saac Loeb Peretz</text:p>
          </table:table-cell>
          <table:table-cell table:style-name="ce54" office:value-type="string" calcext:value-type="string">
            <text:p>The Seven Good Years: And Other Stories of I. L. Peretz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1" calcext:value-type="currency">
            <text:p>$1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eo Tolstoy</text:p>
          </table:table-cell>
          <table:table-cell table:style-name="ce54" office:value-type="string" calcext:value-type="string">
            <text:p>The Kreutzer Sonata (Modern Library Classics)</text:p>
          </table:table-cell>
          <table:table-cell table:number-columns-repeated="16376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.D. Jonathan Shay M.D.</text:p>
          </table:table-cell>
          <table:table-cell table:style-name="ce54" office:value-type="string" calcext:value-type="string">
            <text:p>Odysseus in America: Combat Trauma and the Trials of Homecoming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2.9" calcext:value-type="currency">
            <text:p>$22.9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sha Gessen</text:p>
          </table:table-cell>
          <table:table-cell table:style-name="ce54" office:value-type="string" calcext:value-type="string">
            <text:p>Dead Again: The Russian Intelligentsia After Communism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.67" calcext:value-type="currency">
            <text:p>$20.67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x Horkheimer, Theodor W. Adorno</text:p>
          </table:table-cell>
          <table:table-cell table:style-name="ce54" office:value-type="string" calcext:value-type="string">
            <text:p>Dialectic of Enlightenment (Cultural Memory in the Present)</text:p>
          </table:table-cell>
          <table:table-cell table:number-columns-repeated="1637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8.52" calcext:value-type="currency">
            <text:p>$28.52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rocopius</text:p>
          </table:table-cell>
          <table:table-cell table:style-name="ce54" office:value-type="string" calcext:value-type="string">
            <text:p>The Secret History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4.95" calcext:value-type="currency">
            <text:p>$3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chel Pollack</text:p>
          </table:table-cell>
          <table:table-cell table:style-name="ce54" office:value-type="string" calcext:value-type="string">
            <text:p>Seventy-Eight Degrees of Wisdom (Hardcover Gift Edition)</text:p>
          </table:table-cell>
          <table:table-cell table:number-columns-repeated="1637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9.95" calcext:value-type="currency">
            <text:p>$3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ylvia Wolf</text:p>
          </table:table-cell>
          <table:table-cell table:style-name="ce54" office:value-type="string" calcext:value-type="string">
            <text:p>Robert Mapplethorpe: Polaroids</text:p>
          </table:table-cell>
          <table:table-cell table:number-columns-repeated="16376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8" calcext:value-type="currency">
            <text:p>$2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emple Grandin</text:p>
          </table:table-cell>
          <table:table-cell table:style-name="ce54" office:value-type="string" calcext:value-type="string">
            <text:p>Visual Thinking: The Hidden Gifts of People Who Think in Pictures, Patterns, and Abstractions</text:p>
          </table:table-cell>
          <table:table-cell table:number-columns-repeated="1637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ennessee Williams</text:p>
          </table:table-cell>
          <table:table-cell table:style-name="ce54" office:value-type="string" calcext:value-type="string">
            <text:p>The Roman Spring of Mrs. Stone</text:p>
          </table:table-cell>
          <table:table-cell table:number-columns-repeated="16376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2" calcext:value-type="currency">
            <text:p>$1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imothy Snyder</text:p>
          </table:table-cell>
          <table:table-cell table:style-name="ce54" office:value-type="string" calcext:value-type="string">
            <text:p>On Tyranny: Twenty Lessons from the Twentieth Century</text:p>
          </table:table-cell>
          <table:table-cell table:number-columns-repeated="16376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19.62" calcext:value-type="currency">
            <text:p>$19.62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ilfred Owen</text:p>
          </table:table-cell>
          <table:table-cell table:style-name="ce54" office:value-type="string" calcext:value-type="string">
            <text:p>The War Poems Of Wilfred Owen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33" table:formula="of:=SUM([.C496:.C524])" office:value-type="currency" office:currency="USD" office:value="548.68" calcext:value-type="currency">
            <text:p>$548.68</text:p>
          </table:table-cell>
          <table:table-cell table:style-name="ce185" table:formula="of:=[.C525]*usd_euro" office:value-type="currency" office:currency="EUR" office:value="466.048792" calcext:value-type="currency">
            <text:p>466,05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68" calcext:value-type="currency">
            <text:p>$6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exandra Garbarini</text:p>
          </table:table-cell>
          <table:table-cell table:style-name="ce49" office:value-type="string" calcext:value-type="string">
            <text:p>Numbered Days: Diaries and the Holocaust</text:p>
          </table:table-cell>
          <table:table-cell table:number-columns-repeated="16376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mos Elon</text:p>
          </table:table-cell>
          <table:table-cell table:style-name="ce49" office:value-type="string" calcext:value-type="string">
            <text:p>The Pity of It All: A Portrait of the German-Jewish Epoch, 1743-1933</text:p>
          </table:table-cell>
          <table:table-cell table:number-columns-repeated="1637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65" calcext:value-type="currency">
            <text:p>$6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nie Leibovitz</text:p>
          </table:table-cell>
          <table:table-cell table:style-name="ce49" office:value-type="string" calcext:value-type="string">
            <text:p>A Photographer's Life: 1990-2005</text:p>
          </table:table-cell>
          <table:table-cell table:number-columns-repeated="1637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99" calcext:value-type="currency">
            <text:p>$19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ristopher R. Browning</text:p>
          </table:table-cell>
          <table:table-cell table:style-name="ce49" office:value-type="string" calcext:value-type="string">
            <text:p>Ordinary Men - Revised Edition</text:p>
          </table:table-cell>
          <table:table-cell table:number-columns-repeated="1637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4.99" calcext:value-type="currency">
            <text:p>$34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avid B. Dennis</text:p>
          </table:table-cell>
          <table:table-cell table:style-name="ce49" office:value-type="string" calcext:value-type="string">
            <text:p>Inhumanities</text:p>
          </table:table-cell>
          <table:table-cell table:number-columns-repeated="16376"/>
        </table:table-row>
        <table:table-row table:style-name="ro4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" calcext:value-type="currency">
            <text:p>$1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ith H. Beer, Susan Dworkin</text:p>
          </table:table-cell>
          <table:table-cell table:style-name="ce49" office:value-type="string" calcext:value-type="string">
            <text:p>The Nazi Officer's Wife: How One Jewish Woman Survived the Holocaust</text:p>
          </table:table-cell>
          <table:table-cell table:number-columns-repeated="16376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2.49" calcext:value-type="currency">
            <text:p>$22.4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k O'Neal, Berenice Abbott</text:p>
          </table:table-cell>
          <table:table-cell table:style-name="ce49" office:value-type="string" calcext:value-type="string">
            <text:p>Berenice Abbott: American Photographer (An Artpress book)</text:p>
          </table:table-cell>
          <table:table-cell table:number-columns-repeated="16376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.4" calcext:value-type="currency">
            <text:p>$14.4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nah Arendt</text:p>
          </table:table-cell>
          <table:table-cell table:style-name="ce49" office:value-type="string" calcext:value-type="string">
            <text:p>Eichmann in Jerusalem (Penguin Classics)</text:p>
          </table:table-cell>
          <table:table-cell table:number-columns-repeated="16376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7.5" calcext:value-type="currency">
            <text:p>$27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nnelore Brenner</text:p>
          </table:table-cell>
          <table:table-cell table:style-name="ce49" office:value-type="string" calcext:value-type="string">
            <text:p>The Girls of Room 28: Friendship, Hope, and Survival in Theresienstadt</text:p>
          </table:table-cell>
          <table:table-cell table:number-columns-repeated="16376"/>
        </table:table-row>
        <table:table-row table:style-name="ro4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3" calcext:value-type="currency">
            <text:p>$1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orman G. Finkelstein</text:p>
          </table:table-cell>
          <table:table-cell table:style-name="ce49" office:value-type="string" calcext:value-type="string">
            <text:p>The Holocaust Industry: Reflections on the Exploitation of Jewish Suffering</text:p>
          </table:table-cell>
          <table:table-cell table:number-columns-repeated="16376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eter Gay</text:p>
          </table:table-cell>
          <table:table-cell table:style-name="ce49" office:value-type="string" calcext:value-type="string">
            <text:p>My German Question: Growing Up in Nazi Berlin</text:p>
          </table:table-cell>
          <table:table-cell table:number-columns-repeated="16376"/>
        </table:table-row>
        <table:table-row table:style-name="ro5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.5" calcext:value-type="currency">
            <text:p>$12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andall L. Bytwerk</text:p>
          </table:table-cell>
          <table:table-cell table:style-name="ce49" office:value-type="string" calcext:value-type="string">
            <text:p>Bending Spines: The Propagandas of Nazi Germany and the German Democratic Republic (Rhetoric &amp;amp; Public Affairs)</text:p>
          </table:table-cell>
          <table:table-cell table:number-columns-repeated="16376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9.95" calcext:value-type="currency">
            <text:p>$2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ichard Breitman, Allan J. Lichtman</text:p>
          </table:table-cell>
          <table:table-cell table:style-name="ce49" office:value-type="string" calcext:value-type="string">
            <text:p>FDR and the Jews</text:p>
          </table:table-cell>
          <table:table-cell table:number-columns-repeated="1637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75" calcext:value-type="currency">
            <text:p>$7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Annie Leibovitz: Portraits 2005-2016</text:p>
          </table:table-cell>
          <table:table-cell table:number-columns-repeated="16376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24" calcext:value-type="currency">
            <text:p>$24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The Diary of Petr Ginz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133" table:formula="of:=SUM([.C527:.C541])" office:value-type="currency" office:currency="USD" office:value="452.82" calcext:value-type="currency">
            <text:p>$452.82</text:p>
          </table:table-cell>
          <table:table-cell table:style-name="ce185" table:formula="of:=[.C542]*usd_euro" office:value-type="currency" office:currency="EUR" office:value="384.625308" calcext:value-type="currency">
            <text:p>384,6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bel J. Herzberg</text:p>
          </table:table-cell>
          <table:table-cell table:style-name="ce54" office:value-type="string" calcext:value-type="string">
            <text:p>Between Two Streams: A Diary from Bergen-Belsen</text:p>
          </table:table-cell>
          <table:table-cell table:number-columns-repeated="16376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enny Morris</text:p>
          </table:table-cell>
          <table:table-cell table:style-name="ce54" office:value-type="string" calcext:value-type="string">
            <text:p>1948: A History of the First Arab-Israeli War</text:p>
          </table:table-cell>
          <table:table-cell table:number-columns-repeated="16376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ettina Stangneth</text:p>
          </table:table-cell>
          <table:table-cell table:style-name="ce54" office:value-type="string" calcext:value-type="string">
            <text:p>Eichmann Before Jerusalem: The Unexamined Life of a Mass Murderer</text:p>
          </table:table-cell>
          <table:table-cell table:number-columns-repeated="16376"/>
        </table:table-row>
        <table:table-row table:style-name="ro4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ristopher B. Krebs</text:p>
          </table:table-cell>
          <table:table-cell table:style-name="ce54" office:value-type="string" calcext:value-type="string">
            <text:p>A Most Dangerous Book: Tacitus's Germania from the Roman Empire to the Third Reich</text:p>
          </table:table-cell>
          <table:table-cell table:number-columns-repeated="16376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laudia Koonz</text:p>
          </table:table-cell>
          <table:table-cell table:style-name="ce54" office:value-type="string" calcext:value-type="string">
            <text:p>The Nazi Conscience</text:p>
          </table:table-cell>
          <table:table-cell table:number-columns-repeated="16376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.95" calcext:value-type="currency">
            <text:p>$2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eborah Hertz</text:p>
          </table:table-cell>
          <table:table-cell table:style-name="ce54" office:value-type="string" calcext:value-type="string">
            <text:p>Jewish High Society In Old Regime Berlin (Modern Jewish History)</text:p>
          </table:table-cell>
          <table:table-cell table:number-columns-repeated="16376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el L. Kraemer</text:p>
          </table:table-cell>
          <table:table-cell table:style-name="ce54" office:value-type="string" calcext:value-type="string">
            <text:p>Maimonides: The Life and World of One of Civilization's Greatest Minds</text:p>
          </table:table-cell>
          <table:table-cell table:number-columns-repeated="16376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41" calcext:value-type="currency">
            <text:p>$4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é Antonio Vaca de Osma</text:p>
          </table:table-cell>
          <table:table-cell table:style-name="ce54" office:value-type="string" calcext:value-type="string">
            <text:p>Los vascos en la Historia de España</text:p>
          </table:table-cell>
          <table:table-cell table:number-columns-repeated="16376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9" calcext:value-type="currency">
            <text:p>$15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ati Marton</text:p>
          </table:table-cell>
          <table:table-cell table:style-name="ce54" office:value-type="string" calcext:value-type="string">
            <text:p>Great Escape</text:p>
          </table:table-cell>
          <table:table-cell table:number-columns-repeated="16376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chael Burleigh</text:p>
          </table:table-cell>
          <table:table-cell table:style-name="ce54" office:value-type="string" calcext:value-type="string">
            <text:p>The Third Reich: A New History</text:p>
          </table:table-cell>
          <table:table-cell table:number-columns-repeated="16376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.19" calcext:value-type="currency">
            <text:p>$27.1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orbert Elias</text:p>
          </table:table-cell>
          <table:table-cell table:style-name="ce54" office:value-type="string" calcext:value-type="string">
            <text:p>The Germans</text:p>
          </table:table-cell>
          <table:table-cell table:number-columns-repeated="16376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8.87" calcext:value-type="currency">
            <text:p>$38.87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' Chaim Yitzchok Wolgelernter</text:p>
          </table:table-cell>
          <table:table-cell table:style-name="ce54" office:value-type="string" calcext:value-type="string">
            <text:p>The Unfinished Diary; A Chronicle of Tears</text:p>
          </table:table-cell>
          <table:table-cell table:number-columns-repeated="16376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ul Hilberg</text:p>
          </table:table-cell>
          <table:table-cell table:style-name="ce54" office:value-type="string" calcext:value-type="string">
            <text:p>Perpetrators Victims Bystanders: The Jewish Catastrophe, 1933-1945</text:p>
          </table:table-cell>
          <table:table-cell table:number-columns-repeated="16376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4.95" calcext:value-type="currency">
            <text:p>$1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anley Ely</text:p>
          </table:table-cell>
          <table:table-cell table:style-name="ce54" office:value-type="string" calcext:value-type="string">
            <text:p>In Jewish Texas: A Family Memoir</text:p>
          </table:table-cell>
          <table:table-cell table:number-columns-repeated="16376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alter Kempowski</text:p>
          </table:table-cell>
          <table:table-cell table:style-name="ce54" office:value-type="string" calcext:value-type="string">
            <text:p>Swansong 1945: A Collective Diary of the Last Days of the Third Reich</text:p>
          </table:table-cell>
          <table:table-cell table:number-columns-repeated="16376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Hitler's Exiles: Personal Stories of the Flight from Nazi Germany to America</text:p>
          </table:table-cell>
          <table:table-cell table:number-columns-repeated="16376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23" calcext:value-type="currency">
            <text:p>$23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The Provincials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33" table:formula="of:=SUM([.C544:.C560])" office:value-type="currency" office:currency="USD" office:value="453.85" calcext:value-type="currency">
            <text:p>$453.85</text:p>
          </table:table-cell>
          <table:table-cell table:style-name="ce185" table:formula="of:=[.C561]*usd_euro" office:value-type="currency" office:currency="EUR" office:value="385.50019" calcext:value-type="currency">
            <text:p>385,5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3.95" calcext:value-type="currency">
            <text:p>$1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aron Lansky</text:p>
          </table:table-cell>
          <table:table-cell table:style-name="ce49" office:value-type="string" calcext:value-type="string">
            <text:p>Outwitting History: The Amazing Adventures of a Man Who Rescued a Million Yiddish Books</text:p>
          </table:table-cell>
          <table:table-cell table:number-columns-repeated="16376"/>
        </table:table-row>
        <table:table-row table:style-name="ro5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5.98" calcext:value-type="currency">
            <text:p>$15.98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ja Werth, Brigitte Sporrer, Alena Hrbkova, Food Look Studios Staff (Contribution by)</text:p>
          </table:table-cell>
          <table:table-cell table:style-name="ce49" office:value-type="string" calcext:value-type="string">
            <text:p>Tapas</text:p>
          </table:table-cell>
          <table:table-cell table:number-columns-repeated="16376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arolyn Phillips</text:p>
          </table:table-cell>
          <table:table-cell table:style-name="ce49" office:value-type="string" calcext:value-type="string">
            <text:p>All Under Heaven: Recipes from the 35 Cuisines of China</text:p>
          </table:table-cell>
          <table:table-cell table:number-columns-repeated="1637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61.59" calcext:value-type="currency">
            <text:p>$61.5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ileen Yin-Fei Lo</text:p>
          </table:table-cell>
          <table:table-cell table:style-name="ce49" office:value-type="string" calcext:value-type="string">
            <text:p>Mastering the Art of Chinese Cooking</text:p>
          </table:table-cell>
          <table:table-cell table:number-columns-repeated="16376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uchsia Dunlop</text:p>
          </table:table-cell>
          <table:table-cell table:style-name="ce49" office:value-type="string" calcext:value-type="string">
            <text:p>Every Grain of Rice: Simple Chinese Home Cooking</text:p>
          </table:table-cell>
          <table:table-cell table:number-columns-repeated="16376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uchsia Dunlop</text:p>
          </table:table-cell>
          <table:table-cell table:style-name="ce49" office:value-type="string" calcext:value-type="string">
            <text:p>Land of Plenty: A Treasury of Authentic Sichuan Cooking</text:p>
          </table:table-cell>
          <table:table-cell table:number-columns-repeated="16376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erald Hirigoyen, Cameron Hirigoyen</text:p>
          </table:table-cell>
          <table:table-cell table:style-name="ce49" office:value-type="string" calcext:value-type="string">
            <text:p>The Basque Kitchen: Tempting Food from the Pyrenees</text:p>
          </table:table-cell>
          <table:table-cell table:number-columns-repeated="16376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6.95" calcext:value-type="currency">
            <text:p>$26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nc. Junior League of Atlanta</text:p>
          </table:table-cell>
          <table:table-cell table:style-name="ce49" office:value-type="string" calcext:value-type="string">
            <text:p>True Grits: Tall Tales and Recipes from the New South</text:p>
          </table:table-cell>
          <table:table-cell table:number-columns-repeated="1637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" calcext:value-type="currency">
            <text:p>$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ulia Child</text:p>
          </table:table-cell>
          <table:table-cell table:style-name="ce49" office:value-type="string" calcext:value-type="string">
            <text:p>The French Chef Cookbook</text:p>
          </table:table-cell>
          <table:table-cell table:number-columns-repeated="1637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en Hom</text:p>
          </table:table-cell>
          <table:table-cell table:style-name="ce49" office:value-type="string" calcext:value-type="string">
            <text:p>Complete Chinese Cookbook</text:p>
          </table:table-cell>
          <table:table-cell table:number-columns-repeated="16376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9.99" calcext:value-type="currency">
            <text:p>$19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ollie Katzen</text:p>
          </table:table-cell>
          <table:table-cell table:style-name="ce49" office:value-type="string" calcext:value-type="string">
            <text:p>The New Moosewood Cookbook (Mollie Katzen's Classic Cooking)</text:p>
          </table:table-cell>
          <table:table-cell table:number-columns-repeated="1637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" calcext:value-type="currency">
            <text:p>$1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rimo Levi</text:p>
          </table:table-cell>
          <table:table-cell table:style-name="ce49" office:value-type="string" calcext:value-type="string">
            <text:p>The Drowned and the Saved</text:p>
          </table:table-cell>
          <table:table-cell table:number-columns-repeated="16376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3.95" calcext:value-type="currency">
            <text:p>$2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Victor Klemperer</text:p>
          </table:table-cell>
          <table:table-cell table:style-name="ce49" office:value-type="string" calcext:value-type="string">
            <text:p>I Will Bear Witness: A Diary of the Nazi Years, 1933-1941</text:p>
          </table:table-cell>
          <table:table-cell table:number-columns-repeated="16376"/>
        </table:table-row>
        <table:table-row table:style-name="ro4">
          <table:table-cell table:style-name="ce18" office:value-type="float" office:value="20" calcext:value-type="float">
            <text:p>20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6.95" calcext:value-type="currency">
            <text:p>$26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Victor Klemperer</text:p>
          </table:table-cell>
          <table:table-cell table:style-name="ce49" office:value-type="string" calcext:value-type="string">
            <text:p>Language of the Third Reich: LTI: Lingua Tertii Imperii (Bloomsbury Revelations)</text:p>
          </table:table-cell>
          <table:table-cell table:number-columns-repeated="16376"/>
        </table:table-row>
        <table:table-row table:style-name="ro4">
          <table:table-cell table:style-name="ce19" office:value-type="float" office:value="20" calcext:value-type="float">
            <text:p>20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20" calcext:value-type="currency">
            <text:p>$20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Travels in the Reich, 1933-1945: Foreign Authors Report from Germany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33" table:formula="of:=SUM([.C563:.C577])" office:value-type="currency" office:currency="USD" office:value="400.36" calcext:value-type="currency">
            <text:p>$400.36</text:p>
          </table:table-cell>
          <table:table-cell table:style-name="ce185" table:formula="of:=[.C578]*usd_euro" office:value-type="currency" office:currency="EUR" office:value="340.065784" calcext:value-type="currency">
            <text:p>340,0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an Riding</text:p>
          </table:table-cell>
          <table:table-cell table:style-name="ce54" office:value-type="string" calcext:value-type="string">
            <text:p>And the Show Went On: Cultural Life in Nazi-Occupied Paris (Vintage)</text:p>
          </table:table-cell>
          <table:table-cell table:number-columns-repeated="16376"/>
        </table:table-row>
        <table:table-row table:style-name="ro4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" calcext:value-type="currency">
            <text:p>$2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exandra Zapruder</text:p>
          </table:table-cell>
          <table:table-cell table:style-name="ce54" office:value-type="string" calcext:value-type="string">
            <text:p>Salvaged Pages: Young Writers' Diaries of the Holocaust, Second Edi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2.5" calcext:value-type="currency">
            <text:p>$32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ernard Wasserstein</text:p>
          </table:table-cell>
          <table:table-cell table:style-name="ce54" office:value-type="string" calcext:value-type="string">
            <text:p>On the Eve: The Jews of Europe Before the Second World War</text:p>
          </table:table-cell>
          <table:table-cell table:number-columns-repeated="16376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injamin Wilkomirski</text:p>
          </table:table-cell>
          <table:table-cell table:style-name="ce54" office:value-type="string" calcext:value-type="string">
            <text:p>Fragments: Memories of a Wartime Childhood</text:p>
          </table:table-cell>
          <table:table-cell table:number-columns-repeated="1637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9.77" calcext:value-type="currency">
            <text:p>$9.77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rassai</text:p>
          </table:table-cell>
          <table:table-cell table:style-name="ce54" office:value-type="string" calcext:value-type="string">
            <text:p>Brassai: Letters to My Parents</text:p>
          </table:table-cell>
          <table:table-cell table:number-columns-repeated="1637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2.5" calcext:value-type="currency">
            <text:p>$32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n Stone</text:p>
          </table:table-cell>
          <table:table-cell table:style-name="ce54" office:value-type="string" calcext:value-type="string">
            <text:p>The Holocaust</text:p>
          </table:table-cell>
          <table:table-cell table:number-columns-repeated="16376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5" calcext:value-type="currency">
            <text:p>$1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wid Sierakowiak</text:p>
          </table:table-cell>
          <table:table-cell table:style-name="ce54" office:value-type="string" calcext:value-type="string">
            <text:p>Diary of Dawid Sierakowiak : Five Notebooks from the Lodz Ghetto</text:p>
          </table:table-cell>
          <table:table-cell table:number-columns-repeated="1637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7" calcext:value-type="currency">
            <text:p>$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ugene Kogan</text:p>
          </table:table-cell>
          <table:table-cell table:style-name="ce54" office:value-type="string" calcext:value-type="string">
            <text:p>Theory/Practice Hell</text:p>
          </table:table-cell>
          <table:table-cell table:number-columns-repeated="16376"/>
        </table:table-row>
        <table:table-row table:style-name="ro4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8" calcext:value-type="currency">
            <text:p>$2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raldine Schwarz</text:p>
          </table:table-cell>
          <table:table-cell table:style-name="ce54" office:value-type="string" calcext:value-type="string">
            <text:p>Those Who Forget: My Family's Story in Nazi Europe - A Memoir, a History, a Warning</text:p>
          </table:table-cell>
          <table:table-cell table:number-columns-repeated="1637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17.5" calcext:value-type="currency">
            <text:p>$117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itta Sereny</text:p>
          </table:table-cell>
          <table:table-cell table:style-name="ce54" office:value-type="string" calcext:value-type="string">
            <text:p>Into That Darkness</text:p>
          </table:table-cell>
          <table:table-cell table:number-columns-repeated="16376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4.95" calcext:value-type="currency">
            <text:p>$2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lga Weiss</text:p>
          </table:table-cell>
          <table:table-cell table:style-name="ce54" office:value-type="string" calcext:value-type="string">
            <text:p>Helga's Diary: A Young Girl's Account of Life in a Concentration Camp</text:p>
          </table:table-cell>
          <table:table-cell table:number-columns-repeated="1637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.99" calcext:value-type="currency">
            <text:p>$35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rbert Weir Smyth</text:p>
          </table:table-cell>
          <table:table-cell table:style-name="ce54" office:value-type="string" calcext:value-type="string">
            <text:p>Greek Grammar</text:p>
          </table:table-cell>
          <table:table-cell table:number-columns-repeated="1637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.31" calcext:value-type="currency">
            <text:p>$17.31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nge Scholl</text:p>
          </table:table-cell>
          <table:table-cell table:style-name="ce54" office:value-type="string" calcext:value-type="string">
            <text:p>The White Rose: Munich, 1942-1943</text:p>
          </table:table-cell>
          <table:table-cell table:number-columns-repeated="16376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95" calcext:value-type="currency">
            <text:p>$16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eph Roth</text:p>
          </table:table-cell>
          <table:table-cell table:style-name="ce54" office:value-type="string" calcext:value-type="string">
            <text:p>What I Saw: Reports from Berlin 1920-1933</text:p>
          </table:table-cell>
          <table:table-cell table:number-columns-repeated="1637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eon Werth</text:p>
          </table:table-cell>
          <table:table-cell table:style-name="ce54" office:value-type="string" calcext:value-type="string">
            <text:p>33 Days: A Memoir (Neversink)</text:p>
          </table:table-cell>
          <table:table-cell table:number-columns-repeated="1637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1.95" calcext:value-type="currency">
            <text:p>$31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ulana Muhammad Ali</text:p>
          </table:table-cell>
          <table:table-cell table:style-name="ce54" office:value-type="string" calcext:value-type="string">
            <text:p>Holy Quran</text:p>
          </table:table-cell>
          <table:table-cell table:number-columns-repeated="1637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9.99" calcext:value-type="currency">
            <text:p>$29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athan Thrall</text:p>
          </table:table-cell>
          <table:table-cell table:style-name="ce54" office:value-type="string" calcext:value-type="string">
            <text:p>A Day in the Life of Abed Salama</text:p>
          </table:table-cell>
          <table:table-cell table:number-columns-repeated="16376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ikolaus Wachsmann</text:p>
          </table:table-cell>
          <table:table-cell table:style-name="ce54" office:value-type="string" calcext:value-type="string">
            <text:p>KL: A History of the Nazi Concentration Camps</text:p>
          </table:table-cell>
          <table:table-cell table:number-columns-repeated="1637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2.5" calcext:value-type="currency">
            <text:p>$32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ina Siegal</text:p>
          </table:table-cell>
          <table:table-cell table:style-name="ce54" office:value-type="string" calcext:value-type="string">
            <text:p>The Diary Keepers</text:p>
          </table:table-cell>
          <table:table-cell table:number-columns-repeated="16376"/>
        </table:table-row>
        <table:table-row table:style-name="ro5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9.95" calcext:value-type="currency">
            <text:p>$2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vel Weiner (Translator), Karen Weiner (Editor), Debórah Dwork (Introduction by)</text:p>
          </table:table-cell>
          <table:table-cell table:style-name="ce54" office:value-type="string" calcext:value-type="string">
            <text:p>A Boy in Terezín</text:p>
          </table:table-cell>
          <table:table-cell table:number-columns-repeated="16376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5" calcext:value-type="currency">
            <text:p>$1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eter Viereck</text:p>
          </table:table-cell>
          <table:table-cell table:style-name="ce54" office:value-type="string" calcext:value-type="string">
            <text:p>Metapolitics: From Wagner and the German Romantics to Hitler</text:p>
          </table:table-cell>
          <table:table-cell table:number-columns-repeated="16376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eve Wick</text:p>
          </table:table-cell>
          <table:table-cell table:style-name="ce54" office:value-type="string" calcext:value-type="string">
            <text:p>The Long Night: William L. Shirer and the Rise and Fall of the Third Reich</text:p>
          </table:table-cell>
          <table:table-cell table:number-columns-repeated="16376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0.64" calcext:value-type="currency">
            <text:p>$20.64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zvetan Todorov</text:p>
          </table:table-cell>
          <table:table-cell table:style-name="ce54" office:value-type="string" calcext:value-type="string">
            <text:p>Facing The Extreme: Moral Life in the Concentration Camps</text:p>
          </table:table-cell>
          <table:table-cell table:number-columns-repeated="16376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Volker Ullrich, Jefferson Chase (Translator)</text:p>
          </table:table-cell>
          <table:table-cell table:style-name="ce54" office:value-type="string" calcext:value-type="string">
            <text:p>Germany 1923</text:p>
          </table:table-cell>
          <table:table-cell table:number-columns-repeated="16376"/>
        </table:table-row>
        <table:table-row table:style-name="ro2">
          <table:table-cell table:style-name="ce17" office:value-type="float" office:value="21" calcext:value-type="float">
            <text:p>21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13.95" calcext:value-type="currency">
            <text:p>$13.95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Yan-kit So</text:p>
          </table:table-cell>
          <table:table-cell table:style-name="ce54" office:value-type="string" calcext:value-type="string">
            <text:p>DK Living: Yan-Kit's Classic Chinese Cookbook</text:p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33" table:formula="of:=SUM([.C580:.C604])" office:value-type="currency" office:currency="USD" office:value="689.3" calcext:value-type="currency">
            <text:p>$689.30</text:p>
          </table:table-cell>
          <table:table-cell table:style-name="ce185" table:formula="of:=[.C605]*usd_euro" office:value-type="currency" office:currency="EUR" office:value="585.49142" calcext:value-type="currency">
            <text:p>585,4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7.99" calcext:value-type="currency">
            <text:p>$27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ob the Drag Queen</text:p>
          </table:table-cell>
          <table:table-cell table:style-name="ce49" office:value-type="string" calcext:value-type="string">
            <text:p>Harriet Tubman: Live in Concert</text:p>
          </table:table-cell>
          <table:table-cell table:number-columns-repeated="16376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3.81" calcext:value-type="currency">
            <text:p>$13.81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atherine B Avery</text:p>
          </table:table-cell>
          <table:table-cell table:style-name="ce49" office:value-type="string" calcext:value-type="string">
            <text:p>The New Century Classical Handbook</text:p>
          </table:table-cell>
          <table:table-cell table:number-columns-repeated="1637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arles Dickens</text:p>
          </table:table-cell>
          <table:table-cell table:style-name="ce49" office:value-type="string" calcext:value-type="string">
            <text:p>A Christmas Carol</text:p>
          </table:table-cell>
          <table:table-cell table:number-columns-repeated="1637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.98" calcext:value-type="currency">
            <text:p>$10.98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oris Lessing</text:p>
          </table:table-cell>
          <table:table-cell table:style-name="ce49" office:value-type="string" calcext:value-type="string">
            <text:p>The Golden Notebook: A Novel (P.S.)</text:p>
          </table:table-cell>
          <table:table-cell table:number-columns-repeated="16376"/>
        </table:table-row>
        <table:table-row table:style-name="ro4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49.98" calcext:value-type="currency">
            <text:p>$49.98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siod</text:p>
          </table:table-cell>
          <table:table-cell table:style-name="ce49" office:value-type="string" calcext:value-type="string">
            <text:p>Hesiod: Volume I, Theogony. Works and Days. Testimonia (Loeb Classical Library No. 57N) (v. 1)</text:p>
          </table:table-cell>
          <table:table-cell table:number-columns-repeated="16376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3.95" calcext:value-type="currency">
            <text:p>$1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.otto Seibold, Vivian Walsh</text:p>
          </table:table-cell>
          <table:table-cell table:style-name="ce49" office:value-type="string" calcext:value-type="string">
            <text:p>Olive, the Other Reindeer</text:p>
          </table:table-cell>
          <table:table-cell table:number-columns-repeated="1637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4.83" calcext:value-type="currency">
            <text:p>$14.83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an Rhys</text:p>
          </table:table-cell>
          <table:table-cell table:style-name="ce49" office:value-type="string" calcext:value-type="string">
            <text:p>After Leaving Mr. MacKenzie</text:p>
          </table:table-cell>
          <table:table-cell table:number-columns-repeated="1637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.75" calcext:value-type="currency">
            <text:p>$10.7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an Rhys</text:p>
          </table:table-cell>
          <table:table-cell table:style-name="ce49" office:value-type="string" calcext:value-type="string">
            <text:p>Jean Rhys: The Complete Novels</text:p>
          </table:table-cell>
          <table:table-cell table:number-columns-repeated="1637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3.95" calcext:value-type="currency">
            <text:p>$23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an Didion</text:p>
          </table:table-cell>
          <table:table-cell table:style-name="ce49" office:value-type="string" calcext:value-type="string">
            <text:p>The Year of Magical Thinking</text:p>
          </table:table-cell>
          <table:table-cell table:number-columns-repeated="16376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8.95" calcext:value-type="currency">
            <text:p>$18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tin Yan</text:p>
          </table:table-cell>
          <table:table-cell table:style-name="ce49" office:value-type="string" calcext:value-type="string">
            <text:p>Martin Yan's Culinary Journey Through China</text:p>
          </table:table-cell>
          <table:table-cell table:number-columns-repeated="16376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Oswald Spengler</text:p>
          </table:table-cell>
          <table:table-cell table:style-name="ce49" office:value-type="string" calcext:value-type="string">
            <text:p>The Decline of the West, Vol. 2: Perspectives of World History</text:p>
          </table:table-cell>
          <table:table-cell table:number-columns-repeated="16376"/>
        </table:table-row>
        <table:table-row table:style-name="ro4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2.99" calcext:value-type="currency">
            <text:p>$12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uline Harmange, Natasha Lehrer (Translator)</text:p>
          </table:table-cell>
          <table:table-cell table:style-name="ce49" office:value-type="string" calcext:value-type="string">
            <text:p>I Hate Men</text:p>
          </table:table-cell>
          <table:table-cell table:number-columns-repeated="1637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8.95" calcext:value-type="currency">
            <text:p>$18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ulo Coelho</text:p>
          </table:table-cell>
          <table:table-cell table:style-name="ce49" office:value-type="string" calcext:value-type="string">
            <text:p>Manual del Guerrero de la Luz</text:p>
          </table:table-cell>
          <table:table-cell table:number-columns-repeated="16376"/>
        </table:table-row>
        <table:table-row table:style-name="ro4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2.99" calcext:value-type="currency">
            <text:p>$22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eter Wyden</text:p>
          </table:table-cell>
          <table:table-cell table:style-name="ce49" office:value-type="string" calcext:value-type="string">
            <text:p>Stella : One Woman's True Tale of Evil, Betrayal, and Survival in Hitler's Germany</text:p>
          </table:table-cell>
          <table:table-cell table:number-columns-repeated="1637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71.34" calcext:value-type="currency">
            <text:p>$71.34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ebastian Schütze</text:p>
          </table:table-cell>
          <table:table-cell table:style-name="ce49" office:value-type="string" calcext:value-type="string">
            <text:p>Caravaggio: Complete Works</text:p>
          </table:table-cell>
          <table:table-cell table:number-columns-repeated="16376"/>
        </table:table-row>
        <table:table-row table:style-name="ro4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0.29" calcext:value-type="currency">
            <text:p>$20.2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odd Downs</text:p>
          </table:table-cell>
          <table:table-cell table:style-name="ce49" office:value-type="string" calcext:value-type="string">
            <text:p>The Bicycling Guide to Complete Bicycle Maintenance &amp;amp; Repair: For Road &amp;amp; Mountain Bikes</text:p>
          </table:table-cell>
          <table:table-cell table:number-columns-repeated="16376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2.95" calcext:value-type="currency">
            <text:p>$22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oni Morrison</text:p>
          </table:table-cell>
          <table:table-cell table:style-name="ce49" office:value-type="string" calcext:value-type="string">
            <text:p>The Origin of Others (The Charles Eliot Norton Lectures)</text:p>
          </table:table-cell>
          <table:table-cell table:number-columns-repeated="1637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4" calcext:value-type="currency">
            <text:p>$2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V.S. Naipaul</text:p>
          </table:table-cell>
          <table:table-cell table:style-name="ce49" office:value-type="string" calcext:value-type="string">
            <text:p>Literary Occasions: Essays</text:p>
          </table:table-cell>
          <table:table-cell table:number-columns-repeated="1637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2" calcext:value-type="currency">
            <text:p>$2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Faulkner</text:p>
          </table:table-cell>
          <table:table-cell table:style-name="ce49" office:value-type="string" calcext:value-type="string">
            <text:p>A Fable (Vintage International)</text:p>
          </table:table-cell>
          <table:table-cell table:number-columns-repeated="16376"/>
        </table:table-row>
        <table:table-row table:style-name="ro5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5.97" calcext:value-type="currency">
            <text:p>$35.97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An Intermediate Greek-English Lexicon: Founded upon the Seventh Edition of Liddell and Scott's Greek-English Lexicon</text:p>
          </table:table-cell>
          <table:table-cell table:number-columns-repeated="16376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9.95" calcext:value-type="currency">
            <text:p>$2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Big Blue Book of Bicycle Repair - 4th Edition</text:p>
          </table:table-cell>
          <table:table-cell table:number-columns-repeated="16376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65" calcext:value-type="currency">
            <text:p>$65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My Buddy: World War II Laid Bare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40" table:formula="of:=SUM([.C607:.C628])" office:value-type="currency" office:currency="USD" office:value="584.62" calcext:value-type="currency">
            <text:p>$584.62</text:p>
          </table:table-cell>
          <table:table-cell table:style-name="ce207" table:formula="of:=[.C629]*usd_euro" office:value-type="currency" office:currency="EUR" office:value="496.576228" calcext:value-type="currency">
            <text:p>496,5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.95" calcext:value-type="currency">
            <text:p>$2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lan Gurganus</text:p>
          </table:table-cell>
          <table:table-cell table:style-name="ce54" office:value-type="string" calcext:value-type="string">
            <text:p>The Uncollected Stories of Allan Gurganus</text:p>
          </table:table-cell>
          <table:table-cell table:number-columns-repeated="16376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9" calcext:value-type="currency">
            <text:p>$15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manda Gorman</text:p>
          </table:table-cell>
          <table:table-cell table:style-name="ce54" office:value-type="string" calcext:value-type="string">
            <text:p>Hill We Climb: An Inaugural Poem for the Country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.49" calcext:value-type="currency">
            <text:p>$3.4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mbrose Bierce</text:p>
          </table:table-cell>
          <table:table-cell table:style-name="ce54" office:value-type="string" calcext:value-type="string">
            <text:p>The Coup de Grace</text:p>
          </table:table-cell>
          <table:table-cell table:number-columns-repeated="16376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ne Fadiman</text:p>
          </table:table-cell>
          <table:table-cell table:style-name="ce54" office:value-type="string" calcext:value-type="string">
            <text:p>Ex Libris: Confessions of a Common Reader</text:p>
          </table:table-cell>
          <table:table-cell table:number-columns-repeated="16376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9.95" calcext:value-type="currency">
            <text:p>$1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rchie P. McDonald, Ronald L. Spiller</text:p>
          </table:table-cell>
          <table:table-cell table:style-name="ce54" office:value-type="string" calcext:value-type="string">
            <text:p>Notable East Texans</text:p>
          </table:table-cell>
          <table:table-cell table:number-columns-repeated="16376"/>
        </table:table-row>
        <table:table-row table:style-name="ro5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85" calcext:value-type="currency">
            <text:p>$8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enjamin Graham, David Dodd, Seth A. Klarman, Warren Buffett (Foreword by)</text:p>
          </table:table-cell>
          <table:table-cell table:style-name="ce54" office:value-type="string" calcext:value-type="string">
            <text:p>Security Analysis, Seventh Edition: Principles and Techniques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1.4" calcext:value-type="currency">
            <text:p>$21.4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lette</text:p>
          </table:table-cell>
          <table:table-cell table:style-name="ce54" office:value-type="string" calcext:value-type="string">
            <text:p>Flowers and Fruit</text:p>
          </table:table-cell>
          <table:table-cell table:number-columns-repeated="16376"/>
        </table:table-row>
        <table:table-row table:style-name="ro4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6.84" calcext:value-type="currency">
            <text:p>$16.84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vid Edmonds, John Eidinow</text:p>
          </table:table-cell>
          <table:table-cell table:style-name="ce54" office:value-type="string" calcext:value-type="string">
            <text:p>Wittgenstein's Poker: The Story of a Ten-Minute Argument Between Two Great Philosophers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0.86" calcext:value-type="currency">
            <text:p>$30.86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orge Steiner</text:p>
          </table:table-cell>
          <table:table-cell table:style-name="ce54" office:value-type="string" calcext:value-type="string">
            <text:p>Errata</text:p>
          </table:table-cell>
          <table:table-cell table:number-columns-repeated="16376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2" calcext:value-type="currency">
            <text:p>$2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mre Kertesz, Tim Wilkinson</text:p>
          </table:table-cell>
          <table:table-cell table:style-name="ce54" office:value-type="string" calcext:value-type="string">
            <text:p>Liquidation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9.99" calcext:value-type="currency">
            <text:p>$9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mes Baldwin</text:p>
          </table:table-cell>
          <table:table-cell table:style-name="ce54" office:value-type="string" calcext:value-type="string">
            <text:p>If Beale Street Could Talk</text:p>
          </table:table-cell>
          <table:table-cell table:number-columns-repeated="16376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4.73" calcext:value-type="currency">
            <text:p>$4.73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mes Kavanaugh</text:p>
          </table:table-cell>
          <table:table-cell table:style-name="ce54" office:value-type="string" calcext:value-type="string">
            <text:p>There Are Men Too Gentle To Live Among Wolves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5.95" calcext:value-type="currency">
            <text:p>$15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vier Marías</text:p>
          </table:table-cell>
          <table:table-cell table:style-name="ce54" office:value-type="string" calcext:value-type="string">
            <text:p>Entre Eternidades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8.95" calcext:value-type="currency">
            <text:p>$8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an Didion</text:p>
          </table:table-cell>
          <table:table-cell table:style-name="ce54" office:value-type="string" calcext:value-type="string">
            <text:p>A Book of Common Prayer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2" calcext:value-type="currency">
            <text:p>$2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an Didion</text:p>
          </table:table-cell>
          <table:table-cell table:style-name="ce54" office:value-type="string" calcext:value-type="string">
            <text:p>After Henry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.95" calcext:value-type="currency">
            <text:p>$13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an Didion</text:p>
          </table:table-cell>
          <table:table-cell table:style-name="ce54" office:value-type="string" calcext:value-type="string">
            <text:p>Democracy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7.95" calcext:value-type="currency">
            <text:p>$1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an Didion</text:p>
          </table:table-cell>
          <table:table-cell table:style-name="ce54" office:value-type="string" calcext:value-type="string">
            <text:p>Miami</text:p>
          </table:table-cell>
          <table:table-cell table:number-columns-repeated="16376"/>
        </table:table-row>
        <table:table-row table:style-name="ro3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7" calcext:value-type="currency">
            <text:p>$2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hn C. Bogle</text:p>
          </table:table-cell>
          <table:table-cell table:style-name="ce54" office:value-type="string" calcext:value-type="string">
            <text:p>The Little Book of Common Sense Investing: The Only Way to Guarantee Your Fair Share of Stock Market Returns (Little Books. Big Profits)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13.46" calcext:value-type="currency">
            <text:p>$13.46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rguerite Yourcenar</text:p>
          </table:table-cell>
          <table:table-cell table:style-name="ce54" office:value-type="string" calcext:value-type="string">
            <text:p>The Dark Brain of Piranesi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.99" calcext:value-type="currency">
            <text:p>$25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ulo Coelho</text:p>
          </table:table-cell>
          <table:table-cell table:style-name="ce54" office:value-type="string" calcext:value-type="string">
            <text:p>Alchemist, The 25th Anniversary</text:p>
          </table:table-cell>
          <table:table-cell table:number-columns-repeated="1637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25.99" calcext:value-type="currency">
            <text:p>$25.99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ebastian Junger</text:p>
          </table:table-cell>
          <table:table-cell table:style-name="ce54" office:value-type="string" calcext:value-type="string">
            <text:p>Freedom</text:p>
          </table:table-cell>
          <table:table-cell table:number-columns-repeated="16376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table:style-name="ce30" office:value-type="string" calcext:value-type="string">
            <text:p>libro</text:p>
          </table:table-cell>
          <table:table-cell table:style-name="ce128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husha Guppy</text:p>
          </table:table-cell>
          <table:table-cell table:style-name="ce54" office:value-type="string" calcext:value-type="string">
            <text:p>The Secret of Laughter: Magical Tales from Classical Persia</text:p>
          </table:table-cell>
          <table:table-cell table:number-columns-repeated="16376"/>
        </table:table-row>
        <table:table-row table:style-name="ro2">
          <table:table-cell table:style-name="ce17" office:value-type="float" office:value="23" calcext:value-type="float">
            <text:p>23</text:p>
          </table:table-cell>
          <table:table-cell table:style-name="ce31" office:value-type="string" calcext:value-type="string">
            <text:p>libro</text:p>
          </table:table-cell>
          <table:table-cell table:style-name="ce129" office:value-type="currency" office:currency="USD" office:value="7.3" calcext:value-type="currency">
            <text:p>$7.3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illiam L. Shirer</text:p>
          </table:table-cell>
          <table:table-cell table:style-name="ce54" office:value-type="string" calcext:value-type="string">
            <text:p>Berlin Diary: The Journal of a Foreign Correspondent, 1934-1941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33" table:formula="of:=SUM([.C631:.C653])" office:value-type="currency" office:currency="USD" office:value="482.74" calcext:value-type="currency">
            <text:p>$482.74</text:p>
          </table:table-cell>
          <table:table-cell table:style-name="ce185" table:formula="of:=[.C654]*usd_euro" office:value-type="currency" office:currency="EUR" office:value="410.039356" calcext:value-type="currency">
            <text:p>410,04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coholics Anonymous</text:p>
          </table:table-cell>
          <table:table-cell table:style-name="ce49" office:value-type="string" calcext:value-type="string">
            <text:p>Twelve Steps and Twelve Traditions</text:p>
          </table:table-cell>
          <table:table-cell table:number-columns-repeated="16376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coholics Anonymous, Hazelden</text:p>
          </table:table-cell>
          <table:table-cell table:style-name="ce49" office:value-type="string" calcext:value-type="string">
            <text:p>Alcoholics Anonymous</text:p>
          </table:table-cell>
          <table:table-cell table:number-columns-repeated="16376"/>
        </table:table-row>
        <table:table-row table:style-name="ro5">
          <table:table-cell table:style-name="ce18" office:value-type="float" office:value="24" calcext:value-type="float">
            <text:p>2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2" calcext:value-type="currency">
            <text:p>$2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ruce C. Greenwald, Judd Kahn, Erin Bellissimo, Mark A. Cooper, Tano Santos</text:p>
          </table:table-cell>
          <table:table-cell table:style-name="ce49" office:value-type="string" calcext:value-type="string">
            <text:p>Value Investing: From Graham to Buffett and Beyond</text:p>
          </table:table-cell>
          <table:table-cell table:number-columns-repeated="16376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1.99" calcext:value-type="currency">
            <text:p>$21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urton G. Malkiel</text:p>
          </table:table-cell>
          <table:table-cell table:style-name="ce49" office:value-type="string" calcext:value-type="string">
            <text:p>A Random Walk down Wall Street</text:p>
          </table:table-cell>
          <table:table-cell table:number-columns-repeated="16376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avid Epstein</text:p>
          </table:table-cell>
          <table:table-cell table:style-name="ce49" office:value-type="string" calcext:value-type="string">
            <text:p>Range</text:p>
          </table:table-cell>
          <table:table-cell table:number-columns-repeated="16376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avid Foster Wallace</text:p>
          </table:table-cell>
          <table:table-cell table:style-name="ce49" office:value-type="string" calcext:value-type="string">
            <text:p>Consider the Lobster: And Other Essays</text:p>
          </table:table-cell>
          <table:table-cell table:number-columns-repeated="16376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7.62" calcext:value-type="currency">
            <text:p>$17.62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an Karski</text:p>
          </table:table-cell>
          <table:table-cell table:style-name="ce49" office:value-type="string" calcext:value-type="string">
            <text:p>Story of a Secret State: My Report to the World</text:p>
          </table:table-cell>
          <table:table-cell table:number-columns-repeated="16376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lcolm Gladwell</text:p>
          </table:table-cell>
          <table:table-cell table:style-name="ce49" office:value-type="string" calcext:value-type="string">
            <text:p>Talking to Strangers</text:p>
          </table:table-cell>
          <table:table-cell table:number-columns-repeated="16376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ico Rost, Núria Molines Galarza</text:p>
          </table:table-cell>
          <table:table-cell table:style-name="ce49" office:value-type="string" calcext:value-type="string">
            <text:p>Goethe en Dachau (Con-Texto) (Spanish Edition)</text:p>
          </table:table-cell>
          <table:table-cell table:number-columns-repeated="16376"/>
        </table:table-row>
        <table:table-row table:style-name="ro2">
          <table:table-cell table:style-name="ce19" office:value-type="float" office:value="24" calcext:value-type="float">
            <text:p>24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5.95" calcext:value-type="currency">
            <text:p>$5.95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Yuri Suhl</text:p>
          </table:table-cell>
          <table:table-cell table:style-name="ce49" office:value-type="string" calcext:value-type="string">
            <text:p>They Fought Back: The Story of the Jewish Resistance in Nazi Europe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33" table:formula="of:=SUM([.C656:.C665])" office:value-type="currency" office:currency="USD" office:value="165.56" calcext:value-type="currency">
            <text:p>$165.56</text:p>
          </table:table-cell>
          <table:table-cell table:style-name="ce185" table:formula="of:=[.C666]*usd_euro" office:value-type="currency" office:currency="EUR" office:value="140.626664" calcext:value-type="currency">
            <text:p>140,6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30" office:value-type="string" calcext:value-type="string">
            <text:p>Fotografías</text:p>
          </table:table-cell>
          <table:table-cell table:style-name="ce128"/>
          <table:table-cell table:style-name="ce208" office:value-type="currency" office:currency="EUR" office:value="0" calcext:value-type="currency">
            <text:p>0,00 €</text:p>
          </table:table-cell>
          <table:table-cell table:style-name="ce241" office:value-type="string" calcext:value-type="string">
            <text:p>no aplica</text:p>
          </table:table-cell>
          <table:table-cell table:style-name="ce30" office:value-type="string" calcext:value-type="string">
            <text:p>efectos personales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25" calcext:value-type="float">
            <text:p>25</text:p>
          </table:table-cell>
          <table:table-cell table:style-name="ce30" office:value-type="string" calcext:value-type="string">
            <text:p>Juegos</text:p>
          </table:table-cell>
          <table:table-cell table:style-name="ce128"/>
          <table:table-cell table:style-name="ce208" office:value-type="currency" office:currency="EUR" office:value="0" calcext:value-type="currency">
            <text:p>0,00 €</text:p>
          </table:table-cell>
          <table:table-cell table:style-name="ce241" office:value-type="float" office:value="2002" calcext:value-type="float">
            <text:p>2002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25" calcext:value-type="float">
            <text:p>25</text:p>
          </table:table-cell>
          <table:table-cell table:style-name="ce30" office:value-type="string" calcext:value-type="string">
            <text:p>Cuadernos</text:p>
          </table:table-cell>
          <table:table-cell table:style-name="ce128"/>
          <table:table-cell table:style-name="ce208" office:value-type="currency" office:currency="EUR" office:value="20" calcext:value-type="currency">
            <text:p>20,00 €</text:p>
          </table:table-cell>
          <table:table-cell table:style-name="ce241" office:value-type="float" office:value="2023" calcext:value-type="float">
            <text:p>2023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7" office:value-type="float" office:value="25" calcext:value-type="float">
            <text:p>25</text:p>
          </table:table-cell>
          <table:table-cell table:style-name="ce31" office:value-type="string" calcext:value-type="string">
            <text:p>Tabletas gráficas</text:p>
          </table:table-cell>
          <table:table-cell table:style-name="ce129"/>
          <table:table-cell table:style-name="ce212" office:value-type="currency" office:currency="EUR" office:value="30" calcext:value-type="currency">
            <text:p>30,00 €</text:p>
          </table:table-cell>
          <table:table-cell table:style-name="ce241" office:value-type="float" office:value="2022" calcext:value-type="float">
            <text:p>2022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40" table:formula="of:=[.D672]*euro_usd" office:value-type="currency" office:currency="USD" office:value="58.8650812338121" calcext:value-type="currency">
            <text:p>$58.87</text:p>
          </table:table-cell>
          <table:table-cell table:style-name="ce207" table:formula="of:=SUM([.D668:.D671])" office:value-type="currency" office:currency="EUR" office:value="50" calcext:value-type="currency">
            <text:p>5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514.82" calcext:value-type="currency">
            <text:p>$514.82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exander Herzen</text:p>
          </table:table-cell>
          <table:table-cell table:style-name="ce49" office:value-type="string" calcext:value-type="string">
            <text:p>My Past &amp;amp; Thoughts (Multi-Volume Collection)</text:p>
          </table:table-cell>
          <table:table-cell table:number-columns-repeated="16376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48" office:value-type="string" calcext:value-type="string">
            <text:p>libro</text:p>
          </table:table-cell>
          <table:table-cell table:style-name="ce138" office:value-type="currency" office:currency="USD" office:value="485" calcext:value-type="currency">
            <text:p>$485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erenice Abbott</text:p>
          </table:table-cell>
          <table:table-cell table:style-name="ce49" office:value-type="string" calcext:value-type="string">
            <text:p>The Unknown Berenice Abbott</text:p>
          </table:table-cell>
          <table:table-cell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133" table:formula="of:=SUM([.C674:.C675])" office:value-type="currency" office:currency="USD" office:value="999.82" calcext:value-type="currency">
            <text:p>$999.82</text:p>
          </table:table-cell>
          <table:table-cell table:style-name="ce185" table:formula="of:=[.C676]*usd_euro" office:value-type="currency" office:currency="EUR" office:value="849.247108" calcext:value-type="currency">
            <text:p>849,25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30" office:value-type="string" calcext:value-type="string">
            <text:p>Fotografías</text:p>
          </table:table-cell>
          <table:table-cell table:style-name="ce128"/>
          <table:table-cell table:style-name="ce208" office:value-type="currency" office:currency="EUR" office:value="0" calcext:value-type="currency">
            <text:p>0,00 €</text:p>
          </table:table-cell>
          <table:table-cell table:style-name="ce241" office:value-type="string" calcext:value-type="string">
            <text:p>no aplica</text:p>
          </table:table-cell>
          <table:table-cell table:style-name="ce30" office:value-type="string" calcext:value-type="string">
            <text:p>efectos personales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27" calcext:value-type="float">
            <text:p>27</text:p>
          </table:table-cell>
          <table:table-cell table:style-name="ce30" office:value-type="string" calcext:value-type="string">
            <text:p>Papelería</text:p>
          </table:table-cell>
          <table:table-cell table:style-name="ce128"/>
          <table:table-cell table:style-name="ce208" office:value-type="currency" office:currency="EUR" office:value="20" calcext:value-type="currency">
            <text:p>20,00 €</text:p>
          </table:table-cell>
          <table:table-cell table:style-name="ce241" office:value-type="float" office:value="2023" calcext:value-type="float">
            <text:p>2023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7" office:value-type="float" office:value="27" calcext:value-type="float">
            <text:p>27</text:p>
          </table:table-cell>
          <table:table-cell table:style-name="ce31" office:value-type="string" calcext:value-type="string">
            <text:p>Cuadernos</text:p>
          </table:table-cell>
          <table:table-cell table:style-name="ce129"/>
          <table:table-cell table:style-name="ce212" office:value-type="currency" office:currency="EUR" office:value="20" calcext:value-type="currency">
            <text:p>20,00 €</text:p>
          </table:table-cell>
          <table:table-cell table:style-name="ce241" office:value-type="float" office:value="2023" calcext:value-type="float">
            <text:p>2023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33" table:formula="of:=[.D681]*euro_usd" office:value-type="currency" office:currency="USD" office:value="47.0920649870497" calcext:value-type="currency">
            <text:p>$47.09</text:p>
          </table:table-cell>
          <table:table-cell table:style-name="ce185" table:formula="of:=SUM([.D678:.D680])" office:value-type="currency" office:currency="EUR" office:value="40" calcext:value-type="currency">
            <text:p>4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47" office:value-type="string" calcext:value-type="string">
            <text:p>Fotografías</text:p>
          </table:table-cell>
          <table:table-cell table:style-name="ce137"/>
          <table:table-cell table:style-name="ce213" office:value-type="currency" office:currency="EUR" office:value="0" calcext:value-type="currency">
            <text:p>0,00 €</text:p>
          </table:table-cell>
          <table:table-cell table:style-name="ce243" office:value-type="string" calcext:value-type="string">
            <text:p>no aplica</text:p>
          </table:table-cell>
          <table:table-cell table:style-name="ce47" office:value-type="string" calcext:value-type="string">
            <text:p>efectos personales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47" office:value-type="string" calcext:value-type="string">
            <text:p>Documentos personales</text:p>
          </table:table-cell>
          <table:table-cell table:style-name="ce137"/>
          <table:table-cell table:style-name="ce213" office:value-type="currency" office:currency="EUR" office:value="0" calcext:value-type="currency">
            <text:p>0,00 €</text:p>
          </table:table-cell>
          <table:table-cell table:style-name="ce243" office:value-type="string" calcext:value-type="string">
            <text:p>no aplica</text:p>
          </table:table-cell>
          <table:table-cell table:style-name="ce47" office:value-type="string" calcext:value-type="string">
            <text:p>efectos personales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28" calcext:value-type="float">
            <text:p>28</text:p>
          </table:table-cell>
          <table:table-cell table:style-name="ce48" office:value-type="string" calcext:value-type="string">
            <text:p>Cuadernos</text:p>
          </table:table-cell>
          <table:table-cell table:style-name="ce138"/>
          <table:table-cell table:style-name="ce224" office:value-type="currency" office:currency="EUR" office:value="20" calcext:value-type="currency">
            <text:p>20,00 €</text:p>
          </table:table-cell>
          <table:table-cell table:style-name="ce243" office:value-type="float" office:value="2023" calcext:value-type="float">
            <text:p>2023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33" table:formula="of:=[.D686]*euro_usd" office:value-type="currency" office:currency="USD" office:value="23.5460324935248" calcext:value-type="currency">
            <text:p>$23.55</text:p>
          </table:table-cell>
          <table:table-cell table:style-name="ce185" table:formula="of:=SUM([.D683:.D685])" office:value-type="currency" office:currency="EUR" office:value="20" calcext:value-type="currency">
            <text:p>2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30" office:value-type="string" calcext:value-type="string">
            <text:p>Fotografías</text:p>
          </table:table-cell>
          <table:table-cell table:style-name="ce128"/>
          <table:table-cell table:style-name="ce208" office:value-type="currency" office:currency="EUR" office:value="0" calcext:value-type="currency">
            <text:p>0,00 €</text:p>
          </table:table-cell>
          <table:table-cell table:style-name="ce241" office:value-type="string" calcext:value-type="string">
            <text:p>no aplica</text:p>
          </table:table-cell>
          <table:table-cell table:style-name="ce30" office:value-type="string" calcext:value-type="string">
            <text:p>efectos personales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29" calcext:value-type="float">
            <text:p>29</text:p>
          </table:table-cell>
          <table:table-cell table:style-name="ce30" office:value-type="string" calcext:value-type="string">
            <text:p>Bascula de baño</text:p>
          </table:table-cell>
          <table:table-cell table:style-name="ce128"/>
          <table:table-cell table:style-name="ce208" office:value-type="currency" office:currency="EUR" office:value="80" calcext:value-type="currency">
            <text:p>80,00 €</text:p>
          </table:table-cell>
          <table:table-cell table:style-name="ce241" office:value-type="float" office:value="2023" calcext:value-type="float">
            <text:p>2023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29" calcext:value-type="float">
            <text:p>29</text:p>
          </table:table-cell>
          <table:table-cell table:style-name="ce30" office:value-type="string" calcext:value-type="string">
            <text:p>Bloque de yoga de corcha</text:p>
          </table:table-cell>
          <table:table-cell table:style-name="ce128"/>
          <table:table-cell table:style-name="ce208" office:value-type="currency" office:currency="EUR" office:value="18" calcext:value-type="currency">
            <text:p>18,00 €</text:p>
          </table:table-cell>
          <table:table-cell table:style-name="ce241" office:value-type="float" office:value="2023" calcext:value-type="float">
            <text:p>2023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29" calcext:value-type="float">
            <text:p>29</text:p>
          </table:table-cell>
          <table:table-cell table:style-name="ce30" office:value-type="string" calcext:value-type="string">
            <text:p>Prismaticos</text:p>
          </table:table-cell>
          <table:table-cell table:style-name="ce128"/>
          <table:table-cell table:style-name="ce208" office:value-type="currency" office:currency="EUR" office:value="85" calcext:value-type="currency">
            <text:p>85,00 €</text:p>
          </table:table-cell>
          <table:table-cell table:style-name="ce241" office:value-type="float" office:value="2015" calcext:value-type="float">
            <text:p>2015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29" calcext:value-type="float">
            <text:p>29</text:p>
          </table:table-cell>
          <table:table-cell table:style-name="ce30" office:value-type="string" calcext:value-type="string">
            <text:p>Tablera de artista</text:p>
          </table:table-cell>
          <table:table-cell table:style-name="ce128"/>
          <table:table-cell table:style-name="ce208" office:value-type="currency" office:currency="EUR" office:value="20" calcext:value-type="currency">
            <text:p>20,00 €</text:p>
          </table:table-cell>
          <table:table-cell table:style-name="ce241" office:value-type="float" office:value="2023" calcext:value-type="float">
            <text:p>2023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29" calcext:value-type="float">
            <text:p>29</text:p>
          </table:table-cell>
          <table:table-cell table:style-name="ce30" office:value-type="string" calcext:value-type="string">
            <text:p>Papel para mezcla de medios</text:p>
          </table:table-cell>
          <table:table-cell table:style-name="ce128"/>
          <table:table-cell table:style-name="ce208" office:value-type="currency" office:currency="EUR" office:value="20" calcext:value-type="currency">
            <text:p>20,00 €</text:p>
          </table:table-cell>
          <table:table-cell table:style-name="ce241" office:value-type="float" office:value="2020" calcext:value-type="float">
            <text:p>2020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29" calcext:value-type="float">
            <text:p>29</text:p>
          </table:table-cell>
          <table:table-cell table:style-name="ce30" office:value-type="string" calcext:value-type="string">
            <text:p>Papel de dibujo</text:p>
          </table:table-cell>
          <table:table-cell table:style-name="ce128"/>
          <table:table-cell table:style-name="ce208" office:value-type="currency" office:currency="EUR" office:value="15" calcext:value-type="currency">
            <text:p>15,00 €</text:p>
          </table:table-cell>
          <table:table-cell table:style-name="ce241" office:value-type="float" office:value="2020" calcext:value-type="float">
            <text:p>2020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29" calcext:value-type="float">
            <text:p>29</text:p>
          </table:table-cell>
          <table:table-cell table:style-name="ce30" office:value-type="string" calcext:value-type="string">
            <text:p>Flauta irlandesa</text:p>
          </table:table-cell>
          <table:table-cell table:style-name="ce128"/>
          <table:table-cell table:style-name="ce208" office:value-type="currency" office:currency="EUR" office:value="20" calcext:value-type="currency">
            <text:p>20,00 €</text:p>
          </table:table-cell>
          <table:table-cell table:style-name="ce241" office:value-type="float" office:value="2020" calcext:value-type="float">
            <text:p>2020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7" office:value-type="float" office:value="29" calcext:value-type="float">
            <text:p>29</text:p>
          </table:table-cell>
          <table:table-cell table:style-name="ce31" office:value-type="string" calcext:value-type="string">
            <text:p>Flupa</text:p>
          </table:table-cell>
          <table:table-cell table:style-name="ce129"/>
          <table:table-cell table:style-name="ce212" office:value-type="currency" office:currency="EUR" office:value="30" calcext:value-type="currency">
            <text:p>30,00 €</text:p>
          </table:table-cell>
          <table:table-cell table:style-name="ce241" office:value-type="float" office:value="2020" calcext:value-type="float">
            <text:p>2020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33" table:formula="of:=[.D697]*euro_usd" office:value-type="currency" office:currency="USD" office:value="339.062867906758" calcext:value-type="currency">
            <text:p>$339.06</text:p>
          </table:table-cell>
          <table:table-cell table:style-name="ce185" table:formula="of:=SUM([.D688:.D696])" office:value-type="currency" office:currency="EUR" office:value="288" calcext:value-type="currency">
            <text:p>288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49" office:value-type="string" calcext:value-type="string">
            <text:p>Documentos personales</text:p>
          </table:table-cell>
          <table:table-cell table:style-name="ce137"/>
          <table:table-cell table:style-name="ce213" office:value-type="currency" office:currency="EUR" office:value="0" calcext:value-type="currency">
            <text:p>0,00 €</text:p>
          </table:table-cell>
          <table:table-cell table:style-name="ce243" office:value-type="string" calcext:value-type="string">
            <text:p>no aplica</text:p>
          </table:table-cell>
          <table:table-cell table:style-name="ce47" office:value-type="string" calcext:value-type="string">
            <text:p>efectos personales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30" calcext:value-type="float">
            <text:p>30</text:p>
          </table:table-cell>
          <table:table-cell table:style-name="ce50" office:value-type="string" calcext:value-type="string">
            <text:p>Cuadernos</text:p>
          </table:table-cell>
          <table:table-cell table:style-name="ce138"/>
          <table:table-cell table:style-name="ce224" office:value-type="currency" office:currency="EUR" office:value="20" calcext:value-type="currency">
            <text:p>20,00 €</text:p>
          </table:table-cell>
          <table:table-cell table:style-name="ce243" office:value-type="float" office:value="2023" calcext:value-type="float">
            <text:p>2023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33" table:formula="of:=[.D701]*euro_usd" office:value-type="currency" office:currency="USD" office:value="23.5460324935248" calcext:value-type="currency">
            <text:p>$23.55</text:p>
          </table:table-cell>
          <table:table-cell table:style-name="ce185" table:formula="of:=SUM([.D699:.D700])" office:value-type="currency" office:currency="EUR" office:value="20" calcext:value-type="currency">
            <text:p>2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54" office:value-type="string" calcext:value-type="string">
            <text:p>Libretas</text:p>
          </table:table-cell>
          <table:table-cell table:style-name="ce128"/>
          <table:table-cell table:style-name="ce208" office:value-type="currency" office:currency="EUR" office:value="0" calcext:value-type="currency">
            <text:p>0,00 €</text:p>
          </table:table-cell>
          <table:table-cell table:style-name="ce241" office:value-type="string" calcext:value-type="string">
            <text:p>no aplica</text:p>
          </table:table-cell>
          <table:table-cell table:style-name="ce30" office:value-type="string" calcext:value-type="string">
            <text:p>efectos personales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7" office:value-type="float" office:value="31" calcext:value-type="float">
            <text:p>31</text:p>
          </table:table-cell>
          <table:table-cell table:style-name="ce55" office:value-type="string" calcext:value-type="string">
            <text:p>Cuadernos</text:p>
          </table:table-cell>
          <table:table-cell table:style-name="ce129"/>
          <table:table-cell table:style-name="ce212" office:value-type="currency" office:currency="EUR" office:value="20" calcext:value-type="currency">
            <text:p>20,00 €</text:p>
          </table:table-cell>
          <table:table-cell table:style-name="ce241" office:value-type="float" office:value="2023" calcext:value-type="float">
            <text:p>2023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133" table:formula="of:=[.D705]*euro_usd" office:value-type="currency" office:currency="USD" office:value="23.5460324935248" calcext:value-type="currency">
            <text:p>$23.55</text:p>
          </table:table-cell>
          <table:table-cell table:style-name="ce185" table:formula="of:=SUM([.D703:.D704])" office:value-type="currency" office:currency="EUR" office:value="20" calcext:value-type="currency">
            <text:p>2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Varias cosas para hacer joyas</text:p>
          </table:table-cell>
          <table:table-cell table:style-name="ce137"/>
          <table:table-cell table:style-name="ce202" office:value-type="currency" office:currency="EUR" office:value="150" calcext:value-type="currency">
            <text:p>150,00 €</text:p>
          </table:table-cell>
          <table:table-cell table:style-name="ce243" office:value-type="float" office:value="2020" calcext:value-type="float">
            <text:p>2020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Soporte para libros</text:p>
          </table:table-cell>
          <table:table-cell table:style-name="ce137"/>
          <table:table-cell table:style-name="ce202" office:value-type="currency" office:currency="EUR" office:value="16" calcext:value-type="currency">
            <text:p>16,00 €</text:p>
          </table:table-cell>
          <table:table-cell table:style-name="ce243" office:value-type="float" office:value="2024" calcext:value-type="float">
            <text:p>2024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Reloj de sobremesa</text:p>
          </table:table-cell>
          <table:table-cell table:style-name="ce137"/>
          <table:table-cell table:style-name="ce202" office:value-type="currency" office:currency="EUR" office:value="20" calcext:value-type="currency">
            <text:p>20,00 €</text:p>
          </table:table-cell>
          <table:table-cell table:style-name="ce243" office:value-type="float" office:value="2012" calcext:value-type="float">
            <text:p>2012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Reloj de sobremesa</text:p>
          </table:table-cell>
          <table:table-cell table:style-name="ce137"/>
          <table:table-cell table:style-name="ce202" office:value-type="currency" office:currency="EUR" office:value="40" calcext:value-type="currency">
            <text:p>40,00 €</text:p>
          </table:table-cell>
          <table:table-cell table:style-name="ce243" office:value-type="float" office:value="2012" calcext:value-type="float">
            <text:p>2012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Reloj de sobremesa</text:p>
          </table:table-cell>
          <table:table-cell table:style-name="ce137"/>
          <table:table-cell table:style-name="ce202" office:value-type="currency" office:currency="EUR" office:value="40" calcext:value-type="currency">
            <text:p>40,00 €</text:p>
          </table:table-cell>
          <table:table-cell table:style-name="ce243" office:value-type="float" office:value="2012" calcext:value-type="float">
            <text:p>2012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Escala de alimentos</text:p>
          </table:table-cell>
          <table:table-cell table:style-name="ce137"/>
          <table:table-cell table:style-name="ce202" office:value-type="currency" office:currency="EUR" office:value="35" calcext:value-type="currency">
            <text:p>35,00 €</text:p>
          </table:table-cell>
          <table:table-cell table:style-name="ce243" office:value-type="float" office:value="2021" calcext:value-type="float">
            <text:p>2021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Cartas Poker</text:p>
          </table:table-cell>
          <table:table-cell table:style-name="ce137"/>
          <table:table-cell table:style-name="ce202" office:value-type="currency" office:currency="EUR" office:value="7" calcext:value-type="currency">
            <text:p>7,00 €</text:p>
          </table:table-cell>
          <table:table-cell table:style-name="ce243" office:value-type="float" office:value="2020" calcext:value-type="float">
            <text:p>2020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Candado</text:p>
          </table:table-cell>
          <table:table-cell table:style-name="ce137"/>
          <table:table-cell table:style-name="ce202" office:value-type="currency" office:currency="EUR" office:value="20" calcext:value-type="currency">
            <text:p>20,00 €</text:p>
          </table:table-cell>
          <table:table-cell table:style-name="ce243" office:value-type="float" office:value="2005" calcext:value-type="float">
            <text:p>2005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Linterna</text:p>
          </table:table-cell>
          <table:table-cell table:style-name="ce137"/>
          <table:table-cell table:style-name="ce202" office:value-type="currency" office:currency="EUR" office:value="30" calcext:value-type="currency">
            <text:p>30,00 €</text:p>
          </table:table-cell>
          <table:table-cell table:style-name="ce243" office:value-type="float" office:value="2000" calcext:value-type="float">
            <text:p>2000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Linterna</text:p>
          </table:table-cell>
          <table:table-cell table:style-name="ce137"/>
          <table:table-cell table:style-name="ce202" office:value-type="currency" office:currency="EUR" office:value="30" calcext:value-type="currency">
            <text:p>30,00 €</text:p>
          </table:table-cell>
          <table:table-cell table:style-name="ce243" office:value-type="float" office:value="2005" calcext:value-type="float">
            <text:p>2005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Termómetro higrómetro WiFi - Tres</text:p>
          </table:table-cell>
          <table:table-cell table:style-name="ce137"/>
          <table:table-cell table:style-name="ce202" office:value-type="currency" office:currency="EUR" office:value="30" calcext:value-type="currency">
            <text:p>30,00 €</text:p>
          </table:table-cell>
          <table:table-cell table:style-name="ce243" office:value-type="float" office:value="2018" calcext:value-type="float">
            <text:p>2018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49" office:value-type="string" calcext:value-type="string">
            <text:p>Termómetro higrómetro WiFi - Quatro</text:p>
          </table:table-cell>
          <table:table-cell table:style-name="ce137"/>
          <table:table-cell table:style-name="ce202" office:value-type="currency" office:currency="EUR" office:value="50" calcext:value-type="currency">
            <text:p>50,00 €</text:p>
          </table:table-cell>
          <table:table-cell table:style-name="ce243" office:value-type="float" office:value="2023" calcext:value-type="float">
            <text:p>2023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32" calcext:value-type="float">
            <text:p>32</text:p>
          </table:table-cell>
          <table:table-cell table:style-name="ce50" office:value-type="string" calcext:value-type="string">
            <text:p>Varias cosas arreglo floral</text:p>
          </table:table-cell>
          <table:table-cell table:style-name="ce138"/>
          <table:table-cell table:style-name="ce205" office:value-type="currency" office:currency="EUR" office:value="75" calcext:value-type="currency">
            <text:p>75,00 €</text:p>
          </table:table-cell>
          <table:table-cell table:style-name="ce243" office:value-type="float" office:value="2020" calcext:value-type="float">
            <text:p>2020</text:p>
          </table:table-cell>
          <table:table-cell table:style-name="ce47" office:value-type="string" calcext:value-type="string">
            <text:p>uso personal, no destinado a la reventa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33" table:formula="of:=[.D720]*euro_usd" office:value-type="currency" office:currency="USD" office:value="639.274782199199" calcext:value-type="currency">
            <text:p>$639.27</text:p>
          </table:table-cell>
          <table:table-cell table:style-name="ce185" table:formula="of:=SUM([.D707:.D719])" office:value-type="currency" office:currency="EUR" office:value="543" calcext:value-type="currency">
            <text:p>543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33" calcext:value-type="float">
            <text:p>33</text:p>
          </table:table-cell>
          <table:table-cell table:style-name="ce54" office:value-type="string" calcext:value-type="string">
            <text:p>Zapatos</text:p>
          </table:table-cell>
          <table:table-cell table:style-name="ce128"/>
          <table:table-cell table:style-name="ce177" office:value-type="currency" office:currency="EUR" office:value="80" calcext:value-type="currency">
            <text:p>80,00 €</text:p>
          </table:table-cell>
          <table:table-cell table:style-name="ce241" office:value-type="float" office:value="2022" calcext:value-type="float">
            <text:p>2022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33" calcext:value-type="float">
            <text:p>33</text:p>
          </table:table-cell>
          <table:table-cell table:style-name="ce54" office:value-type="string" calcext:value-type="string">
            <text:p>Compresas frías</text:p>
          </table:table-cell>
          <table:table-cell table:style-name="ce128"/>
          <table:table-cell table:style-name="ce177" office:value-type="currency" office:currency="EUR" office:value="12" calcext:value-type="currency">
            <text:p>12,00 €</text:p>
          </table:table-cell>
          <table:table-cell table:style-name="ce241" office:value-type="float" office:value="2024" calcext:value-type="float">
            <text:p>2024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33" calcext:value-type="float">
            <text:p>33</text:p>
          </table:table-cell>
          <table:table-cell table:style-name="ce54" office:value-type="string" calcext:value-type="string">
            <text:p>Bandas de resistencia</text:p>
          </table:table-cell>
          <table:table-cell table:style-name="ce128"/>
          <table:table-cell table:style-name="ce177" office:value-type="currency" office:currency="EUR" office:value="8" calcext:value-type="currency">
            <text:p>8,00 €</text:p>
          </table:table-cell>
          <table:table-cell table:style-name="ce241" office:value-type="float" office:value="2021" calcext:value-type="float">
            <text:p>2021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33" calcext:value-type="float">
            <text:p>33</text:p>
          </table:table-cell>
          <table:table-cell table:style-name="ce54" office:value-type="string" calcext:value-type="string">
            <text:p>Rodilleras</text:p>
          </table:table-cell>
          <table:table-cell table:style-name="ce128"/>
          <table:table-cell table:style-name="ce177" office:value-type="currency" office:currency="EUR" office:value="12" calcext:value-type="currency">
            <text:p>12,00 €</text:p>
          </table:table-cell>
          <table:table-cell table:style-name="ce241" office:value-type="float" office:value="2022" calcext:value-type="float">
            <text:p>2022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7" office:value-type="float" office:value="33" calcext:value-type="float">
            <text:p>33</text:p>
          </table:table-cell>
          <table:table-cell table:style-name="ce55" office:value-type="string" calcext:value-type="string">
            <text:p>Faja Lumbar</text:p>
          </table:table-cell>
          <table:table-cell table:style-name="ce129"/>
          <table:table-cell table:style-name="ce180" office:value-type="currency" office:currency="EUR" office:value="14" calcext:value-type="currency">
            <text:p>14,00 €</text:p>
          </table:table-cell>
          <table:table-cell table:style-name="ce241" office:value-type="float" office:value="2021" calcext:value-type="float">
            <text:p>2021</text:p>
          </table:table-cell>
          <table:table-cell table:style-name="ce30" office:value-type="string" calcext:value-type="string">
            <text:p>uso personal, no destinado a la reventa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33" table:formula="of:=[.D727]*euro_usd" office:value-type="currency" office:currency="USD" office:value="148.340004709206" calcext:value-type="currency">
            <text:p>$148.34</text:p>
          </table:table-cell>
          <table:table-cell table:style-name="ce185" table:formula="of:=SUM([.D722:.D726])" office:value-type="currency" office:currency="EUR" office:value="126" calcext:value-type="currency">
            <text:p>126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8" office:value-type="float" office:value="34" calcext:value-type="float">
            <text:p>34</text:p>
          </table:table-cell>
          <table:table-cell table:style-name="ce57" office:value-type="string" calcext:value-type="string">
            <text:p>Tres láminas hortícolas enmarcadas, heredadas de los padres.</text:p>
          </table:table-cell>
          <table:table-cell table:style-name="ce137" office:value-type="string" calcext:value-type="string">
            <text:p><text:s/>Valor exclusivamente sentimental.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5">
          <table:table-cell table:style-name="ce18" office:value-type="float" office:value="34" calcext:value-type="float">
            <text:p>34</text:p>
          </table:table-cell>
          <table:table-cell table:style-name="ce58" office:value-type="string" calcext:value-type="string">
            <text:p>“Cuervo en una rama”, Shōson (firmado en el bloque como “Koson”). Xilografía japonesa en color (o-tanzaku), ca. 1905.</text:p>
          </table:table-cell>
          <table:table-cell table:style-name="ce137" office:value-type="currency" office:currency="USD" office:value="250" calcext:value-type="currency">
            <text:p>$25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5">
          <table:table-cell table:style-name="ce18" office:value-type="float" office:value="34" calcext:value-type="float">
            <text:p>34</text:p>
          </table:table-cell>
          <table:table-cell table:style-name="ce59" office:value-type="string" calcext:value-type="string">
            <text:p>“Just a Look”, serigrafía en color de una tortuga, ca. 1990. Firmada por la artista Diane Krumel.</text:p>
          </table:table-cell>
          <table:table-cell table:style-name="ce137" office:value-type="currency" office:currency="USD" office:value="60" calcext:value-type="currency">
            <text:p>$6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6">
          <table:table-cell table:style-name="ce18" office:value-type="float" office:value="34" calcext:value-type="float">
            <text:p>34</text:p>
          </table:table-cell>
          <table:table-cell table:style-name="ce59" office:value-type="string" calcext:value-type="string">
            <text:p>Estampa original a partir de grabado al aguafuerte, impresa a mano, del artista Edward Gorey. Representa a un niño con una botella, sentado sobre un poste en el mar. Ca. 1970.</text:p>
          </table:table-cell>
          <table:table-cell table:style-name="ce137" office:value-type="currency" office:currency="USD" office:value="350" calcext:value-type="currency">
            <text:p>$35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5">
          <table:table-cell table:style-name="ce18" office:value-type="float" office:value="34" calcext:value-type="float">
            <text:p>34</text:p>
          </table:table-cell>
          <table:table-cell table:style-name="ce59" office:value-type="string" calcext:value-type="string">
            <text:p>Dos fotografías en blanco y negro: una de la Plaza Mayor (Madrid) y otra de una niña junto a la orilla.</text:p>
          </table:table-cell>
          <table:table-cell table:style-name="ce137" office:value-type="string" calcext:value-type="string">
            <text:p><text:s/>Valor exclusivamente sentimental.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4">
          <table:table-cell table:style-name="ce19" office:value-type="float" office:value="34" calcext:value-type="float">
            <text:p>34</text:p>
          </table:table-cell>
          <table:table-cell table:style-name="ce61" office:value-type="string" calcext:value-type="string">
            <text:p>Tablero de ajedrez de madera hecho a mano por un hermano de la abuela.</text:p>
          </table:table-cell>
          <table:table-cell table:style-name="ce138" office:value-type="string" calcext:value-type="string">
            <text:p><text:s/>Valor exclusivamente sentimental.</text:p>
          </table:table-cell>
          <table:table-cell table:style-name="ce205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33" table:formula="of:=SUM([.C730:.C732])" office:value-type="currency" office:currency="USD" office:value="660" calcext:value-type="currency">
            <text:p>$660.00</text:p>
          </table:table-cell>
          <table:table-cell table:style-name="ce185" table:formula="of:=[.C735]*usd_euro" office:value-type="currency" office:currency="EUR" office:value="560.604" calcext:value-type="currency">
            <text:p>560,6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6" office:value-type="float" office:value="35" calcext:value-type="float">
            <text:p>35</text:p>
          </table:table-cell>
          <table:table-cell table:style-name="ce62" office:value-type="string" calcext:value-type="string">
            <text:p>Pequeña estampa de una escena urbana (¿Münster?). Procedencia desconocida. Regalo de los padres. </text:p>
          </table:table-cell>
          <table:table-cell table:style-name="ce128" office:value-type="string" calcext:value-type="string">
            <text:p><text:s/>Valor exclusivamente sentimental.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5">
          <table:table-cell table:style-name="ce16" office:value-type="float" office:value="35" calcext:value-type="float">
            <text:p>35</text:p>
          </table:table-cell>
          <table:table-cell table:style-name="ce62" office:value-type="string" calcext:value-type="string">
            <text:p>Estampa japonesa de hombres caminando bajo la lluvia. Procedencia desconocida. Regalo de los padres.</text:p>
          </table:table-cell>
          <table:table-cell table:style-name="ce128" office:value-type="string" calcext:value-type="string">
            <text:p><text:s/>Valor exclusivamente sentimental.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5">
          <table:table-cell table:style-name="ce16" office:value-type="float" office:value="35" calcext:value-type="float">
            <text:p>35</text:p>
          </table:table-cell>
          <table:table-cell table:style-name="ce63" office:value-type="string" calcext:value-type="string">
            <text:p>Serigrafía del artista T. Lyons que representa a una mujer realizando una serigrafía. Ca. 1985.</text:p>
          </table:table-cell>
          <table:table-cell table:style-name="ce128" office:value-type="currency" office:currency="USD" office:value="60" calcext:value-type="currency">
            <text:p>$6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5">
          <table:table-cell table:style-name="ce16" office:value-type="float" office:value="35" calcext:value-type="float">
            <text:p>35</text:p>
          </table:table-cell>
          <table:table-cell table:style-name="ce63" office:value-type="string" calcext:value-type="string">
            <text:p>Cinco reproducciones de grabados del artista Edward Gorey, extraídos de su libro “The Gashleycrumb Tinies”.</text:p>
          </table:table-cell>
          <table:table-cell table:style-name="ce128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5">
          <table:table-cell table:style-name="ce16" office:value-type="float" office:value="35" calcext:value-type="float">
            <text:p>35</text:p>
          </table:table-cell>
          <table:table-cell table:style-name="ce63" office:value-type="string" calcext:value-type="string">
            <text:p>Máscara africana (probablemente de la región sur del Congo o Zimbabue). Regalo personal.</text:p>
          </table:table-cell>
          <table:table-cell table:style-name="ce128" office:value-type="string" calcext:value-type="string">
            <text:p><text:s/>Valor exclusivamente sentimental.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5">
          <table:table-cell table:style-name="ce16" office:value-type="float" office:value="35" calcext:value-type="float">
            <text:p>35</text:p>
          </table:table-cell>
          <table:table-cell table:style-name="ce63" office:value-type="string" calcext:value-type="string">
            <text:p>Máscara tibetana de una deidad iracunda. Reproducción contemporánea (no es una antigüedad). Ca. 1980.</text:p>
          </table:table-cell>
          <table:table-cell table:style-name="ce128" office:value-type="currency" office:currency="USD" office:value="80" calcext:value-type="currency">
            <text:p>$8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5">
          <table:table-cell table:style-name="ce16" office:value-type="float" office:value="35" calcext:value-type="float">
            <text:p>35</text:p>
          </table:table-cell>
          <table:table-cell table:style-name="ce64" office:value-type="string" calcext:value-type="string">
            <text:p>Cuna infantil artesanal en madera, tallada por el hermano de la tatarabuela. Pieza familiar.</text:p>
          </table:table-cell>
          <table:table-cell table:style-name="ce128" office:value-type="string" calcext:value-type="string">
            <text:p><text:s/>Valor exclusivamente sentimental.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63" office:value-type="string" calcext:value-type="string">
            <text:p>Plato decorativo de metal.</text:p>
          </table:table-cell>
          <table:table-cell table:style-name="ce128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7" office:value-type="float" office:value="35" calcext:value-type="float">
            <text:p>35</text:p>
          </table:table-cell>
          <table:table-cell table:style-name="ce65" office:value-type="string" calcext:value-type="string">
            <text:p>Reproducción de placa metálica contra incendios con motivo de árbol.</text:p>
          </table:table-cell>
          <table:table-cell table:style-name="ce129" office:value-type="currency" office:currency="USD" office:value="10" calcext:value-type="currency">
            <text:p>$10.00</text:p>
          </table:table-cell>
          <table:table-cell table:style-name="ce18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133" table:formula="of:=[.C739]+[.C740]+[.C742]+[.C744]+[.C745]" office:value-type="currency" office:currency="USD" office:value="210" calcext:value-type="currency">
            <text:p>$210.00</text:p>
          </table:table-cell>
          <table:table-cell table:style-name="ce185" table:formula="of:=[.C746]*usd_euro" office:value-type="currency" office:currency="EUR" office:value="178.374" calcext:value-type="currency">
            <text:p>178,3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8" office:value-type="float" office:value="36" calcext:value-type="float">
            <text:p>36</text:p>
          </table:table-cell>
          <table:table-cell table:style-name="ce67" office:value-type="string" calcext:value-type="string">
            <text:p>Tres láminas hortícolas enmarcadas, heredadas de los padres.</text:p>
          </table:table-cell>
          <table:table-cell table:style-name="ce137" office:value-type="string" calcext:value-type="string">
            <text:p><text:s/>Valor exclusivamente sentimental.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4">
          <table:table-cell table:style-name="ce18" office:value-type="float" office:value="36" calcext:value-type="float">
            <text:p>36</text:p>
          </table:table-cell>
          <table:table-cell table:style-name="ce69" office:value-type="string" calcext:value-type="string">
            <text:p>Oración bordada a mano por la bisabuela.</text:p>
          </table:table-cell>
          <table:table-cell table:style-name="ce137" office:value-type="string" calcext:value-type="string">
            <text:p><text:s/>Valor exclusivamente sentimental.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5">
          <table:table-cell table:style-name="ce18" office:value-type="float" office:value="36" calcext:value-type="float">
            <text:p>36</text:p>
          </table:table-cell>
          <table:table-cell table:style-name="ce69" office:value-type="string" calcext:value-type="string">
            <text:p>Dos serigrafías del artista Tommy Thompson: “Painters Alley” y “Jackson Square” (Nueva Orleans).</text:p>
          </table:table-cell>
          <table:table-cell table:style-name="ce137" office:value-type="currency" office:currency="USD" office:value="240" calcext:value-type="currency">
            <text:p>$24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69" office:value-type="string" calcext:value-type="string">
            <text:p>“Three Reporters”, grabado en bloque del artista T. Lyons.</text:p>
          </table:table-cell>
          <table:table-cell table:style-name="ce137" office:value-type="currency" office:currency="USD" office:value="60" calcext:value-type="currency">
            <text:p>$6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4">
          <table:table-cell table:style-name="ce18" office:value-type="float" office:value="36" calcext:value-type="float">
            <text:p>36</text:p>
          </table:table-cell>
          <table:table-cell table:style-name="ce69" office:value-type="string" calcext:value-type="string">
            <text:p>Disco de vinilo “American Beauty” de la banda de rock Grateful Dead. </text:p>
          </table:table-cell>
          <table:table-cell table:style-name="ce137" office:value-type="string" calcext:value-type="string">
            <text:p><text:s/>Valor exclusivamente sentimental.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5">
          <table:table-cell table:style-name="ce18" office:value-type="float" office:value="36" calcext:value-type="float">
            <text:p>36</text:p>
          </table:table-cell>
          <table:table-cell table:style-name="ce69" office:value-type="string" calcext:value-type="string">
            <text:p>Máscara tibetana de una deidad iracunda. Reproducción contemporánea (no es una antigüedad). Ca. 1980.</text:p>
          </table:table-cell>
          <table:table-cell table:style-name="ce137" office:value-type="currency" office:currency="USD" office:value="80" calcext:value-type="currency">
            <text:p>$8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4">
          <table:table-cell table:style-name="ce19" office:value-type="float" office:value="36" calcext:value-type="float">
            <text:p>36</text:p>
          </table:table-cell>
          <table:table-cell table:style-name="ce70" office:value-type="string" calcext:value-type="string">
            <text:p>Fotografía y poema del tío abuelo, el violinista Barker Tunstall (famoso en Texas).</text:p>
          </table:table-cell>
          <table:table-cell table:style-name="ce138" office:value-type="string" calcext:value-type="string">
            <text:p><text:s/>Valor exclusivamente sentimental.</text:p>
          </table:table-cell>
          <table:table-cell table:style-name="ce205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133" table:formula="of:=[.C750]+[.C751]+[.C753]" office:value-type="currency" office:currency="USD" office:value="380" calcext:value-type="currency">
            <text:p>$380.00</text:p>
          </table:table-cell>
          <table:table-cell table:style-name="ce185" table:formula="of:=[.C755]*usd_euro" office:value-type="currency" office:currency="EUR" office:value="322.772" calcext:value-type="currency">
            <text:p>322,7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71" office:value-type="string" calcext:value-type="string">
            <text:p>Epson V850 Escáner</text:p>
          </table:table-cell>
          <table:table-cell table:style-name="ce129"/>
          <table:table-cell table:style-name="ce225" office:value-type="currency" office:currency="EUR" office:value="650" calcext:value-type="currency">
            <text:p>650,00 €</text:p>
          </table:table-cell>
          <table:table-cell table:style-name="ce241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33" table:formula="of:=[.D758]*euro_usd" office:value-type="currency" office:currency="USD" office:value="765.246056039557" calcext:value-type="currency">
            <text:p>$765.25</text:p>
          </table:table-cell>
          <table:table-cell table:style-name="ce185" table:formula="of:=[.D757]" office:value-type="currency" office:currency="EUR" office:value="650" calcext:value-type="currency">
            <text:p>65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67" office:value-type="string" calcext:value-type="string">
            <text:p>Reloj de escriotorio</text:p>
          </table:table-cell>
          <table:table-cell table:style-name="ce137" office:value-type="currency" office:currency="USD" office:value="5" calcext:value-type="currency">
            <text:p>$5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69" office:value-type="string" calcext:value-type="string">
            <text:p>Organizadores de escritorio</text:p>
          </table:table-cell>
          <table:table-cell table:style-name="ce137" office:value-type="currency" office:currency="USD" office:value="0" calcext:value-type="currency">
            <text:p>$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69" office:value-type="string" calcext:value-type="string">
            <text:p>Marcos de fotos</text:p>
          </table:table-cell>
          <table:table-cell table:style-name="ce137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70" office:value-type="string" calcext:value-type="string">
            <text:p>Adornos decorativas</text:p>
          </table:table-cell>
          <table:table-cell table:style-name="ce138" office:value-type="currency" office:currency="USD" office:value="10" calcext:value-type="currency">
            <text:p>$10.00</text:p>
          </table:table-cell>
          <table:table-cell table:style-name="ce205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133" table:formula="of:=SUM([.C760:.C763])" office:value-type="currency" office:currency="USD" office:value="35" calcext:value-type="currency">
            <text:p>$35.00</text:p>
          </table:table-cell>
          <table:table-cell table:style-name="ce185" table:formula="of:=[.C764]*usd_euro" office:value-type="currency" office:currency="EUR" office:value="29.729" calcext:value-type="currency">
            <text:p>29,7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float" office:value="39" calcext:value-type="float">
            <text:p>39</text:p>
          </table:table-cell>
          <table:table-cell table:style-name="ce72" office:value-type="string" calcext:value-type="string">
            <text:p>Micrófono dinámico Maono PD200X USB/XLR con brazo articulado BA37.</text:p>
          </table:table-cell>
          <table:table-cell table:style-name="ce128" office:value-type="currency" office:currency="USD" office:value="100" calcext:value-type="currency">
            <text:p>$10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6" office:value-type="float" office:value="39" calcext:value-type="float">
            <text:p>39</text:p>
          </table:table-cell>
          <table:table-cell table:style-name="ce63" office:value-type="string" calcext:value-type="string">
            <text:p>Fotos enmarcados</text:p>
          </table:table-cell>
          <table:table-cell table:style-name="ce128" office:value-type="string" calcext:value-type="string">
            <text:p><text:s/>Valor exclusivamente sentimental.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Solo para uso personal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39" calcext:value-type="float">
            <text:p>39</text:p>
          </table:table-cell>
          <table:table-cell table:style-name="ce63" office:value-type="string" calcext:value-type="string">
            <text:p>Herramientos de oficina: grapadora, otras accesorios</text:p>
          </table:table-cell>
          <table:table-cell table:style-name="ce128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39" calcext:value-type="float">
            <text:p>39</text:p>
          </table:table-cell>
          <table:table-cell table:style-name="ce63" office:value-type="string" calcext:value-type="string">
            <text:p>Hub USB 3.,0 Anker de 10 puertos. </text:p>
          </table:table-cell>
          <table:table-cell table:style-name="ce128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39" calcext:value-type="float">
            <text:p>39</text:p>
          </table:table-cell>
          <table:table-cell table:style-name="ce63" office:value-type="string" calcext:value-type="string">
            <text:p>Cámara web Logitech C920x HD Pro.</text:p>
          </table:table-cell>
          <table:table-cell table:style-name="ce128" office:value-type="currency" office:currency="USD" office:value="70" calcext:value-type="currency">
            <text:p>$7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5" office:value-type="string" calcext:value-type="string">
            <text:p>Libros técnicos</text:p>
          </table:table-cell>
          <table:table-cell table:style-name="ce129" office:value-type="currency" office:currency="USD" office:value="100" calcext:value-type="currency">
            <text:p>$100.00</text:p>
          </table:table-cell>
          <table:table-cell table:style-name="ce18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133" table:formula="of:=SUM([.C766:.C771])" office:value-type="currency" office:currency="USD" office:value="320" calcext:value-type="currency">
            <text:p>$320.00</text:p>
          </table:table-cell>
          <table:table-cell table:style-name="ce185" table:formula="of:=[.C772]*usd_euro" office:value-type="currency" office:currency="EUR" office:value="271.808" calcext:value-type="currency">
            <text:p>271,8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rthur King</text:p>
          </table:table-cell>
          <table:table-cell table:style-name="ce49" office:value-type="string" calcext:value-type="string">
            <text:p>Permanent Record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olm Toibin</text:p>
          </table:table-cell>
          <table:table-cell table:style-name="ce49" office:value-type="string" calcext:value-type="string">
            <text:p>Magician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olm Toibin</text:p>
          </table:table-cell>
          <table:table-cell table:style-name="ce49" office:value-type="string" calcext:value-type="string">
            <text:p>The Master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gar Allan Poe</text:p>
          </table:table-cell>
          <table:table-cell table:style-name="ce49" office:value-type="string" calcext:value-type="string">
            <text:p>Masterpieces of Mystery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gar Allan Poe</text:p>
          </table:table-cell>
          <table:table-cell table:style-name="ce49" office:value-type="string" calcext:value-type="string">
            <text:p>Tales of Edgar Allan Poe</text:p>
          </table:table-cell>
          <table:table-cell table:number-columns-repeated="16376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ric Foner</text:p>
          </table:table-cell>
          <table:table-cell table:style-name="ce49" office:value-type="string" calcext:value-type="string">
            <text:p>Gateway to Freedom: The Hidden History of the Underground Railroad</text:p>
          </table:table-cell>
          <table:table-cell table:number-columns-repeated="16376"/>
        </table:table-row>
        <table:table-row table:style-name="ro4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36" calcext:value-type="currency">
            <text:p>$3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ance Hill</text:p>
          </table:table-cell>
          <table:table-cell table:style-name="ce49" office:value-type="string" calcext:value-type="string">
            <text:p>The Deacons for Defense: Armed Resistance and the Civil Rights Movement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eo Tolstoy</text:p>
          </table:table-cell>
          <table:table-cell table:style-name="ce49" office:value-type="string" calcext:value-type="string">
            <text:p>Anna Karenina</text:p>
          </table:table-cell>
          <table:table-cell table:number-columns-repeated="16376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4" calcext:value-type="currency">
            <text:p>$1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eo Tolstoy, Jane Kentish</text:p>
          </table:table-cell>
          <table:table-cell table:style-name="ce49" office:value-type="string" calcext:value-type="string">
            <text:p>A Confession and Other Religious Writings (Penguin Classics)</text:p>
          </table:table-cell>
          <table:table-cell table:number-columns-repeated="16376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1" calcext:value-type="currency">
            <text:p>$11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k Twain, Charles Dudley Warner</text:p>
          </table:table-cell>
          <table:table-cell table:style-name="ce49" office:value-type="string" calcext:value-type="string">
            <text:p>The Gilded Age</text:p>
          </table:table-cell>
          <table:table-cell table:number-columns-repeated="16376"/>
        </table:table-row>
        <table:table-row table:style-name="ro4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sha Gessen</text:p>
          </table:table-cell>
          <table:table-cell table:style-name="ce49" office:value-type="string" calcext:value-type="string">
            <text:p>Blood Matters: From BRCA1 to Designer Babies, How the World and I Found…</text:p>
          </table:table-cell>
          <table:table-cell table:number-columns-repeated="16376"/>
        </table:table-row>
        <table:table-row table:style-name="ro4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38" calcext:value-type="currency">
            <text:p>$3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ikole Hannah-Jones, The New York Times Magazine</text:p>
          </table:table-cell>
          <table:table-cell table:style-name="ce49" office:value-type="string" calcext:value-type="string">
            <text:p>1619 Project: A New Origin Story</text:p>
          </table:table-cell>
          <table:table-cell table:number-columns-repeated="16376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60" calcext:value-type="currency">
            <text:p>$6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bert Musil</text:p>
          </table:table-cell>
          <table:table-cell table:style-name="ce49" office:value-type="string" calcext:value-type="string">
            <text:p>The Man Without Qualities (2 volume set)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" calcext:value-type="currency">
            <text:p>$1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homas Wolfe</text:p>
          </table:table-cell>
          <table:table-cell table:style-name="ce49" office:value-type="string" calcext:value-type="string">
            <text:p>Look Homeward, Angel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homas Wolfe</text:p>
          </table:table-cell>
          <table:table-cell table:style-name="ce49" office:value-type="string" calcext:value-type="string">
            <text:p>You Can't Go Home Again</text:p>
          </table:table-cell>
          <table:table-cell table:number-columns-repeated="16376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imothy B. Tyson</text:p>
          </table:table-cell>
          <table:table-cell table:style-name="ce49" office:value-type="string" calcext:value-type="string">
            <text:p>Radio Free Dixie: Robert F. Williams and the Roots of Black Power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4" calcext:value-type="currency">
            <text:p>$1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oni Morrison</text:p>
          </table:table-cell>
          <table:table-cell table:style-name="ce49" office:value-type="string" calcext:value-type="string">
            <text:p>Home (Vintage International)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oni Morrison</text:p>
          </table:table-cell>
          <table:table-cell table:style-name="ce49" office:value-type="string" calcext:value-type="string">
            <text:p>Song of Solomon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sao Hsueh-Chin</text:p>
          </table:table-cell>
          <table:table-cell table:style-name="ce49" office:value-type="string" calcext:value-type="string">
            <text:p>Dream of the Red Chamber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2" calcext:value-type="currency">
            <text:p>$1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Virginia Woolf</text:p>
          </table:table-cell>
          <table:table-cell table:style-name="ce49" office:value-type="string" calcext:value-type="string">
            <text:p>Mrs. Dalloway</text:p>
          </table:table-cell>
          <table:table-cell table:number-columns-repeated="16376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14" calcext:value-type="currency">
            <text:p>$1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Still</text:p>
          </table:table-cell>
          <table:table-cell table:style-name="ce49" office:value-type="string" calcext:value-type="string">
            <text:p>The Underground Railroad</text:p>
          </table:table-cell>
          <table:table-cell table:number-columns-repeated="16376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49" office:value-type="string" calcext:value-type="string">
            <text:p>libro</text:p>
          </table:table-cell>
          <table:table-cell table:style-name="ce137" office:value-type="currency" office:currency="USD" office:value="45" calcext:value-type="currency">
            <text:p>$4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u Cheng'en</text:p>
          </table:table-cell>
          <table:table-cell table:style-name="ce49" office:value-type="string" calcext:value-type="string">
            <text:p>Journey to the West (Chinese Classics, Classic Novel in 4 Volumes)</text:p>
          </table:table-cell>
          <table:table-cell table:number-columns-repeated="16376"/>
        </table:table-row>
        <table:table-row table:style-name="ro4">
          <table:table-cell table:style-name="ce19" office:value-type="float" office:value="40" calcext:value-type="float">
            <text:p>40</text:p>
          </table:table-cell>
          <table:table-cell table:style-name="ce50" office:value-type="string" calcext:value-type="string">
            <text:p>libro</text:p>
          </table:table-cell>
          <table:table-cell table:style-name="ce138" office:value-type="currency" office:currency="USD" office:value="25" calcext:value-type="currency">
            <text:p>$25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Comrades: A Local History of the Black Panther Party (Blacks in the Diaspora)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133" table:formula="of:=SUM([.C774:.C796])" office:value-type="currency" office:currency="USD" office:value="504" calcext:value-type="currency">
            <text:p>$504.00</text:p>
          </table:table-cell>
          <table:table-cell table:style-name="ce185" table:formula="of:=[.C797]*usd_euro" office:value-type="currency" office:currency="EUR" office:value="428.0976" calcext:value-type="currency">
            <text:p>428,1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gatha Christie</text:p>
          </table:table-cell>
          <table:table-cell table:style-name="ce54" office:value-type="string" calcext:value-type="string">
            <text:p>Hallowe'en Party: A Hercule Poirot Mystery (Hercule Poirot Mysteries)</text:p>
          </table:table-cell>
          <table:table-cell table:number-columns-repeated="16376"/>
        </table:table-row>
        <table:table-row table:style-name="ro4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kinyele Omowale Umoja</text:p>
          </table:table-cell>
          <table:table-cell table:style-name="ce54" office:value-type="string" calcext:value-type="string">
            <text:p>We Will Shoot Back: Armed Resistance in the Mississippi Freedom ..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2.5" calcext:value-type="currency">
            <text:p>$12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rmac McCarthy</text:p>
          </table:table-cell>
          <table:table-cell table:style-name="ce54" office:value-type="string" calcext:value-type="string">
            <text:p>All the Pretty Horses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rmac McCarthy</text:p>
          </table:table-cell>
          <table:table-cell table:style-name="ce54" office:value-type="string" calcext:value-type="string">
            <text:p>Cities of the Plain: A Novel (Border Trilogy, Vol. 3)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23" calcext:value-type="currency">
            <text:p>$2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rmac McCarthy</text:p>
          </table:table-cell>
          <table:table-cell table:style-name="ce54" office:value-type="string" calcext:value-type="string">
            <text:p>The Crossing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dward J. Jr. Renehan</text:p>
          </table:table-cell>
          <table:table-cell table:style-name="ce54" office:value-type="string" calcext:value-type="string">
            <text:p>Secret Six: The True Tale of the Men Who Conspired with John Brown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ord Madox Ford</text:p>
          </table:table-cell>
          <table:table-cell table:style-name="ce54" office:value-type="string" calcext:value-type="string">
            <text:p>The Good Soldier (Vintage Classics)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31" calcext:value-type="currency">
            <text:p>$3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rank Herbert</text:p>
          </table:table-cell>
          <table:table-cell table:style-name="ce54" office:value-type="string" calcext:value-type="string">
            <text:p>Frank Herbert's Dune Saga 3-Book Boxed Set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arriet Hyman Alonso</text:p>
          </table:table-cell>
          <table:table-cell table:style-name="ce54" office:value-type="string" calcext:value-type="string">
            <text:p>Growing Up Abolitionist: The Story of the Garrison Children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rman Melville</text:p>
          </table:table-cell>
          <table:table-cell table:style-name="ce54" office:value-type="string" calcext:value-type="string">
            <text:p>Herman Melville : Typee, Omoo, Mardi (Library of America)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27" calcext:value-type="currency">
            <text:p>$2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rman Melville</text:p>
          </table:table-cell>
          <table:table-cell table:style-name="ce54" office:value-type="string" calcext:value-type="string">
            <text:p>Moby-Dick or The Whale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rman Melville</text:p>
          </table:table-cell>
          <table:table-cell table:style-name="ce54" office:value-type="string" calcext:value-type="string">
            <text:p>Pierre: Or, The Ambiguities (Norton Critical Editions)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rman Melville</text:p>
          </table:table-cell>
          <table:table-cell table:style-name="ce54" office:value-type="string" calcext:value-type="string">
            <text:p>Redburn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32.65" calcext:value-type="currency">
            <text:p>$32.6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saac Preston Cory</text:p>
          </table:table-cell>
          <table:table-cell table:style-name="ce54" office:value-type="string" calcext:value-type="string">
            <text:p>Ancient fragments, containing what remains of the writings of ,,,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 Genet</text:p>
          </table:table-cell>
          <table:table-cell table:style-name="ce54" office:value-type="string" calcext:value-type="string">
            <text:p>Thieve's Journal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29" calcext:value-type="currency">
            <text:p>$2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 Guerrero</text:p>
          </table:table-cell>
          <table:table-cell table:style-name="ce54" office:value-type="string" calcext:value-type="string">
            <text:p>Hatemonger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ffery Rossbach</text:p>
          </table:table-cell>
          <table:table-cell table:style-name="ce54" office:value-type="string" calcext:value-type="string">
            <text:p>Ambivalent Conspirators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2.5" calcext:value-type="currency">
            <text:p>$12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hn D'emilio</text:p>
          </table:table-cell>
          <table:table-cell table:style-name="ce54" office:value-type="string" calcext:value-type="string">
            <text:p>Lost Prophet : The Life and Times of Bayard Rustin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hua Bloom, Waldo E. Martin Jr.</text:p>
          </table:table-cell>
          <table:table-cell table:style-name="ce54" office:value-type="string" calcext:value-type="string">
            <text:p>Black against Empire: The History and Politics of the Black Panther …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sha Gessen</text:p>
          </table:table-cell>
          <table:table-cell table:style-name="ce54" office:value-type="string" calcext:value-type="string">
            <text:p>The Man Without a Face: The Unlikely Rise of Vladimir Putin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ymond Chandler</text:p>
          </table:table-cell>
          <table:table-cell table:style-name="ce54" office:value-type="string" calcext:value-type="string">
            <text:p>The Raymond Chandler Omnibus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oni Morrison</text:p>
          </table:table-cell>
          <table:table-cell table:style-name="ce54" office:value-type="string" calcext:value-type="string">
            <text:p>Beloved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5" calcext:value-type="currency">
            <text:p>$1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oni Morrison</text:p>
          </table:table-cell>
          <table:table-cell table:style-name="ce54" office:value-type="string" calcext:value-type="string">
            <text:p>Sula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4.95" calcext:value-type="currency">
            <text:p>$1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oni Morrison</text:p>
          </table:table-cell>
          <table:table-cell table:style-name="ce54" office:value-type="string" calcext:value-type="string">
            <text:p>The Bluest Eye (Vintage International)</text:p>
          </table:table-cell>
          <table:table-cell table:number-columns-repeated="16376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14.95" calcext:value-type="currency">
            <text:p>$1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oni Morrison, Rokia Traoré</text:p>
          </table:table-cell>
          <table:table-cell table:style-name="ce54" office:value-type="string" calcext:value-type="string">
            <text:p>Desdemona (Oberon Modern Plays)</text:p>
          </table:table-cell>
          <table:table-cell table:number-columns-repeated="1637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0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illiam Faulkner</text:p>
          </table:table-cell>
          <table:table-cell table:style-name="ce54" office:value-type="string" calcext:value-type="string">
            <text:p>Mayday</text:p>
          </table:table-cell>
          <table:table-cell table:number-columns-repeated="16376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31" office:value-type="string" calcext:value-type="string">
            <text:p>libro</text:p>
          </table:table-cell>
          <table:table-cell table:style-name="ce149" office:value-type="currency" office:currency="USD" office:value="19" calcext:value-type="currency">
            <text:p>$19.00</text:p>
          </table:table-cell>
          <table:table-cell table:style-name="ce180"/>
          <table:table-cell table:style-name="ce245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illiam Gibson</text:p>
          </table:table-cell>
          <table:table-cell table:style-name="ce54" office:value-type="string" calcext:value-type="string">
            <text:p>Agency</text:p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133" table:formula="of:=SUM([.C799:.C825])" office:value-type="currency" office:currency="USD" office:value="542.55" calcext:value-type="currency">
            <text:p>$542.55</text:p>
          </table:table-cell>
          <table:table-cell table:style-name="ce185" table:formula="of:=[.C826]*usd_euro" office:value-type="currency" office:currency="EUR" office:value="460.84197" calcext:value-type="currency">
            <text:p>460,84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len Ginsberg</text:p>
          </table:table-cell>
          <table:table-cell table:style-name="ce49" office:value-type="string" calcext:value-type="string">
            <text:p>Collected Poems 1947-1980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.5" calcext:value-type="currency">
            <text:p>$2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len Ginsberg</text:p>
          </table:table-cell>
          <table:table-cell table:style-name="ce49" office:value-type="string" calcext:value-type="string">
            <text:p>The Fall of America: Poems of These States 1965-1971 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2" calcext:value-type="currency">
            <text:p>$1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ders Carlson-Wee</text:p>
          </table:table-cell>
          <table:table-cell table:style-name="ce49" office:value-type="string" calcext:value-type="string">
            <text:p>Dynamite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. e. cummings</text:p>
          </table:table-cell>
          <table:table-cell table:style-name="ce49" office:value-type="string" calcext:value-type="string">
            <text:p>Five Poems by e. e. cummings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7" calcext:value-type="currency">
            <text:p>$2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rank O'Hara</text:p>
          </table:table-cell>
          <table:table-cell table:style-name="ce49" office:value-type="string" calcext:value-type="string">
            <text:p>The Collected Poems of Frank O'Hara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rry Harrison</text:p>
          </table:table-cell>
          <table:table-cell table:style-name="ce49" office:value-type="string" calcext:value-type="string">
            <text:p>Make Room! Make Room!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rry Harrison, John Schoenherr, Kelly Freas</text:p>
          </table:table-cell>
          <table:table-cell table:style-name="ce49" office:value-type="string" calcext:value-type="string">
            <text:p>Collected Works of Harry Harrison (Illustrated Edition)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9" calcext:value-type="currency">
            <text:p>$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rman Gorter</text:p>
          </table:table-cell>
          <table:table-cell table:style-name="ce49" office:value-type="string" calcext:value-type="string">
            <text:p>May: An epic poem about youth (Edition)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an Genet</text:p>
          </table:table-cell>
          <table:table-cell table:style-name="ce49" office:value-type="string" calcext:value-type="string">
            <text:p>Querelle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Dos Passos</text:p>
          </table:table-cell>
          <table:table-cell table:style-name="ce49" office:value-type="string" calcext:value-type="string">
            <text:p>Nineteen-Nineteen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Dos Passos</text:p>
          </table:table-cell>
          <table:table-cell table:style-name="ce49" office:value-type="string" calcext:value-type="string">
            <text:p>1919: Volume Two of the U.S.A. Trilogy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6.5" calcext:value-type="currency">
            <text:p>$16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Dos Passos</text:p>
          </table:table-cell>
          <table:table-cell table:style-name="ce49" office:value-type="string" calcext:value-type="string">
            <text:p>Adventures of a Young Man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Dos Passos</text:p>
          </table:table-cell>
          <table:table-cell table:style-name="ce49" office:value-type="string" calcext:value-type="string">
            <text:p>The 42nd Parallel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Dos Passos</text:p>
          </table:table-cell>
          <table:table-cell table:style-name="ce49" office:value-type="string" calcext:value-type="string">
            <text:p>The 42nd Parallel: Volume One of the U.S.A. Trilogy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Dos Passos</text:p>
          </table:table-cell>
          <table:table-cell table:style-name="ce49" office:value-type="string" calcext:value-type="string">
            <text:p>Three Soldiers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Roderigo Dos Passos</text:p>
          </table:table-cell>
          <table:table-cell table:style-name="ce49" office:value-type="string" calcext:value-type="string">
            <text:p>The Big Money: Volume Three of the U.S.A. Trilogy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" calcext:value-type="currency">
            <text:p>$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ai Carlson-Wee, Anders Carlson-Wee, …</text:p>
          </table:table-cell>
          <table:table-cell table:style-name="ce49" office:value-type="string" calcext:value-type="string">
            <text:p>Mercy Songs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" calcext:value-type="currency">
            <text:p>$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aren McCosker, Nicholas Albery</text:p>
          </table:table-cell>
          <table:table-cell table:style-name="ce49" office:value-type="string" calcext:value-type="string">
            <text:p>The Big Money: Volume Three of the U.S.A. Trilogy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arl R. Popper</text:p>
          </table:table-cell>
          <table:table-cell table:style-name="ce49" office:value-type="string" calcext:value-type="string">
            <text:p>Mercy Songs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arl R. Popper</text:p>
          </table:table-cell>
          <table:table-cell table:style-name="ce49" office:value-type="string" calcext:value-type="string">
            <text:p>Poem a Day, Vol. 1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bert Frost</text:p>
          </table:table-cell>
          <table:table-cell table:style-name="ce49" office:value-type="string" calcext:value-type="string">
            <text:p>The Open Society and Its Enemies, Vol. 1: The Spell of Plato</text:p>
          </table:table-cell>
          <table:table-cell table:number-columns-repeated="16376"/>
        </table:table-row>
        <table:table-row table:style-name="ro4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terling E. Lanier</text:p>
          </table:table-cell>
          <table:table-cell table:style-name="ce49" office:value-type="string" calcext:value-type="string">
            <text:p>The Open Society and Its Enemies, Vol. 2: Hegel, Marx, and the Aftermath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9" calcext:value-type="currency">
            <text:p>$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. S. Eliot</text:p>
          </table:table-cell>
          <table:table-cell table:style-name="ce49" office:value-type="string" calcext:value-type="string">
            <text:p>Eleven Poems by Robert Frost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" calcext:value-type="currency">
            <text:p>$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alet S. Halman (Editor)</text:p>
          </table:table-cell>
          <table:table-cell table:style-name="ce49" office:value-type="string" calcext:value-type="string">
            <text:p>Living Poets of Turkey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8" calcext:value-type="currency">
            <text:p>$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helma Gruenbaum</text:p>
          </table:table-cell>
          <table:table-cell table:style-name="ce49" office:value-type="string" calcext:value-type="string">
            <text:p>Nešarim: Child Survivors of Terezin (Library of Holocaust Testimonies)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.5" calcext:value-type="currency">
            <text:p>$7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homas Mann</text:p>
          </table:table-cell>
          <table:table-cell table:style-name="ce49" office:value-type="string" calcext:value-type="string">
            <text:p>The Magic Mountain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2" calcext:value-type="currency">
            <text:p>$1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ruman Capote</text:p>
          </table:table-cell>
          <table:table-cell table:style-name="ce49" office:value-type="string" calcext:value-type="string">
            <text:p>The Grass Harp: Including A Tree of Night and Other Stories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Ursula K. Le Guin, David Naimon</text:p>
          </table:table-cell>
          <table:table-cell table:style-name="ce49" office:value-type="string" calcext:value-type="string">
            <text:p>Ursula K. Le Guin: Conversations on Writing</text:p>
          </table:table-cell>
          <table:table-cell table:number-columns-repeated="1637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Blake</text:p>
          </table:table-cell>
          <table:table-cell table:style-name="ce49" office:value-type="string" calcext:value-type="string">
            <text:p>Collected Prose &amp;amp; Poetry of William Blake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Blake</text:p>
          </table:table-cell>
          <table:table-cell table:style-name="ce49" office:value-type="string" calcext:value-type="string">
            <text:p>Poems (Vintage Classics)</text:p>
          </table:table-cell>
          <table:table-cell table:number-columns-repeated="16376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8.5" calcext:value-type="currency">
            <text:p>$8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Faulkner</text:p>
          </table:table-cell>
          <table:table-cell table:style-name="ce49" office:value-type="string" calcext:value-type="string">
            <text:p>The Reivers</text:p>
          </table:table-cell>
          <table:table-cell table:number-columns-repeated="16376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50" office:value-type="string" calcext:value-type="string">
            <text:p>libro</text:p>
          </table:table-cell>
          <table:table-cell table:style-name="ce160" office:value-type="currency" office:currency="USD" office:value="10" calcext:value-type="currency">
            <text:p>$10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L. Shirer</text:p>
          </table:table-cell>
          <table:table-cell table:style-name="ce49" office:value-type="string" calcext:value-type="string">
            <text:p>The Rise and Fall of the Third Reich</text:p>
          </table:table-cell>
          <table:table-cell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133" table:formula="of:=SUM([.C828:.C859])" office:value-type="currency" office:currency="USD" office:value="478" calcext:value-type="currency">
            <text:p>$478.00</text:p>
          </table:table-cell>
          <table:table-cell table:style-name="ce185" table:formula="of:=[.C860]*usd_euro" office:value-type="currency" office:currency="EUR" office:value="406.0132" calcext:value-type="currency">
            <text:p>406,0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.95" calcext:value-type="currency">
            <text:p>$4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ain and Pierre Vidal-Naquet. Schnapp</text:p>
          </table:table-cell>
          <table:table-cell table:style-name="ce54" office:value-type="string" calcext:value-type="string">
            <text:p>The French Student Uprising, November 1967 - June 1968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ain Badiou</text:p>
          </table:table-cell>
          <table:table-cell table:style-name="ce54" office:value-type="string" calcext:value-type="string">
            <text:p>Saint Paul: The Foundation of Universalism 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6" calcext:value-type="currency">
            <text:p>$2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ain Badiou, Oliver Feltham</text:p>
          </table:table-cell>
          <table:table-cell table:style-name="ce54" office:value-type="string" calcext:value-type="string">
            <text:p>Being and Event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2" calcext:value-type="currency">
            <text:p>$1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drew Bowie</text:p>
          </table:table-cell>
          <table:table-cell table:style-name="ce54" office:value-type="string" calcext:value-type="string">
            <text:p>Theodor W. Adorno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rthur Bestor</text:p>
          </table:table-cell>
          <table:table-cell table:style-name="ce54" office:value-type="string" calcext:value-type="string">
            <text:p>Backwoods Utopias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enedict de Spinoza</text:p>
          </table:table-cell>
          <table:table-cell table:style-name="ce54" office:value-type="string" calcext:value-type="string">
            <text:p>A Theologico-Political Treatise / A Political Treatise (v. 1)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ernard Henri Levy, Charlotte Mandell</text:p>
          </table:table-cell>
          <table:table-cell table:style-name="ce54" office:value-type="string" calcext:value-type="string">
            <text:p>War, Evil, and the End of History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vid Hume</text:p>
          </table:table-cell>
          <table:table-cell table:style-name="ce54" office:value-type="string" calcext:value-type="string">
            <text:p>A Treatise of Human Nature 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ary Kemp</text:p>
          </table:table-cell>
          <table:table-cell table:style-name="ce54" office:value-type="string" calcext:value-type="string">
            <text:p>Quine: A Guide for the Perplexed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8" calcext:value-type="currency">
            <text:p>$2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orge Steiner</text:p>
          </table:table-cell>
          <table:table-cell table:style-name="ce54" office:value-type="string" calcext:value-type="string">
            <text:p>Martin Heidegger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" calcext:value-type="currency">
            <text:p>$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uy Debord</text:p>
          </table:table-cell>
          <table:table-cell table:style-name="ce54" office:value-type="string" calcext:value-type="string">
            <text:p>Society of the Spectacle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6" calcext:value-type="currency">
            <text:p>$2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cques Derrida</text:p>
          </table:table-cell>
          <table:table-cell table:style-name="ce54" office:value-type="string" calcext:value-type="string">
            <text:p>Writing and Difference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net Biehl</text:p>
          </table:table-cell>
          <table:table-cell table:style-name="ce54" office:value-type="string" calcext:value-type="string">
            <text:p>MURRAY BOOKCHIN READER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7" calcext:value-type="currency">
            <text:p>$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 Baudrillard</text:p>
          </table:table-cell>
          <table:table-cell table:style-name="ce54" office:value-type="string" calcext:value-type="string">
            <text:p>Passwords (Radical Thinkers)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5" calcext:value-type="currency">
            <text:p>$1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 Baudrillard</text:p>
          </table:table-cell>
          <table:table-cell table:style-name="ce54" office:value-type="string" calcext:value-type="string">
            <text:p>The Ecstasy of Communication (Semiotext(e) / Foreign Agents)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-Paul Sartre</text:p>
          </table:table-cell>
          <table:table-cell table:style-name="ce54" office:value-type="string" calcext:value-type="string">
            <text:p>Being And Nothingness: An Essay in Phenomenological Ontology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-Paul Sartre</text:p>
          </table:table-cell>
          <table:table-cell table:style-name="ce54" office:value-type="string" calcext:value-type="string">
            <text:p>Existentialism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6.5" calcext:value-type="currency">
            <text:p>$6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-Paul Sartre</text:p>
          </table:table-cell>
          <table:table-cell table:style-name="ce54" office:value-type="string" calcext:value-type="string">
            <text:p>Existentialism and Human Emoti (A Philosophical Library Book)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7" calcext:value-type="currency">
            <text:p>$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an-Paul Sartre</text:p>
          </table:table-cell>
          <table:table-cell table:style-name="ce54" office:value-type="string" calcext:value-type="string">
            <text:p>Nausea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en Knabb</text:p>
          </table:table-cell>
          <table:table-cell table:style-name="ce54" office:value-type="string" calcext:value-type="string">
            <text:p>Situationist International Anthology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udwig Wittgenstein</text:p>
          </table:table-cell>
          <table:table-cell table:style-name="ce54" office:value-type="string" calcext:value-type="string">
            <text:p>Major Works: Selected Philosophical Writings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udwig Wittgenstein</text:p>
          </table:table-cell>
          <table:table-cell table:style-name="ce54" office:value-type="string" calcext:value-type="string">
            <text:p>Philosophical Investigations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rk Wrathall</text:p>
          </table:table-cell>
          <table:table-cell table:style-name="ce54" office:value-type="string" calcext:value-type="string">
            <text:p>How to Read Heidegger (How to Read)</text:p>
          </table:table-cell>
          <table:table-cell table:number-columns-repeated="16376"/>
        </table:table-row>
        <table:table-row table:style-name="ro4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urray Bookchin</text:p>
          </table:table-cell>
          <table:table-cell table:style-name="ce54" office:value-type="string" calcext:value-type="string">
            <text:p>The Ecology of Freedom: The Emergence and Dissolution of Hierarchy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8" calcext:value-type="currency">
            <text:p>$2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oam Chomsky</text:p>
          </table:table-cell>
          <table:table-cell table:style-name="ce54" office:value-type="string" calcext:value-type="string">
            <text:p>Who Rules the World?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eter Hylton</text:p>
          </table:table-cell>
          <table:table-cell table:style-name="ce54" office:value-type="string" calcext:value-type="string">
            <text:p>Quine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9" calcext:value-type="currency">
            <text:p>$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oul Vaneigem</text:p>
          </table:table-cell>
          <table:table-cell table:style-name="ce54" office:value-type="string" calcext:value-type="string">
            <text:p>Book of Pleasures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7" calcext:value-type="currency">
            <text:p>$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oul Vaneigem</text:p>
          </table:table-cell>
          <table:table-cell table:style-name="ce54" office:value-type="string" calcext:value-type="string">
            <text:p>Revolution of Everyday Life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3" calcext:value-type="currency">
            <text:p>$2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oul Vaneigem</text:p>
          </table:table-cell>
          <table:table-cell table:style-name="ce54" office:value-type="string" calcext:value-type="string">
            <text:p>The Movement of the Free Spirit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6" calcext:value-type="currency">
            <text:p>$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oul Vaneigem, Liz Heron</text:p>
          </table:table-cell>
          <table:table-cell table:style-name="ce54" office:value-type="string" calcext:value-type="string">
            <text:p>A Declaration of the Rights of Human Beings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igmund Freud</text:p>
          </table:table-cell>
          <table:table-cell table:style-name="ce54" office:value-type="string" calcext:value-type="string">
            <text:p>A General Introduction to Psychoanalysis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igmund Freud</text:p>
          </table:table-cell>
          <table:table-cell table:style-name="ce54" office:value-type="string" calcext:value-type="string">
            <text:p>The Basic Writings of Sigmund Freud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heodor W. Adorno</text:p>
          </table:table-cell>
          <table:table-cell table:style-name="ce54" office:value-type="string" calcext:value-type="string">
            <text:p>Minima Moralia</text:p>
          </table:table-cell>
          <table:table-cell table:number-columns-repeated="1637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8" calcext:value-type="currency">
            <text:p>$3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heodor W. Adorno</text:p>
          </table:table-cell>
          <table:table-cell table:style-name="ce54" office:value-type="string" calcext:value-type="string">
            <text:p>Negative Dialectics</text:p>
          </table:table-cell>
          <table:table-cell table:number-columns-repeated="16376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5" calcext:value-type="currency">
            <text:p>$1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imothy Snyder</text:p>
          </table:table-cell>
          <table:table-cell table:style-name="ce54" office:value-type="string" calcext:value-type="string">
            <text:p>On Tyranny: Twenty Lessons from the Twentieth Century</text:p>
          </table:table-cell>
          <table:table-cell table:number-columns-repeated="16376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55" office:value-type="string" calcext:value-type="string">
            <text:p>libro</text:p>
          </table:table-cell>
          <table:table-cell table:style-name="ce149" office:value-type="currency" office:currency="USD" office:value="60" calcext:value-type="currency">
            <text:p>$60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illiam James</text:p>
          </table:table-cell>
          <table:table-cell table:style-name="ce54" office:value-type="string" calcext:value-type="string">
            <text:p>The Varieties of Religious Experience</text:p>
          </table:table-cell>
          <table:table-cell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133" table:formula="of:=SUM([.C862:.C897])" office:value-type="currency" office:currency="USD" office:value="682.45" calcext:value-type="currency">
            <text:p>$682.45</text:p>
          </table:table-cell>
          <table:table-cell table:style-name="ce185" table:formula="of:=[.C898]*usd_euro" office:value-type="currency" office:currency="EUR" office:value="579.67303" calcext:value-type="currency">
            <text:p>579,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2" calcext:value-type="currency">
            <text:p>$2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drian Recinos</text:p>
          </table:table-cell>
          <table:table-cell table:style-name="ce49" office:value-type="string" calcext:value-type="string">
            <text:p>Popol Vuh: The Sacred Book of the Ancient Quiche Maya 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7" calcext:value-type="currency">
            <text:p>$2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hikkhu Bodhi</text:p>
          </table:table-cell>
          <table:table-cell table:style-name="ce49" office:value-type="string" calcext:value-type="string">
            <text:p>In the Buddha's Words: An Anthology of Discourses from the Pali Canon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unno Kato, Yoshiro Tamura</text:p>
          </table:table-cell>
          <table:table-cell table:style-name="ce49" office:value-type="string" calcext:value-type="string">
            <text:p>The Threefold Lotus Sutra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andrakirti</text:p>
          </table:table-cell>
          <table:table-cell table:style-name="ce49" office:value-type="string" calcext:value-type="string">
            <text:p>Introduction to the Middle Way: Chandrakirti's Madhyamakavatara 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yrus Stearns</text:p>
          </table:table-cell>
          <table:table-cell table:style-name="ce49" office:value-type="string" calcext:value-type="string">
            <text:p>King of the Empty Plain: The Tibetan Iron-Bridge Builder Tangtong Gyalpo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ward Conze</text:p>
          </table:table-cell>
          <table:table-cell table:style-name="ce49" office:value-type="string" calcext:value-type="string">
            <text:p>The Perfection of Wisdom (Wheel Series, 1)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ward M. Reingold, Nachum Dershowitz</text:p>
          </table:table-cell>
          <table:table-cell table:style-name="ce49" office:value-type="string" calcext:value-type="string">
            <text:p>Calendrical Calculations</text:p>
          </table:table-cell>
          <table:table-cell table:number-columns-repeated="16376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ranco La Cecla</text:p>
          </table:table-cell>
          <table:table-cell table:style-name="ce49" office:value-type="string" calcext:value-type="string">
            <text:p>Against Architecture (Green Arcade)</text:p>
          </table:table-cell>
          <table:table-cell table:number-columns-repeated="16376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" calcext:value-type="currency">
            <text:p>$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. H. Hardy</text:p>
          </table:table-cell>
          <table:table-cell table:style-name="ce49" office:value-type="string" calcext:value-type="string">
            <text:p>A Mathematician's Apology</text:p>
          </table:table-cell>
          <table:table-cell table:number-columns-repeated="16376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saac. Newton</text:p>
          </table:table-cell>
          <table:table-cell table:style-name="ce49" office:value-type="string" calcext:value-type="string">
            <text:p>The Principia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acques Lacan</text:p>
          </table:table-cell>
          <table:table-cell table:style-name="ce49" office:value-type="string" calcext:value-type="string">
            <text:p>Écrits: The First Complete Edition in English</text:p>
          </table:table-cell>
          <table:table-cell table:number-columns-repeated="16376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" calcext:value-type="currency">
            <text:p>$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aroslav Pelikan, ed.</text:p>
          </table:table-cell>
          <table:table-cell table:style-name="ce49" office:value-type="string" calcext:value-type="string">
            <text:p>The Dhammapada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9" calcext:value-type="currency">
            <text:p>$2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W. Pettit</text:p>
          </table:table-cell>
          <table:table-cell table:style-name="ce49" office:value-type="string" calcext:value-type="string">
            <text:p>Mipham's Beacon of Certainty: Illuminating the View of Dzogchen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seph Campbell</text:p>
          </table:table-cell>
          <table:table-cell table:style-name="ce49" office:value-type="string" calcext:value-type="string">
            <text:p>The Hero's Journey: Joseph Campbell on His Life and Work</text:p>
          </table:table-cell>
          <table:table-cell table:number-columns-repeated="16376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yabje Pabongka</text:p>
          </table:table-cell>
          <table:table-cell table:style-name="ce49" office:value-type="string" calcext:value-type="string">
            <text:p>Liberation in the Palm of Your Hand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i Rongxi (Translator, Introduction by)</text:p>
          </table:table-cell>
          <table:table-cell table:style-name="ce49" office:value-type="string" calcext:value-type="string">
            <text:p>The Biographical Scripture of King Aśoka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6" calcext:value-type="currency">
            <text:p>$3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ivia Kohn</text:p>
          </table:table-cell>
          <table:table-cell table:style-name="ce49" office:value-type="string" calcext:value-type="string">
            <text:p>Science and the Dao: From the Big Bang to Lived Perfection</text:p>
          </table:table-cell>
          <table:table-cell table:number-columns-repeated="16376"/>
        </table:table-row>
        <table:table-row table:style-name="ro4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.75" calcext:value-type="currency">
            <text:p>$4.7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larepa; Brian Cutillo &amp; Lama Kunga (Translators)</text:p>
          </table:table-cell>
          <table:table-cell table:style-name="ce49" office:value-type="string" calcext:value-type="string">
            <text:p>Drinking the Mountain Stream</text:p>
          </table:table-cell>
          <table:table-cell table:number-columns-repeated="16376"/>
        </table:table-row>
        <table:table-row table:style-name="ro4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urano Senchu (Translator, Introduction by)</text:p>
          </table:table-cell>
          <table:table-cell table:style-name="ce49" office:value-type="string" calcext:value-type="string">
            <text:p>Two Nichiren Texts</text:p>
          </table:table-cell>
          <table:table-cell table:number-columns-repeated="16376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yanaponika Thera</text:p>
          </table:table-cell>
          <table:table-cell table:style-name="ce49" office:value-type="string" calcext:value-type="string">
            <text:p>The Heart of Buddist Meditation</text:p>
          </table:table-cell>
          <table:table-cell table:number-columns-repeated="16376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ul Lockhart</text:p>
          </table:table-cell>
          <table:table-cell table:style-name="ce49" office:value-type="string" calcext:value-type="string">
            <text:p>Measurement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2" calcext:value-type="currency">
            <text:p>$1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ema Chodron</text:p>
          </table:table-cell>
          <table:table-cell table:style-name="ce49" office:value-type="string" calcext:value-type="string">
            <text:p>Start Where You Are: A Guide to Compassionate Living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3" calcext:value-type="currency">
            <text:p>$1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ema Chodron</text:p>
          </table:table-cell>
          <table:table-cell table:style-name="ce49" office:value-type="string" calcext:value-type="string">
            <text:p>When Things Fall Apart: Heart Advice for Difficult Times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ichard Webster</text:p>
          </table:table-cell>
          <table:table-cell table:style-name="ce49" office:value-type="string" calcext:value-type="string">
            <text:p>101 Feng Shui Tips for Your Home (Feng Shui Series)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9" calcext:value-type="currency">
            <text:p>$1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ger Friedland, Harold Zellman</text:p>
          </table:table-cell>
          <table:table-cell table:style-name="ce49" office:value-type="string" calcext:value-type="string">
            <text:p>The Fellowship: The Untold Story of Frank Lloyd Wright and …</text:p>
          </table:table-cell>
          <table:table-cell table:number-columns-repeated="16376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2" calcext:value-type="currency">
            <text:p>$1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idney Perkowitz</text:p>
          </table:table-cell>
          <table:table-cell table:style-name="ce49" office:value-type="string" calcext:value-type="string">
            <text:p>Physics</text:p>
          </table:table-cell>
          <table:table-cell table:number-columns-repeated="16376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tuart Olson</text:p>
          </table:table-cell>
          <table:table-cell table:style-name="ce49" office:value-type="string" calcext:value-type="string">
            <text:p>Embryonic Breathing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enzin Wangyal Rinpoche</text:p>
          </table:table-cell>
          <table:table-cell table:style-name="ce49" office:value-type="string" calcext:value-type="string">
            <text:p>The Tibetan Yogas Of Dream And Sleep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6" calcext:value-type="currency">
            <text:p>$2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hich Nhat Hanh</text:p>
          </table:table-cell>
          <table:table-cell table:style-name="ce49" office:value-type="string" calcext:value-type="string">
            <text:p>Old Path White Clouds: Walking in the Footsteps of the Buddha</text:p>
          </table:table-cell>
          <table:table-cell table:number-columns-repeated="1637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7" calcext:value-type="currency">
            <text:p>$2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homas Cleary</text:p>
          </table:table-cell>
          <table:table-cell table:style-name="ce49" office:value-type="string" calcext:value-type="string">
            <text:p>Classics of Buddhism and Zen, Volume 5</text:p>
          </table:table-cell>
          <table:table-cell table:number-columns-repeated="16376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alpola Rahula</text:p>
          </table:table-cell>
          <table:table-cell table:style-name="ce49" office:value-type="string" calcext:value-type="string">
            <text:p>What the Buddha Taugh</text:p>
          </table:table-cell>
          <table:table-cell table:number-columns-repeated="16376"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50" office:value-type="string" calcext:value-type="string">
            <text:p>libro</text:p>
          </table:table-cell>
          <table:table-cell table:style-name="ce160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The Blue Cliff Record</text:p>
          </table:table-cell>
          <table:table-cell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133" table:formula="of:=SUM([.C900:.C931])" office:value-type="currency" office:currency="USD" office:value="681.75" calcext:value-type="currency">
            <text:p>$681.75</text:p>
          </table:table-cell>
          <table:table-cell table:style-name="ce185" table:formula="of:=[.C932]*usd_euro" office:value-type="currency" office:currency="EUR" office:value="579.07845" calcext:value-type="currency">
            <text:p>579,0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arles Darwin</text:p>
          </table:table-cell>
          <table:table-cell table:style-name="ce54" office:value-type="string" calcext:value-type="string">
            <text:p>The Origin of Species (Modern Library)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ogyam Trungpa</text:p>
          </table:table-cell>
          <table:table-cell table:style-name="ce54" office:value-type="string" calcext:value-type="string">
            <text:p>The Collected Works of Chogyam Trungpa, Volume 1: Born in Tibet <text:s/>..</text:p>
          </table:table-cell>
          <table:table-cell table:number-columns-repeated="16376"/>
        </table:table-row>
        <table:table-row table:style-name="ro4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ogyam Trungpa</text:p>
          </table:table-cell>
          <table:table-cell table:style-name="ce54" office:value-type="string" calcext:value-type="string">
            <text:p>The Collected Works of Chogyam Trungpa, Volume 2: The Path Is the Goal ..</text:p>
          </table:table-cell>
          <table:table-cell table:number-columns-repeated="16376"/>
        </table:table-row>
        <table:table-row table:style-name="ro4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ogyam Trungpa</text:p>
          </table:table-cell>
          <table:table-cell table:style-name="ce54" office:value-type="string" calcext:value-type="string">
            <text:p>The Collected Works of Chogyam Trungpa, Volume 3: Cutting Through ..</text:p>
          </table:table-cell>
          <table:table-cell table:number-columns-repeated="16376"/>
        </table:table-row>
        <table:table-row table:style-name="ro4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ogyam Trungpa</text:p>
          </table:table-cell>
          <table:table-cell table:style-name="ce54" office:value-type="string" calcext:value-type="string">
            <text:p>The Collected Works of Chogyam Trungpa, Volume 4: Journey Without Goal ..</text:p>
          </table:table-cell>
          <table:table-cell table:number-columns-repeated="16376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60" calcext:value-type="currency">
            <text:p>$6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kpo Tashi Namgyal</text:p>
          </table:table-cell>
          <table:table-cell table:style-name="ce54" office:value-type="string" calcext:value-type="string">
            <text:p>Moonbeams of Mahamudra</text:p>
          </table:table-cell>
          <table:table-cell table:number-columns-repeated="16376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mien Keown</text:p>
          </table:table-cell>
          <table:table-cell table:style-name="ce54" office:value-type="string" calcext:value-type="string">
            <text:p>A Dictionary of Buddhism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dward Chancellor</text:p>
          </table:table-cell>
          <table:table-cell table:style-name="ce54" office:value-type="string" calcext:value-type="string">
            <text:p>Devil Take the Hindmost: A History of Financial Specula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cques Derrida</text:p>
          </table:table-cell>
          <table:table-cell table:style-name="ce54" office:value-type="string" calcext:value-type="string">
            <text:p>Geneses, Genealogies, Genres, and Genius: The Secrets of the Archive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9.95" calcext:value-type="currency">
            <text:p>$29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red Diamond</text:p>
          </table:table-cell>
          <table:table-cell table:style-name="ce54" office:value-type="string" calcext:value-type="string">
            <text:p>Collapse: How Societies Choose to Fail or Succeed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hn Daido Loori</text:p>
          </table:table-cell>
          <table:table-cell table:style-name="ce54" office:value-type="string" calcext:value-type="string">
            <text:p>The True Dharma Eye: Zen Master Dogen's Three Hundred Koans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e Maria de Eça de Queirós</text:p>
          </table:table-cell>
          <table:table-cell table:style-name="ce54" office:value-type="string" calcext:value-type="string">
            <text:p>To the Capital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u Mipham, Khenpo Shenga</text:p>
          </table:table-cell>
          <table:table-cell table:style-name="ce54" office:value-type="string" calcext:value-type="string">
            <text:p>Distinguishing Phenomena from Their Intrinsic Nature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9" calcext:value-type="currency">
            <text:p>$4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enneth V. Iserson</text:p>
          </table:table-cell>
          <table:table-cell table:style-name="ce54" office:value-type="string" calcext:value-type="string">
            <text:p>Death to Dust: What Happens to Dead Bodies?</text:p>
          </table:table-cell>
          <table:table-cell table:number-columns-repeated="16376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aura Claridge</text:p>
          </table:table-cell>
          <table:table-cell table:style-name="ce54" office:value-type="string" calcext:value-type="string">
            <text:p>Norman Rockwell: A Life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7.95" calcext:value-type="currency">
            <text:p>$17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eo Tolstoy</text:p>
          </table:table-cell>
          <table:table-cell table:style-name="ce54" office:value-type="string" calcext:value-type="string">
            <text:p>The Death of Ivan Ilyich and Master and Man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rk Twain, Harriet E. Smith, ..</text:p>
          </table:table-cell>
          <table:table-cell table:style-name="ce54" office:value-type="string" calcext:value-type="string">
            <text:p>Autobiography of Mark Twain, Volume 1</text:p>
          </table:table-cell>
          <table:table-cell table:number-columns-repeated="16376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iccolo Machiavelli</text:p>
          </table:table-cell>
          <table:table-cell table:style-name="ce54" office:value-type="string" calcext:value-type="string">
            <text:p>The Prince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ingu Tulku</text:p>
          </table:table-cell>
          <table:table-cell table:style-name="ce54" office:value-type="string" calcext:value-type="string">
            <text:p>The Ri-me Philosophy of Jamgon Kongtrul the Grea</text:p>
          </table:table-cell>
          <table:table-cell table:number-columns-repeated="16376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. S. Eliot</text:p>
          </table:table-cell>
          <table:table-cell table:style-name="ce54" office:value-type="string" calcext:value-type="string">
            <text:p>The Complete Poems and Plays of T. S. Eliot</text:p>
          </table:table-cell>
          <table:table-cell table:number-columns-repeated="16376"/>
        </table:table-row>
        <table:table-row table:style-name="ro2">
          <table:table-cell table:style-name="ce17" office:value-type="float" office:value="45" calcext:value-type="float">
            <text:p>45</text:p>
          </table:table-cell>
          <table:table-cell table:style-name="ce55" office:value-type="string" calcext:value-type="string">
            <text:p>libro</text:p>
          </table:table-cell>
          <table:table-cell table:style-name="ce149" office:value-type="currency" office:currency="USD" office:value="30" calcext:value-type="currency">
            <text:p>$30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song-Kha-Pa</text:p>
          </table:table-cell>
          <table:table-cell table:style-name="ce54" office:value-type="string" calcext:value-type="string">
            <text:p>The Great Treatise on the Stages of the Path to Enlightenment</text:p>
          </table:table-cell>
          <table:table-cell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133" table:formula="of:=SUM([.C934:.C954])" office:value-type="currency" office:currency="USD" office:value="679.9" calcext:value-type="currency">
            <text:p>$679.90</text:p>
          </table:table-cell>
          <table:table-cell table:style-name="ce185" table:formula="of:=[.C955]*usd_euro" office:value-type="currency" office:currency="EUR" office:value="577.50706" calcext:value-type="currency">
            <text:p>577,5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5" calcext:value-type="currency">
            <text:p>$7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uddha, Bhikkhu Bodhi</text:p>
          </table:table-cell>
          <table:table-cell table:style-name="ce49" office:value-type="string" calcext:value-type="string">
            <text:p>The Numerical Discourses of the Buddha</text:p>
          </table:table-cell>
          <table:table-cell table:number-columns-repeated="16376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6" calcext:value-type="currency">
            <text:p>$2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.G. Jung</text:p>
          </table:table-cell>
          <table:table-cell table:style-name="ce49" office:value-type="string" calcext:value-type="string">
            <text:p>The Basic Writings of C. G. Jung</text:p>
          </table:table-cell>
          <table:table-cell table:number-columns-repeated="16376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lenn Adamson</text:p>
          </table:table-cell>
          <table:table-cell table:style-name="ce49" office:value-type="string" calcext:value-type="string">
            <text:p>Fewer, Better Things: The Hidden Wisdom of Objects</text:p>
          </table:table-cell>
          <table:table-cell table:number-columns-repeated="16376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rper Lee</text:p>
          </table:table-cell>
          <table:table-cell table:style-name="ce49" office:value-type="string" calcext:value-type="string">
            <text:p>To Kill a Mockingbird</text:p>
          </table:table-cell>
          <table:table-cell table:number-columns-repeated="16376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uineng, Red Pine</text:p>
          </table:table-cell>
          <table:table-cell table:style-name="ce49" office:value-type="string" calcext:value-type="string">
            <text:p>The Platform Sutra</text:p>
          </table:table-cell>
          <table:table-cell table:number-columns-repeated="16376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aroslav Hašek</text:p>
          </table:table-cell>
          <table:table-cell table:style-name="ce49" office:value-type="string" calcext:value-type="string">
            <text:p>The Good Soldier Švejk</text:p>
          </table:table-cell>
          <table:table-cell table:number-columns-repeated="16376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seph Campbell</text:p>
          </table:table-cell>
          <table:table-cell table:style-name="ce49" office:value-type="string" calcext:value-type="string">
            <text:p>Thou Art That: Transforming Religious Metaphor</text:p>
          </table:table-cell>
          <table:table-cell table:number-columns-repeated="16376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9.95" calcext:value-type="currency">
            <text:p>$29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eo Tolstoy</text:p>
          </table:table-cell>
          <table:table-cell table:style-name="ce49" office:value-type="string" calcext:value-type="string">
            <text:p>War and Peace (Oxford World's Classics)</text:p>
          </table:table-cell>
          <table:table-cell table:number-columns-repeated="16376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4.95" calcext:value-type="currency">
            <text:p>$24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k Twain</text:p>
          </table:table-cell>
          <table:table-cell table:style-name="ce49" office:value-type="string" calcext:value-type="string">
            <text:p>The Chicago of Europe: And Other Tales of Foreign Travel</text:p>
          </table:table-cell>
          <table:table-cell table:number-columns-repeated="16376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7.95" calcext:value-type="currency">
            <text:p>$27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sha Gessen</text:p>
          </table:table-cell>
          <table:table-cell table:style-name="ce49" office:value-type="string" calcext:value-type="string">
            <text:p>The Brothers: The Road to an American Tragedy</text:p>
          </table:table-cell>
          <table:table-cell table:number-columns-repeated="16376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5" calcext:value-type="currency">
            <text:p>$6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anamoli, Bodhi</text:p>
          </table:table-cell>
          <table:table-cell table:style-name="ce49" office:value-type="string" calcext:value-type="string">
            <text:p>The Middle Length Discourses of the Buddha</text:p>
          </table:table-cell>
          <table:table-cell table:number-columns-repeated="16376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ema Chodron</text:p>
          </table:table-cell>
          <table:table-cell table:style-name="ce49" office:value-type="string" calcext:value-type="string">
            <text:p>No Time to Lose: A Timely Guide to the Way of the Bodhisattva</text:p>
          </table:table-cell>
          <table:table-cell table:number-columns-repeated="16376"/>
        </table:table-row>
        <table:table-row table:style-name="ro4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eter F. Neumeyer</text:p>
          </table:table-cell>
          <table:table-cell table:style-name="ce49" office:value-type="string" calcext:value-type="string">
            <text:p>Floating Worlds: The Letters of Edward Gorey and Peter F. Neumeyer</text:p>
          </table:table-cell>
          <table:table-cell table:number-columns-repeated="16376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arah Schulman</text:p>
          </table:table-cell>
          <table:table-cell table:style-name="ce49" office:value-type="string" calcext:value-type="string">
            <text:p>Let the Record Show</text:p>
          </table:table-cell>
          <table:table-cell table:number-columns-repeated="16376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1.5" calcext:value-type="currency">
            <text:p>$31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alt <text:s/>Whitman</text:p>
          </table:table-cell>
          <table:table-cell table:style-name="ce49" office:value-type="string" calcext:value-type="string">
            <text:p>Walt Whitman: Poetry and Prose (Library of America)</text:p>
          </table:table-cell>
          <table:table-cell table:number-columns-repeated="16376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95" calcext:value-type="currency">
            <text:p>$9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uddha</text:p>
          </table:table-cell>
          <table:table-cell table:style-name="ce49" office:value-type="string" calcext:value-type="string">
            <text:p>The Connected Discourses of the Buddha</text:p>
          </table:table-cell>
          <table:table-cell table:number-columns-repeated="16376"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50" office:value-type="string" calcext:value-type="string">
            <text:p>libro</text:p>
          </table:table-cell>
          <table:table-cell table:style-name="ce160" office:value-type="currency" office:currency="USD" office:value="55" calcext:value-type="currency">
            <text:p>$55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uddha</text:p>
          </table:table-cell>
          <table:table-cell table:style-name="ce49" office:value-type="string" calcext:value-type="string">
            <text:p>The Long Discourses of the Buddha</text:p>
          </table:table-cell>
          <table:table-cell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133" table:formula="of:=SUM([.C957:.C973])" office:value-type="currency" office:currency="USD" office:value="615.35" calcext:value-type="currency">
            <text:p>$615.35</text:p>
          </table:table-cell>
          <table:table-cell table:style-name="ce185" table:formula="of:=[.C974]*usd_euro" office:value-type="currency" office:currency="EUR" office:value="522.67829" calcext:value-type="currency">
            <text:p>522,6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1" calcext:value-type="currency">
            <text:p>$2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len Ginsberg</text:p>
          </table:table-cell>
          <table:table-cell table:style-name="ce54" office:value-type="string" calcext:value-type="string">
            <text:p>Death &amp; Fame: Poems 1993-1997</text:p>
          </table:table-cell>
          <table:table-cell table:number-columns-repeated="16376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0" calcext:value-type="currency">
            <text:p>$40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. G. Jung</text:p>
          </table:table-cell>
          <table:table-cell table:style-name="ce54" office:value-type="string" calcext:value-type="string">
            <text:p>The Black Books</text:p>
          </table:table-cell>
          <table:table-cell table:number-columns-repeated="16376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. G. Jung</text:p>
          </table:table-cell>
          <table:table-cell table:style-name="ce54" office:value-type="string" calcext:value-type="string">
            <text:p>The Red Book: A Reader's Edition</text:p>
          </table:table-cell>
          <table:table-cell table:number-columns-repeated="16376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hn Steinbeck</text:p>
          </table:table-cell>
          <table:table-cell table:style-name="ce54" office:value-type="string" calcext:value-type="string">
            <text:p>The Winter of Our Discontent</text:p>
          </table:table-cell>
          <table:table-cell table:number-columns-repeated="16376"/>
        </table:table-row>
        <table:table-row table:style-name="ro2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5" calcext:value-type="currency">
            <text:p>$4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n-ho Kwok</text:p>
          </table:table-cell>
          <table:table-cell table:style-name="ce54" office:value-type="string" calcext:value-type="string">
            <text:p>The Feng Shui Kit: The Chinese Way to Health, Wealth, and Happiness</text:p>
          </table:table-cell>
          <table:table-cell table:number-columns-repeated="16376"/>
        </table:table-row>
        <table:table-row table:style-name="ro2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oshing Ni</text:p>
          </table:table-cell>
          <table:table-cell table:style-name="ce54" office:value-type="string" calcext:value-type="string">
            <text:p>The Yellow Emperor's Classic of Medicine</text:p>
          </table:table-cell>
          <table:table-cell table:number-columns-repeated="16376"/>
        </table:table-row>
        <table:table-row table:style-name="ro2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rk Twain (Samuel Clemens)</text:p>
          </table:table-cell>
          <table:table-cell table:style-name="ce54" office:value-type="string" calcext:value-type="string">
            <text:p>Tom Sawyer; Huckleberry Finn</text:p>
          </table:table-cell>
          <table:table-cell table:number-columns-repeated="16376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6" calcext:value-type="currency">
            <text:p>$2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sha Gessen</text:p>
          </table:table-cell>
          <table:table-cell table:style-name="ce54" office:value-type="string" calcext:value-type="string">
            <text:p>Surviving Autocracy</text:p>
          </table:table-cell>
          <table:table-cell table:number-columns-repeated="16376"/>
        </table:table-row>
        <table:table-row table:style-name="ro2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athan Brine, Wang Liping</text:p>
          </table:table-cell>
          <table:table-cell table:style-name="ce54" office:value-type="string" calcext:value-type="string">
            <text:p>The Taoist Alchemy of Wang Liping: Volume One</text:p>
          </table:table-cell>
          <table:table-cell table:number-columns-repeated="16376"/>
        </table:table-row>
        <table:table-row table:style-name="ro2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5" calcext:value-type="currency">
            <text:p>$5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athan Brine, Wang Liping</text:p>
          </table:table-cell>
          <table:table-cell table:style-name="ce54" office:value-type="string" calcext:value-type="string">
            <text:p>The Taoist Alchemy of Wang Liping: Volume Two</text:p>
          </table:table-cell>
          <table:table-cell table:number-columns-repeated="16376"/>
        </table:table-row>
        <table:table-row table:style-name="ro2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. R. Halmos</text:p>
          </table:table-cell>
          <table:table-cell table:style-name="ce54" office:value-type="string" calcext:value-type="string">
            <text:p>Naive Set Theory (Undergraduate Texts in Mathematics)</text:p>
          </table:table-cell>
          <table:table-cell table:number-columns-repeated="16376"/>
        </table:table-row>
        <table:table-row table:style-name="ro4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ich Cochrane</text:p>
          </table:table-cell>
          <table:table-cell table:style-name="ce54" office:value-type="string" calcext:value-type="string">
            <text:p>The Secret Life of Equations: The 50 Greatest Equations and How They Work</text:p>
          </table:table-cell>
          <table:table-cell table:number-columns-repeated="16376"/>
        </table:table-row>
        <table:table-row table:style-name="ro4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uart Alve Olson</text:p>
          </table:table-cell>
          <table:table-cell table:style-name="ce54" office:value-type="string" calcext:value-type="string">
            <text:p>Refining the Elixir: The Internal Alchemy Teachings of Taoist Immortal Zhang Sanfeng</text:p>
          </table:table-cell>
          <table:table-cell table:number-columns-repeated="16376"/>
        </table:table-row>
        <table:table-row table:style-name="ro4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2.5" calcext:value-type="currency">
            <text:p>$22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hich Nhat Hanh</text:p>
          </table:table-cell>
          <table:table-cell table:style-name="ce54" office:value-type="string" calcext:value-type="string">
            <text:p>Heart of the Buddha's Teaching: Transforming Suffering into Peace, Joy, ..</text:p>
          </table:table-cell>
          <table:table-cell table:number-columns-repeated="16376"/>
        </table:table-row>
        <table:table-row table:style-name="ro2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ranslator Red Pine</text:p>
          </table:table-cell>
          <table:table-cell table:style-name="ce54" office:value-type="string" calcext:value-type="string">
            <text:p>The Diamond Sutra: The Perfection of Wisdom</text:p>
          </table:table-cell>
          <table:table-cell table:number-columns-repeated="16376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Vitaly Filbert</text:p>
          </table:table-cell>
          <table:table-cell table:style-name="ce54" office:value-type="string" calcext:value-type="string">
            <text:p>Daoist Cultivation, Book 9 - Collection</text:p>
          </table:table-cell>
          <table:table-cell table:number-columns-repeated="16376"/>
        </table:table-row>
        <table:table-row table:style-name="ro2">
          <table:table-cell table:style-name="ce17" office:value-type="float" office:value="47" calcext:value-type="float">
            <text:p>47</text:p>
          </table:table-cell>
          <table:table-cell table:style-name="ce55" office:value-type="string" calcext:value-type="string">
            <text:p>libro</text:p>
          </table:table-cell>
          <table:table-cell table:style-name="ce149" office:value-type="currency" office:currency="USD" office:value="30" calcext:value-type="currency">
            <text:p>$30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uddha</text:p>
          </table:table-cell>
          <table:table-cell table:style-name="ce54" office:value-type="string" calcext:value-type="string">
            <text:p>The Lankavatara Sutra: Translation and Commentary</text:p>
          </table:table-cell>
          <table:table-cell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133" table:formula="of:=SUM([.C976:.C992])" office:value-type="currency" office:currency="USD" office:value="878.5" calcext:value-type="currency">
            <text:p>$878.50</text:p>
          </table:table-cell>
          <table:table-cell table:style-name="ce185" table:formula="of:=[.C993]*usd_euro" office:value-type="currency" office:currency="EUR" office:value="746.1979" calcext:value-type="currency">
            <text:p>746,2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7" calcext:value-type="currency">
            <text:p>$2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exandra Horowitz</text:p>
          </table:table-cell>
          <table:table-cell table:style-name="ce49" office:value-type="string" calcext:value-type="string">
            <text:p>On Looking: Eleven Walks with Expert Eyes</text:p>
          </table:table-cell>
          <table:table-cell table:number-columns-repeated="1637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5" calcext:value-type="currency">
            <text:p>$7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ristopher Alexander</text:p>
          </table:table-cell>
          <table:table-cell table:style-name="ce49" office:value-type="string" calcext:value-type="string">
            <text:p>The Nature of Order: Book 1 - The Phenomenon of Life</text:p>
          </table:table-cell>
          <table:table-cell table:number-columns-repeated="1637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5" calcext:value-type="currency">
            <text:p>$7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ristopher Alexander</text:p>
          </table:table-cell>
          <table:table-cell table:style-name="ce49" office:value-type="string" calcext:value-type="string">
            <text:p>The Nature of Order: Book 4 - The Luminous Ground</text:p>
          </table:table-cell>
          <table:table-cell table:number-columns-repeated="1637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e Tolnay, Baldini, Salvini, ...</text:p>
          </table:table-cell>
          <table:table-cell table:style-name="ce49" office:value-type="string" calcext:value-type="string">
            <text:p>The Complete Works of Michaelangelo</text:p>
          </table:table-cell>
          <table:table-cell table:number-columns-repeated="1637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ward R. Tufte</text:p>
          </table:table-cell>
          <table:table-cell table:style-name="ce49" office:value-type="string" calcext:value-type="string">
            <text:p>The Visual Display of Quantitative Information</text:p>
          </table:table-cell>
          <table:table-cell table:number-columns-repeated="1637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ward R. Tufte</text:p>
          </table:table-cell>
          <table:table-cell table:style-name="ce49" office:value-type="string" calcext:value-type="string">
            <text:p>Visual Explanations: Images and Quantities, Evidence and Narrative</text:p>
          </table:table-cell>
          <table:table-cell table:number-columns-repeated="16376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ward Tufte</text:p>
          </table:table-cell>
          <table:table-cell table:style-name="ce49" office:value-type="string" calcext:value-type="string">
            <text:p>Seeing with Fresh Eyes</text:p>
          </table:table-cell>
          <table:table-cell table:number-columns-repeated="16376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eoffrey Francis</text:p>
          </table:table-cell>
          <table:table-cell table:style-name="ce49" office:value-type="string" calcext:value-type="string">
            <text:p>Home Recording for Beginners</text:p>
          </table:table-cell>
          <table:table-cell table:number-columns-repeated="1637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5" calcext:value-type="currency">
            <text:p>$7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ra Greenberg</text:p>
          </table:table-cell>
          <table:table-cell table:style-name="ce49" office:value-type="string" calcext:value-type="string">
            <text:p>Processing: Creative Coding and Computational Art (Foundation)</text:p>
          </table:table-cell>
          <table:table-cell table:number-columns-repeated="1637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0" calcext:value-type="currency">
            <text:p>$6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acques Bertin</text:p>
          </table:table-cell>
          <table:table-cell table:style-name="ce49" office:value-type="string" calcext:value-type="string">
            <text:p>Semiology of Graphics: Diagrams, Networks, Maps</text:p>
          </table:table-cell>
          <table:table-cell table:number-columns-repeated="1637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0" calcext:value-type="currency">
            <text:p>$6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an van Heijenoort (Editor)</text:p>
          </table:table-cell>
          <table:table-cell table:style-name="ce49" office:value-type="string" calcext:value-type="string">
            <text:p>Frege and Gödel</text:p>
          </table:table-cell>
          <table:table-cell table:number-columns-repeated="1637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M. Blain</text:p>
          </table:table-cell>
          <table:table-cell table:style-name="ce49" office:value-type="string" calcext:value-type="string">
            <text:p>The Complete Guide to Blender Graphics</text:p>
          </table:table-cell>
          <table:table-cell table:number-columns-repeated="1637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0" calcext:value-type="currency">
            <text:p>$15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eland Wilkinson</text:p>
          </table:table-cell>
          <table:table-cell table:style-name="ce49" office:value-type="string" calcext:value-type="string">
            <text:p>The Grammar of Graphics (Statistics and Computing)</text:p>
          </table:table-cell>
          <table:table-cell table:number-columns-repeated="16376"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50" office:value-type="string" calcext:value-type="string">
            <text:p>libro</text:p>
          </table:table-cell>
          <table:table-cell table:style-name="ce160" office:value-type="currency" office:currency="USD" office:value="25" calcext:value-type="currency">
            <text:p>$25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tephen Fry</text:p>
          </table:table-cell>
          <table:table-cell table:style-name="ce49" office:value-type="string" calcext:value-type="string">
            <text:p>Heroes</text:p>
          </table:table-cell>
          <table:table-cell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133" table:formula="of:=SUM([.C995:.C1008])" office:value-type="currency" office:currency="USD" office:value="757" calcext:value-type="currency">
            <text:p>$757.00</text:p>
          </table:table-cell>
          <table:table-cell table:style-name="ce185" table:formula="of:=[.C1009]*usd_euro" office:value-type="currency" office:currency="EUR" office:value="642.9958" calcext:value-type="currency">
            <text:p>643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dward R. Tufte</text:p>
          </table:table-cell>
          <table:table-cell table:style-name="ce54" office:value-type="string" calcext:value-type="string">
            <text:p>Beautiful Evidence</text:p>
          </table:table-cell>
          <table:table-cell table:number-columns-repeated="16376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2" calcext:value-type="currency">
            <text:p>$3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dward R. Tufte</text:p>
          </table:table-cell>
          <table:table-cell table:style-name="ce54" office:value-type="string" calcext:value-type="string">
            <text:p>Envisioning Informa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49" calcext:value-type="float">
            <text:p>4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60" calcext:value-type="currency">
            <text:p>$6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hn Free, Scott Free (Foreword by)</text:p>
          </table:table-cell>
          <table:table-cell table:style-name="ce54" office:value-type="string" calcext:value-type="string">
            <text:p>End of the Line: Railroad Tramps of the Los Angeles Freight Yards</text:p>
          </table:table-cell>
          <table:table-cell table:number-columns-repeated="16376"/>
        </table:table-row>
        <table:table-row table:style-name="ro2">
          <table:table-cell table:style-name="ce16" office:value-type="float" office:value="49" calcext:value-type="float">
            <text:p>4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nuel Lima</text:p>
          </table:table-cell>
          <table:table-cell table:style-name="ce54" office:value-type="string" calcext:value-type="string">
            <text:p>Visual Complexity: Mapping Patterns of Information</text:p>
          </table:table-cell>
          <table:table-cell table:number-columns-repeated="16376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haidon Press</text:p>
          </table:table-cell>
          <table:table-cell table:style-name="ce54" office:value-type="string" calcext:value-type="string">
            <text:p>The Art Museum</text:p>
          </table:table-cell>
          <table:table-cell table:number-columns-repeated="16376"/>
        </table:table-row>
        <table:table-row table:style-name="ro2">
          <table:table-cell table:style-name="ce17" office:value-type="float" office:value="49" calcext:value-type="float">
            <text:p>49</text:p>
          </table:table-cell>
          <table:table-cell table:style-name="ce55" office:value-type="string" calcext:value-type="string">
            <text:p>libro</text:p>
          </table:table-cell>
          <table:table-cell table:style-name="ce149" office:value-type="currency" office:currency="USD" office:value="95" calcext:value-type="currency">
            <text:p>$95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bert Murphy</text:p>
          </table:table-cell>
          <table:table-cell table:style-name="ce54" office:value-type="string" calcext:value-type="string">
            <text:p>The Private World of Yves Saint Laurent &amp; Pierre Berge</text:p>
          </table:table-cell>
          <table:table-cell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133" table:formula="of:=SUM([.C1011:.C1016])" office:value-type="currency" office:currency="USD" office:value="327" calcext:value-type="currency">
            <text:p>$327.00</text:p>
          </table:table-cell>
          <table:table-cell table:style-name="ce185" table:formula="of:=[.C1017]*usd_euro" office:value-type="currency" office:currency="EUR" office:value="277.7538" calcext:value-type="currency">
            <text:p>277,75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aron Shearer, Thomas Kikta</text:p>
          </table:table-cell>
          <table:table-cell table:style-name="ce49" office:value-type="string" calcext:value-type="string">
            <text:p>Classic Guitar Technique, Vol 1: Book &amp; Online Audio 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dy Beck</text:p>
          </table:table-cell>
          <table:table-cell table:style-name="ce49" office:value-type="string" calcext:value-type="string">
            <text:p>Vocalize!: 45 Accompanied Vocal Warm-Ups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lake Neely, Gary Meisner</text:p>
          </table:table-cell>
          <table:table-cell table:style-name="ce49" office:value-type="string" calcext:value-type="string">
            <text:p>FastTrack Keyboard - Book 1 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ob Dylan</text:p>
          </table:table-cell>
          <table:table-cell table:style-name="ce49" office:value-type="string" calcext:value-type="string">
            <text:p>Bob Dylan - Made Easy for Guitar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radford Werner</text:p>
          </table:table-cell>
          <table:table-cell table:style-name="ce49" office:value-type="string" calcext:value-type="string">
            <text:p>Classical Guitar Method Volume 1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radford Werner</text:p>
          </table:table-cell>
          <table:table-cell table:style-name="ce49" office:value-type="string" calcext:value-type="string">
            <text:p>Classical Guitar Method Volume 2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radford Werner</text:p>
          </table:table-cell>
          <table:table-cell table:style-name="ce49" office:value-type="string" calcext:value-type="string">
            <text:p>Classical Guitar Repertoire Lessons Grade 1 And 2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4" calcext:value-type="currency">
            <text:p>$2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radford Werner</text:p>
          </table:table-cell>
          <table:table-cell table:style-name="ce49" office:value-type="string" calcext:value-type="string">
            <text:p>Classical Guitar Technique: Essential Exercises, Scales, and Arpeggios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ruce Springsteen</text:p>
          </table:table-cell>
          <table:table-cell table:style-name="ce49" office:value-type="string" calcext:value-type="string">
            <text:p>Bruce Springsteen -- Sheet Music Anthology: Piano/Vocal/Guitar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ARULLI FERDINANDO</text:p>
          </table:table-cell>
          <table:table-cell table:style-name="ce49" office:value-type="string" calcext:value-type="string">
            <text:p>FERDINANDO CARULLI: METODO COMPLETO PER CHITARRA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3" calcext:value-type="currency">
            <text:p>$2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amon Ferrante</text:p>
          </table:table-cell>
          <table:table-cell table:style-name="ce49" office:value-type="string" calcext:value-type="string">
            <text:p>Piano Book for Adult Beginners: Teach Yourself How to Play…</text:p>
          </table:table-cell>
          <table:table-cell table:number-columns-repeated="16376"/>
        </table:table-row>
        <table:table-row table:style-name="ro4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aryl Kellie, Joseph Alexander, Tim Pettingale</text:p>
          </table:table-cell>
          <table:table-cell table:style-name="ce49" office:value-type="string" calcext:value-type="string">
            <text:p>The Reggae &amp;amp; Ska Guitar Book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olly Parton</text:p>
          </table:table-cell>
          <table:table-cell table:style-name="ce49" office:value-type="string" calcext:value-type="string">
            <text:p>Dolly Parton - Greatest Hits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. Y. Harburg</text:p>
          </table:table-cell>
          <table:table-cell table:style-name="ce49" office:value-type="string" calcext:value-type="string">
            <text:p>The Yip Harburg Songbook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" calcext:value-type="currency">
            <text:p>$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erdinando Carulli</text:p>
          </table:table-cell>
          <table:table-cell table:style-name="ce49" office:value-type="string" calcext:value-type="string">
            <text:p>45 Études for Guitar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0" calcext:value-type="currency">
            <text:p>$7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ernando Sor, Matanya Ophee</text:p>
          </table:table-cell>
          <table:table-cell table:style-name="ce49" office:value-type="string" calcext:value-type="string">
            <text:p>The Complete Studies for Guitar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red Sokolow</text:p>
          </table:table-cell>
          <table:table-cell table:style-name="ce49" office:value-type="string" calcext:value-type="string">
            <text:p>Blues Banjo: Lessons, Licks, Riffs, Songs &amp; More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ram Parsons</text:p>
          </table:table-cell>
          <table:table-cell table:style-name="ce49" office:value-type="string" calcext:value-type="string">
            <text:p>Best of Gram Parsons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rateful Dead</text:p>
          </table:table-cell>
          <table:table-cell table:style-name="ce49" office:value-type="string" calcext:value-type="string">
            <text:p>Grateful Dead - The Definitive Collection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l Leonard Corp.</text:p>
          </table:table-cell>
          <table:table-cell table:style-name="ce49" office:value-type="string" calcext:value-type="string">
            <text:p>First 50 Broadway Songs You Should Play on the Piano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l Leonard Corp. Staff (Created by)</text:p>
          </table:table-cell>
          <table:table-cell table:style-name="ce49" office:value-type="string" calcext:value-type="string">
            <text:p>Blues Songs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3" calcext:value-type="currency">
            <text:p>$1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l Leonard Corp. Staff (Created by)</text:p>
          </table:table-cell>
          <table:table-cell table:style-name="ce49" office:value-type="string" calcext:value-type="string">
            <text:p>Folk Songs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ffrey Goodman</text:p>
          </table:table-cell>
          <table:table-cell table:style-name="ce49" office:value-type="string" calcext:value-type="string">
            <text:p>A Beginner's Guide to the Classical Guitar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.5" calcext:value-type="currency">
            <text:p>$3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Dawson</text:p>
          </table:table-cell>
          <table:table-cell table:style-name="ce49" office:value-type="string" calcext:value-type="string">
            <text:p>New Riders of the Purple Sage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n Prine (Other Primary Creator)</text:p>
          </table:table-cell>
          <table:table-cell table:style-name="ce49" office:value-type="string" calcext:value-type="string">
            <text:p>John Prine - Guitar Songbook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ulio Sagreras</text:p>
          </table:table-cell>
          <table:table-cell table:style-name="ce49" office:value-type="string" calcext:value-type="string">
            <text:p>Mel Bay Julio S. Sagreras Guitar Lessons, Books 4-6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. d. lang (Other Primary Creator)</text:p>
          </table:table-cell>
          <table:table-cell table:style-name="ce49" office:value-type="string" calcext:value-type="string">
            <text:p>Best of K. D. Lang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aura Sobrino</text:p>
          </table:table-cell>
          <table:table-cell table:style-name="ce49" office:value-type="string" calcext:value-type="string">
            <text:p>Mariachi Favorites for Solo Guitar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uro Giuliani</text:p>
          </table:table-cell>
          <table:table-cell table:style-name="ce49" office:value-type="string" calcext:value-type="string">
            <text:p>120 Studies for Right Hand Development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3" calcext:value-type="currency">
            <text:p>$3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chael Reynolds</text:p>
          </table:table-cell>
          <table:table-cell table:style-name="ce49" office:value-type="string" calcext:value-type="string">
            <text:p>Comfort in Any Climate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chael Reynolds</text:p>
          </table:table-cell>
          <table:table-cell table:style-name="ce49" office:value-type="string" calcext:value-type="string">
            <text:p>How to Build a Global Model Earthship Operation I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" calcext:value-type="currency">
            <text:p>$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ancy Faber, Randall Faber</text:p>
          </table:table-cell>
          <table:table-cell table:style-name="ce49" office:value-type="string" calcext:value-type="string">
            <text:p>Accelerated Piano Adventures Sightreading Book 1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" calcext:value-type="currency">
            <text:p>$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ancy Faber, Randall Faber</text:p>
          </table:table-cell>
          <table:table-cell table:style-name="ce49" office:value-type="string" calcext:value-type="string">
            <text:p>Accelerated Piano Adventures Sightreading Book 2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ancy Telfer</text:p>
          </table:table-cell>
          <table:table-cell table:style-name="ce49" office:value-type="string" calcext:value-type="string">
            <text:p>V77T - Successful Sight Singing Book 1 Teacher's Edition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8" calcext:value-type="currency">
            <text:p>$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ancy Telfer</text:p>
          </table:table-cell>
          <table:table-cell table:style-name="ce49" office:value-type="string" calcext:value-type="string">
            <text:p>V82S - Successful Sight Singing Book 2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Ophee Matanya (Translator)</text:p>
          </table:table-cell>
          <table:table-cell table:style-name="ce49" office:value-type="string" calcext:value-type="string">
            <text:p>Fernando Sor Method for Guitar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t Manocchia</text:p>
          </table:table-cell>
          <table:table-cell table:style-name="ce49" office:value-type="string" calcext:value-type="string">
            <text:p>Anatomy of Exercise: A Trainer's Inside Guide to Your Workout</text:p>
          </table:table-cell>
          <table:table-cell table:number-columns-repeated="16376"/>
        </table:table-row>
        <table:table-row table:style-name="ro4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eter Blood, Annie Patterson, Kore Loy McWhirter</text:p>
          </table:table-cell>
          <table:table-cell table:style-name="ce49" office:value-type="string" calcext:value-type="string">
            <text:p>Rise Up Singing: The Group Singing Songbook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bert Johnson (Other Primary Creator)</text:p>
          </table:table-cell>
          <table:table-cell table:style-name="ce49" office:value-type="string" calcext:value-type="string">
            <text:p>Robert Johnson for Banjo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9" calcext:value-type="currency">
            <text:p>$1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cott Tennant</text:p>
          </table:table-cell>
          <table:table-cell table:style-name="ce49" office:value-type="string" calcext:value-type="string">
            <text:p>Pumping Nylon: The Classical Guitarist's Technique Handbook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9" calcext:value-type="currency">
            <text:p>$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ean Thrower</text:p>
          </table:table-cell>
          <table:table-cell table:style-name="ce49" office:value-type="string" calcext:value-type="string">
            <text:p>The Segovia Scales: Illustrated with Standard Notation, Tablature…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he Rolling Stones</text:p>
          </table:table-cell>
          <table:table-cell table:style-name="ce49" office:value-type="string" calcext:value-type="string">
            <text:p>Rolling Stones -- Sheet Music Anthology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om Kolb</text:p>
          </table:table-cell>
          <table:table-cell table:style-name="ce49" office:value-type="string" calcext:value-type="string">
            <text:p>Music Theory for Guitarists</text:p>
          </table:table-cell>
          <table:table-cell table:number-columns-repeated="1637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1" calcext:value-type="currency">
            <text:p>$11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Vladimir Bobri</text:p>
          </table:table-cell>
          <table:table-cell table:style-name="ce49" office:value-type="string" calcext:value-type="string">
            <text:p>Complete Study of Tremolo for the Classic Guitar</text:p>
          </table:table-cell>
          <table:table-cell table:number-columns-repeated="16376"/>
        </table:table-row>
        <table:table-row table:style-name="ro4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3" calcext:value-type="currency">
            <text:p>$1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ard A. Palmer, Morton Manus, Amanda Vick Lethco</text:p>
          </table:table-cell>
          <table:table-cell table:style-name="ce49" office:value-type="string" calcext:value-type="string">
            <text:p>The Complete Book of <text:s/>Scales, Chords, Arpeggios and Cadences</text:p>
          </table:table-cell>
          <table:table-cell table:number-columns-repeated="1637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Classic Rock: Budget Books</text:p>
          </table:table-cell>
          <table:table-cell table:number-columns-repeated="16376"/>
        </table:table-row>
        <table:table-row table:style-name="ro2">
          <table:table-cell table:style-name="ce19" office:value-type="float" office:value="50" calcext:value-type="float">
            <text:p>50</text:p>
          </table:table-cell>
          <table:table-cell table:style-name="ce50" office:value-type="string" calcext:value-type="string">
            <text:p>libro</text:p>
          </table:table-cell>
          <table:table-cell table:style-name="ce160" office:value-type="currency" office:currency="USD" office:value="17" calcext:value-type="currency">
            <text:p>$17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Slow Blues: Guitar Play-Along Volume 94 </text:p>
          </table:table-cell>
          <table:table-cell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33" table:formula="of:=SUM([.C1019:.C1065])" office:value-type="currency" office:currency="USD" office:value="959.5" calcext:value-type="currency">
            <text:p>$959.50</text:p>
          </table:table-cell>
          <table:table-cell table:style-name="ce185" table:formula="of:=[.C1066]*usd_euro" office:value-type="currency" office:currency="EUR" office:value="814.9993" calcext:value-type="currency">
            <text:p>815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ob Anderson</text:p>
          </table:table-cell>
          <table:table-cell table:style-name="ce54" office:value-type="string" calcext:value-type="string">
            <text:p>Stretching: 40th Anniversary Edi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rad Walker</text:p>
          </table:table-cell>
          <table:table-cell table:style-name="ce54" office:value-type="string" calcext:value-type="string">
            <text:p>The Anatomy of Stretching, Second Edition</text:p>
          </table:table-cell>
          <table:table-cell table:number-columns-repeated="16376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4" calcext:value-type="currency">
            <text:p>$5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.Reas.B.Fry.</text:p>
          </table:table-cell>
          <table:table-cell table:style-name="ce54" office:value-type="string" calcext:value-type="string">
            <text:p>C.Reas's .B.Fry'sProcessing</text:p>
          </table:table-cell>
          <table:table-cell table:number-columns-repeated="16376"/>
        </table:table-row>
        <table:table-row table:style-name="ro4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vid Gibson</text:p>
          </table:table-cell>
          <table:table-cell table:style-name="ce54" office:value-type="string" calcext:value-type="string">
            <text:p>The Art of Mixing: A Visual Guide to Recording, Engineering, and Production</text:p>
          </table:table-cell>
          <table:table-cell table:number-columns-repeated="16376"/>
        </table:table-row>
        <table:table-row table:style-name="ro4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vid M Bourg, Bryan Bywalec</text:p>
          </table:table-cell>
          <table:table-cell table:style-name="ce54" office:value-type="string" calcext:value-type="string">
            <text:p>Physics for Game Developers: Science, math, and code for realistic effects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z Humble, David Farley</text:p>
          </table:table-cell>
          <table:table-cell table:style-name="ce54" office:value-type="string" calcext:value-type="string">
            <text:p>Continuous Delivery: Reliable Software Releases</text:p>
          </table:table-cell>
          <table:table-cell table:number-columns-repeated="16376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8" calcext:value-type="currency">
            <text:p>$2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e Yoon</text:p>
          </table:table-cell>
          <table:table-cell table:style-name="ce54" office:value-type="string" calcext:value-type="string">
            <text:p>Better Stretching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2" calcext:value-type="currency">
            <text:p>$2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r. Theodore Dimon</text:p>
          </table:table-cell>
          <table:table-cell table:style-name="ce54" office:value-type="string" calcext:value-type="string">
            <text:p>Anatomy of the Moving Body, Second Edi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wing-Ming Yang, Lao Tzu</text:p>
          </table:table-cell>
          <table:table-cell table:style-name="ce54" office:value-type="string" calcext:value-type="string">
            <text:p>The Dao de Jing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chael Reynolds</text:p>
          </table:table-cell>
          <table:table-cell table:style-name="ce54" office:value-type="string" calcext:value-type="string">
            <text:p>Earthship: Evolution Beyond Economics, Vol. 3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chael Reynolds</text:p>
          </table:table-cell>
          <table:table-cell table:style-name="ce54" office:value-type="string" calcext:value-type="string">
            <text:p>Earthship: How to Build Your Own, Vol. 1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chael Reynolds</text:p>
          </table:table-cell>
          <table:table-cell table:style-name="ce54" office:value-type="string" calcext:value-type="string">
            <text:p>Earthship: Systems and Components vol. 2</text:p>
          </table:table-cell>
          <table:table-cell table:number-columns-repeated="16376"/>
        </table:table-row>
        <table:table-row table:style-name="ro4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9" calcext:value-type="currency">
            <text:p>$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ancy Faber, Randall Faber</text:p>
          </table:table-cell>
          <table:table-cell table:style-name="ce54" office:value-type="string" calcext:value-type="string">
            <text:p>Accelerated Piano Adventures for the Older Beginner: Technique &amp; Artistry Book 2</text:p>
          </table:table-cell>
          <table:table-cell table:number-columns-repeated="16376"/>
        </table:table-row>
        <table:table-row table:style-name="ro4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7" calcext:value-type="currency">
            <text:p>$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ancy Faber, Randall Faber</text:p>
          </table:table-cell>
          <table:table-cell table:style-name="ce54" office:value-type="string" calcext:value-type="string">
            <text:p>Piano Adventures Scale and Chord Book 1: Five-Finger Scales and Chords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7" calcext:value-type="currency">
            <text:p>$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Nancy Faber, Randall Faber</text:p>
          </table:table-cell>
          <table:table-cell table:style-name="ce54" office:value-type="string" calcext:value-type="string">
            <text:p>Piano Adventures Scale and Chord Book 2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5" calcext:value-type="currency">
            <text:p>$5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ul M. Duvall, Steve Matyas, Andrew Glover</text:p>
          </table:table-cell>
          <table:table-cell table:style-name="ce54" office:value-type="string" calcext:value-type="string">
            <text:p>Continuous Integration: Improving Software Quality and Reducing Risk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ndall Faber</text:p>
          </table:table-cell>
          <table:table-cell table:style-name="ce54" office:value-type="string" calcext:value-type="string">
            <text:p>Piano Adventures Scale and Chord Book 3</text:p>
          </table:table-cell>
          <table:table-cell table:number-columns-repeated="16376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aph Koster</text:p>
          </table:table-cell>
          <table:table-cell table:style-name="ce54" office:value-type="string" calcext:value-type="string">
            <text:p>Theory of Fun for Game Design</text:p>
          </table:table-cell>
          <table:table-cell table:number-columns-repeated="16376"/>
        </table:table-row>
        <table:table-row table:style-name="ro4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5" calcext:value-type="currency">
            <text:p>$4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land Hess</text:p>
          </table:table-cell>
          <table:table-cell table:style-name="ce54" office:value-type="string" calcext:value-type="string">
            <text:p>The Essential Blender: Guide to 3D Creation with the Open Source Suite Blender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3" calcext:value-type="currency">
            <text:p>$2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hengli Lu, Zhang Yun</text:p>
          </table:table-cell>
          <table:table-cell table:style-name="ce54" office:value-type="string" calcext:value-type="string">
            <text:p>Combat Techniques of Taiji, Xingyi, and Bagua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ynan Sylvester</text:p>
          </table:table-cell>
          <table:table-cell table:style-name="ce54" office:value-type="string" calcext:value-type="string">
            <text:p>Designing Games: A Guide to Engineering Experiences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75" calcext:value-type="currency">
            <text:p>$7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Zhuangzi, Brook Ziporyn (Translator)</text:p>
          </table:table-cell>
          <table:table-cell table:style-name="ce54" office:value-type="string" calcext:value-type="string">
            <text:p>Zhuangzi: the Complete Writings</text:p>
          </table:table-cell>
          <table:table-cell table:number-columns-repeated="16376"/>
        </table:table-row>
        <table:table-row table:style-name="ro4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Accelerated Piano Adventures For The Older Beginner, Performance Book 1</text:p>
          </table:table-cell>
          <table:table-cell table:number-columns-repeated="16376"/>
        </table:table-row>
        <table:table-row table:style-name="ro4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Accelerated Piano Adventures For The Older Beginner, Technique and Artistry Book 1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Accelerated Piano Adventures for the Older Beginner: Lesson Book 2</text:p>
          </table:table-cell>
          <table:table-cell table:number-columns-repeated="16376"/>
        </table:table-row>
        <table:table-row table:style-name="ro4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Accelerated Piano Adventures for the Older Beginner: Popular Repertoire Book 2</text:p>
          </table:table-cell>
          <table:table-cell table:number-columns-repeated="16376"/>
        </table:table-row>
        <table:table-row table:style-name="ro4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7" calcext:value-type="currency">
            <text:p>$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Accelerated Piano Adventures for the Older Beginner: Popular Repertoire, Book 1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Accelerated Piano Adventures for the Older Beginner: Theory Book 1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9" calcext:value-type="currency">
            <text:p>$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Accelerated Piano Adventures for the Older Beginner: Theory Book 2</text:p>
          </table:table-cell>
          <table:table-cell table:number-columns-repeated="16376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Accelerated Piano Adventures Performance Book 2</text:p>
          </table:table-cell>
          <table:table-cell table:number-columns-repeated="16376"/>
        </table:table-row>
        <table:table-row table:style-name="ro2">
          <table:table-cell table:style-name="ce17" office:value-type="float" office:value="51" calcext:value-type="float">
            <text:p>51</text:p>
          </table:table-cell>
          <table:table-cell table:style-name="ce55" office:value-type="string" calcext:value-type="string">
            <text:p>libro</text:p>
          </table:table-cell>
          <table:table-cell table:style-name="ce149" office:value-type="currency" office:currency="USD" office:value="70" calcext:value-type="currency">
            <text:p>$70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Zhuangzi</text:p>
          </table:table-cell>
          <table:table-cell table:style-name="ce54" office:value-type="string" calcext:value-type="string">
            <text:p>Zhuangzi and Early Chinese Philosophy</text:p>
          </table:table-cell>
          <table:table-cell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133" table:formula="of:=SUM([.C1068:.C1098])" office:value-type="currency" office:currency="USD" office:value="853" calcext:value-type="currency">
            <text:p>$853.00</text:p>
          </table:table-cell>
          <table:table-cell table:style-name="ce185" table:formula="of:=[.C1099]*usd_euro" office:value-type="currency" office:currency="EUR" office:value="724.5382" calcext:value-type="currency">
            <text:p>724,54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rthur L. Guptill</text:p>
          </table:table-cell>
          <table:table-cell table:style-name="ce49" office:value-type="string" calcext:value-type="string">
            <text:p>Rendering in Pen and Ink: The Classic Book On Pen and Ink Techniques</text:p>
          </table:table-cell>
          <table:table-cell table:number-columns-repeated="16376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ryan H. Suits</text:p>
          </table:table-cell>
          <table:table-cell table:style-name="ce49" office:value-type="string" calcext:value-type="string">
            <text:p>Physics Behind Music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atherine V. Holmes</text:p>
          </table:table-cell>
          <table:table-cell table:style-name="ce49" office:value-type="string" calcext:value-type="string">
            <text:p>Drawing Dimension - Shading Techniques: A Shading Guide</text:p>
          </table:table-cell>
          <table:table-cell table:number-columns-repeated="16376"/>
        </table:table-row>
        <table:table-row table:style-name="ro4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ris Solarski</text:p>
          </table:table-cell>
          <table:table-cell table:style-name="ce49" office:value-type="string" calcext:value-type="string">
            <text:p>Drawing Basics and Video Game Art: Classic to Cutting-Edge Art Techniques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.5" calcext:value-type="currency">
            <text:p>$7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. J. Tangerman</text:p>
          </table:table-cell>
          <table:table-cell table:style-name="ce49" office:value-type="string" calcext:value-type="string">
            <text:p>The Modern Book of Whittling and Woodcarving</text:p>
          </table:table-cell>
          <table:table-cell table:number-columns-repeated="16376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4" calcext:value-type="currency">
            <text:p>$1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.M. Forster</text:p>
          </table:table-cell>
          <table:table-cell table:style-name="ce49" office:value-type="string" calcext:value-type="string">
            <text:p>Aspects of the Novel</text:p>
          </table:table-cell>
          <table:table-cell table:number-columns-repeated="16376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3" calcext:value-type="currency">
            <text:p>$1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ith Wharton</text:p>
          </table:table-cell>
          <table:table-cell table:style-name="ce49" office:value-type="string" calcext:value-type="string">
            <text:p>The Writing of Fiction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0" calcext:value-type="currency">
            <text:p>$10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laine Gould</text:p>
          </table:table-cell>
          <table:table-cell table:style-name="ce49" office:value-type="string" calcext:value-type="string">
            <text:p>Behind Bars: The Definitive Guide to Music Notation</text:p>
          </table:table-cell>
          <table:table-cell table:number-columns-repeated="16376"/>
        </table:table-row>
        <table:table-row table:style-name="ro4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2.5" calcext:value-type="currency">
            <text:p>$22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ric Mantle</text:p>
          </table:table-cell>
          <table:table-cell table:style-name="ce49" office:value-type="string" calcext:value-type="string">
            <text:p>A Visual Guide to Classical Art Theory for Drawing and Painting Students</text:p>
          </table:table-cell>
          <table:table-cell table:number-columns-repeated="16376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rnest R. Norling</text:p>
          </table:table-cell>
          <table:table-cell table:style-name="ce49" office:value-type="string" calcext:value-type="string">
            <text:p>Perspective Made Easy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.45" calcext:value-type="currency">
            <text:p>$4.4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. Scott Fitzgerald</text:p>
          </table:table-cell>
          <table:table-cell table:style-name="ce49" office:value-type="string" calcext:value-type="string">
            <text:p>Crack Up - With Other Uncollected Pieces, Note-books</text:p>
          </table:table-cell>
          <table:table-cell table:number-columns-repeated="16376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" calcext:value-type="currency">
            <text:p>$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ritz Schider</text:p>
          </table:table-cell>
          <table:table-cell table:style-name="ce49" office:value-type="string" calcext:value-type="string">
            <text:p>An Atlas of Anatomy for Artists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85" calcext:value-type="currency">
            <text:p>$8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erald M. Ackerman, Graydon Parrish</text:p>
          </table:table-cell>
          <table:table-cell table:style-name="ce49" office:value-type="string" calcext:value-type="string">
            <text:p>Charles Bargue and Jean-Leon Gerome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al Leonard Publishing Corporation</text:p>
          </table:table-cell>
          <table:table-cell table:style-name="ce49" office:value-type="string" calcext:value-type="string">
            <text:p>The Big Book of Bluegrass Songs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rwin Silber, Jerry Silverman</text:p>
          </table:table-cell>
          <table:table-cell table:style-name="ce49" office:value-type="string" calcext:value-type="string">
            <text:p>Songs of the Civil War</text:p>
          </table:table-cell>
          <table:table-cell table:number-columns-repeated="16376"/>
        </table:table-row>
        <table:table-row table:style-name="ro4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anna Bourke</text:p>
          </table:table-cell>
          <table:table-cell table:style-name="ce49" office:value-type="string" calcext:value-type="string">
            <text:p>An Intimate History Of Killing: Face To Face Killing In Twentieth Century Warfare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hannes Itten</text:p>
          </table:table-cell>
          <table:table-cell table:style-name="ce49" office:value-type="string" calcext:value-type="string">
            <text:p>The Elements of Color: A Treatise on the Color System of Johannes Itten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oseph Alexander</text:p>
          </table:table-cell>
          <table:table-cell table:style-name="ce49" office:value-type="string" calcext:value-type="string">
            <text:p>The Caged System and 100 Licks for Blues Guitar</text:p>
          </table:table-cell>
          <table:table-cell table:number-columns-repeated="16376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Kenny Werner</text:p>
          </table:table-cell>
          <table:table-cell table:style-name="ce49" office:value-type="string" calcext:value-type="string">
            <text:p>Effortless Mastery</text:p>
          </table:table-cell>
          <table:table-cell table:number-columns-repeated="16376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.95" calcext:value-type="currency">
            <text:p>$5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eonard Bernstein</text:p>
          </table:table-cell>
          <table:table-cell table:style-name="ce49" office:value-type="string" calcext:value-type="string">
            <text:p>The Joy of Music</text:p>
          </table:table-cell>
          <table:table-cell table:number-columns-repeated="16376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6.99" calcext:value-type="currency">
            <text:p>$26.99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Orrin Star</text:p>
          </table:table-cell>
          <table:table-cell table:style-name="ce49" office:value-type="string" calcext:value-type="string">
            <text:p>Hot Licks for Bluegrass Guitar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ul Hindemith</text:p>
          </table:table-cell>
          <table:table-cell table:style-name="ce49" office:value-type="string" calcext:value-type="string">
            <text:p>A Concentrated Course in Traditional Harmony</text:p>
          </table:table-cell>
          <table:table-cell table:number-columns-repeated="16376"/>
        </table:table-row>
        <table:table-row table:style-name="ro4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9" calcext:value-type="currency">
            <text:p>$2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ichard Scott</text:p>
          </table:table-cell>
          <table:table-cell table:style-name="ce49" office:value-type="string" calcext:value-type="string">
            <text:p>Money Chords: A Songwriter's Sourcebook of Popular Chord Progressions</text:p>
          </table:table-cell>
          <table:table-cell table:number-columns-repeated="16376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ichard Yot</text:p>
          </table:table-cell>
          <table:table-cell table:style-name="ce49" office:value-type="string" calcext:value-type="string">
            <text:p>Light for Visual Artists Second Edition</text:p>
          </table:table-cell>
          <table:table-cell table:number-columns-repeated="16376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bert H. Lustig</text:p>
          </table:table-cell>
          <table:table-cell table:style-name="ce49" office:value-type="string" calcext:value-type="string">
            <text:p>Metabolical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2" calcext:value-type="currency">
            <text:p>$1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tefan Kosta, Dorothy Payne</text:p>
          </table:table-cell>
          <table:table-cell table:style-name="ce49" office:value-type="string" calcext:value-type="string">
            <text:p>Tonal Harmony, with an Introduction to Twentieth Century Music</text:p>
          </table:table-cell>
          <table:table-cell table:number-columns-repeated="16376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3" calcext:value-type="currency">
            <text:p>$2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ayne Erbsen</text:p>
          </table:table-cell>
          <table:table-cell table:style-name="ce49" office:value-type="string" calcext:value-type="string">
            <text:p>Bluegrass Banjo for the Complete Ignoramus </text:p>
          </table:table-cell>
          <table:table-cell table:number-columns-repeated="16376"/>
        </table:table-row>
        <table:table-row table:style-name="ro4">
          <table:table-cell table:style-name="ce18" office:value-type="float" office:value="52" calcext:value-type="float">
            <text:p>52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Rise Again Songbook: Words &amp; Chords to Nearly 1200 Songs Spiral-Bound</text:p>
          </table:table-cell>
          <table:table-cell table:number-columns-repeated="16376"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50" office:value-type="string" calcext:value-type="string">
            <text:p>libro</text:p>
          </table:table-cell>
          <table:table-cell table:style-name="ce160" office:value-type="currency" office:currency="USD" office:value="12.95" calcext:value-type="currency">
            <text:p>$12.95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The Chord Book</text:p>
          </table:table-cell>
          <table:table-cell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133" table:formula="of:=SUM([.C1101:.C1129])" office:value-type="currency" office:currency="USD" office:value="761.34" calcext:value-type="currency">
            <text:p>$761.34</text:p>
          </table:table-cell>
          <table:table-cell table:style-name="ce185" table:formula="of:=[.C1130]*usd_euro" office:value-type="currency" office:currency="EUR" office:value="646.682196" calcext:value-type="currency">
            <text:p>646,6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8" calcext:value-type="currency">
            <text:p>$2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an Belkin</text:p>
          </table:table-cell>
          <table:table-cell table:style-name="ce54" office:value-type="string" calcext:value-type="string">
            <text:p>Musical Composition: Craft and Art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9" calcext:value-type="currency">
            <text:p>$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bert Camus</text:p>
          </table:table-cell>
          <table:table-cell table:style-name="ce54" office:value-type="string" calcext:value-type="string">
            <text:p>The Fall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bert Camus</text:p>
          </table:table-cell>
          <table:table-cell table:style-name="ce54" office:value-type="string" calcext:value-type="string">
            <text:p>The Plague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len Forte</text:p>
          </table:table-cell>
          <table:table-cell table:style-name="ce54" office:value-type="string" calcext:value-type="string">
            <text:p>The Structure of Atonal Music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rnold G. Nelson, Jouko Kokkonen</text:p>
          </table:table-cell>
          <table:table-cell table:style-name="ce54" office:value-type="string" calcext:value-type="string">
            <text:p>Stretching Anatomy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ruce Rits Gilbert</text:p>
          </table:table-cell>
          <table:table-cell table:style-name="ce54" office:value-type="string" calcext:value-type="string">
            <text:p>John Prine One Song at a Time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3" calcext:value-type="currency">
            <text:p>$3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ve Thompson</text:p>
          </table:table-cell>
          <table:table-cell table:style-name="ce54" office:value-type="string" calcext:value-type="string">
            <text:p>Your Pretty Face Is Going to Hell The Dangerous Glitter of David Bowie ..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1" calcext:value-type="currency">
            <text:p>$3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vid Byrne</text:p>
          </table:table-cell>
          <table:table-cell table:style-name="ce54" office:value-type="string" calcext:value-type="string">
            <text:p>How Music Works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2" calcext:value-type="currency">
            <text:p>$2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ean Pohlman</text:p>
          </table:table-cell>
          <table:table-cell table:style-name="ce54" office:value-type="string" calcext:value-type="string">
            <text:p>Yoga Fitness for Men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5" calcext:value-type="currency">
            <text:p>$1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lisabeth Young-Bruehl</text:p>
          </table:table-cell>
          <table:table-cell table:style-name="ce54" office:value-type="string" calcext:value-type="string">
            <text:p>Hannah Arendt</text:p>
          </table:table-cell>
          <table:table-cell table:number-columns-repeated="16376"/>
        </table:table-row>
        <table:table-row table:style-name="ro4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va Wong</text:p>
          </table:table-cell>
          <table:table-cell table:style-name="ce54" office:value-type="string" calcext:value-type="string">
            <text:p>Tao of Health, Longevity, and Immortality: The Teachings of Immortals Chung and Lu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5" calcext:value-type="currency">
            <text:p>$4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areth Loy</text:p>
          </table:table-cell>
          <table:table-cell table:style-name="ce54" office:value-type="string" calcext:value-type="string">
            <text:p>Musimathics: The Mathematical Foundations of Music (Volume 1)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5" calcext:value-type="currency">
            <text:p>$4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areth Loy</text:p>
          </table:table-cell>
          <table:table-cell table:style-name="ce54" office:value-type="string" calcext:value-type="string">
            <text:p>Musimathics: The Mathematical Foundations of Music (Volume 2)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4" calcext:value-type="currency">
            <text:p>$3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Gerald Klickstein</text:p>
          </table:table-cell>
          <table:table-cell table:style-name="ce54" office:value-type="string" calcext:value-type="string">
            <text:p>The Musician's Way: A Guide to Practice, Performance, and Wellness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75" calcext:value-type="currency">
            <text:p>$7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annah Arednt</text:p>
          </table:table-cell>
          <table:table-cell table:style-name="ce54" office:value-type="string" calcext:value-type="string">
            <text:p>The Human Condi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annah Arendt</text:p>
          </table:table-cell>
          <table:table-cell table:style-name="ce54" office:value-type="string" calcext:value-type="string">
            <text:p>The Origins of Totalitarianism: Introduction by Samantha Power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endrik Willem von Loon</text:p>
          </table:table-cell>
          <table:table-cell table:style-name="ce54" office:value-type="string" calcext:value-type="string">
            <text:p>The Songs We Sing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ua-Ching Ni, Fu <text:s/>Lao Wang</text:p>
          </table:table-cell>
          <table:table-cell table:style-name="ce54" office:value-type="string" calcext:value-type="string">
            <text:p>Hua Hu Ching : The Later Teachings of Lao Tzu</text:p>
          </table:table-cell>
          <table:table-cell table:number-columns-repeated="16376"/>
        </table:table-row>
        <table:table-row table:style-name="ro4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arl Bunyan</text:p>
          </table:table-cell>
          <table:table-cell table:style-name="ce54" office:value-type="string" calcext:value-type="string">
            <text:p>Build an HTML5 Game: A Developer's Guide with CSS and JavaScript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2" calcext:value-type="currency">
            <text:p>$2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arl R. Popper</text:p>
          </table:table-cell>
          <table:table-cell table:style-name="ce54" office:value-type="string" calcext:value-type="string">
            <text:p>Conjectures and Refutations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arl R. Popper</text:p>
          </table:table-cell>
          <table:table-cell table:style-name="ce54" office:value-type="string" calcext:value-type="string">
            <text:p>The Poverty of Historicism (Harper Torchbooks. the Academy Library)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gda King</text:p>
          </table:table-cell>
          <table:table-cell table:style-name="ce54" office:value-type="string" calcext:value-type="string">
            <text:p>A Guide to Heidegger's Being and Time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rtin Heidegger</text:p>
          </table:table-cell>
          <table:table-cell table:style-name="ce54" office:value-type="string" calcext:value-type="string">
            <text:p>Being and Time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r. George Steiner</text:p>
          </table:table-cell>
          <table:table-cell table:style-name="ce54" office:value-type="string" calcext:value-type="string">
            <text:p>No Passion Spent: Essays 1978-1995</text:p>
          </table:table-cell>
          <table:table-cell table:number-columns-repeated="16376"/>
        </table:table-row>
        <table:table-row table:style-name="ro4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t Pattison</text:p>
          </table:table-cell>
          <table:table-cell table:style-name="ce54" office:value-type="string" calcext:value-type="string">
            <text:p>Songwriting Without Boundaries: Lyric Writing Exercises for Finding Your Voice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TRICK W. GAINER</text:p>
          </table:table-cell>
          <table:table-cell table:style-name="ce54" office:value-type="string" calcext:value-type="string">
            <text:p>Folk Songs from the West Virginia Hills (Sounding Appalachia)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7.25" calcext:value-type="currency">
            <text:p>$27.2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aul Hindemith</text:p>
          </table:table-cell>
          <table:table-cell table:style-name="ce54" office:value-type="string" calcext:value-type="string">
            <text:p>The Craft of Musical Composition: Theoretical Part - Book 1 (Tap/159)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hilip Toshio Sudo</text:p>
          </table:table-cell>
          <table:table-cell table:style-name="ce54" office:value-type="string" calcext:value-type="string">
            <text:p>Zen Guitar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10" calcext:value-type="currency">
            <text:p>$1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ichard Miller</text:p>
          </table:table-cell>
          <table:table-cell table:style-name="ce54" office:value-type="string" calcext:value-type="string">
            <text:p>On the Art of Singing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85" calcext:value-type="currency">
            <text:p>$8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ichard Miller</text:p>
          </table:table-cell>
          <table:table-cell table:style-name="ce54" office:value-type="string" calcext:value-type="string">
            <text:p>Solutions for Singers: Tools for Performers and Teachers</text:p>
          </table:table-cell>
          <table:table-cell table:number-columns-repeated="1637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bert Coleman, ed.</text:p>
          </table:table-cell>
          <table:table-cell table:style-name="ce54" office:value-type="string" calcext:value-type="string">
            <text:p>Glad Tidings</text:p>
          </table:table-cell>
          <table:table-cell table:number-columns-repeated="16376"/>
        </table:table-row>
        <table:table-row table:style-name="ro4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berto Braccini</text:p>
          </table:table-cell>
          <table:table-cell table:style-name="ce54" office:value-type="string" calcext:value-type="string">
            <text:p>Dictionary of Musical Terms in Four Languages: Italian, English, German, French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8" calcext:value-type="currency">
            <text:p>$2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nald C. Smith, Antonio M. Carmone</text:p>
          </table:table-cell>
          <table:table-cell table:style-name="ce54" office:value-type="string" calcext:value-type="string">
            <text:p>Shadows of Mawangdui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3" calcext:value-type="currency">
            <text:p>$3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hifu Yan Lei Shi</text:p>
          </table:table-cell>
          <table:table-cell table:style-name="ce54" office:value-type="string" calcext:value-type="string">
            <text:p>Instant Fitness: The Shaolin Kung Fu Workout 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2" calcext:value-type="currency">
            <text:p>$1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ephen Mitchell</text:p>
          </table:table-cell>
          <table:table-cell table:style-name="ce54" office:value-type="string" calcext:value-type="string">
            <text:p>Tao Te Ching: A New English Version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2" calcext:value-type="currency">
            <text:p>$1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illiam Francis Allen, Charles Pickard Ware ..</text:p>
          </table:table-cell>
          <table:table-cell table:style-name="ce54" office:value-type="string" calcext:value-type="string">
            <text:p>Slave Songs of the United States: The Classic 1867 Anthology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Zondervan Publishing House</text:p>
          </table:table-cell>
          <table:table-cell table:style-name="ce54" office:value-type="string" calcext:value-type="string">
            <text:p>Holy Bible</text:p>
          </table:table-cell>
          <table:table-cell table:number-columns-repeated="16376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Basic Theories of Traditional Chinese Medicine</text:p>
          </table:table-cell>
          <table:table-cell table:number-columns-repeated="16376"/>
        </table:table-row>
        <table:table-row table:style-name="ro2">
          <table:table-cell table:style-name="ce17" office:value-type="float" office:value="53" calcext:value-type="float">
            <text:p>53</text:p>
          </table:table-cell>
          <table:table-cell table:style-name="ce55" office:value-type="string" calcext:value-type="string">
            <text:p>libro</text:p>
          </table:table-cell>
          <table:table-cell table:style-name="ce149" office:value-type="currency" office:currency="USD" office:value="11" calcext:value-type="currency">
            <text:p>$11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The I Ching or Book of Changes: A Guide to Life's Turning Points</text:p>
          </table:table-cell>
          <table:table-cell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133" table:formula="of:=SUM([.C1132:.C1170])" office:value-type="currency" office:currency="USD" office:value="1066.25" calcext:value-type="currency">
            <text:p>$1,066.25</text:p>
          </table:table-cell>
          <table:table-cell table:style-name="ce185" table:formula="of:=[.C1171]*usd_euro" office:value-type="currency" office:currency="EUR" office:value="905.67275" calcext:value-type="currency">
            <text:p>905,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aron Shearer</text:p>
          </table:table-cell>
          <table:table-cell table:style-name="ce49" office:value-type="string" calcext:value-type="string">
            <text:p>Classic Guitar Technique, Vol 2 (Shearer Series)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drew Loomis</text:p>
          </table:table-cell>
          <table:table-cell table:style-name="ce49" office:value-type="string" calcext:value-type="string">
            <text:p>Creative Illustration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drew Loomis</text:p>
          </table:table-cell>
          <table:table-cell table:style-name="ce49" office:value-type="string" calcext:value-type="string">
            <text:p>Drawing the Head and Hands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drew Loomis</text:p>
          </table:table-cell>
          <table:table-cell table:style-name="ce49" office:value-type="string" calcext:value-type="string">
            <text:p>Figure Drawing for All It's Worth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drew Loomis</text:p>
          </table:table-cell>
          <table:table-cell table:style-name="ce49" office:value-type="string" calcext:value-type="string">
            <text:p>Fun With A Pencil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ndrew Loomis</text:p>
          </table:table-cell>
          <table:table-cell table:style-name="ce49" office:value-type="string" calcext:value-type="string">
            <text:p>Successful Drawing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lash </text:p>
          </table:table-cell>
          <table:table-cell table:style-name="ce49" office:value-type="string" calcext:value-type="string">
            <text:p>The Clash - the Singles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3" calcext:value-type="currency">
            <text:p>$2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lement Wood, Ronald J. Bogus</text:p>
          </table:table-cell>
          <table:table-cell table:style-name="ce49" office:value-type="string" calcext:value-type="string">
            <text:p>The Complete Rhyming Dictionary</text:p>
          </table:table-cell>
          <table:table-cell table:number-columns-repeated="16376"/>
        </table:table-row>
        <table:table-row table:style-name="ro4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an Fox, Dick Weissman</text:p>
          </table:table-cell>
          <table:table-cell table:style-name="ce49" office:value-type="string" calcext:value-type="string">
            <text:p>The Great Family Songbook: A Treasury of Favorite Show Tunes, Sing Alongs ..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uitar Head</text:p>
          </table:table-cell>
          <table:table-cell table:style-name="ce49" office:value-type="string" calcext:value-type="string">
            <text:p>Soloing Techniques for Beginners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uan Martin</text:p>
          </table:table-cell>
          <table:table-cell table:style-name="ce49" office:value-type="string" calcext:value-type="string">
            <text:p>Essential Flamenco Guitar: Volume 1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uan Martín</text:p>
          </table:table-cell>
          <table:table-cell table:style-name="ce49" office:value-type="string" calcext:value-type="string">
            <text:p>Play Solo Flamenco Guitar with Juan Martín, Vol. 1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uan Martin, Patrick Campbell</text:p>
          </table:table-cell>
          <table:table-cell table:style-name="ce49" office:value-type="string" calcext:value-type="string">
            <text:p>Essential Flamenco Guitar: Volume 2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ou Manzi</text:p>
          </table:table-cell>
          <table:table-cell table:style-name="ce49" office:value-type="string" calcext:value-type="string">
            <text:p>Acoustic Blues Guitar Method Complete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chael Kazin</text:p>
          </table:table-cell>
          <table:table-cell table:style-name="ce49" office:value-type="string" calcext:value-type="string">
            <text:p>American Dreamers: How the Left Changed a Nation</text:p>
          </table:table-cell>
          <table:table-cell table:number-columns-repeated="16376"/>
        </table:table-row>
        <table:table-row table:style-name="ro4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r Joseph Alexander</text:p>
          </table:table-cell>
          <table:table-cell table:style-name="ce49" office:value-type="string" calcext:value-type="string">
            <text:p>Fingerstyle Blues Guitar: Master Acoustic Blues Guitar Fingerpicking and Soloing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t Blashill, Richard Linklater, David Yow ..</text:p>
          </table:table-cell>
          <table:table-cell table:style-name="ce49" office:value-type="string" calcext:value-type="string">
            <text:p>Texas Is the Reason</text:p>
          </table:table-cell>
          <table:table-cell table:number-columns-repeated="16376"/>
        </table:table-row>
        <table:table-row table:style-name="ro4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t Pattison</text:p>
          </table:table-cell>
          <table:table-cell table:style-name="ce49" office:value-type="string" calcext:value-type="string">
            <text:p>Pat Pattison's Songwriting: Essential Guide to Rhyming: A Step-by-Step Guide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t Pattison</text:p>
          </table:table-cell>
          <table:table-cell table:style-name="ce49" office:value-type="string" calcext:value-type="string">
            <text:p>Writing Better Lyrics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1" calcext:value-type="currency">
            <text:p>$21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hilip Toshio Sudo, Tobias Hurwitz</text:p>
          </table:table-cell>
          <table:table-cell table:style-name="ce49" office:value-type="string" calcext:value-type="string">
            <text:p>The Book of Six Strings: The Zen Way to Play Guitar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teve James</text:p>
          </table:table-cell>
          <table:table-cell table:style-name="ce49" office:value-type="string" calcext:value-type="string">
            <text:p>Fingerstyle Blues Songbook: Learn to Play Country Blues, Ragtime Blues ..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he Clash</text:p>
          </table:table-cell>
          <table:table-cell table:style-name="ce49" office:value-type="string" calcext:value-type="string">
            <text:p>Best of The Clash (Joe Strummer, 1952 - 2002)</text:p>
          </table:table-cell>
          <table:table-cell table:number-columns-repeated="16376"/>
        </table:table-row>
        <table:table-row table:style-name="ro4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. A. Mathieu</text:p>
          </table:table-cell>
          <table:table-cell table:style-name="ce49" office:value-type="string" calcext:value-type="string">
            <text:p>Harmonic Experience: Tonal Harmony from Its Natural Origins to Its Modern Expression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Leavitt</text:p>
          </table:table-cell>
          <table:table-cell table:style-name="ce49" office:value-type="string" calcext:value-type="string">
            <text:p>A Modern Method for Guitar - Volume 1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Leavitt</text:p>
          </table:table-cell>
          <table:table-cell table:style-name="ce49" office:value-type="string" calcext:value-type="string">
            <text:p>A Modern Method for Guitar - Volume 2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Leavitt</text:p>
          </table:table-cell>
          <table:table-cell table:style-name="ce49" office:value-type="string" calcext:value-type="string">
            <text:p>A Modern Method for Guitar - Volume 3</text:p>
          </table:table-cell>
          <table:table-cell table:number-columns-repeated="1637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Leavitt</text:p>
          </table:table-cell>
          <table:table-cell table:style-name="ce49" office:value-type="string" calcext:value-type="string">
            <text:p>Advanced Reading Studies for Guitar: Guitar Technique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illiam Leavitt</text:p>
          </table:table-cell>
          <table:table-cell table:style-name="ce49" office:value-type="string" calcext:value-type="string">
            <text:p>Melodic Rhythms for Guitar</text:p>
          </table:table-cell>
          <table:table-cell table:number-columns-repeated="16376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Best of the Pogues</text:p>
          </table:table-cell>
          <table:table-cell table:number-columns-repeated="16376"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50" office:value-type="string" calcext:value-type="string">
            <text:p>libro</text:p>
          </table:table-cell>
          <table:table-cell table:style-name="ce160" office:value-type="currency" office:currency="USD" office:value="40" calcext:value-type="currency">
            <text:p>$40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I'd Love to Draw</text:p>
          </table:table-cell>
          <table:table-cell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133" table:formula="of:=SUM([.C1173:.C1202])" office:value-type="currency" office:currency="USD" office:value="821" calcext:value-type="currency">
            <text:p>$821.00</text:p>
          </table:table-cell>
          <table:table-cell table:style-name="ce185" table:formula="of:=[.C1203]*usd_euro" office:value-type="currency" office:currency="EUR" office:value="697.3574" calcext:value-type="currency">
            <text:p>697,36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dam Kadmon</text:p>
          </table:table-cell>
          <table:table-cell table:style-name="ce54" office:value-type="string" calcext:value-type="string">
            <text:p>GT12 - The Guitar Grimoire: A Notated Intervallic Study Of Scales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2" calcext:value-type="currency">
            <text:p>$3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dam Kadmon</text:p>
          </table:table-cell>
          <table:table-cell table:style-name="ce54" office:value-type="string" calcext:value-type="string">
            <text:p>GT15 - Guitar Grimoire: Progressions &amp;amp; Improvisation</text:p>
          </table:table-cell>
          <table:table-cell table:number-columns-repeated="16376"/>
        </table:table-row>
        <table:table-row table:style-name="ro4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4" calcext:value-type="currency">
            <text:p>$3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dam Kadmon</text:p>
          </table:table-cell>
          <table:table-cell table:style-name="ce54" office:value-type="string" calcext:value-type="string">
            <text:p>The Guitar Grimoire: A Compendium of Formulas for Guitar Scales and Modes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dam Kadmon</text:p>
          </table:table-cell>
          <table:table-cell table:style-name="ce54" office:value-type="string" calcext:value-type="string">
            <text:p>The Guitar Grimoire: A Compendium of Guitar Chords and Voicings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3" calcext:value-type="currency">
            <text:p>$3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dam Kadmon</text:p>
          </table:table-cell>
          <table:table-cell table:style-name="ce54" office:value-type="string" calcext:value-type="string">
            <text:p>The Guitar Grimoire: Chord Encyclopedia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dam Kadmon</text:p>
          </table:table-cell>
          <table:table-cell table:style-name="ce54" office:value-type="string" calcext:value-type="string">
            <text:p>The Guitar Grimoire: The Exercise Book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 Chung-Liang Huang</text:p>
          </table:table-cell>
          <table:table-cell table:style-name="ce54" office:value-type="string" calcext:value-type="string">
            <text:p>Embrace Tiger, Return to Mountain: The Essence of T'ai Chi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an Munde</text:p>
          </table:table-cell>
          <table:table-cell table:style-name="ce54" office:value-type="string" calcext:value-type="string">
            <text:p>Modern 5-String Banjo Method Grade 1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ndrew DuBrock</text:p>
          </table:table-cell>
          <table:table-cell table:style-name="ce54" office:value-type="string" calcext:value-type="string">
            <text:p>Travis Picking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en Clark</text:p>
          </table:table-cell>
          <table:table-cell table:style-name="ce54" office:value-type="string" calcext:value-type="string">
            <text:p>RTFM: Red Team Field Manual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3" calcext:value-type="currency">
            <text:p>$2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lake Snyder</text:p>
          </table:table-cell>
          <table:table-cell table:style-name="ce54" office:value-type="string" calcext:value-type="string">
            <text:p>Save The Cat! The Last Book on Screenwriting You'll Ever Need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60" calcext:value-type="currency">
            <text:p>$6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Bruce L. Johnson</text:p>
          </table:table-cell>
          <table:table-cell table:style-name="ce54" office:value-type="string" calcext:value-type="string">
            <text:p>Chinese Wand Exercise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et Atkins, Tommy Flint</text:p>
          </table:table-cell>
          <table:table-cell table:style-name="ce54" office:value-type="string" calcext:value-type="string">
            <text:p>Complete Chet Atkins Guitar Method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inese Health Qigong Association</text:p>
          </table:table-cell>
          <table:table-cell table:style-name="ce54" office:value-type="string" calcext:value-type="string">
            <text:p>Taiji Yangsheng Zhang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20" calcext:value-type="currency">
            <text:p>$1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ris Solarski</text:p>
          </table:table-cell>
          <table:table-cell table:style-name="ce54" office:value-type="string" calcext:value-type="string">
            <text:p>Interactive Stories and Video Game Art</text:p>
          </table:table-cell>
          <table:table-cell table:number-columns-repeated="16376"/>
        </table:table-row>
        <table:table-row table:style-name="ro4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le Porter</text:p>
          </table:table-cell>
          <table:table-cell table:style-name="ce54" office:value-type="string" calcext:value-type="string">
            <text:p>The Cole Porter Song Collection Volume One: 1912-1936 Piano/Vocal/Chords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hinese Health Qigong Association</text:p>
          </table:table-cell>
          <table:table-cell table:style-name="ce54" office:value-type="string" calcext:value-type="string">
            <text:p>Chinese Health Qigong: Yi Jin Jing (DVD Attached)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arl Scruggs</text:p>
          </table:table-cell>
          <table:table-cell table:style-name="ce54" office:value-type="string" calcext:value-type="string">
            <text:p>Earl Scruggs and the 5-String Banjo: Revised and Enhanced Edi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1" calcext:value-type="currency">
            <text:p>$1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rieder Anders, Emanuel Seitz</text:p>
          </table:table-cell>
          <table:table-cell table:style-name="ce54" office:value-type="string" calcext:value-type="string">
            <text:p>Living with Taiji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u Zhongwen</text:p>
          </table:table-cell>
          <table:table-cell table:style-name="ce54" office:value-type="string" calcext:value-type="string">
            <text:p>Mastering Yang Style Taijiquan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al Leonard Corp.</text:p>
          </table:table-cell>
          <table:table-cell table:style-name="ce54" office:value-type="string" calcext:value-type="string">
            <text:p>First 50 Songs You Should Play on Ukulele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al Leonard Corp. Staff</text:p>
          </table:table-cell>
          <table:table-cell table:style-name="ce54" office:value-type="string" calcext:value-type="string">
            <text:p>Texas Blues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Hugh Burns</text:p>
          </table:table-cell>
          <table:table-cell table:style-name="ce54" office:value-type="string" calcext:value-type="string">
            <text:p>Flamenco Guitar Method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lchi Lee</text:p>
          </table:table-cell>
          <table:table-cell table:style-name="ce54" office:value-type="string" calcext:value-type="string">
            <text:p>I've Decided to Live 120 Years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7" calcext:value-type="currency">
            <text:p>$2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sse Tsao</text:p>
          </table:table-cell>
          <table:table-cell table:style-name="ce54" office:value-type="string" calcext:value-type="string">
            <text:p>Mastering Tai Chi Cane for Health &amp;amp; Self-Defense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number-columns-repeated="2" table:style-name="ce54" office:value-type="string" calcext:value-type="string">
            <text:p>Jimmy Reed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0" calcext:value-type="currency">
            <text:p>$2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ulia Cameron</text:p>
          </table:table-cell>
          <table:table-cell table:style-name="ce54" office:value-type="string" calcext:value-type="string">
            <text:p>The Artist's Way: 25th Anniversary Edi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7" calcext:value-type="currency">
            <text:p>$2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wing-Ming Yang, Shou-Yu Liang</text:p>
          </table:table-cell>
          <table:table-cell table:style-name="ce54" office:value-type="string" calcext:value-type="string">
            <text:p>Xingyiquan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uo Lien-Ying, Dac Guttman</text:p>
          </table:table-cell>
          <table:table-cell table:style-name="ce54" office:value-type="string" calcext:value-type="string">
            <text:p>T'ai Chi Boxing Chronicle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Kuo Lien-Ying, Simmone Kuo</text:p>
          </table:table-cell>
          <table:table-cell table:style-name="ce54" office:value-type="string" calcext:value-type="string">
            <text:p>Tai-Chi Chuan in Theory and Practice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il' Rev</text:p>
          </table:table-cell>
          <table:table-cell table:style-name="ce54" office:value-type="string" calcext:value-type="string">
            <text:p>Hal Leonard Ukulele Method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il' Rev</text:p>
          </table:table-cell>
          <table:table-cell table:style-name="ce54" office:value-type="string" calcext:value-type="string">
            <text:p>Hal Leonard Ukulele Method Book 1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6" calcext:value-type="currency">
            <text:p>$2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ichael Davies</text:p>
          </table:table-cell>
          <table:table-cell table:style-name="ce54" office:value-type="string" calcext:value-type="string">
            <text:p>Jiangan: The Chinese Health Wand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ete Seeger</text:p>
          </table:table-cell>
          <table:table-cell table:style-name="ce54" office:value-type="string" calcext:value-type="string">
            <text:p>How To Play The 5-String Banjo (Music Sales America)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2" calcext:value-type="currency">
            <text:p>$3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eter Attia, Bill Gifford</text:p>
          </table:table-cell>
          <table:table-cell table:style-name="ce54" office:value-type="string" calcext:value-type="string">
            <text:p>Outlive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ierre Vadeboncoeur</text:p>
          </table:table-cell>
          <table:table-cell table:style-name="ce54" office:value-type="string" calcext:value-type="string">
            <text:p>La Dictature Internationale</text:p>
          </table:table-cell>
          <table:table-cell table:number-columns-repeated="16376"/>
        </table:table-row>
        <table:table-row table:style-name="ro4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bert Tangora</text:p>
          </table:table-cell>
          <table:table-cell table:style-name="ce54" office:value-type="string" calcext:value-type="string">
            <text:p>The Internal Structure of Cloud Hands: A Gateway to Advanced T'ai Chi Practice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on Manus, L. C. Harnsberger</text:p>
          </table:table-cell>
          <table:table-cell table:style-name="ce54" office:value-type="string" calcext:value-type="string">
            <text:p>Alfred's Kid's Ukulele Course 1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helma Adamson, William R. Seaburg</text:p>
          </table:table-cell>
          <table:table-cell table:style-name="ce54" office:value-type="string" calcext:value-type="string">
            <text:p>Folk-Tales of the Coast Salish</text:p>
          </table:table-cell>
          <table:table-cell table:number-columns-repeated="16376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4" calcext:value-type="currency">
            <text:p>$1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aysun Liao</text:p>
          </table:table-cell>
          <table:table-cell table:style-name="ce54" office:value-type="string" calcext:value-type="string">
            <text:p>T'ai Chi Classics</text:p>
          </table:table-cell>
          <table:table-cell table:number-columns-repeated="16376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William Leavitt</text:p>
          </table:table-cell>
          <table:table-cell table:style-name="ce54" office:value-type="string" calcext:value-type="string">
            <text:p>Reading Studies for Guitar: Positions One Through Seven</text:p>
          </table:table-cell>
          <table:table-cell table:number-columns-repeated="16376"/>
        </table:table-row>
        <table:table-row table:style-name="ro2">
          <table:table-cell table:style-name="ce17" office:value-type="float" office:value="55" calcext:value-type="float">
            <text:p>55</text:p>
          </table:table-cell>
          <table:table-cell table:style-name="ce55" office:value-type="string" calcext:value-type="string">
            <text:p>libro</text:p>
          </table:table-cell>
          <table:table-cell table:style-name="ce149" office:value-type="currency" office:currency="USD" office:value="25" calcext:value-type="currency">
            <text:p>$25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le Porter</text:p>
          </table:table-cell>
          <table:table-cell table:style-name="ce54" office:value-type="string" calcext:value-type="string">
            <text:p>The Cole Porter Song Collection - Volume 2 - 1937-1958</text:p>
          </table:table-cell>
          <table:table-cell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33" table:formula="of:=SUM([.C1205:.C1246])" office:value-type="currency" office:currency="USD" office:value="1075" calcext:value-type="currency">
            <text:p>$1,075.00</text:p>
          </table:table-cell>
          <table:table-cell table:style-name="ce185" table:formula="of:=[.C1247]*usd_euro" office:value-type="currency" office:currency="EUR" office:value="913.105" calcext:value-type="currency">
            <text:p>913,1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bert-Laszlo Barabasi</text:p>
          </table:table-cell>
          <table:table-cell table:style-name="ce49" office:value-type="string" calcext:value-type="string">
            <text:p>Bursts: The Hidden Patterns Behind Everything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bert-laszlo Barabasi</text:p>
          </table:table-cell>
          <table:table-cell table:style-name="ce49" office:value-type="string" calcext:value-type="string">
            <text:p>Linked: How Everything Is Connected to Everything Else 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2" calcext:value-type="currency">
            <text:p>$6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bert-László Barabási</text:p>
          </table:table-cell>
          <table:table-cell table:style-name="ce49" office:value-type="string" calcext:value-type="string">
            <text:p>Network Science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inese Health Qigong Association</text:p>
          </table:table-cell>
          <table:table-cell table:style-name="ce49" office:value-type="string" calcext:value-type="string">
            <text:p>Ba Duan Jin: Eight-Section Qigong Exercises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uck Palahniuk</text:p>
          </table:table-cell>
          <table:table-cell table:style-name="ce49" office:value-type="string" calcext:value-type="string">
            <text:p>Consider This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9" calcext:value-type="currency">
            <text:p>$1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ixin Liu</text:p>
          </table:table-cell>
          <table:table-cell table:style-name="ce49" office:value-type="string" calcext:value-type="string">
            <text:p>The Three-Body Problem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3" calcext:value-type="currency">
            <text:p>$2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omite Invisible</text:p>
          </table:table-cell>
          <table:table-cell table:style-name="ce49" office:value-type="string" calcext:value-type="string">
            <text:p>A nos amis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omité invisible</text:p>
          </table:table-cell>
          <table:table-cell table:style-name="ce49" office:value-type="string" calcext:value-type="string">
            <text:p>Maintenant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eborah Bleecker</text:p>
          </table:table-cell>
          <table:table-cell table:style-name="ce49" office:value-type="string" calcext:value-type="string">
            <text:p>Acupuncture Points Handbook</text:p>
          </table:table-cell>
          <table:table-cell table:number-columns-repeated="16376"/>
        </table:table-row>
        <table:table-row table:style-name="ro4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5" calcext:value-type="currency">
            <text:p>$4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iomidis Spinellis, Georgios Gousios</text:p>
          </table:table-cell>
          <table:table-cell table:style-name="ce49" office:value-type="string" calcext:value-type="string">
            <text:p>Beautiful Architecture: Leading Thinkers Reveal the Hidden Beauty in Software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5" calcext:value-type="currency">
            <text:p>$5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rich Gamma, Richard Helm, Ralph Johnson</text:p>
          </table:table-cell>
          <table:table-cell table:style-name="ce49" office:value-type="string" calcext:value-type="string">
            <text:p>Design Patterns: Elements of Reusable Object-Oriented Software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6" calcext:value-type="currency">
            <text:p>$1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inn Brunton, Helen Nissenbaum</text:p>
          </table:table-cell>
          <table:table-cell table:style-name="ce49" office:value-type="string" calcext:value-type="string">
            <text:p>Obfuscation: A User's Guide for Privacy and Protest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8" calcext:value-type="currency">
            <text:p>$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ranz Kafka</text:p>
          </table:table-cell>
          <table:table-cell table:style-name="ce49" office:value-type="string" calcext:value-type="string">
            <text:p>The Great Wall of China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2" calcext:value-type="currency">
            <text:p>$1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eorge Steiner</text:p>
          </table:table-cell>
          <table:table-cell table:style-name="ce49" office:value-type="string" calcext:value-type="string">
            <text:p>The Poetry of Thought: From Hellenism to Celan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lchi Lee</text:p>
          </table:table-cell>
          <table:table-cell table:style-name="ce49" office:value-type="string" calcext:value-type="string">
            <text:p>Meridian Exercise for Self-Healing Classified by Common Symptoms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9" calcext:value-type="currency">
            <text:p>$1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lchi Lee</text:p>
          </table:table-cell>
          <table:table-cell table:style-name="ce49" office:value-type="string" calcext:value-type="string">
            <text:p>Water up Fire Down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35" calcext:value-type="currency">
            <text:p>$1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rry Alan Johnson</text:p>
          </table:table-cell>
          <table:table-cell table:style-name="ce49" office:value-type="string" calcext:value-type="string">
            <text:p>Chinese medical Qigong therapy: A comprehensive clinical guide</text:p>
          </table:table-cell>
          <table:table-cell table:number-columns-repeated="16376"/>
        </table:table-row>
        <table:table-row table:style-name="ro4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ssica Brody</text:p>
          </table:table-cell>
          <table:table-cell table:style-name="ce49" office:value-type="string" calcext:value-type="string">
            <text:p>Save the Cat! Writes a Novel: The Last Book On Novel Writing You'll Ever Need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awrence Galante</text:p>
          </table:table-cell>
          <table:table-cell table:style-name="ce49" office:value-type="string" calcext:value-type="string">
            <text:p>Tai Chi: The Supreme Ultimate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1" calcext:value-type="currency">
            <text:p>$21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isandro Otero</text:p>
          </table:table-cell>
          <table:table-cell table:style-name="ce49" office:value-type="string" calcext:value-type="string">
            <text:p>Llover sobre mojado: Una reflexión personal sobre la historia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elissa Bruder, Lee Michael Cohn, ..</text:p>
          </table:table-cell>
          <table:table-cell table:style-name="ce49" office:value-type="string" calcext:value-type="string">
            <text:p>A Practical Handbook for the Actor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atalie Goldberg</text:p>
          </table:table-cell>
          <table:table-cell table:style-name="ce49" office:value-type="string" calcext:value-type="string">
            <text:p>Writing Down the Bones: Freeing the Writer Within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5" calcext:value-type="currency">
            <text:p>$6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ang Ming, Zhang Yuhong, Hao Huaimu</text:p>
          </table:table-cell>
          <table:table-cell table:style-name="ce49" office:value-type="string" calcext:value-type="string">
            <text:p>The Theory of Hunyuan Whole Entity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6" calcext:value-type="currency">
            <text:p>$56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Prof. Pang Ming</text:p>
          </table:table-cell>
          <table:table-cell table:style-name="ce49" office:value-type="string" calcext:value-type="string">
            <text:p>Overview of Zhineng Qigong Science</text:p>
          </table:table-cell>
          <table:table-cell table:number-columns-repeated="16376"/>
        </table:table-row>
        <table:table-row table:style-name="ro4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CAF Exercise Plans Publishers, Margot Fonteyn</text:p>
          </table:table-cell>
          <table:table-cell table:style-name="ce49" office:value-type="string" calcext:value-type="string">
            <text:p>Wushu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0" calcext:value-type="currency">
            <text:p>$6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land Kuhn Dr., Brian Hanafee, Jamie Allen</text:p>
          </table:table-cell>
          <table:table-cell table:style-name="ce49" office:value-type="string" calcext:value-type="string">
            <text:p>Reactive Design Patterns</text:p>
          </table:table-cell>
          <table:table-cell table:number-columns-repeated="1637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alman Rushdie</text:p>
          </table:table-cell>
          <table:table-cell table:style-name="ce49" office:value-type="string" calcext:value-type="string">
            <text:p>Haroun and the Sea of Stories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hifu Yan Lei</text:p>
          </table:table-cell>
          <table:table-cell table:style-name="ce49" office:value-type="string" calcext:value-type="string">
            <text:p>Instant Health: The Shaolin Qigong Workout For Longevity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9" calcext:value-type="currency">
            <text:p>$19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lavoj Žižek</text:p>
          </table:table-cell>
          <table:table-cell table:style-name="ce49" office:value-type="string" calcext:value-type="string">
            <text:p>Zizek's Jokes: (Did you hear the one about Hegel and negation?)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7" calcext:value-type="currency">
            <text:p>$17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yd Field</text:p>
          </table:table-cell>
          <table:table-cell table:style-name="ce49" office:value-type="string" calcext:value-type="string">
            <text:p>Screenplay: The Foundations of Screenwriting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8" calcext:value-type="currency">
            <text:p>$1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Ursula K Le Guin</text:p>
          </table:table-cell>
          <table:table-cell table:style-name="ce49" office:value-type="string" calcext:value-type="string">
            <text:p>Language of the Night: Essays on Writing, Science Fiction, and Fantasy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Yuantong Liu</text:p>
          </table:table-cell>
          <table:table-cell table:style-name="ce49" office:value-type="string" calcext:value-type="string">
            <text:p>Basic Theories And Methods Of Zhineng Qigong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4" calcext:value-type="currency">
            <text:p>$1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Zora Neale Hurston</text:p>
          </table:table-cell>
          <table:table-cell table:style-name="ce49" office:value-type="string" calcext:value-type="string">
            <text:p>Tell My Horse: Voodoo and Life in Haiti and Jamaica</text:p>
          </table:table-cell>
          <table:table-cell table:number-columns-repeated="1637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Zora Neale Hurston, Franz Boas (Preface by)</text:p>
          </table:table-cell>
          <table:table-cell table:style-name="ce49" office:value-type="string" calcext:value-type="string">
            <text:p>Mules and Men</text:p>
          </table:table-cell>
          <table:table-cell table:number-columns-repeated="16376"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50" office:value-type="string" calcext:value-type="string">
            <text:p>libro</text:p>
          </table:table-cell>
          <table:table-cell table:style-name="ce160" office:value-type="currency" office:currency="USD" office:value="6.5" calcext:value-type="currency">
            <text:p>$6.5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.P. Lovecraft</text:p>
          </table:table-cell>
          <table:table-cell table:style-name="ce49" office:value-type="string" calcext:value-type="string">
            <text:p>The Call of Cthulhu &amp; Other Stories</text:p>
          </table:table-cell>
          <table:table-cell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133" table:formula="of:=SUM([.C1249:.C1283])" office:value-type="currency" office:currency="USD" office:value="962.5" calcext:value-type="currency">
            <text:p>$962.50</text:p>
          </table:table-cell>
          <table:table-cell table:style-name="ce185" table:formula="of:=[.C1284]*usd_euro" office:value-type="currency" office:currency="EUR" office:value="817.5475" calcext:value-type="currency">
            <text:p>817,55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Children of Violence (Volumes 3 and 4)</text:p>
          </table:table-cell>
          <table:table-cell table:number-columns-repeated="16376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" calcext:value-type="currency">
            <text:p>$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The Making of the Representative for Planet 8</text:p>
          </table:table-cell>
          <table:table-cell table:number-columns-repeated="16376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7.5" calcext:value-type="currency">
            <text:p>$27.5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Walking in the Shade: Volume Two of My Autobiography--1949-1962</text:p>
          </table:table-cell>
          <table:table-cell table:number-columns-repeated="16376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May Lessing</text:p>
          </table:table-cell>
          <table:table-cell table:style-name="ce54" office:value-type="string" calcext:value-type="string">
            <text:p>Under My Skin: My Autobiography to 1949</text:p>
          </table:table-cell>
          <table:table-cell table:number-columns-repeated="16376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lame Tree Studio</text:p>
          </table:table-cell>
          <table:table-cell table:style-name="ce54" office:value-type="string" calcext:value-type="string">
            <text:p>Norse Myths &amp;Tales </text:p>
          </table:table-cell>
          <table:table-cell table:number-columns-repeated="16376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ranz Kafka</text:p>
          </table:table-cell>
          <table:table-cell table:style-name="ce54" office:value-type="string" calcext:value-type="string">
            <text:p>Selected Short Stories of Franz Kafka</text:p>
          </table:table-cell>
          <table:table-cell table:number-columns-repeated="16376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Franz Kafka</text:p>
          </table:table-cell>
          <table:table-cell table:style-name="ce54" office:value-type="string" calcext:value-type="string">
            <text:p>The Penal Colony</text:p>
          </table:table-cell>
          <table:table-cell table:number-columns-repeated="16376"/>
        </table:table-row>
        <table:table-row table:style-name="ro4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Ip Chun, Michael Tse</text:p>
          </table:table-cell>
          <table:table-cell table:style-name="ce54" office:value-type="string" calcext:value-type="string">
            <text:p>Wing Chun Kung Fu: Traditional Chinese Kung Fu for Self-Defense and Health</text:p>
          </table:table-cell>
          <table:table-cell table:number-columns-repeated="16376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9" calcext:value-type="currency">
            <text:p>$1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rome Hu</text:p>
          </table:table-cell>
          <table:table-cell table:style-name="ce54" office:value-type="string" calcext:value-type="string">
            <text:p>Basic Chinese Vocabulary</text:p>
          </table:table-cell>
          <table:table-cell table:number-columns-repeated="16376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wing-Ming Yang</text:p>
          </table:table-cell>
          <table:table-cell table:style-name="ce54" office:value-type="string" calcext:value-type="string">
            <text:p>Qigong Grand Circulation for Spiritual Enlightenment</text:p>
          </table:table-cell>
          <table:table-cell table:number-columns-repeated="16376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wing-Ming Yang</text:p>
          </table:table-cell>
          <table:table-cell table:style-name="ce54" office:value-type="string" calcext:value-type="string">
            <text:p>Qigong Meditation Embryonic Breathing 2nd. Ed</text:p>
          </table:table-cell>
          <table:table-cell table:number-columns-repeated="16376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wing-Ming Yang</text:p>
          </table:table-cell>
          <table:table-cell table:style-name="ce54" office:value-type="string" calcext:value-type="string">
            <text:p>The Root of Chinese Qigong</text:p>
          </table:table-cell>
          <table:table-cell table:number-columns-repeated="16376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angston Hughes</text:p>
          </table:table-cell>
          <table:table-cell table:style-name="ce54" office:value-type="string" calcext:value-type="string">
            <text:p>The Langston Hughes Reader</text:p>
          </table:table-cell>
          <table:table-cell table:number-columns-repeated="16376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8" calcext:value-type="currency">
            <text:p>$1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iz Scurfield</text:p>
          </table:table-cell>
          <table:table-cell table:style-name="ce54" office:value-type="string" calcext:value-type="string">
            <text:p>Teach Yourself Chinese Complete Course</text:p>
          </table:table-cell>
          <table:table-cell table:number-columns-repeated="16376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1" calcext:value-type="currency">
            <text:p>$3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orris Kline</text:p>
          </table:table-cell>
          <table:table-cell table:style-name="ce54" office:value-type="string" calcext:value-type="string">
            <text:p>Calculus: An Intuitive and Physical Approach</text:p>
          </table:table-cell>
          <table:table-cell table:number-columns-repeated="16376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8" calcext:value-type="currency">
            <text:p>$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Po-Ching Yip, Don Rimmington</text:p>
          </table:table-cell>
          <table:table-cell table:style-name="ce54" office:value-type="string" calcext:value-type="string">
            <text:p>Chinese: An Essential Grammar</text:p>
          </table:table-cell>
          <table:table-cell table:number-columns-repeated="16376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49" calcext:value-type="currency">
            <text:p>$4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Richard W. Hamming, Mathematics</text:p>
          </table:table-cell>
          <table:table-cell table:style-name="ce54" office:value-type="string" calcext:value-type="string">
            <text:p>Methods of Mathematics Applied to Calculus, Probability, and Statistics</text:p>
          </table:table-cell>
          <table:table-cell table:number-columns-repeated="16376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uart Olson</text:p>
          </table:table-cell>
          <table:table-cell table:style-name="ce54" office:value-type="string" calcext:value-type="string">
            <text:p>Li Qingyun</text:p>
          </table:table-cell>
          <table:table-cell table:number-columns-repeated="16376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an Huay Peng</text:p>
          </table:table-cell>
          <table:table-cell table:style-name="ce54" office:value-type="string" calcext:value-type="string">
            <text:p>Chinese Radicals</text:p>
          </table:table-cell>
          <table:table-cell table:number-columns-repeated="16376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he Associated Press</text:p>
          </table:table-cell>
          <table:table-cell table:style-name="ce54" office:value-type="string" calcext:value-type="string">
            <text:p>The Associated Press Stylebook</text:p>
          </table:table-cell>
          <table:table-cell table:number-columns-repeated="16376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5" calcext:value-type="currency">
            <text:p>$3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Tianjun Liu, Xiao Mei Qiang</text:p>
          </table:table-cell>
          <table:table-cell table:style-name="ce54" office:value-type="string" calcext:value-type="string">
            <text:p>Chinese Medical Qigong</text:p>
          </table:table-cell>
          <table:table-cell table:number-columns-repeated="16376"/>
        </table:table-row>
        <table:table-row table:style-name="ro4">
          <table:table-cell table:style-name="ce16" office:value-type="float" office:value="57" calcext:value-type="float">
            <text:p>57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7" calcext:value-type="currency">
            <text:p>$1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Ursula <text:s/>K. Le Guin</text:p>
          </table:table-cell>
          <table:table-cell table:style-name="ce54" office:value-type="string" calcext:value-type="string">
            <text:p>Steering the Craft: A Twenty-First-Century Guide to Sailing the Sea of Story</text:p>
          </table:table-cell>
          <table:table-cell table:number-columns-repeated="16376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55" office:value-type="string" calcext:value-type="string">
            <text:p>libro</text:p>
          </table:table-cell>
          <table:table-cell table:style-name="ce149" office:value-type="currency" office:currency="USD" office:value="10" calcext:value-type="currency">
            <text:p>$10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 table:number-columns-repeated="2"/>
          <table:table-cell table:style-name="ce54" office:value-type="string" calcext:value-type="string">
            <text:p>Micro Robert</text:p>
          </table:table-cell>
          <table:table-cell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133" table:formula="of:=SUM([.C1286:.C1308])" office:value-type="currency" office:currency="USD" office:value="556.5" calcext:value-type="currency">
            <text:p>$556.50</text:p>
          </table:table-cell>
          <table:table-cell table:style-name="ce185" table:formula="of:=[.C1309]*usd_euro" office:value-type="currency" office:currency="EUR" office:value="472.6911" calcext:value-type="currency">
            <text:p>472,6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7.5" calcext:value-type="currency">
            <text:p>$27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Alexander Jones</text:p>
          </table:table-cell>
          <table:table-cell table:style-name="ce49" office:value-type="string" calcext:value-type="string">
            <text:p>The Jerusalem Bible: Reader's Edition</text:p>
          </table:table-cell>
          <table:table-cell table:number-columns-repeated="16376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5" calcext:value-type="currency">
            <text:p>$5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ristopher Alexander</text:p>
          </table:table-cell>
          <table:table-cell table:style-name="ce49" office:value-type="string" calcext:value-type="string">
            <text:p>The Timeless Way of Building</text:p>
          </table:table-cell>
          <table:table-cell table:number-columns-repeated="16376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5" calcext:value-type="currency">
            <text:p>$6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Christopher Alexander, Sara Ishikawa, ..</text:p>
          </table:table-cell>
          <table:table-cell table:style-name="ce49" office:value-type="string" calcext:value-type="string">
            <text:p>A Pattern Language: Towns, Buildings, Construction</text:p>
          </table:table-cell>
          <table:table-cell table:number-columns-repeated="16376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0" calcext:value-type="currency">
            <text:p>$6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r. Zhuang Yuan Ming and Master Zhuang J</text:p>
          </table:table-cell>
          <table:table-cell table:style-name="ce49" office:value-type="string" calcext:value-type="string">
            <text:p>Lian Gong Shi Ba Fa: Therapeutic and Health Care Exercises</text:p>
          </table:table-cell>
          <table:table-cell table:number-columns-repeated="16376"/>
        </table:table-row>
        <table:table-row table:style-name="ro4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dward R. Scheinerman</text:p>
          </table:table-cell>
          <table:table-cell table:style-name="ce49" office:value-type="string" calcext:value-type="string">
            <text:p>The Mathematics Lover’s Companion: Masterpieces for Everyone</text:p>
          </table:table-cell>
          <table:table-cell table:number-columns-repeated="16376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.95" calcext:value-type="currency">
            <text:p>$1.95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Franz Kafka</text:p>
          </table:table-cell>
          <table:table-cell table:style-name="ce49" office:value-type="string" calcext:value-type="string">
            <text:p>The Trial</text:p>
          </table:table-cell>
          <table:table-cell table:number-columns-repeated="16376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Henri Lefebvre</text:p>
          </table:table-cell>
          <table:table-cell table:style-name="ce49" office:value-type="string" calcext:value-type="string">
            <text:p>Critique of Everyday Life, Volume II</text:p>
          </table:table-cell>
          <table:table-cell table:number-columns-repeated="16376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0" calcext:value-type="currency">
            <text:p>$1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ames Joyce</text:p>
          </table:table-cell>
          <table:table-cell table:style-name="ce49" office:value-type="string" calcext:value-type="string">
            <text:p>Ulysses</text:p>
          </table:table-cell>
          <table:table-cell table:number-columns-repeated="16376"/>
        </table:table-row>
        <table:table-row table:style-name="ro4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11" calcext:value-type="currency">
            <text:p>$11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sha Gessen</text:p>
          </table:table-cell>
          <table:table-cell table:style-name="ce49" office:value-type="string" calcext:value-type="string">
            <text:p>Perfect Rigor: A Genius and the Mathematical Breakthrough of the Century</text:p>
          </table:table-cell>
          <table:table-cell table:number-columns-repeated="16376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ichard H. Weisberg</text:p>
          </table:table-cell>
          <table:table-cell table:style-name="ce49" office:value-type="string" calcext:value-type="string">
            <text:p>In Praise of Intransigence: The Perils of Flexibility</text:p>
          </table:table-cell>
          <table:table-cell table:number-columns-repeated="16376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2.5" calcext:value-type="currency">
            <text:p>$42.5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bert McKee</text:p>
          </table:table-cell>
          <table:table-cell table:style-name="ce49" office:value-type="string" calcext:value-type="string">
            <text:p>Story: Substance, Structure, Style and The Principles of Screenwriting</text:p>
          </table:table-cell>
          <table:table-cell table:number-columns-repeated="16376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0" calcext:value-type="currency">
            <text:p>$7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lavoj Zizek</text:p>
          </table:table-cell>
          <table:table-cell table:style-name="ce49" office:value-type="string" calcext:value-type="string">
            <text:p>Less Than Nothing: Hegel and the Shadow of Dialectical Materialism</text:p>
          </table:table-cell>
          <table:table-cell table:number-columns-repeated="16376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2" calcext:value-type="currency">
            <text:p>$4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lavoj Zizek</text:p>
          </table:table-cell>
          <table:table-cell table:style-name="ce49" office:value-type="string" calcext:value-type="string">
            <text:p>The Parallax View (Short Circuits)</text:p>
          </table:table-cell>
          <table:table-cell table:number-columns-repeated="16376"/>
        </table:table-row>
        <table:table-row table:style-name="ro4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75" calcext:value-type="currency">
            <text:p>$7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The University of Chicago Press Editorial Staff</text:p>
          </table:table-cell>
          <table:table-cell table:style-name="ce49" office:value-type="string" calcext:value-type="string">
            <text:p>Chicago Manual of Style, 18th Edition</text:p>
          </table:table-cell>
          <table:table-cell table:number-columns-repeated="16376"/>
        </table:table-row>
        <table:table-row table:style-name="ro4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alter Boston Stitt, Jessica L. George (Editor)</text:p>
          </table:table-cell>
          <table:table-cell table:style-name="ce49" office:value-type="string" calcext:value-type="string">
            <text:p>Surviving Three Shermans: with the 3rd Armored Division</text:p>
          </table:table-cell>
          <table:table-cell table:number-columns-repeated="16376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4" calcext:value-type="currency">
            <text:p>$44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ayne Belonoha</text:p>
          </table:table-cell>
          <table:table-cell table:style-name="ce49" office:value-type="string" calcext:value-type="string">
            <text:p>The Wing Chun Compendium, Volume One</text:p>
          </table:table-cell>
          <table:table-cell table:number-columns-repeated="16376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Wayne Belonoha</text:p>
          </table:table-cell>
          <table:table-cell table:style-name="ce49" office:value-type="string" calcext:value-type="string">
            <text:p>The Wing Chun Compendium, Volume Two</text:p>
          </table:table-cell>
          <table:table-cell table:number-columns-repeated="16376"/>
        </table:table-row>
        <table:table-row table:style-name="ro4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Yu-Lin Lian, Dr. Chun-Yan Chen</text:p>
          </table:table-cell>
          <table:table-cell table:style-name="ce49" office:value-type="string" calcext:value-type="string">
            <text:p>Pictorial Atlas of Acupuncture: An Illustrated Manual of Acupuncture Points</text:p>
          </table:table-cell>
          <table:table-cell table:number-columns-repeated="16376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Zora Neale Hurston</text:p>
          </table:table-cell>
          <table:table-cell table:style-name="ce49" office:value-type="string" calcext:value-type="string">
            <text:p>Barracoon: The Story of the Last "Black Cargo"</text:p>
          </table:table-cell>
          <table:table-cell table:number-columns-repeated="16376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The Gnostic Bible: Gnostic Texts of Mystical Wisdom</text:p>
          </table:table-cell>
          <table:table-cell table:number-columns-repeated="16376"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50" office:value-type="string" calcext:value-type="string">
            <text:p>libro</text:p>
          </table:table-cell>
          <table:table-cell table:style-name="ce160" office:value-type="currency" office:currency="USD" office:value="22.5" calcext:value-type="currency">
            <text:p>$22.5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table:number-columns-repeated="2"/>
          <table:table-cell table:style-name="ce49" office:value-type="string" calcext:value-type="string">
            <text:p>The I Ching or Book of Changes</text:p>
          </table:table-cell>
          <table:table-cell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133" table:formula="of:=SUM([.C1311:.C1331])" office:value-type="currency" office:currency="USD" office:value="771.45" calcext:value-type="currency">
            <text:p>$771.45</text:p>
          </table:table-cell>
          <table:table-cell table:style-name="ce185" table:formula="of:=[.C1332]*usd_euro" office:value-type="currency" office:currency="EUR" office:value="655.26963" calcext:value-type="currency">
            <text:p>655,2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ain Badiou</text:p>
          </table:table-cell>
          <table:table-cell table:style-name="ce54" office:value-type="string" calcext:value-type="string">
            <text:p>Mathematics of the Transcendental: Onto-logy and being-there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ain Badiou</text:p>
          </table:table-cell>
          <table:table-cell table:style-name="ce54" office:value-type="string" calcext:value-type="string">
            <text:p>The Adventure of French Philosophy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Albert-László Barabási</text:p>
          </table:table-cell>
          <table:table-cell table:style-name="ce54" office:value-type="string" calcext:value-type="string">
            <text:p>The Formula: The Universal Laws of Success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9" calcext:value-type="currency">
            <text:p>$29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Colson Whitehead</text:p>
          </table:table-cell>
          <table:table-cell table:style-name="ce54" office:value-type="string" calcext:value-type="string">
            <text:p>Crook Manifesto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6" calcext:value-type="currency">
            <text:p>$16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a Liu</text:p>
          </table:table-cell>
          <table:table-cell table:style-name="ce54" office:value-type="string" calcext:value-type="string">
            <text:p>T'ai Chi Ch'uan and Meditation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Chidren of Violence (Volume 4)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Children of Violence (Volume 1 &amp;amp; 2)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Children of Violence (Volume 3)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Children of Violence (Volume 5)</text:p>
          </table:table-cell>
          <table:table-cell table:number-columns-repeated="16376"/>
        </table:table-row>
        <table:table-row table:style-name="ro4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2.95" calcext:value-type="currency">
            <text:p>$12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Documents Relating to the Sentimental Agents in the Volyen Empire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SHIKASTA (George Sherban Emissary)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1.95" calcext:value-type="currency">
            <text:p>$11.95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The Making of the <text:s/>Representative for Planet 8 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2" calcext:value-type="currency">
            <text:p>$1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The Sirian Experiments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7" calcext:value-type="currency">
            <text:p>$2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The Sweetest Dream: A Novel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8" calcext:value-type="currency">
            <text:p>$2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Lessing</text:p>
          </table:table-cell>
          <table:table-cell table:style-name="ce54" office:value-type="string" calcext:value-type="string">
            <text:p>Time Bites: Views and Reviews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Doris May Lessing</text:p>
          </table:table-cell>
          <table:table-cell table:style-name="ce54" office:value-type="string" calcext:value-type="string">
            <text:p>Love, Again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7" calcext:value-type="currency">
            <text:p>$2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Eduardo Galeano</text:p>
          </table:table-cell>
          <table:table-cell table:style-name="ce54" office:value-type="string" calcext:value-type="string">
            <text:p>Mirrors: Stories of Almost Everyone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00" calcext:value-type="currency">
            <text:p>$10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acques Taminiaux</text:p>
          </table:table-cell>
          <table:table-cell table:style-name="ce54" office:value-type="string" calcext:value-type="string">
            <text:p>The Thracian Maid and the Professional Thinker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eff Tweedy</text:p>
          </table:table-cell>
          <table:table-cell table:style-name="ce54" office:value-type="string" calcext:value-type="string">
            <text:p>How to Write One Song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eph Campbell</text:p>
          </table:table-cell>
          <table:table-cell table:style-name="ce54" office:value-type="string" calcext:value-type="string">
            <text:p>Goddesses: Mysteries of the Feminine Divine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2" calcext:value-type="currency">
            <text:p>$22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eph Campbell</text:p>
          </table:table-cell>
          <table:table-cell table:style-name="ce54" office:value-type="string" calcext:value-type="string">
            <text:p>Pathways to Bliss: Mythology and Personal Transformation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eph Campbell</text:p>
          </table:table-cell>
          <table:table-cell table:style-name="ce54" office:value-type="string" calcext:value-type="string">
            <text:p>The Ecstasy of Being: Mythology and Dance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4" calcext:value-type="currency">
            <text:p>$24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eph Campbell</text:p>
          </table:table-cell>
          <table:table-cell table:style-name="ce54" office:value-type="string" calcext:value-type="string">
            <text:p>The Hero with a Thousand Faces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Joseph Campbell</text:p>
          </table:table-cell>
          <table:table-cell table:style-name="ce54" office:value-type="string" calcext:value-type="string">
            <text:p>The Inner Reaches of Outer Space: Metaphor as Myth and as Religion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1" calcext:value-type="currency">
            <text:p>$21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ao Tzu, David Hinton</text:p>
          </table:table-cell>
          <table:table-cell table:style-name="ce54" office:value-type="string" calcext:value-type="string">
            <text:p>Tao Te Ching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8" calcext:value-type="currency">
            <text:p>$2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Luke Heaton</text:p>
          </table:table-cell>
          <table:table-cell table:style-name="ce54" office:value-type="string" calcext:value-type="string">
            <text:p>A Brief History of Mathematical Thought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3" calcext:value-type="currency">
            <text:p>$2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adeline Bruser</text:p>
          </table:table-cell>
          <table:table-cell table:style-name="ce54" office:value-type="string" calcext:value-type="string">
            <text:p>The Art of Practicing: A Guide to Making Music from the Heart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Meribeth Bunch Dayme</text:p>
          </table:table-cell>
          <table:table-cell table:style-name="ce54" office:value-type="string" calcext:value-type="string">
            <text:p>The Performer's Voice</text:p>
          </table:table-cell>
          <table:table-cell table:number-columns-repeated="16376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7" calcext:value-type="currency">
            <text:p>$27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ephen King</text:p>
          </table:table-cell>
          <table:table-cell table:style-name="ce54" office:value-type="string" calcext:value-type="string">
            <text:p>On Writing: A Memoir of the Craft </text:p>
          </table:table-cell>
          <table:table-cell table:number-columns-repeated="16376"/>
        </table:table-row>
        <table:table-row table:style-name="ro4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28" calcext:value-type="currency">
            <text:p>$28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Steven Pinker</text:p>
          </table:table-cell>
          <table:table-cell table:style-name="ce54" office:value-type="string" calcext:value-type="string">
            <text:p>The Sense of Style: The Thinking Person´s Guide to Writing in the 21st Century</text:p>
          </table:table-cell>
          <table:table-cell table:number-columns-repeated="16376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54" office:value-type="string" calcext:value-type="string">
            <text:p>libro</text:p>
          </table:table-cell>
          <table:table-cell table:style-name="ce144" office:value-type="currency" office:currency="USD" office:value="13" calcext:value-type="currency">
            <text:p>$13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Yu Yaosheng, Sheng Peilin</text:p>
          </table:table-cell>
          <table:table-cell table:style-name="ce54" office:value-type="string" calcext:value-type="string">
            <text:p>Quaille's Practical Chinese-English Dictionary</text:p>
          </table:table-cell>
          <table:table-cell table:number-columns-repeated="16376"/>
        </table:table-row>
        <table:table-row table:style-name="ro2">
          <table:table-cell table:style-name="ce17" office:value-type="float" office:value="59" calcext:value-type="float">
            <text:p>59</text:p>
          </table:table-cell>
          <table:table-cell table:style-name="ce55" office:value-type="string" calcext:value-type="string">
            <text:p>libro</text:p>
          </table:table-cell>
          <table:table-cell table:style-name="ce149" office:value-type="currency" office:currency="USD" office:value="17" calcext:value-type="currency">
            <text:p>$17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/>
          <table:table-cell table:style-name="ce54" office:value-type="string" calcext:value-type="string">
            <text:p>Zheng Shunchao, Chen Kaiguo</text:p>
          </table:table-cell>
          <table:table-cell table:style-name="ce54" office:value-type="string" calcext:value-type="string">
            <text:p>Finding a Life of Harmony and Balance</text:p>
          </table:table-cell>
          <table:table-cell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133" table:formula="of:=SUM([.C1334:.C1365])" office:value-type="currency" office:currency="USD" office:value="737.9" calcext:value-type="currency">
            <text:p>$737.90</text:p>
          </table:table-cell>
          <table:table-cell table:style-name="ce185" table:formula="of:=[.C1366]*usd_euro" office:value-type="currency" office:currency="EUR" office:value="626.77226" calcext:value-type="currency">
            <text:p>626,7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2" calcext:value-type="currency">
            <text:p>$3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 Dylan Hollis</text:p>
          </table:table-cell>
          <table:table-cell table:style-name="ce49" office:value-type="string" calcext:value-type="string">
            <text:p>Baking Yesteryear: The Best Recipes from the 1900s to the 1980s</text:p>
          </table:table-cell>
          <table:table-cell table:number-columns-repeated="1637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arbara Bregstein</text:p>
          </table:table-cell>
          <table:table-cell table:style-name="ce49" office:value-type="string" calcext:value-type="string">
            <text:p>Complete Spanish Step-By-Step, Premium Second Edition</text:p>
          </table:table-cell>
          <table:table-cell table:number-columns-repeated="1637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Bruce Frantzis</text:p>
          </table:table-cell>
          <table:table-cell table:style-name="ce49" office:value-type="string" calcext:value-type="string">
            <text:p>Opening the Energy Gates of Your Body: Qigong for Lifelong Health</text:p>
          </table:table-cell>
          <table:table-cell table:number-columns-repeated="1637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63" calcext:value-type="currency">
            <text:p>$63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ESP/ESP</text:p>
          </table:table-cell>
          <table:table-cell table:style-name="ce49" office:value-type="string" calcext:value-type="string">
            <text:p>DICC.PRACTICO DE LA LENGUA ESPAÑOLA</text:p>
          </table:table-cell>
          <table:table-cell table:number-columns-repeated="1637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42" calcext:value-type="currency">
            <text:p>$42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Gilda Nissenberg (Editor)</text:p>
          </table:table-cell>
          <table:table-cell table:style-name="ce49" office:value-type="string" calcext:value-type="string">
            <text:p>Practice Makes Perfect: Complete Spanish All-In-One</text:p>
          </table:table-cell>
          <table:table-cell table:number-columns-repeated="16376"/>
        </table:table-row>
        <table:table-row table:style-name="ro4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Isa Chandra Moskowitz, Terry Hope Romero</text:p>
          </table:table-cell>
          <table:table-cell table:style-name="ce49" office:value-type="string" calcext:value-type="string">
            <text:p>Veganomicon, 10th Anniversary Edition: The Ultimate Vegan Cookbook</text:p>
          </table:table-cell>
          <table:table-cell table:number-columns-repeated="16376"/>
        </table:table-row>
        <table:table-row table:style-name="ro4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ean Yates</text:p>
          </table:table-cell>
          <table:table-cell table:style-name="ce49" office:value-type="string" calcext:value-type="string">
            <text:p>Practice Makes Perfect: Spanish Conversation, Premium Fourth Edition</text:p>
          </table:table-cell>
          <table:table-cell table:number-columns-repeated="16376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wing-Ming Yang</text:p>
          </table:table-cell>
          <table:table-cell table:style-name="ce49" office:value-type="string" calcext:value-type="string">
            <text:p>Tai Chi Chuan Classical Yang Style</text:p>
          </table:table-cell>
          <table:table-cell table:number-columns-repeated="16376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inda Maria Steele</text:p>
          </table:table-cell>
          <table:table-cell table:style-name="ce49" office:value-type="string" calcext:value-type="string">
            <text:p>Meet Me in My Cape Cod Kitchen</text:p>
          </table:table-cell>
          <table:table-cell table:number-columns-repeated="1637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Lu Matrascia, Laura Fiorello</text:p>
          </table:table-cell>
          <table:table-cell table:style-name="ce49" office:value-type="string" calcext:value-type="string">
            <text:p>There Are Rules</text:p>
          </table:table-cell>
          <table:table-cell table:number-columns-repeated="1637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5" calcext:value-type="currency">
            <text:p>$2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k Bridges</text:p>
          </table:table-cell>
          <table:table-cell table:style-name="ce49" office:value-type="string" calcext:value-type="string">
            <text:p>The Gig Bag Book of Guitar Complete</text:p>
          </table:table-cell>
          <table:table-cell table:number-columns-repeated="1637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5" calcext:value-type="currency">
            <text:p>$3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artha Stewart Living Magazine</text:p>
          </table:table-cell>
          <table:table-cell table:style-name="ce49" office:value-type="string" calcext:value-type="string">
            <text:p>Everyday Food: Great Food Fast</text:p>
          </table:table-cell>
          <table:table-cell table:number-columns-repeated="1637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55" calcext:value-type="currency">
            <text:p>$55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Nathan Brine, Wang Liping</text:p>
          </table:table-cell>
          <table:table-cell table:style-name="ce49" office:value-type="string" calcext:value-type="string">
            <text:p>The Taoist Alchemy of Wang Liping: Volume Three</text:p>
          </table:table-cell>
          <table:table-cell table:number-columns-repeated="1637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Robin Robertson</text:p>
          </table:table-cell>
          <table:table-cell table:style-name="ce49" office:value-type="string" calcext:value-type="string">
            <text:p>Vegan Planet: 400 Irresistible Recipes</text:p>
          </table:table-cell>
          <table:table-cell table:number-columns-repeated="1637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30" calcext:value-type="currency">
            <text:p>$3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Shi Naian</text:p>
          </table:table-cell>
          <table:table-cell table:style-name="ce49" office:value-type="string" calcext:value-type="string">
            <text:p>The Water Margin: Outlaws of the Marsh (Tuttle Classics)</text:p>
          </table:table-cell>
          <table:table-cell table:number-columns-repeated="16376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8" calcext:value-type="currency">
            <text:p>$28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Miriam Sorrel</text:p>
          </table:table-cell>
          <table:table-cell table:style-name="ce49" office:value-type="string" calcext:value-type="string">
            <text:p>Mouthwatering Vegan</text:p>
          </table:table-cell>
          <table:table-cell table:number-columns-repeated="16376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49" office:value-type="string" calcext:value-type="string">
            <text:p>libro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Denise Munro, etc.</text:p>
          </table:table-cell>
          <table:table-cell table:style-name="ce49" office:value-type="string" calcext:value-type="string">
            <text:p>Essetial Vegetarian</text:p>
          </table:table-cell>
          <table:table-cell table:number-columns-repeated="16376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50" office:value-type="string" calcext:value-type="string">
            <text:p>libro</text:p>
          </table:table-cell>
          <table:table-cell table:style-name="ce160" office:value-type="currency" office:currency="USD" office:value="25" calcext:value-type="currency">
            <text:p>$25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/>
          <table:table-cell table:style-name="ce49" office:value-type="string" calcext:value-type="string">
            <text:p>Junior League of Austin</text:p>
          </table:table-cell>
          <table:table-cell table:style-name="ce49" office:value-type="string" calcext:value-type="string">
            <text:p>Austin Entertains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133" table:formula="of:=SUM([.C1368:.C1385])" office:value-type="currency" office:currency="USD" office:value="563" calcext:value-type="currency">
            <text:p>$563.00</text:p>
          </table:table-cell>
          <table:table-cell table:style-name="ce185" table:formula="of:=[.C1386]*usd_euro" office:value-type="currency" office:currency="EUR" office:value="478.2122" calcext:value-type="currency">
            <text:p>478,2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72" office:value-type="string" calcext:value-type="string">
            <text:p>Organizadores</text:p>
          </table:table-cell>
          <table:table-cell table:style-name="ce128" office:value-type="currency" office:currency="USD" office:value="0" calcext:value-type="currency">
            <text:p>$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63" office:value-type="string" calcext:value-type="string">
            <text:p>Bolígrafos</text:p>
          </table:table-cell>
          <table:table-cell table:style-name="ce128" office:value-type="currency" office:currency="USD" office:value="0" calcext:value-type="currency">
            <text:p>$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63" office:value-type="string" calcext:value-type="string">
            <text:p>Paspartús</text:p>
          </table:table-cell>
          <table:table-cell table:style-name="ce144" office:value-type="currency" office:currency="USD" office:value="5" calcext:value-type="currency">
            <text:p>$5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5" office:value-type="string" calcext:value-type="string">
            <text:p>Suministros de oficina</text:p>
          </table:table-cell>
          <table:table-cell table:style-name="ce149" office:value-type="currency" office:currency="USD" office:value="0" calcext:value-type="currency">
            <text:p>$0.00</text:p>
          </table:table-cell>
          <table:table-cell table:style-name="ce18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133" table:formula="of:=SUM([.C1388:.C1391])" office:value-type="currency" office:currency="USD" office:value="5" calcext:value-type="currency">
            <text:p>$5.00</text:p>
          </table:table-cell>
          <table:table-cell table:style-name="ce185" table:formula="of:=[.C1392]*usd_euro" office:value-type="currency" office:currency="EUR" office:value="4.247" calcext:value-type="currency">
            <text:p>4,25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62" calcext:value-type="float">
            <text:p>62</text:p>
          </table:table-cell>
          <table:table-cell table:style-name="ce67" office:value-type="string" calcext:value-type="string">
            <text:p>Teclado para gaming ASUS Cerebus con retroiluminación.</text:p>
          </table:table-cell>
          <table:table-cell table:style-name="ce137" office:value-type="currency" office:currency="USD" office:value="300" calcext:value-type="currency">
            <text:p>$300.00</text:p>
          </table:table-cell>
          <table:table-cell table:style-name="ce202"/>
          <table:table-cell table:style-name="ce243" office:value-type="float" office:value="2021" calcext:value-type="float">
            <text:p>2021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62" calcext:value-type="float">
            <text:p>62</text:p>
          </table:table-cell>
          <table:table-cell table:style-name="ce69" office:value-type="string" calcext:value-type="string">
            <text:p>Trackball con cable Kensington Expert Mouse</text:p>
          </table:table-cell>
          <table:table-cell table:style-name="ce137" office:value-type="currency" office:currency="USD" office:value="70" calcext:value-type="currency">
            <text:p>$70.00</text:p>
          </table:table-cell>
          <table:table-cell table:style-name="ce202"/>
          <table:table-cell table:style-name="ce243" office:value-type="float" office:value="2021" calcext:value-type="float">
            <text:p>2021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69" office:value-type="string" calcext:value-type="string">
            <text:p>Accessorios de informática</text:p>
          </table:table-cell>
          <table:table-cell table:style-name="ce159" office:value-type="currency" office:currency="USD" office:value="5" calcext:value-type="currency">
            <text:p>$5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4">
          <table:table-cell table:style-name="ce18" office:value-type="float" office:value="62" calcext:value-type="float">
            <text:p>62</text:p>
          </table:table-cell>
          <table:table-cell table:style-name="ce69" office:value-type="string" calcext:value-type="string">
            <text:p>Cuadros enmarcados</text:p>
          </table:table-cell>
          <table:table-cell table:style-name="ce159" office:value-type="string" calcext:value-type="string">
            <text:p><text:s/>Valor exclusivamente sentimental.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4">
          <table:table-cell table:style-name="ce19" office:value-type="float" office:value="62" calcext:value-type="float">
            <text:p>62</text:p>
          </table:table-cell>
          <table:table-cell table:style-name="ce70" office:value-type="string" calcext:value-type="string">
            <text:p>Anuarios escolares</text:p>
          </table:table-cell>
          <table:table-cell table:style-name="ce160" office:value-type="string" calcext:value-type="string">
            <text:p><text:s/>Valor exclusivamente sentimental.</text:p>
          </table:table-cell>
          <table:table-cell table:style-name="ce205"/>
          <table:table-cell table:style-name="ce243" office:value-type="string" calcext:value-type="string">
            <text:p>&lt; 1975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133" table:formula="of:=SUM([.C1394:.C1396])" office:value-type="currency" office:currency="USD" office:value="375" calcext:value-type="currency">
            <text:p>$375.00</text:p>
          </table:table-cell>
          <table:table-cell table:style-name="ce185" table:formula="of:=[.C1399]*usd_euro" office:value-type="currency" office:currency="EUR" office:value="318.525" calcext:value-type="currency">
            <text:p>318,5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63" calcext:value-type="float">
            <text:p>63</text:p>
          </table:table-cell>
          <table:table-cell table:style-name="ce72" office:value-type="string" calcext:value-type="string">
            <text:p>Micrófono dinámico profesional model Shure SM7B</text:p>
          </table:table-cell>
          <table:table-cell table:style-name="ce128" office:value-type="currency" office:currency="USD" office:value="90" calcext:value-type="currency">
            <text:p>$90.00</text:p>
          </table:table-cell>
          <table:table-cell table:style-name="ce177"/>
          <table:table-cell table:style-name="ce241" office:value-type="float" office:value="2021" calcext:value-type="float">
            <text:p>2021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63" calcext:value-type="float">
            <text:p>63</text:p>
          </table:table-cell>
          <table:table-cell table:style-name="ce63" office:value-type="string" calcext:value-type="string">
            <text:p>Micrófono dinámico portátil model AS420V2</text:p>
          </table:table-cell>
          <table:table-cell table:style-name="ce128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6" office:value-type="float" office:value="63" calcext:value-type="float">
            <text:p>63</text:p>
          </table:table-cell>
          <table:table-cell table:style-name="ce63" office:value-type="string" calcext:value-type="string">
            <text:p>Fotografías</text:p>
          </table:table-cell>
          <table:table-cell table:style-name="ce144" office:value-type="string" calcext:value-type="string">
            <text:p><text:s/>Valor exclusivamente sentimental.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5" office:value-type="string" calcext:value-type="string">
            <text:p>Suministros de oficina</text:p>
          </table:table-cell>
          <table:table-cell table:style-name="ce149" office:value-type="string" calcext:value-type="string">
            <text:p>Uso personal</text:p>
          </table:table-cell>
          <table:table-cell table:style-name="ce18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133" table:formula="of:=SUM([.C1401:.C1402])" office:value-type="currency" office:currency="USD" office:value="140" calcext:value-type="currency">
            <text:p>$140.00</text:p>
          </table:table-cell>
          <table:table-cell table:style-name="ce185" table:formula="of:=[.C1405]*usd_euro" office:value-type="currency" office:currency="EUR" office:value="118.916" calcext:value-type="currency">
            <text:p>118,9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67" office:value-type="string" calcext:value-type="string">
            <text:p>Ordenador Hewlett-Packard</text:p>
          </table:table-cell>
          <table:table-cell table:style-name="ce137" office:value-type="currency" office:currency="USD" office:value="120" calcext:value-type="currency">
            <text:p>$120.00</text:p>
          </table:table-cell>
          <table:table-cell table:style-name="ce202"/>
          <table:table-cell table:style-name="ce243" office:value-type="float" office:value="2017" calcext:value-type="float">
            <text:p>2017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70" office:value-type="string" calcext:value-type="string">
            <text:p>Maletines rígidos de transporte</text:p>
          </table:table-cell>
          <table:table-cell table:style-name="ce160" office:value-type="string" calcext:value-type="string">
            <text:p>Uso personal</text:p>
          </table:table-cell>
          <table:table-cell table:style-name="ce205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133" table:formula="of:=[.C1407]" office:value-type="currency" office:currency="USD" office:value="120" calcext:value-type="currency">
            <text:p>$120.00</text:p>
          </table:table-cell>
          <table:table-cell table:style-name="ce185" table:formula="of:=[.C1409]*usd_euro" office:value-type="currency" office:currency="EUR" office:value="101.928" calcext:value-type="currency">
            <text:p>101,9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72" office:value-type="string" calcext:value-type="string">
            <text:p>Utensilios de cocina</text:p>
          </table:table-cell>
          <table:table-cell table:style-name="ce144" office:value-type="string" calcext:value-type="string">
            <text:p>Uso personal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5" office:value-type="string" calcext:value-type="string">
            <text:p>Utensilios de repostería</text:p>
          </table:table-cell>
          <table:table-cell table:style-name="ce149" office:value-type="string" calcext:value-type="string">
            <text:p>Uso personal</text:p>
          </table:table-cell>
          <table:table-cell table:style-name="ce18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67" office:value-type="string" calcext:value-type="string">
            <text:p>Ensaladeras</text:p>
          </table:table-cell>
          <table:table-cell table:style-name="ce159" office:value-type="string" calcext:value-type="string">
            <text:p>Uso personal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66" calcext:value-type="float">
            <text:p>66</text:p>
          </table:table-cell>
          <table:table-cell table:style-name="ce70" office:value-type="string" calcext:value-type="string">
            <text:p>Herramientas para modelar arcilla</text:p>
          </table:table-cell>
          <table:table-cell table:style-name="ce160" office:value-type="string" calcext:value-type="string">
            <text:p>Uso personal</text:p>
          </table:table-cell>
          <table:table-cell table:style-name="ce205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72" office:value-type="string" calcext:value-type="string">
            <text:p>Tazones para mezclar</text:p>
          </table:table-cell>
          <table:table-cell table:style-name="ce144" office:value-type="string" calcext:value-type="string">
            <text:p>Uso personal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7" office:value-type="float" office:value="67" calcext:value-type="float">
            <text:p>67</text:p>
          </table:table-cell>
          <table:table-cell table:style-name="ce65" office:value-type="string" calcext:value-type="string">
            <text:p>Frasos para almacenamiento de alimentos</text:p>
          </table:table-cell>
          <table:table-cell table:style-name="ce149" office:value-type="string" calcext:value-type="string">
            <text:p>Uso personal</text:p>
          </table:table-cell>
          <table:table-cell table:style-name="ce18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80" office:value-type="string" calcext:value-type="string">
            <text:p>Platos de porcelana</text:p>
          </table:table-cell>
          <table:table-cell table:style-name="ce138" office:value-type="currency" office:currency="USD" office:value="200" calcext:value-type="currency">
            <text:p>$200.00</text:p>
          </table:table-cell>
          <table:table-cell table:style-name="ce205"/>
          <table:table-cell table:style-name="ce243" office:value-type="string" calcext:value-type="string">
            <text:p>&lt; 2019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133" table:formula="of:=[.C1423]" office:value-type="currency" office:currency="USD" office:value="200" calcext:value-type="currency">
            <text:p>$200.00</text:p>
          </table:table-cell>
          <table:table-cell table:style-name="ce185" table:formula="of:=[.C1424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71" office:value-type="string" calcext:value-type="string">
            <text:p>Platos de porcelana</text:p>
          </table:table-cell>
          <table:table-cell table:style-name="ce129" office:value-type="currency" office:currency="USD" office:value="200" calcext:value-type="currency">
            <text:p>$200.00</text:p>
          </table:table-cell>
          <table:table-cell table:style-name="ce180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133" table:formula="of:=[.C1426]" office:value-type="currency" office:currency="USD" office:value="200" calcext:value-type="currency">
            <text:p>$200.00</text:p>
          </table:table-cell>
          <table:table-cell table:style-name="ce185" table:formula="of:=[.C1427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80" office:value-type="string" calcext:value-type="string">
            <text:p>Platos de porcelana</text:p>
          </table:table-cell>
          <table:table-cell table:style-name="ce138" office:value-type="currency" office:currency="USD" office:value="200" calcext:value-type="currency">
            <text:p>$200.00</text:p>
          </table:table-cell>
          <table:table-cell table:style-name="ce205"/>
          <table:table-cell table:style-name="ce243" office:value-type="string" calcext:value-type="string">
            <text:p>&lt; 2019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133" table:formula="of:=[.C1429]" office:value-type="currency" office:currency="USD" office:value="200" calcext:value-type="currency">
            <text:p>$200.00</text:p>
          </table:table-cell>
          <table:table-cell table:style-name="ce185" table:formula="of:=[.C1430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71" office:value-type="string" calcext:value-type="string">
            <text:p>Altavoce Sonos</text:p>
          </table:table-cell>
          <table:table-cell table:style-name="ce149" office:value-type="currency" office:currency="USD" office:value="120" calcext:value-type="currency">
            <text:p>$120.00</text:p>
          </table:table-cell>
          <table:table-cell table:style-name="ce180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133" table:formula="of:=[.C1432]" office:value-type="currency" office:currency="USD" office:value="120" calcext:value-type="currency">
            <text:p>$120.00</text:p>
          </table:table-cell>
          <table:table-cell table:style-name="ce185" table:formula="of:=[.C1433]*usd_euro" office:value-type="currency" office:currency="EUR" office:value="101.928" calcext:value-type="currency">
            <text:p>101,9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80" office:value-type="string" calcext:value-type="string">
            <text:p>Platos de porcelana</text:p>
          </table:table-cell>
          <table:table-cell table:style-name="ce138" office:value-type="currency" office:currency="USD" office:value="200" calcext:value-type="currency">
            <text:p>$200.00</text:p>
          </table:table-cell>
          <table:table-cell table:style-name="ce205"/>
          <table:table-cell table:style-name="ce243" office:value-type="string" calcext:value-type="string">
            <text:p>&lt; 2019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style-name="ce133" table:formula="of:=[.C1435]" office:value-type="currency" office:currency="USD" office:value="200" calcext:value-type="currency">
            <text:p>$200.00</text:p>
          </table:table-cell>
          <table:table-cell table:style-name="ce185" table:formula="of:=[.C1436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71" office:value-type="string" calcext:value-type="string">
            <text:p>Platos de porcelana</text:p>
          </table:table-cell>
          <table:table-cell table:style-name="ce129" office:value-type="currency" office:currency="USD" office:value="200" calcext:value-type="currency">
            <text:p>$200.00</text:p>
          </table:table-cell>
          <table:table-cell table:style-name="ce180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133" table:formula="of:=[.C1438]" office:value-type="currency" office:currency="USD" office:value="200" calcext:value-type="currency">
            <text:p>$200.00</text:p>
          </table:table-cell>
          <table:table-cell table:style-name="ce185" table:formula="of:=[.C1439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9" office:value-type="float" office:value="74" calcext:value-type="float">
            <text:p>74</text:p>
          </table:table-cell>
          <table:table-cell table:style-name="ce81" office:value-type="string" calcext:value-type="string">
            <text:p>Fotografía artística en blanco y negro de una flor, realizada por Libby Ellis alrededor de 2020.</text:p>
          </table:table-cell>
          <table:table-cell table:style-name="ce160" office:value-type="currency" office:currency="USD" office:value="100" calcext:value-type="currency">
            <text:p>$100.00</text:p>
          </table:table-cell>
          <table:table-cell table:style-name="ce205"/>
          <table:table-cell table:style-name="ce243" office:value-type="float" office:value="2022" calcext:value-type="float">
            <text:p>2022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ce140" table:formula="of:=[.C1441]" office:value-type="currency" office:currency="USD" office:value="100" calcext:value-type="currency">
            <text:p>$100.00</text:p>
          </table:table-cell>
          <table:table-cell table:style-name="ce207" table:formula="of:=[.C1442]*usd_euro" office:value-type="currency" office:currency="EUR" office:value="84.94" calcext:value-type="currency">
            <text:p>84,94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75" calcext:value-type="float">
            <text:p>75</text:p>
          </table:table-cell>
          <table:table-cell table:style-name="ce82" office:value-type="string" calcext:value-type="string">
            <text:p>Dos láminas horticolas enmarcadas</text:p>
          </table:table-cell>
          <table:table-cell table:style-name="ce149" office:value-type="string" calcext:value-type="string">
            <text:p>Valor comercial limitado</text:p>
          </table:table-cell>
          <table:table-cell table:style-name="ce180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8" office:value-type="float" office:value="76" calcext:value-type="float">
            <text:p>76</text:p>
          </table:table-cell>
          <table:table-cell table:style-name="ce83" office:value-type="string" calcext:value-type="string">
            <text:p>Una fotografía en blanco y negro enmarcada de una mujer sentada en una cafetería</text:p>
          </table:table-cell>
          <table:table-cell table:style-name="ce159" office:value-type="string" calcext:value-type="string">
            <text:p>Valor comercial limitado</text:p>
          </table:table-cell>
          <table:table-cell table:style-name="ce202"/>
          <table:table-cell table:style-name="ce243" office:value-type="string" calcext:value-type="string">
            <text:p>&lt; 2019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76" calcext:value-type="float">
            <text:p>76</text:p>
          </table:table-cell>
          <table:table-cell table:style-name="ce81" office:value-type="string" calcext:value-type="string">
            <text:p>una lámina hortícola enmarcada</text:p>
          </table:table-cell>
          <table:table-cell table:style-name="ce160" office:value-type="string" calcext:value-type="string">
            <text:p>Valor comercial limitado</text:p>
          </table:table-cell>
          <table:table-cell table:style-name="ce205"/>
          <table:table-cell table:style-name="ce243" office:value-type="string" calcext:value-type="string">
            <text:p>&lt; 2019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table:style-name="ce16" office:value-type="float" office:value="77" calcext:value-type="float">
            <text:p>77</text:p>
          </table:table-cell>
          <table:table-cell table:style-name="ce84" office:value-type="string" calcext:value-type="string">
            <text:p>Retrato en acuarela enmarcado de la tía abuela Thelma Ramona Adamson Salant (pionera en el campo de la etnomusicología).</text:p>
          </table:table-cell>
          <table:table-cell table:style-name="ce161" office:value-type="string" calcext:value-type="string">
            <text:p>Obra de carácter familiar. </text:p>
          </table:table-cell>
          <table:table-cell table:style-name="ce177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7" office:value-type="float" office:value="77" calcext:value-type="float">
            <text:p>77</text:p>
          </table:table-cell>
          <table:table-cell table:style-name="ce85" office:value-type="string" calcext:value-type="string">
            <text:p>Cartel publicitario enmarcado de The New School (Nueva York). </text:p>
          </table:table-cell>
          <table:table-cell table:style-name="ce149" office:value-type="string" calcext:value-type="string">
            <text:p>Sin valor comercial</text:p>
          </table:table-cell>
          <table:table-cell table:style-name="ce180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9" office:value-type="float" office:value="78" calcext:value-type="float">
            <text:p>78</text:p>
          </table:table-cell>
          <table:table-cell table:style-name="ce86" office:value-type="string" calcext:value-type="string">
            <text:p>Espejo grande, de origen chileno, decorado con azulejos de vidrio pintados a mano.</text:p>
          </table:table-cell>
          <table:table-cell table:style-name="ce138" office:value-type="currency" office:currency="USD" office:value="400" calcext:value-type="currency">
            <text:p>$400.00</text:p>
          </table:table-cell>
          <table:table-cell table:style-name="ce205"/>
          <table:table-cell table:style-name="ce243" office:value-type="float" office:value="2008" calcext:value-type="float">
            <text:p>2008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ce133" table:formula="of:=[.C1455]" office:value-type="currency" office:currency="USD" office:value="400" calcext:value-type="currency">
            <text:p>$400.00</text:p>
          </table:table-cell>
          <table:table-cell table:style-name="ce185" table:formula="of:=[.C1456]*usd_euro" office:value-type="currency" office:currency="EUR" office:value="339.76" calcext:value-type="currency">
            <text:p>339,76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float" office:value="79" calcext:value-type="float">
            <text:p>79</text:p>
          </table:table-cell>
          <table:table-cell table:style-name="ce84" office:value-type="string" calcext:value-type="string">
            <text:p>Espejo con marco artesanal de hojalata mexicana y azulejos decorativos. </text:p>
          </table:table-cell>
          <table:table-cell table:style-name="ce161" office:value-type="currency" office:currency="USD" office:value="100" calcext:value-type="currency">
            <text:p>$100.00</text:p>
          </table:table-cell>
          <table:table-cell table:style-name="ce177"/>
          <table:table-cell table:style-name="ce241" office:value-type="float" office:value="2005" calcext:value-type="float">
            <text:p>2005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3">
          <table:table-cell table:style-name="ce16" office:value-type="float" office:value="79" calcext:value-type="float">
            <text:p>79</text:p>
          </table:table-cell>
          <table:table-cell table:style-name="ce84" office:value-type="string" calcext:value-type="string">
            <text:p>Cartel enmarcado del metro de Nueva York titulado “Kissing Doesn’t Kill”, ca. 1992, realizado por el colectivo de diseño gráfico Gran Fury.</text:p>
          </table:table-cell>
          <table:table-cell table:style-name="ce161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float" office:value="1997" calcext:value-type="float">
            <text:p>1997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7" office:value-type="float" office:value="79" calcext:value-type="float">
            <text:p>79</text:p>
          </table:table-cell>
          <table:table-cell table:style-name="ce85" office:value-type="string" calcext:value-type="string">
            <text:p>Cartel de cine en alemán Querelle, con diseño gráfico de Andy Warhol.</text:p>
          </table:table-cell>
          <table:table-cell table:style-name="ce162" office:value-type="currency" office:currency="USD" office:value="60" calcext:value-type="currency">
            <text:p>$60.00</text:p>
          </table:table-cell>
          <table:table-cell table:style-name="ce180"/>
          <table:table-cell table:style-name="ce241" office:value-type="float" office:value="2002" calcext:value-type="float">
            <text:p>2002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133" table:formula="of:=SUM([.C1458:.C1460])" office:value-type="currency" office:currency="USD" office:value="200" calcext:value-type="currency">
            <text:p>$200.00</text:p>
          </table:table-cell>
          <table:table-cell table:style-name="ce185" table:formula="of:=[.C1461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80" calcext:value-type="float">
            <text:p>80</text:p>
          </table:table-cell>
          <table:table-cell table:style-name="ce86" office:value-type="string" calcext:value-type="string">
            <text:p>Dos láminas hortícolas enmarcadas.</text:p>
          </table:table-cell>
          <table:table-cell table:style-name="ce163" office:value-type="string" calcext:value-type="string">
            <text:p>sin valor comericial</text:p>
          </table:table-cell>
          <table:table-cell table:style-name="ce205"/>
          <table:table-cell table:style-name="ce243" office:value-type="string" calcext:value-type="string">
            <text:p>&lt; 2021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table:style-name="ce16" office:value-type="float" office:value="81" calcext:value-type="float">
            <text:p>81</text:p>
          </table:table-cell>
          <table:table-cell table:style-name="ce84" office:value-type="string" calcext:value-type="string">
            <text:p>Xilografía en color titulada “Bear in the Snow” del artista japonés Takeuchi Seihō. Publicada por Unso-dō en una edición de 300 ejemplares.</text:p>
          </table:table-cell>
          <table:table-cell table:style-name="ce161" office:value-type="currency" office:currency="USD" office:value="800" calcext:value-type="currency">
            <text:p>$800.00</text:p>
          </table:table-cell>
          <table:table-cell table:style-name="ce177"/>
          <table:table-cell table:style-name="ce241" office:value-type="float" office:value="1990" calcext:value-type="float">
            <text:p>1990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6">
          <table:table-cell table:style-name="ce17" office:value-type="float" office:value="81" calcext:value-type="float">
            <text:p>81</text:p>
          </table:table-cell>
          <table:table-cell table:style-name="ce85" office:value-type="string" calcext:value-type="string">
            <text:p>Fotografía en color enmarcada titulada “Lost Love”, que muestra un monumento funerario con la figura de una mujer afligida. Obra de la fotógrafa Conny L. Dempsey.</text:p>
          </table:table-cell>
          <table:table-cell table:style-name="ce162" office:value-type="currency" office:currency="USD" office:value="150" calcext:value-type="currency">
            <text:p>$150.00</text:p>
          </table:table-cell>
          <table:table-cell table:style-name="ce180"/>
          <table:table-cell table:style-name="ce241" office:value-type="float" office:value="2007" calcext:value-type="float">
            <text:p>2007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133" table:formula="of:=SUM([.C1466:.C1467])" office:value-type="currency" office:currency="USD" office:value="950" calcext:value-type="currency">
            <text:p>$950.00</text:p>
          </table:table-cell>
          <table:table-cell table:style-name="ce185" table:formula="of:=[.C1468]*usd_euro" office:value-type="currency" office:currency="EUR" office:value="806.93" calcext:value-type="currency">
            <text:p>806,9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82" calcext:value-type="float">
            <text:p>82</text:p>
          </table:table-cell>
          <table:table-cell table:style-name="ce86" office:value-type="string" calcext:value-type="string">
            <text:p>Dos fotografias enmarcadas</text:p>
          </table:table-cell>
          <table:table-cell table:style-name="ce163" office:value-type="string" calcext:value-type="string">
            <text:p>sin valor comercial</text:p>
          </table:table-cell>
          <table:table-cell table:style-name="ce205"/>
          <table:table-cell table:style-name="ce243" office:value-type="string" calcext:value-type="string">
            <text:p>&lt; 2005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7" office:value-type="float" office:value="83" calcext:value-type="float">
            <text:p>83</text:p>
          </table:table-cell>
          <table:table-cell table:style-name="ce82" office:value-type="string" calcext:value-type="string">
            <text:p>Monitor curvo Samsung de 24 pulgadas (modelo LC24F390FHNXZA, pantalla LED Full HD 1080p, 60Hz)</text:p>
          </table:table-cell>
          <table:table-cell table:style-name="ce129" office:value-type="currency" office:currency="USD" office:value="120" calcext:value-type="currency">
            <text:p>$120.00</text:p>
          </table:table-cell>
          <table:table-cell table:style-name="ce18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133" table:formula="of:=[.C1473]" office:value-type="currency" office:currency="USD" office:value="120" calcext:value-type="currency">
            <text:p>$120.00</text:p>
          </table:table-cell>
          <table:table-cell table:style-name="ce185" table:formula="of:=[.C1474]*usd_euro" office:value-type="currency" office:currency="EUR" office:value="101.928" calcext:value-type="currency">
            <text:p>101,9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9" office:value-type="float" office:value="84" calcext:value-type="float">
            <text:p>84</text:p>
          </table:table-cell>
          <table:table-cell table:style-name="ce80" office:value-type="string" calcext:value-type="string">
            <text:p>Conjunto de utensilios, moldes y herramientas para repostería</text:p>
          </table:table-cell>
          <table:table-cell table:style-name="ce160" office:value-type="string" calcext:value-type="string">
            <text:p>sin valor comercial. Solo para uso personal.</text:p>
          </table:table-cell>
          <table:table-cell table:style-name="ce205"/>
          <table:table-cell table:style-name="ce243" office:value-type="string" calcext:value-type="string">
            <text:p>&lt; 2020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7" office:value-type="float" office:value="85" calcext:value-type="float">
            <text:p>85</text:p>
          </table:table-cell>
          <table:table-cell table:style-name="ce71" office:value-type="string" calcext:value-type="string">
            <text:p>Ollas y sartenes</text:p>
          </table:table-cell>
          <table:table-cell table:style-name="ce149" office:value-type="string" calcext:value-type="string">
            <text:p>sin valor comercial. Solo para uso personal.</text:p>
          </table:table-cell>
          <table:table-cell table:style-name="ce180"/>
          <table:table-cell table:style-name="ce241" office:value-type="string" calcext:value-type="string">
            <text:p>&lt; 2020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9" office:value-type="float" office:value="86" calcext:value-type="float">
            <text:p>86</text:p>
          </table:table-cell>
          <table:table-cell table:style-name="ce80" office:value-type="string" calcext:value-type="string">
            <text:p>Sistema de altavoces Audioengine 5+ para uso doméstico</text:p>
          </table:table-cell>
          <table:table-cell table:style-name="ce138" office:value-type="currency" office:currency="USD" office:value="400" calcext:value-type="currency">
            <text:p>$400.00</text:p>
          </table:table-cell>
          <table:table-cell table:style-name="ce205"/>
          <table:table-cell table:style-name="ce243" office:value-type="float" office:value="2021" calcext:value-type="float">
            <text:p>2021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133" table:formula="of:=[.C1482]" office:value-type="currency" office:currency="USD" office:value="400" calcext:value-type="currency">
            <text:p>$400.00</text:p>
          </table:table-cell>
          <table:table-cell table:style-name="ce185" table:formula="of:=[.C1483]*usd_euro" office:value-type="currency" office:currency="EUR" office:value="339.76" calcext:value-type="currency">
            <text:p>339,76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87" calcext:value-type="float">
            <text:p>87</text:p>
          </table:table-cell>
          <table:table-cell table:style-name="ce87" office:value-type="string" calcext:value-type="string">
            <text:p>Auriculares Sennheiser HD 280 Pro. </text:p>
          </table:table-cell>
          <table:table-cell table:style-name="ce144" office:value-type="currency" office:currency="USD" office:value="80" calcext:value-type="currency">
            <text:p>$80.00</text:p>
          </table:table-cell>
          <table:table-cell table:style-name="ce177"/>
          <table:table-cell table:style-name="ce241" office:value-type="float" office:value="2022" calcext:value-type="float">
            <text:p>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6" office:value-type="float" office:value="87" calcext:value-type="float">
            <text:p>87</text:p>
          </table:table-cell>
          <table:table-cell table:style-name="ce87" office:value-type="string" calcext:value-type="string">
            <text:p>Interfaz de audio Focusrite Scarlett Solo (preamp de micrófono.</text:p>
          </table:table-cell>
          <table:table-cell table:style-name="ce144" office:value-type="currency" office:currency="USD" office:value="100" calcext:value-type="currency">
            <text:p>$100.00</text:p>
          </table:table-cell>
          <table:table-cell table:style-name="ce177"/>
          <table:table-cell table:style-name="ce241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87" calcext:value-type="float">
            <text:p>87</text:p>
          </table:table-cell>
          <table:table-cell table:style-name="ce87" office:value-type="string" calcext:value-type="string">
            <text:p>Auriculares de estudio Maono AU-MK601.</text:p>
          </table:table-cell>
          <table:table-cell table:style-name="ce144" office:value-type="currency" office:currency="USD" office:value="50" calcext:value-type="currency">
            <text:p>$50.00</text:p>
          </table:table-cell>
          <table:table-cell table:style-name="ce177"/>
          <table:table-cell table:style-name="ce241" office:value-type="float" office:value="2020" calcext:value-type="float">
            <text:p>2020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6" office:value-type="float" office:value="87" calcext:value-type="float">
            <text:p>87</text:p>
          </table:table-cell>
          <table:table-cell table:style-name="ce87" office:value-type="string" calcext:value-type="string">
            <text:p>Unidad externa Apple SuperDrive (lector/grabador de CD/DVD).</text:p>
          </table:table-cell>
          <table:table-cell table:style-name="ce144" office:value-type="currency" office:currency="USD" office:value="70" calcext:value-type="currency">
            <text:p>$70.00</text:p>
          </table:table-cell>
          <table:table-cell table:style-name="ce177"/>
          <table:table-cell table:style-name="ce241" office:value-type="float" office:value="2005" calcext:value-type="float">
            <text:p>2005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87" calcext:value-type="float">
            <text:p>87</text:p>
          </table:table-cell>
          <table:table-cell table:style-name="ce87" office:value-type="string" calcext:value-type="string">
            <text:p>Altavoz inalámbrico Bluetooth UE Boom.</text:p>
          </table:table-cell>
          <table:table-cell table:style-name="ce144" office:value-type="currency" office:currency="USD" office:value="125" calcext:value-type="currency">
            <text:p>$125.00</text:p>
          </table:table-cell>
          <table:table-cell table:style-name="ce177"/>
          <table:table-cell table:style-name="ce241" office:value-type="float" office:value="2020" calcext:value-type="float">
            <text:p>2020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6" office:value-type="float" office:value="87" calcext:value-type="float">
            <text:p>87</text:p>
          </table:table-cell>
          <table:table-cell table:style-name="ce87" office:value-type="string" calcext:value-type="string">
            <text:p>Tensiómetro digital Nokia BPM (monitor de presión arterial y ritmo cardíaco, conexión USB).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float" office:value="2020" calcext:value-type="float">
            <text:p>2020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6" office:value-type="float" office:value="87" calcext:value-type="float">
            <text:p>87</text:p>
          </table:table-cell>
          <table:table-cell table:style-name="ce87" office:value-type="string" calcext:value-type="string">
            <text:p>Altavoces Bose Companion 2 Serie lii para ordenador o uso doméstico.</text:p>
          </table:table-cell>
          <table:table-cell table:style-name="ce144" office:value-type="currency" office:currency="USD" office:value="180" calcext:value-type="currency">
            <text:p>$180.00</text:p>
          </table:table-cell>
          <table:table-cell table:style-name="ce177"/>
          <table:table-cell table:style-name="ce241" office:value-type="float" office:value="2021" calcext:value-type="float">
            <text:p>2021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7" office:value-type="float" office:value="87" calcext:value-type="float">
            <text:p>87</text:p>
          </table:table-cell>
          <table:table-cell table:style-name="ce88" office:value-type="string" calcext:value-type="string">
            <text:p>Dos linternas Maglite Mag Instrument S3D016 de alta resistencia (pilas retiradas).</text:p>
          </table:table-cell>
          <table:table-cell table:style-name="ce149" office:value-type="currency" office:currency="USD" office:value="130" calcext:value-type="currency">
            <text:p>$130.00</text:p>
          </table:table-cell>
          <table:table-cell table:style-name="ce180"/>
          <table:table-cell table:style-name="ce241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ce133" table:formula="of:=SUM([.C1485:.C1492])" office:value-type="currency" office:currency="USD" office:value="775" calcext:value-type="currency">
            <text:p>$775.00</text:p>
          </table:table-cell>
          <table:table-cell table:style-name="ce185" table:formula="of:=[.C1493]*usd_euro" office:value-type="currency" office:currency="EUR" office:value="658.285" calcext:value-type="currency">
            <text:p>658,2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9" office:value-type="float" office:value="88" calcext:value-type="float">
            <text:p>88</text:p>
          </table:table-cell>
          <table:table-cell table:style-name="ce89" office:value-type="string" calcext:value-type="string">
            <text:p>Adornos de Navidad</text:p>
          </table:table-cell>
          <table:table-cell table:style-name="ce160" office:value-type="string" calcext:value-type="string">
            <text:p>Sin valor comercial. Solo para uso personal.</text:p>
          </table:table-cell>
          <table:table-cell table:style-name="ce205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7" office:value-type="float" office:value="89" calcext:value-type="float">
            <text:p>89</text:p>
          </table:table-cell>
          <table:table-cell table:style-name="ce88" office:value-type="string" calcext:value-type="string">
            <text:p>Sculturas decorativas de &lt;&lt;Pere Noel&gt;&gt;</text:p>
          </table:table-cell>
          <table:table-cell table:style-name="ce149" office:value-type="string" calcext:value-type="string">
            <text:p>Sin valor comercial. Solo para uso personal.</text:p>
          </table:table-cell>
          <table:table-cell table:style-name="ce180"/>
          <table:table-cell table:style-name="ce241" office:value-type="string" calcext:value-type="string">
            <text:p>&lt; 2000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89" office:value-type="string" calcext:value-type="string">
            <text:p>Platos de porcelana</text:p>
          </table:table-cell>
          <table:table-cell table:style-name="ce160" office:value-type="currency" office:currency="USD" office:value="150" calcext:value-type="currency">
            <text:p>$150.00</text:p>
          </table:table-cell>
          <table:table-cell table:style-name="ce205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133" table:formula="of:=[.C1501]" office:value-type="currency" office:currency="USD" office:value="150" calcext:value-type="currency">
            <text:p>$150.00</text:p>
          </table:table-cell>
          <table:table-cell table:style-name="ce185" table:formula="of:=[.C1502]*usd_euro" office:value-type="currency" office:currency="EUR" office:value="127.41" calcext:value-type="currency">
            <text:p>127,4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88" office:value-type="string" calcext:value-type="string">
            <text:p>Platos de porcelana</text:p>
          </table:table-cell>
          <table:table-cell table:style-name="ce149" office:value-type="currency" office:currency="USD" office:value="150" calcext:value-type="currency">
            <text:p>$150.00</text:p>
          </table:table-cell>
          <table:table-cell table:style-name="ce180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133" table:formula="of:=[.C1504]" office:value-type="currency" office:currency="USD" office:value="150" calcext:value-type="currency">
            <text:p>$150.00</text:p>
          </table:table-cell>
          <table:table-cell table:style-name="ce185" table:formula="of:=[.C1505]*usd_euro" office:value-type="currency" office:currency="EUR" office:value="127.41" calcext:value-type="currency">
            <text:p>127,4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8" office:value-type="float" office:value="92" calcext:value-type="float">
            <text:p>92</text:p>
          </table:table-cell>
          <table:table-cell table:style-name="ce90" office:value-type="string" calcext:value-type="string">
            <text:p>Scultura y platos decorativas</text:p>
          </table:table-cell>
          <table:table-cell table:style-name="ce159" office:value-type="string" calcext:value-type="string">
            <text:p>Sin valor comercial. Solo para uso personal.</text:p>
          </table:table-cell>
          <table:table-cell table:style-name="ce202"/>
          <table:table-cell table:style-name="ce243" office:value-type="string" calcext:value-type="string">
            <text:p>&lt; 2021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5">
          <table:table-cell table:style-name="ce18" office:value-type="float" office:value="92" calcext:value-type="float">
            <text:p>92</text:p>
          </table:table-cell>
          <table:table-cell table:style-name="ce90" office:value-type="string" calcext:value-type="string">
            <text:p>Fotografías enmarcadas</text:p>
          </table:table-cell>
          <table:table-cell table:style-name="ce159" office:value-type="string" calcext:value-type="string">
            <text:p>Sin valor comercial. Solo para uso personal.</text:p>
          </table:table-cell>
          <table:table-cell table:style-name="ce202"/>
          <table:table-cell table:style-name="ce243" office:value-type="string" calcext:value-type="string">
            <text:p>&lt; 2021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89" office:value-type="string" calcext:value-type="string">
            <text:p>Altavoces Bluetooth</text:p>
          </table:table-cell>
          <table:table-cell table:style-name="ce160" office:value-type="currency" office:currency="USD" office:value="100" calcext:value-type="currency">
            <text:p>$100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133" table:formula="of:=[.C1509]" office:value-type="currency" office:currency="USD" office:value="100" calcext:value-type="currency">
            <text:p>$100.00</text:p>
          </table:table-cell>
          <table:table-cell table:style-name="ce185" table:formula="of:=[.C1510]*usd_euro" office:value-type="currency" office:currency="EUR" office:value="84.94" calcext:value-type="currency">
            <text:p>84,94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7" office:value-type="float" office:value="93" calcext:value-type="float">
            <text:p>93</text:p>
          </table:table-cell>
          <table:table-cell table:style-name="ce88" office:value-type="string" calcext:value-type="string">
            <text:p>Fuentes para cacerola y tarta, ramaquines, dispensadores de azúcar y crema, rodillo de amasar</text:p>
          </table:table-cell>
          <table:table-cell table:style-name="ce149" office:value-type="string" calcext:value-type="string">
            <text:p>Sin valor comercial. Solo para uso personal.</text:p>
          </table:table-cell>
          <table:table-cell table:style-name="ce180"/>
          <table:table-cell table:style-name="ce241" office:value-type="string" calcext:value-type="string">
            <text:p>&lt; 2021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9" office:value-type="float" office:value="94" calcext:value-type="float">
            <text:p>94</text:p>
          </table:table-cell>
          <table:table-cell table:style-name="ce89" office:value-type="string" calcext:value-type="string">
            <text:p>Platos y utensilos de cocina</text:p>
          </table:table-cell>
          <table:table-cell table:style-name="ce160" office:value-type="string" calcext:value-type="string">
            <text:p>Sin valor comercial. Solo para uso personal.</text:p>
          </table:table-cell>
          <table:table-cell table:style-name="ce205"/>
          <table:table-cell table:style-name="ce243" office:value-type="string" calcext:value-type="string">
            <text:p>&lt; 2021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7" office:value-type="float" office:value="95" calcext:value-type="float">
            <text:p>95</text:p>
          </table:table-cell>
          <table:table-cell table:style-name="ce88" office:value-type="string" calcext:value-type="string">
            <text:p>Jarrón de vidrio, recipientes de vidrio para almacenamiento, cafetera de vidrio</text:p>
          </table:table-cell>
          <table:table-cell table:style-name="ce149" office:value-type="string" calcext:value-type="string">
            <text:p>Sin valor comercial. Solo para uso personal.</text:p>
          </table:table-cell>
          <table:table-cell table:style-name="ce180"/>
          <table:table-cell table:style-name="ce241" office:value-type="string" calcext:value-type="string">
            <text:p>&lt; 2024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9" office:value-type="float" office:value="96" calcext:value-type="float">
            <text:p>96</text:p>
          </table:table-cell>
          <table:table-cell table:style-name="ce89" office:value-type="string" calcext:value-type="string">
            <text:p>Sartén de hierro, tetera, hervidor, cafeteras, cuchillos de cocina, tazas medidoras</text:p>
          </table:table-cell>
          <table:table-cell table:style-name="ce160" office:value-type="string" calcext:value-type="string">
            <text:p>Sin valor comercial. Solo para uso personal.</text:p>
          </table:table-cell>
          <table:table-cell table:style-name="ce205"/>
          <table:table-cell table:style-name="ce243" office:value-type="string" calcext:value-type="string">
            <text:p>&lt; 2024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97" calcext:value-type="float">
            <text:p>97</text:p>
          </table:table-cell>
          <table:table-cell table:style-name="ce87" office:value-type="string" calcext:value-type="string">
            <text:p>Material de manteniemento para guitarra</text:p>
          </table:table-cell>
          <table:table-cell table:style-name="ce144" office:value-type="currency" office:currency="USD" office:value="100" calcext:value-type="currency">
            <text:p>$100.00</text:p>
          </table:table-cell>
          <table:table-cell table:style-name="ce177"/>
          <table:table-cell table:style-name="ce241" office:value-type="string" calcext:value-type="string">
            <text:p>&lt; 2024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88" office:value-type="string" calcext:value-type="string">
            <text:p>Organizadores de escritorio</text:p>
          </table:table-cell>
          <table:table-cell table:style-name="ce149" office:value-type="currency" office:currency="USD" office:value="25" calcext:value-type="currency">
            <text:p>$25.00</text:p>
          </table:table-cell>
          <table:table-cell table:style-name="ce180"/>
          <table:table-cell table:style-name="ce241" office:value-type="string" calcext:value-type="string">
            <text:p>&lt; 2024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style-name="ce133" table:formula="of:=SUM([.C1524:.C1525])" office:value-type="currency" office:currency="USD" office:value="125" calcext:value-type="currency">
            <text:p>$125.00</text:p>
          </table:table-cell>
          <table:table-cell table:style-name="ce185" table:formula="of:=[.C1526]*usd_euro" office:value-type="currency" office:currency="EUR" office:value="106.175" calcext:value-type="currency">
            <text:p>106,1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9" office:value-type="float" office:value="98" calcext:value-type="float">
            <text:p>98</text:p>
          </table:table-cell>
          <table:table-cell table:style-name="ce89" office:value-type="string" calcext:value-type="string">
            <text:p>Utensilios de cocina variados</text:p>
          </table:table-cell>
          <table:table-cell table:style-name="ce160" office:value-type="string" calcext:value-type="string">
            <text:p>Sin valor comercial. Solo para uso personal.</text:p>
          </table:table-cell>
          <table:table-cell table:style-name="ce205"/>
          <table:table-cell table:style-name="ce243" office:value-type="string" calcext:value-type="string">
            <text:p>&lt; 2021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88" office:value-type="string" calcext:value-type="string">
            <text:p>Platos de porcelana</text:p>
          </table:table-cell>
          <table:table-cell table:style-name="ce129" office:value-type="currency" office:currency="USD" office:value="150" calcext:value-type="currency">
            <text:p>$150.00</text:p>
          </table:table-cell>
          <table:table-cell table:style-name="ce180"/>
          <table:table-cell table:style-name="ce241" office:value-type="string" calcext:value-type="string">
            <text:p>&lt; 2021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style-name="ce133" table:formula="of:=[.C1531]" office:value-type="currency" office:currency="USD" office:value="150" calcext:value-type="currency">
            <text:p>$150.00</text:p>
          </table:table-cell>
          <table:table-cell table:style-name="ce185" table:formula="of:=[.C1532]*usd_euro" office:value-type="currency" office:currency="EUR" office:value="127.41" calcext:value-type="currency">
            <text:p>127,4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90" office:value-type="string" calcext:value-type="string">
            <text:p>Platos de porcelana</text:p>
          </table:table-cell>
          <table:table-cell table:style-name="ce159" office:value-type="currency" office:currency="USD" office:value="75" calcext:value-type="currency">
            <text:p>$75.00</text:p>
          </table:table-cell>
          <table:table-cell table:style-name="ce202"/>
          <table:table-cell table:style-name="ce243" office:value-type="string" calcext:value-type="string">
            <text:p>&lt; 2021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5">
          <table:table-cell table:style-name="ce19" office:value-type="float" office:value="100" calcext:value-type="float">
            <text:p>100</text:p>
          </table:table-cell>
          <table:table-cell table:style-name="ce89" office:value-type="string" calcext:value-type="string">
            <text:p>Adornos de Navidad</text:p>
          </table:table-cell>
          <table:table-cell table:style-name="ce160" office:value-type="string" calcext:value-type="string">
            <text:p>sin valor comercial. Solo para uso personal.</text:p>
          </table:table-cell>
          <table:table-cell table:style-name="ce205"/>
          <table:table-cell table:style-name="ce243" office:value-type="string" calcext:value-type="string">
            <text:p>&lt; 2005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133" table:formula="of:=[.C1534]" office:value-type="currency" office:currency="USD" office:value="75" calcext:value-type="currency">
            <text:p>$75.00</text:p>
          </table:table-cell>
          <table:table-cell table:style-name="ce185" table:formula="of:=[.C1536]*usd_euro" office:value-type="currency" office:currency="EUR" office:value="63.705" calcext:value-type="currency">
            <text:p>63,7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101" calcext:value-type="float">
            <text:p>101</text:p>
          </table:table-cell>
          <table:table-cell table:style-name="ce87" office:value-type="string" calcext:value-type="string">
            <text:p>Tope de puerta (perro de hierro fundido)</text:p>
          </table:table-cell>
          <table:table-cell table:style-name="ce144" office:value-type="currency" office:currency="USD" office:value="25" calcext:value-type="currency">
            <text:p>$25.00</text:p>
          </table:table-cell>
          <table:table-cell table:style-name="ce177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88" office:value-type="string" calcext:value-type="string">
            <text:p>Altavoces &lt;&lt;sonos&gt;&gt;</text:p>
          </table:table-cell>
          <table:table-cell table:style-name="ce149" office:value-type="currency" office:currency="USD" office:value="125" calcext:value-type="currency">
            <text:p>$125.00</text:p>
          </table:table-cell>
          <table:table-cell table:style-name="ce180"/>
          <table:table-cell table:style-name="ce241" office:value-type="string" calcext:value-type="string">
            <text:p>&lt; 2024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133" table:formula="of:=SUM([.C1538:.C1539])" office:value-type="currency" office:currency="USD" office:value="150" calcext:value-type="currency">
            <text:p>$150.00</text:p>
          </table:table-cell>
          <table:table-cell table:style-name="ce185" table:formula="of:=[.C1540]*usd_euro" office:value-type="currency" office:currency="EUR" office:value="127.41" calcext:value-type="currency">
            <text:p>127,4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table:style-name="ce19" office:value-type="float" office:value="102" calcext:value-type="float">
            <text:p>102</text:p>
          </table:table-cell>
          <table:table-cell table:style-name="ce81" office:value-type="string" calcext:value-type="string">
            <text:p>Pintura de la casa familiar ancestral</text:p>
          </table:table-cell>
          <table:table-cell table:style-name="ce163" office:value-type="string" calcext:value-type="string">
            <text:p>sin valor comercial. <text:s/>Valor sentimental solamente.</text:p>
          </table:table-cell>
          <table:table-cell table:style-name="ce205"/>
          <table:table-cell table:style-name="ce243" office:value-type="string" calcext:value-type="string">
            <text:p>&lt; 2019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table:style-name="ce17" office:value-type="float" office:value="103" calcext:value-type="float">
            <text:p>103</text:p>
          </table:table-cell>
          <table:table-cell table:style-name="ce82" office:value-type="string" calcext:value-type="string">
            <text:p>Retratos de los antepasados</text:p>
          </table:table-cell>
          <table:table-cell table:style-name="ce162" office:value-type="string" calcext:value-type="string">
            <text:p>sin valor comercial. <text:s/>Valor sentimental solamente.</text:p>
          </table:table-cell>
          <table:table-cell table:style-name="ce180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4"/>
          <table:table-cell table:style-name="ce91"/>
          <table:table-cell table:number-columns-repeated="16379"/>
        </table:table-row>
        <table:table-row table:style-name="ro2">
          <table:table-cell table:style-name="ce19" office:value-type="float" office:value="104" calcext:value-type="float">
            <text:p>104</text:p>
          </table:table-cell>
          <table:table-cell table:style-name="ce81" office:value-type="string" calcext:value-type="string">
            <text:p>Monitor de ordenador ASUS “ProArt Display” PA27JCV</text:p>
          </table:table-cell>
          <table:table-cell table:style-name="ce163" office:value-type="currency" office:currency="USD" office:value="200" calcext:value-type="currency">
            <text:p>$200.00</text:p>
          </table:table-cell>
          <table:table-cell table:style-name="ce205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133" table:formula="of:=[.C1548]" office:value-type="currency" office:currency="USD" office:value="200" calcext:value-type="currency">
            <text:p>$200.00</text:p>
          </table:table-cell>
          <table:table-cell table:style-name="ce185" table:formula="of:=[.C1549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Accesorios para GoPro</text:p>
          </table:table-cell>
          <table:table-cell table:style-name="ce128"/>
          <table:table-cell table:style-name="ce177" office:value-type="currency" office:currency="EUR" office:value="30" calcext:value-type="currency">
            <text:p>30,00 €</text:p>
          </table:table-cell>
          <table:table-cell table:style-name="ce54" office:value-type="float" office:value="2021" calcext:value-type="float">
            <text:p>2021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Briefcase</text:p>
          </table:table-cell>
          <table:table-cell table:style-name="ce128"/>
          <table:table-cell table:style-name="ce177" office:value-type="currency" office:currency="EUR" office:value="50" calcext:value-type="currency">
            <text:p>50,00 €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Klipsch Auriculares</text:p>
          </table:table-cell>
          <table:table-cell table:style-name="ce128"/>
          <table:table-cell table:style-name="ce177" office:value-type="currency" office:currency="EUR" office:value="50" calcext:value-type="currency">
            <text:p>50,00 €</text:p>
          </table:table-cell>
          <table:table-cell table:style-name="ce54" office:value-type="float" office:value="2020" calcext:value-type="float">
            <text:p>2020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Senal Auriculares</text:p>
          </table:table-cell>
          <table:table-cell table:style-name="ce128"/>
          <table:table-cell table:style-name="ce177" office:value-type="currency" office:currency="EUR" office:value="20" calcext:value-type="currency">
            <text:p>20,00 €</text:p>
          </table:table-cell>
          <table:table-cell table:style-name="ce54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Anemómetro Digital</text:p>
          </table:table-cell>
          <table:table-cell table:style-name="ce128"/>
          <table:table-cell table:style-name="ce177" office:value-type="currency" office:currency="EUR" office:value="30" calcext:value-type="currency">
            <text:p>30,00 €</text:p>
          </table:table-cell>
          <table:table-cell table:style-name="ce54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a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Filtros de lente macros clasificados</text:p>
            <text:p/>
          </table:table-cell>
          <table:table-cell table:style-name="ce128"/>
          <table:table-cell table:style-name="ce177" office:value-type="currency" office:currency="EUR" office:value="150" calcext:value-type="currency">
            <text:p>150,00 €</text:p>
          </table:table-cell>
          <table:table-cell table:style-name="ce246" office:value-type="string" calcext:value-type="string">
            <text:p>2015-2020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Clasificaas <text:s/>para Tripode Camara</text:p>
          </table:table-cell>
          <table:table-cell table:style-name="ce128"/>
          <table:table-cell table:style-name="ce177" office:value-type="currency" office:currency="EUR" office:value="25" calcext:value-type="currency">
            <text:p>25,00 €</text:p>
          </table:table-cell>
          <table:table-cell table:style-name="ce54" office:value-type="float" office:value="2020" calcext:value-type="float">
            <text:p>2020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Lamicall Tripode para Movíl</text:p>
          </table:table-cell>
          <table:table-cell table:style-name="ce128"/>
          <table:table-cell table:style-name="ce177" office:value-type="currency" office:currency="EUR" office:value="15" calcext:value-type="currency">
            <text:p>15,00 €</text:p>
          </table:table-cell>
          <table:table-cell table:style-name="ce54" office:value-type="float" office:value="2020" calcext:value-type="float">
            <text:p>2020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Video Acción Estabilizador Mango</text:p>
          </table:table-cell>
          <table:table-cell table:style-name="ce128"/>
          <table:table-cell table:style-name="ce177" office:value-type="currency" office:currency="EUR" office:value="15" calcext:value-type="currency">
            <text:p>15,00 €</text:p>
          </table:table-cell>
          <table:table-cell table:style-name="ce54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Minitrípode para Cámara</text:p>
          </table:table-cell>
          <table:table-cell table:style-name="ce128"/>
          <table:table-cell table:style-name="ce177" office:value-type="currency" office:currency="EUR" office:value="22" calcext:value-type="currency">
            <text:p>22,00 €</text:p>
          </table:table-cell>
          <table:table-cell table:style-name="ce54" office:value-type="float" office:value="2021" calcext:value-type="float">
            <text:p>2021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Trípode de mano</text:p>
          </table:table-cell>
          <table:table-cell table:style-name="ce128"/>
          <table:table-cell table:style-name="ce177" office:value-type="currency" office:currency="EUR" office:value="90" calcext:value-type="currency">
            <text:p>90,00 €</text:p>
          </table:table-cell>
          <table:table-cell table:style-name="ce54" office:value-type="float" office:value="2021" calcext:value-type="float">
            <text:p>2021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54" office:value-type="string" calcext:value-type="string">
            <text:p>Micrófono USB de Conferencia</text:p>
          </table:table-cell>
          <table:table-cell table:style-name="ce128"/>
          <table:table-cell table:style-name="ce177" office:value-type="currency" office:currency="EUR" office:value="18" calcext:value-type="currency">
            <text:p>18,00 €</text:p>
          </table:table-cell>
          <table:table-cell table:style-name="ce54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55" office:value-type="string" calcext:value-type="string">
            <text:p>Mango para GoPro</text:p>
          </table:table-cell>
          <table:table-cell table:style-name="ce129"/>
          <table:table-cell table:style-name="ce180" office:value-type="currency" office:currency="EUR" office:value="20" calcext:value-type="currency">
            <text:p>20,00 €</text:p>
          </table:table-cell>
          <table:table-cell table:style-name="ce54" office:value-type="float" office:value="2021" calcext:value-type="float">
            <text:p>2021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style-name="ce133" table:formula="of:=[.D1564]*euro_usd" office:value-type="currency" office:currency="USD" office:value="629.856369201789" calcext:value-type="currency">
            <text:p>$629.86</text:p>
          </table:table-cell>
          <table:table-cell table:style-name="ce185" table:formula="of:=SUM([.D1551:.D1563])" office:value-type="currency" office:currency="EUR" office:value="535" calcext:value-type="currency">
            <text:p>535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50" office:value-type="string" calcext:value-type="string">
            <text:p>Accesorios para fotografía</text:p>
          </table:table-cell>
          <table:table-cell table:style-name="ce138"/>
          <table:table-cell table:style-name="ce205" office:value-type="currency" office:currency="EUR" office:value="200" calcext:value-type="currency">
            <text:p>200,00 €</text:p>
          </table:table-cell>
          <table:table-cell table:style-name="ce243" office:value-type="string" calcext:value-type="string">
            <text:p>&lt; 2021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133" table:formula="of:=[.D1567]*euro_usd" office:value-type="currency" office:currency="USD" office:value="235.460324935248" calcext:value-type="currency">
            <text:p>$235.46</text:p>
          </table:table-cell>
          <table:table-cell table:style-name="ce185" table:formula="of:=[.D1566]" office:value-type="currency" office:currency="EUR" office:value="200" calcext:value-type="currency">
            <text:p>20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07" calcext:value-type="float">
            <text:p>107</text:p>
          </table:table-cell>
          <table:table-cell table:style-name="ce55" office:value-type="string" calcext:value-type="string">
            <text:p>Fotografías y documentos personales</text:p>
          </table:table-cell>
          <table:table-cell table:style-name="ce149" office:value-type="string" calcext:value-type="string">
            <text:p>Solo valor sentimental</text:p>
          </table:table-cell>
          <table:table-cell table:style-name="ce180" office:value-type="string" calcext:value-type="string">
            <text:p>no aplica</text:p>
          </table:table-cell>
          <table:table-cell table:style-name="ce54" office:value-type="string" calcext:value-type="string">
            <text:p>no aplica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49" office:value-type="string" calcext:value-type="string">
            <text:p>Fotografías y marcos</text:p>
          </table:table-cell>
          <table:table-cell table:style-name="ce159" office:value-type="string" calcext:value-type="string">
            <text:p>Solo valor sentimental</text:p>
          </table:table-cell>
          <table:table-cell table:style-name="ce202"/>
          <table:table-cell table:style-name="ce49" office:value-type="string" calcext:value-type="string">
            <text:p>no aplica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108" calcext:value-type="float">
            <text:p>108</text:p>
          </table:table-cell>
          <table:table-cell table:style-name="ce50" office:value-type="string" calcext:value-type="string">
            <text:p>Documentos personales</text:p>
          </table:table-cell>
          <table:table-cell table:style-name="ce160" office:value-type="string" calcext:value-type="string">
            <text:p>Solo valor sentimental</text:p>
          </table:table-cell>
          <table:table-cell table:style-name="ce205"/>
          <table:table-cell table:style-name="ce49" office:value-type="string" calcext:value-type="string">
            <text:p>no aplica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7" office:value-type="float" office:value="109" calcext:value-type="float">
            <text:p>109</text:p>
          </table:table-cell>
          <table:table-cell table:style-name="ce55" office:value-type="string" calcext:value-type="string">
            <text:p>Material de oficina y artístico. Cables, lupa, pinzas, acrílicas, botes para mezclar, herramientos para colgar</text:p>
          </table:table-cell>
          <table:table-cell table:style-name="ce129"/>
          <table:table-cell table:style-name="ce180" office:value-type="currency" office:currency="EUR" office:value="50" calcext:value-type="currency">
            <text:p>50,00 €</text:p>
          </table:table-cell>
          <table:table-cell table:style-name="ce241" office:value-type="string" calcext:value-type="string">
            <text:p>&lt; 2024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133" table:formula="of:=[.D1577]*euro_usd" office:value-type="currency" office:currency="USD" office:value="58.8650812338121" calcext:value-type="currency">
            <text:p>$58.87</text:p>
          </table:table-cell>
          <table:table-cell table:style-name="ce185" table:formula="of:=[.D1576]" office:value-type="currency" office:currency="EUR" office:value="50" calcext:value-type="currency">
            <text:p>5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49" office:value-type="string" calcext:value-type="string">
            <text:p>Material de meditación</text:p>
          </table:table-cell>
          <table:table-cell table:style-name="ce159"/>
          <table:table-cell table:style-name="ce226" office:value-type="currency" office:currency="EUR" office:value="25" calcext:value-type="currency">
            <text:p>25,00 €</text:p>
          </table:table-cell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49" office:value-type="string" calcext:value-type="string">
            <text:p>Balón de fútbol</text:p>
          </table:table-cell>
          <table:table-cell table:style-name="ce159"/>
          <table:table-cell table:style-name="ce226" office:value-type="currency" office:currency="EUR" office:value="10" calcext:value-type="currency">
            <text:p>10,00 €</text:p>
          </table:table-cell>
          <table:table-cell table:style-name="ce243" office:value-type="string" calcext:value-type="string">
            <text:p>&lt; 2025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110" calcext:value-type="float">
            <text:p>110</text:p>
          </table:table-cell>
          <table:table-cell table:style-name="ce50" office:value-type="string" calcext:value-type="string">
            <text:p>Fotografías enmarcadas</text:p>
          </table:table-cell>
          <table:table-cell table:style-name="ce160"/>
          <table:table-cell table:style-name="ce205" office:value-type="string" calcext:value-type="string">
            <text:p>Solo valor sentimental</text:p>
          </table:table-cell>
          <table:table-cell table:style-name="ce243" office:value-type="string" calcext:value-type="string">
            <text:p>no aplica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ce133" table:formula="of:=[.D1582]*euro_usd" office:value-type="currency" office:currency="USD" office:value="41.2055568636685" calcext:value-type="currency">
            <text:p>$41.21</text:p>
          </table:table-cell>
          <table:table-cell table:style-name="ce185" table:formula="of:=SUM([.D1579:.D1580])" office:value-type="currency" office:currency="EUR" office:value="35" calcext:value-type="currency">
            <text:p>35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11" calcext:value-type="float">
            <text:p>111</text:p>
          </table:table-cell>
          <table:table-cell table:style-name="ce55" office:value-type="string" calcext:value-type="string">
            <text:p>Adornos de Navidad</text:p>
          </table:table-cell>
          <table:table-cell table:style-name="ce149" office:value-type="string" calcext:value-type="string">
            <text:p>Solo valor sentimental</text:p>
          </table:table-cell>
          <table:table-cell table:style-name="ce180"/>
          <table:table-cell table:style-name="ce241" office:value-type="string" calcext:value-type="string">
            <text:p>&lt; 2018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12" calcext:value-type="float">
            <text:p>112</text:p>
          </table:table-cell>
          <table:table-cell table:style-name="ce50" office:value-type="string" calcext:value-type="string">
            <text:p>Adornos de Navidad</text:p>
          </table:table-cell>
          <table:table-cell table:style-name="ce160" office:value-type="string" calcext:value-type="string">
            <text:p>Solo valor sentimental</text:p>
          </table:table-cell>
          <table:table-cell table:style-name="ce205"/>
          <table:table-cell table:style-name="ce243" office:value-type="string" calcext:value-type="string">
            <text:p>&lt; 2018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113" calcext:value-type="float">
            <text:p>113</text:p>
          </table:table-cell>
          <table:table-cell table:style-name="ce54" office:value-type="string" calcext:value-type="string">
            <text:p>Adornos de Navidad</text:p>
          </table:table-cell>
          <table:table-cell table:style-name="ce144" office:value-type="string" calcext:value-type="string">
            <text:p>Solo valor sentimental</text:p>
          </table:table-cell>
          <table:table-cell table:style-name="ce177"/>
          <table:table-cell table:style-name="ce241" office:value-type="string" calcext:value-type="string">
            <text:p>&lt; 2018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55" office:value-type="string" calcext:value-type="string">
            <text:p>Obras pequeñas enmarcadas</text:p>
          </table:table-cell>
          <table:table-cell table:style-name="ce149" office:value-type="currency" office:currency="USD" office:value="30" calcext:value-type="currency">
            <text:p>$30.00</text:p>
          </table:table-cell>
          <table:table-cell table:style-name="ce180"/>
          <table:table-cell table:style-name="ce241" office:value-type="string" calcext:value-type="string">
            <text:p>&lt; 2018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style-name="ce133" table:formula="of:=[.C1591]" office:value-type="currency" office:currency="USD" office:value="30" calcext:value-type="currency">
            <text:p>$30.00</text:p>
          </table:table-cell>
          <table:table-cell table:style-name="ce185" table:formula="of:=[.C1592]*usd_euro" office:value-type="currency" office:currency="EUR" office:value="25.482" calcext:value-type="currency">
            <text:p>25,4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49" office:value-type="string" calcext:value-type="string">
            <text:p>Ropas y zapatas</text:p>
          </table:table-cell>
          <table:table-cell table:style-name="ce159" office:value-type="string" calcext:value-type="string">
            <text:p>Sola para uso personal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114" calcext:value-type="float">
            <text:p>114</text:p>
          </table:table-cell>
          <table:table-cell table:style-name="ce50" office:value-type="string" calcext:value-type="string">
            <text:p>Perchas</text:p>
          </table:table-cell>
          <table:table-cell table:style-name="ce160" office:value-type="string" calcext:value-type="string">
            <text:p>Sola para uso personal</text:p>
          </table:table-cell>
          <table:table-cell table:style-name="ce205"/>
          <table:table-cell table:style-name="ce243" office:value-type="string" calcext:value-type="string">
            <text:p>&lt; 2018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115" calcext:value-type="float">
            <text:p>115</text:p>
          </table:table-cell>
          <table:table-cell table:style-name="ce54" office:value-type="string" calcext:value-type="string">
            <text:p>Adornos de Navidad</text:p>
          </table:table-cell>
          <table:table-cell table:style-name="ce144" office:value-type="string" calcext:value-type="string">
            <text:p>Sola para uso personal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7" office:value-type="float" office:value="115" calcext:value-type="float">
            <text:p>115</text:p>
          </table:table-cell>
          <table:table-cell table:style-name="ce55" office:value-type="string" calcext:value-type="string">
            <text:p>Fotografías</text:p>
          </table:table-cell>
          <table:table-cell table:style-name="ce149" office:value-type="string" calcext:value-type="string">
            <text:p>Sola para uso personal</text:p>
          </table:table-cell>
          <table:table-cell table:style-name="ce180"/>
          <table:table-cell table:style-name="ce241" office:value-type="string" calcext:value-type="string">
            <text:p>&lt; 2018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1"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49" office:value-type="string" calcext:value-type="string">
            <text:p>Adornos de Navidad</text:p>
          </table:table-cell>
          <table:table-cell table:style-name="ce159" office:value-type="string" calcext:value-type="string">
            <text:p>Sola para uso personal</text:p>
          </table:table-cell>
          <table:table-cell table:style-name="ce202"/>
          <table:table-cell table:style-name="ce243" office:value-type="string" calcext:value-type="string">
            <text:p>&lt; 2025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116" calcext:value-type="float">
            <text:p>116</text:p>
          </table:table-cell>
          <table:table-cell table:style-name="ce50" office:value-type="string" calcext:value-type="string">
            <text:p>Fotografías</text:p>
          </table:table-cell>
          <table:table-cell table:style-name="ce160" office:value-type="string" calcext:value-type="string">
            <text:p>Sola para uso personal</text:p>
          </table:table-cell>
          <table:table-cell table:style-name="ce205"/>
          <table:table-cell table:style-name="ce243" office:value-type="string" calcext:value-type="string">
            <text:p>&lt; 2018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17" calcext:value-type="float">
            <text:p>117</text:p>
          </table:table-cell>
          <table:table-cell table:style-name="ce55" office:value-type="string" calcext:value-type="string">
            <text:p>Adornos de Navidad</text:p>
          </table:table-cell>
          <table:table-cell table:style-name="ce149" office:value-type="string" calcext:value-type="string">
            <text:p>Sola para uso personal</text:p>
          </table:table-cell>
          <table:table-cell table:style-name="ce180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18" calcext:value-type="float">
            <text:p>118</text:p>
          </table:table-cell>
          <table:table-cell table:style-name="ce49" office:value-type="string" calcext:value-type="string">
            <text:p>Soportes para guitarra</text:p>
          </table:table-cell>
          <table:table-cell table:style-name="ce159" office:value-type="string" calcext:value-type="string">
            <text:p>Solo para uso personal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8" office:value-type="float" office:value="118" calcext:value-type="float">
            <text:p>118</text:p>
          </table:table-cell>
          <table:table-cell table:style-name="ce49" office:value-type="string" calcext:value-type="string">
            <text:p>Tablero de dibujo de madera</text:p>
          </table:table-cell>
          <table:table-cell table:style-name="ce159" office:value-type="currency" office:currency="USD" office:value="15" calcext:value-type="currency">
            <text:p>$15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8" office:value-type="float" office:value="118" calcext:value-type="float">
            <text:p>118</text:p>
          </table:table-cell>
          <table:table-cell table:style-name="ce49" office:value-type="string" calcext:value-type="string">
            <text:p>Cortador de papel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8" office:value-type="float" office:value="118" calcext:value-type="float">
            <text:p>118</text:p>
          </table:table-cell>
          <table:table-cell table:style-name="ce49" office:value-type="string" calcext:value-type="string">
            <text:p>Mancuernas de mano (2,5 kg)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118" calcext:value-type="float">
            <text:p>118</text:p>
          </table:table-cell>
          <table:table-cell table:style-name="ce49" office:value-type="string" calcext:value-type="string">
            <text:p>Ropas</text:p>
          </table:table-cell>
          <table:table-cell table:style-name="ce159" office:value-type="string" calcext:value-type="string">
            <text:p>Solo para uso personal</text:p>
          </table:table-cell>
          <table:table-cell table:style-name="ce202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118" calcext:value-type="float">
            <text:p>118</text:p>
          </table:table-cell>
          <table:table-cell table:style-name="ce50" office:value-type="string" calcext:value-type="string">
            <text:p>Juguetes de perro</text:p>
          </table:table-cell>
          <table:table-cell table:style-name="ce160" office:value-type="string" calcext:value-type="string">
            <text:p>Solo para uso personal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style-name="ce133" table:formula="of:=SUM([.C1610:.C1612])" office:value-type="currency" office:currency="USD" office:value="55" calcext:value-type="currency">
            <text:p>$55.00</text:p>
          </table:table-cell>
          <table:table-cell table:style-name="ce185" table:formula="of:=[.C1615]*usd_euro" office:value-type="currency" office:currency="EUR" office:value="46.717" calcext:value-type="currency">
            <text:p>46,7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19" calcext:value-type="float">
            <text:p>119</text:p>
          </table:table-cell>
          <table:table-cell table:style-name="ce55" office:value-type="string" calcext:value-type="string">
            <text:p>Documentos personales</text:p>
          </table:table-cell>
          <table:table-cell table:style-name="ce149" office:value-type="string" calcext:value-type="string">
            <text:p>Solo para uso personal</text:p>
          </table:table-cell>
          <table:table-cell table:style-name="ce180"/>
          <table:table-cell table:style-name="ce241" office:value-type="string" calcext:value-type="string">
            <text:p>no aplica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20" calcext:value-type="float">
            <text:p>120</text:p>
          </table:table-cell>
          <table:table-cell table:style-name="ce50" office:value-type="string" calcext:value-type="string">
            <text:p>Platos y utensilos de cocina</text:p>
          </table:table-cell>
          <table:table-cell table:style-name="ce160" office:value-type="string" calcext:value-type="string">
            <text:p>Solo para uso personal</text:p>
          </table:table-cell>
          <table:table-cell table:style-name="ce205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121" calcext:value-type="float">
            <text:p>121</text:p>
          </table:table-cell>
          <table:table-cell table:style-name="ce54" office:value-type="string" calcext:value-type="string">
            <text:p>Caja de madera – almacenamienta personal</text:p>
          </table:table-cell>
          <table:table-cell table:style-name="ce144" office:value-type="string" calcext:value-type="string">
            <text:p>Herencia familiar</text:p>
          </table:table-cell>
          <table:table-cell table:style-name="ce177"/>
          <table:table-cell table:style-name="ce241" office:value-type="string" calcext:value-type="string">
            <text:p>&lt; 1985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7" office:value-type="float" office:value="121" calcext:value-type="float">
            <text:p>121</text:p>
          </table:table-cell>
          <table:table-cell table:style-name="ce55" office:value-type="string" calcext:value-type="string">
            <text:p>Materiales para hacer pulseras y collares</text:p>
          </table:table-cell>
          <table:table-cell table:style-name="ce149" office:value-type="currency" office:currency="USD" office:value="100" calcext:value-type="currency">
            <text:p>$100.00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133" table:formula="of:=[.C1624]" office:value-type="currency" office:currency="USD" office:value="100" calcext:value-type="currency">
            <text:p>$100.00</text:p>
          </table:table-cell>
          <table:table-cell table:style-name="ce185" table:formula="of:=[.C1625]*usd_euro" office:value-type="currency" office:currency="EUR" office:value="84.94" calcext:value-type="currency">
            <text:p>84,94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22" calcext:value-type="float">
            <text:p>122</text:p>
          </table:table-cell>
          <table:table-cell table:style-name="ce50" office:value-type="string" calcext:value-type="string">
            <text:p>Materiales para construir casas y muebles en miniatura</text:p>
          </table:table-cell>
          <table:table-cell table:style-name="ce138" office:value-type="currency" office:currency="USD" office:value="200" calcext:value-type="currency">
            <text:p>$200.00</text:p>
          </table:table-cell>
          <table:table-cell table:style-name="ce205"/>
          <table:table-cell table:style-name="ce243" office:value-type="string" calcext:value-type="string">
            <text:p>&lt; 2024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133" table:formula="of:=[.C1627]" office:value-type="currency" office:currency="USD" office:value="200" calcext:value-type="currency">
            <text:p>$200.00</text:p>
          </table:table-cell>
          <table:table-cell table:style-name="ce185" table:formula="of:=[.C1628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23" calcext:value-type="float">
            <text:p>123</text:p>
          </table:table-cell>
          <table:table-cell table:style-name="ce55" office:value-type="string" calcext:value-type="string">
            <text:p>Materiales para construir casas y muebles en miniatura</text:p>
          </table:table-cell>
          <table:table-cell table:style-name="ce129" office:value-type="currency" office:currency="USD" office:value="200" calcext:value-type="currency">
            <text:p>$200.00</text:p>
          </table:table-cell>
          <table:table-cell table:style-name="ce180"/>
          <table:table-cell table:style-name="ce241" office:value-type="string" calcext:value-type="string">
            <text:p>&lt; 2024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133" table:formula="of:=[.C1630]" office:value-type="currency" office:currency="USD" office:value="200" calcext:value-type="currency">
            <text:p>$200.00</text:p>
          </table:table-cell>
          <table:table-cell table:style-name="ce185" table:formula="of:=[.C1631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24" calcext:value-type="float">
            <text:p>124</text:p>
          </table:table-cell>
          <table:table-cell table:style-name="ce50" office:value-type="string" calcext:value-type="string">
            <text:p>Materiales para construir casas y muebles en miniatura</text:p>
          </table:table-cell>
          <table:table-cell table:style-name="ce138" office:value-type="currency" office:currency="USD" office:value="100" calcext:value-type="currency">
            <text:p>$100.00</text:p>
          </table:table-cell>
          <table:table-cell table:style-name="ce205"/>
          <table:table-cell table:style-name="ce243" office:value-type="string" calcext:value-type="string">
            <text:p>&lt; 2024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133" table:formula="of:=[.C1633]" office:value-type="currency" office:currency="USD" office:value="100" calcext:value-type="currency">
            <text:p>$100.00</text:p>
          </table:table-cell>
          <table:table-cell table:style-name="ce185" table:formula="of:=[.C1634]*usd_euro" office:value-type="currency" office:currency="EUR" office:value="84.94" calcext:value-type="currency">
            <text:p>84,94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25" calcext:value-type="float">
            <text:p>125</text:p>
          </table:table-cell>
          <table:table-cell table:style-name="ce55" office:value-type="string" calcext:value-type="string">
            <text:p>Candados, herramientas y equipo de bicicleta</text:p>
          </table:table-cell>
          <table:table-cell table:style-name="ce129" office:value-type="currency" office:currency="USD" office:value="200" calcext:value-type="currency">
            <text:p>$200.00</text:p>
          </table:table-cell>
          <table:table-cell table:style-name="ce180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style-name="ce133" table:formula="of:=[.C1636]" office:value-type="currency" office:currency="USD" office:value="200" calcext:value-type="currency">
            <text:p>$200.00</text:p>
          </table:table-cell>
          <table:table-cell table:style-name="ce185" table:formula="of:=[.C1637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26" calcext:value-type="float">
            <text:p>126</text:p>
          </table:table-cell>
          <table:table-cell table:style-name="ce49" office:value-type="string" calcext:value-type="string">
            <text:p>Materiales de arte</text:p>
          </table:table-cell>
          <table:table-cell table:style-name="ce159" office:value-type="string" calcext:value-type="string">
            <text:p>Solo uso personal</text:p>
          </table:table-cell>
          <table:table-cell table:style-name="ce202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8" office:value-type="float" office:value="126" calcext:value-type="float">
            <text:p>126</text:p>
          </table:table-cell>
          <table:table-cell table:style-name="ce49" office:value-type="string" calcext:value-type="string">
            <text:p>Brocas para taladro Dremel</text:p>
          </table:table-cell>
          <table:table-cell table:style-name="ce159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&lt; 2020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50" office:value-type="string" calcext:value-type="string">
            <text:p>Altímetro Extech</text:p>
          </table:table-cell>
          <table:table-cell table:style-name="ce160" office:value-type="currency" office:currency="USD" office:value="20" calcext:value-type="currency">
            <text:p>$20.00</text:p>
          </table:table-cell>
          <table:table-cell table:style-name="ce205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style-name="ce133" table:formula="of:=SUM([.C1640:.C1641])" office:value-type="currency" office:currency="USD" office:value="70" calcext:value-type="currency">
            <text:p>$70.00</text:p>
          </table:table-cell>
          <table:table-cell table:style-name="ce185" table:formula="of:=[.C1642]*usd_euro" office:value-type="currency" office:currency="EUR" office:value="59.458" calcext:value-type="currency">
            <text:p>59,46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27" calcext:value-type="float">
            <text:p>127</text:p>
          </table:table-cell>
          <table:table-cell table:style-name="ce55" office:value-type="string" calcext:value-type="string">
            <text:p>Materiales de arte</text:p>
          </table:table-cell>
          <table:table-cell table:style-name="ce149" office:value-type="string" calcext:value-type="string">
            <text:p>Solo para uso personal</text:p>
          </table:table-cell>
          <table:table-cell table:style-name="ce180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28" calcext:value-type="float">
            <text:p>128</text:p>
          </table:table-cell>
          <table:table-cell table:style-name="ce50" office:value-type="string" calcext:value-type="string">
            <text:p>Herramientas de talla en madera</text:p>
          </table:table-cell>
          <table:table-cell table:style-name="ce138" office:value-type="currency" office:currency="USD" office:value="150" calcext:value-type="currency">
            <text:p>$150.00</text:p>
          </table:table-cell>
          <table:table-cell table:style-name="ce205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style-name="ce133" table:formula="of:=[.C1647]" office:value-type="currency" office:currency="USD" office:value="150" calcext:value-type="currency">
            <text:p>$150.00</text:p>
          </table:table-cell>
          <table:table-cell table:style-name="ce185" table:formula="of:=[.C1648]*usd_euro" office:value-type="currency" office:currency="EUR" office:value="127.41" calcext:value-type="currency">
            <text:p>127,4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29" calcext:value-type="float">
            <text:p>129</text:p>
          </table:table-cell>
          <table:table-cell table:style-name="ce55" office:value-type="string" calcext:value-type="string">
            <text:p>Materiales de arte</text:p>
          </table:table-cell>
          <table:table-cell table:style-name="ce149" office:value-type="string" calcext:value-type="string">
            <text:p>Solo para uso personal</text:p>
          </table:table-cell>
          <table:table-cell table:style-name="ce180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30" calcext:value-type="float">
            <text:p>130</text:p>
          </table:table-cell>
          <table:table-cell table:style-name="ce50" office:value-type="string" calcext:value-type="string">
            <text:p>Pedales y herramientas para guitarra</text:p>
          </table:table-cell>
          <table:table-cell table:style-name="ce138" office:value-type="currency" office:currency="USD" office:value="200" calcext:value-type="currency">
            <text:p>$200.00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[.C1653]" office:value-type="currency" office:currency="USD" office:value="200" calcext:value-type="currency">
            <text:p>$200.00</text:p>
          </table:table-cell>
          <table:table-cell table:formula="of:=[.C1654]*usd_euro" office:value-type="currency" office:currency="EUR" office:value="169.88" calcext:value-type="currency">
            <text:p>169,8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31" calcext:value-type="float">
            <text:p>131</text:p>
          </table:table-cell>
          <table:table-cell table:style-name="ce55" office:value-type="string" calcext:value-type="string">
            <text:p>Paños de cocina y utensilios</text:p>
          </table:table-cell>
          <table:table-cell table:style-name="ce149" office:value-type="string" calcext:value-type="string">
            <text:p>Solo para uso personal</text:p>
          </table:table-cell>
          <table:table-cell table:style-name="ce180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9" office:value-type="float" office:value="132" calcext:value-type="float">
            <text:p>132</text:p>
          </table:table-cell>
          <table:table-cell table:style-name="ce50" office:value-type="string" calcext:value-type="string">
            <text:p>Ropas, guardada en maleta</text:p>
          </table:table-cell>
          <table:table-cell table:style-name="ce160" office:value-type="string" calcext:value-type="string">
            <text:p>Sin valor comercial. Solo para uso personal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7" office:value-type="float" office:value="133" calcext:value-type="float">
            <text:p>133</text:p>
          </table:table-cell>
          <table:table-cell table:style-name="ce55" office:value-type="string" calcext:value-type="string">
            <text:p>Ropas, guardada en maleta</text:p>
          </table:table-cell>
          <table:table-cell table:style-name="ce149" office:value-type="string" calcext:value-type="string">
            <text:p>Sin valor comercial. Solo para uso personal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9" office:value-type="float" office:value="134" calcext:value-type="float">
            <text:p>134</text:p>
          </table:table-cell>
          <table:table-cell table:style-name="ce50" office:value-type="string" calcext:value-type="string">
            <text:p>Ropas, guardada en maleta</text:p>
          </table:table-cell>
          <table:table-cell table:style-name="ce160" office:value-type="string" calcext:value-type="string">
            <text:p>Sin valor comercial. Solo para uso personal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6" office:value-type="float" office:value="135" calcext:value-type="float">
            <text:p>135</text:p>
          </table:table-cell>
          <table:table-cell table:style-name="ce54" office:value-type="string" calcext:value-type="string">
            <text:p>Documentos personales</text:p>
          </table:table-cell>
          <table:table-cell table:style-name="ce144" office:value-type="string" calcext:value-type="string">
            <text:p>Sin valor comercial. Solo para uso personal</text:p>
          </table:table-cell>
          <table:table-cell table:style-name="ce177"/>
          <table:table-cell table:style-name="ce241" office:value-type="string" calcext:value-type="string">
            <text:p>no aplica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35" calcext:value-type="float">
            <text:p>135</text:p>
          </table:table-cell>
          <table:table-cell table:style-name="ce54" office:value-type="string" calcext:value-type="string">
            <text:p>Métodos de violin</text:p>
          </table:table-cell>
          <table:table-cell table:style-name="ce144" office:value-type="currency" office:currency="USD" office:value="60" calcext:value-type="currency">
            <text:p>$6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35" calcext:value-type="float">
            <text:p>135</text:p>
          </table:table-cell>
          <table:table-cell table:style-name="ce54" office:value-type="string" calcext:value-type="string">
            <text:p>Muebla en miniatura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string" calcext:value-type="string">
            <text:p>&lt; 2025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5">
          <table:table-cell table:style-name="ce17" office:value-type="float" office:value="135" calcext:value-type="float">
            <text:p>135</text:p>
          </table:table-cell>
          <table:table-cell table:style-name="ce55" office:value-type="string" calcext:value-type="string">
            <text:p>Suministros de oficina</text:p>
          </table:table-cell>
          <table:table-cell table:style-name="ce149" office:value-type="string" calcext:value-type="string">
            <text:p>Sin valor comercial. Solo para uso personal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ce133" table:formula="of:=SUM([.C1669:.C1670])" office:value-type="currency" office:currency="USD" office:value="100" calcext:value-type="currency">
            <text:p>$100.00</text:p>
          </table:table-cell>
          <table:table-cell table:style-name="ce185" table:formula="of:=[.C1672]*usd_euro" office:value-type="currency" office:currency="EUR" office:value="84.94" calcext:value-type="currency">
            <text:p>84,94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36" calcext:value-type="float">
            <text:p>136</text:p>
          </table:table-cell>
          <table:table-cell table:style-name="ce50" office:value-type="string" calcext:value-type="string">
            <text:p>Monitor de ordenador de alta resolución</text:p>
          </table:table-cell>
          <table:table-cell table:style-name="ce160" office:value-type="currency" office:currency="USD" office:value="600" calcext:value-type="currency">
            <text:p>$600.00</text:p>
          </table:table-cell>
          <table:table-cell table:style-name="ce205"/>
          <table:table-cell table:style-name="ce243" office:value-type="float" office:value="2020" calcext:value-type="float">
            <text:p>2020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style-name="ce133" table:formula="of:=[.C1674]" office:value-type="currency" office:currency="USD" office:value="600" calcext:value-type="currency">
            <text:p>$600.00</text:p>
          </table:table-cell>
          <table:table-cell table:style-name="ce185" table:formula="of:=[.C1675]*usd_euro" office:value-type="currency" office:currency="EUR" office:value="509.64" calcext:value-type="currency">
            <text:p>509,64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float" office:value="137" calcext:value-type="float">
            <text:p>137</text:p>
          </table:table-cell>
          <table:table-cell table:style-name="ce54" office:value-type="string" calcext:value-type="string">
            <text:p>Dos (2) Trípodes &lt;&lt;Flashpoint&gt;&gt; de iluminación para cámara </text:p>
          </table:table-cell>
          <table:table-cell table:style-name="ce144" office:value-type="currency" office:currency="USD" office:value="300" calcext:value-type="currency">
            <text:p>$300.00</text:p>
          </table:table-cell>
          <table:table-cell table:style-name="ce177"/>
          <table:table-cell table:style-name="ce241" office:value-type="float" office:value="2022" calcext:value-type="float">
            <text:p>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6" office:value-type="float" office:value="137" calcext:value-type="float">
            <text:p>137</text:p>
          </table:table-cell>
          <table:table-cell table:style-name="ce54" office:value-type="string" calcext:value-type="string">
            <text:p>Pie de micrófono</text:p>
          </table:table-cell>
          <table:table-cell table:style-name="ce144" office:value-type="currency" office:currency="USD" office:value="40" calcext:value-type="currency">
            <text:p>$40.00</text:p>
          </table:table-cell>
          <table:table-cell table:style-name="ce177"/>
          <table:table-cell table:style-name="ce241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55" office:value-type="string" calcext:value-type="string">
            <text:p>Rodillos de espuma</text:p>
          </table:table-cell>
          <table:table-cell table:style-name="ce149" office:value-type="currency" office:currency="USD" office:value="30" calcext:value-type="currency">
            <text:p>$30.00</text:p>
          </table:table-cell>
          <table:table-cell table:style-name="ce180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style-name="ce133" table:formula="of:=SUM([.C1677:.C1679])" office:value-type="currency" office:currency="USD" office:value="370" calcext:value-type="currency">
            <text:p>$370.00</text:p>
          </table:table-cell>
          <table:table-cell table:style-name="ce185" table:formula="of:=[.C1680]*usd_euro" office:value-type="currency" office:currency="EUR" office:value="314.278" calcext:value-type="currency">
            <text:p>314,2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47" office:value-type="string" calcext:value-type="string">
            <text:p>Trípod para cámara</text:p>
          </table:table-cell>
          <table:table-cell table:style-name="ce137" office:value-type="currency" office:currency="USD" office:value="235" calcext:value-type="currency">
            <text:p>$235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47" office:value-type="string" calcext:value-type="string">
            <text:p>Trípod para cámara</text:p>
          </table:table-cell>
          <table:table-cell table:style-name="ce137" office:value-type="currency" office:currency="USD" office:value="235" calcext:value-type="currency">
            <text:p>$235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50" office:value-type="string" calcext:value-type="string">
            <text:p>Trípod para cámara</text:p>
          </table:table-cell>
          <table:table-cell table:style-name="ce138" office:value-type="currency" office:currency="USD" office:value="235" calcext:value-type="currency">
            <text:p>$235.00</text:p>
          </table:table-cell>
          <table:table-cell table:style-name="ce205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style-name="ce133" table:formula="of:=SUM([.C1682:.C1684])" office:value-type="currency" office:currency="USD" office:value="705" calcext:value-type="currency">
            <text:p>$705.00</text:p>
          </table:table-cell>
          <table:table-cell table:style-name="ce185" table:formula="of:=[.C1685]*usd_euro" office:value-type="currency" office:currency="EUR" office:value="598.827" calcext:value-type="currency">
            <text:p>598,8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39" calcext:value-type="float">
            <text:p>139</text:p>
          </table:table-cell>
          <table:table-cell table:style-name="ce55" office:value-type="string" calcext:value-type="string">
            <text:p>Figuras del belén Hummel</text:p>
          </table:table-cell>
          <table:table-cell table:style-name="ce129" office:value-type="currency" office:currency="USD" office:value="800" calcext:value-type="currency">
            <text:p>$800.00</text:p>
          </table:table-cell>
          <table:table-cell table:style-name="ce180"/>
          <table:table-cell table:style-name="ce241" office:value-type="string" calcext:value-type="string">
            <text:p>Reliquia familiar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style-name="ce133" table:formula="of:=[.C1687]" office:value-type="currency" office:currency="USD" office:value="800" calcext:value-type="currency">
            <text:p>$800.00</text:p>
          </table:table-cell>
          <table:table-cell table:style-name="ce185" table:formula="of:=[.C1688]*usd_euro" office:value-type="currency" office:currency="EUR" office:value="679.52" calcext:value-type="currency">
            <text:p>679,5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40" calcext:value-type="float">
            <text:p>140</text:p>
          </table:table-cell>
          <table:table-cell table:style-name="ce49" office:value-type="string" calcext:value-type="string">
            <text:p>Lámpara de techo de vidrio, esmerilado, pesada</text:p>
          </table:table-cell>
          <table:table-cell table:style-name="ce159" office:value-type="currency" office:currency="USD" office:value="150" calcext:value-type="currency">
            <text:p>$150.00</text:p>
          </table:table-cell>
          <table:table-cell table:style-name="ce202"/>
          <table:table-cell table:style-name="ce243" office:value-type="string" calcext:value-type="string">
            <text:p>Herencia familiar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5">
          <table:table-cell table:style-name="ce19" office:value-type="float" office:value="140" calcext:value-type="float">
            <text:p>140</text:p>
          </table:table-cell>
          <table:table-cell table:style-name="ce50" office:value-type="string" calcext:value-type="string">
            <text:p>Pieza de arte popular en madero, hecho en Mexico, ca. 1980</text:p>
          </table:table-cell>
          <table:table-cell table:style-name="ce160" office:value-type="string" calcext:value-type="string">
            <text:p>sin valor comercial. Sola valor sentimental</text:p>
          </table:table-cell>
          <table:table-cell table:style-name="ce205"/>
          <table:table-cell table:style-name="ce243" office:value-type="string" calcext:value-type="string">
            <text:p>&lt; 1987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140" table:formula="of:=[.C1690]" office:value-type="currency" office:currency="USD" office:value="150" calcext:value-type="currency">
            <text:p>$150.00</text:p>
          </table:table-cell>
          <table:table-cell table:style-name="ce207" table:formula="of:=[.C1692]*usd_euro" office:value-type="currency" office:currency="EUR" office:value="127.41" calcext:value-type="currency">
            <text:p>127,4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table:style-name="ce16" office:value-type="float" office:value="141" calcext:value-type="float">
            <text:p>141</text:p>
          </table:table-cell>
          <table:table-cell table:style-name="ce54" office:value-type="string" calcext:value-type="string">
            <text:p>Dos colchas tradicionales de estilo Amish, confeccionadas por la bisabuela del propietario alrededor del año 1910 y heredada a través de generaciones.</text:p>
          </table:table-cell>
          <table:table-cell table:style-name="ce144" office:value-type="string" calcext:value-type="string">
            <text:p>Solo valor sentimental</text:p>
          </table:table-cell>
          <table:table-cell table:style-name="ce177"/>
          <table:table-cell table:style-name="ce30" office:value-type="string" calcext:value-type="string">
            <text:p>Herencia familiar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7">
          <table:table-cell table:style-name="ce17" office:value-type="float" office:value="141" calcext:value-type="float">
            <text:p>141</text:p>
          </table:table-cell>
          <table:table-cell table:style-name="ce55" office:value-type="string" calcext:value-type="string">
            <text:p>Tres sonajas nativas americanas (tribu Coast Salish, Noreste del Pacífico, EE.UU.), obsequio familiar, ca 1920s.</text:p>
          </table:table-cell>
          <table:table-cell table:style-name="ce149" office:value-type="string" calcext:value-type="string">
            <text:p>Para uso decorativa y con valor sentimental.</text:p>
          </table:table-cell>
          <table:table-cell table:style-name="ce180"/>
          <table:table-cell table:style-name="ce30" office:value-type="string" calcext:value-type="string">
            <text:p>Herencia familiar. Obsequio entregado a la tía abuela por los ancianos del pueblo Coast Salish.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8" office:value-type="float" office:value="142" calcext:value-type="float">
            <text:p>142</text:p>
          </table:table-cell>
          <table:table-cell table:style-name="ce49" office:value-type="string" calcext:value-type="string">
            <text:p>Tres esculturas mexicanas de cerámica decorata, arte popular, Yucatán, ca, 1986</text:p>
          </table:table-cell>
          <table:table-cell table:style-name="ce159" office:value-type="string" calcext:value-type="string">
            <text:p>Solo valor sentimental</text:p>
          </table:table-cell>
          <table:table-cell table:style-name="ce202"/>
          <table:table-cell table:style-name="ce243" office:value-type="string" calcext:value-type="string">
            <text:p>&lt; 1987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142" calcext:value-type="float">
            <text:p>142</text:p>
          </table:table-cell>
          <table:table-cell table:style-name="ce49" office:value-type="string" calcext:value-type="string">
            <text:p>pieza de arte popular en madera, Tailandia ca. 1985</text:p>
          </table:table-cell>
          <table:table-cell table:style-name="ce159" office:value-type="string" calcext:value-type="string">
            <text:p>Para uso decorativa</text:p>
          </table:table-cell>
          <table:table-cell table:style-name="ce202"/>
          <table:table-cell table:style-name="ce243" office:value-type="string" calcext:value-type="string">
            <text:p>&lt; 2007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142" calcext:value-type="float">
            <text:p>142</text:p>
          </table:table-cell>
          <table:table-cell table:style-name="ce50" office:value-type="string" calcext:value-type="string">
            <text:p>Gorras de béisbol</text:p>
          </table:table-cell>
          <table:table-cell table:style-name="ce160" office:value-type="string" calcext:value-type="string">
            <text:p>Solar para uso personal</text:p>
          </table:table-cell>
          <table:table-cell table:style-name="ce205"/>
          <table:table-cell table:style-name="ce243" office:value-type="string" calcext:value-type="string">
            <text:p>&lt; 2025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143" calcext:value-type="float">
            <text:p>143</text:p>
          </table:table-cell>
          <table:table-cell table:style-name="ce54" office:value-type="string" calcext:value-type="string">
            <text:p>Bolsa para traje</text:p>
          </table:table-cell>
          <table:table-cell table:style-name="ce144" office:value-type="currency" office:currency="USD" office:value="30" calcext:value-type="currency">
            <text:p>$30.00</text:p>
          </table:table-cell>
          <table:table-cell table:style-name="ce177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7" office:value-type="float" office:value="143" calcext:value-type="float">
            <text:p>143</text:p>
          </table:table-cell>
          <table:table-cell table:style-name="ce55" office:value-type="string" calcext:value-type="string">
            <text:p>Materiales de arte (papel)</text:p>
          </table:table-cell>
          <table:table-cell table:style-name="ce149" office:value-type="string" calcext:value-type="string">
            <text:p>Solo para uso personal</text:p>
          </table:table-cell>
          <table:table-cell table:style-name="ce180"/>
          <table:table-cell table:style-name="ce241" office:value-type="string" calcext:value-type="string">
            <text:p>&lt; 2024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style-name="ce133" table:formula="of:=[.C1703]" office:value-type="currency" office:currency="USD" office:value="30" calcext:value-type="currency">
            <text:p>$30.00</text:p>
          </table:table-cell>
          <table:table-cell table:style-name="ce185" table:formula="of:=[.C1705]*usd_euro" office:value-type="currency" office:currency="EUR" office:value="25.482" calcext:value-type="currency">
            <text:p>25,4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144" calcext:value-type="float">
            <text:p>144</text:p>
          </table:table-cell>
          <table:table-cell table:style-name="ce49" office:value-type="string" calcext:value-type="string">
            <text:p>Artril de música</text:p>
          </table:table-cell>
          <table:table-cell table:style-name="ce159" office:value-type="currency" office:currency="USD" office:value="20" calcext:value-type="currency">
            <text:p>$20.00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50" office:value-type="string" calcext:value-type="string">
            <text:p>Esterillas de ejercicio</text:p>
          </table:table-cell>
          <table:table-cell table:style-name="ce160" office:value-type="currency" office:currency="USD" office:value="20" calcext:value-type="currency">
            <text:p>$20.00</text:p>
          </table:table-cell>
          <table:table-cell table:style-name="ce205"/>
          <table:table-cell table:style-name="ce243" office:value-type="string" calcext:value-type="string">
            <text:p>&lt; 2024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style-name="ce133" table:formula="of:=SUM([.C1707:.C1708])" office:value-type="currency" office:currency="USD" office:value="40" calcext:value-type="currency">
            <text:p>$40.00</text:p>
          </table:table-cell>
          <table:table-cell table:style-name="ce185" table:formula="of:=[.C1709]*usd_euro" office:value-type="currency" office:currency="EUR" office:value="33.976" calcext:value-type="currency">
            <text:p>33,9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6" office:value-type="float" office:value="145" calcext:value-type="float">
            <text:p>145</text:p>
          </table:table-cell>
          <table:table-cell table:style-name="ce54" office:value-type="string" calcext:value-type="string">
            <text:p>Equipo de bicicleta (cascos, harramientas, bolsas)</text:p>
          </table:table-cell>
          <table:table-cell table:style-name="ce144" office:value-type="currency" office:currency="USD" office:value="120" calcext:value-type="currency">
            <text:p>$120.00</text:p>
          </table:table-cell>
          <table:table-cell table:style-name="ce177"/>
          <table:table-cell table:style-name="ce241" office:value-type="string" calcext:value-type="string">
            <text:p>&lt; 2024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7" office:value-type="float" office:value="145" calcext:value-type="float">
            <text:p>145</text:p>
          </table:table-cell>
          <table:table-cell table:style-name="ce55" office:value-type="string" calcext:value-type="string">
            <text:p>Materiales para álbumes de recortes</text:p>
          </table:table-cell>
          <table:table-cell table:style-name="ce149" office:value-type="currency" office:currency="USD" office:value="20" calcext:value-type="currency">
            <text:p>$20.00</text:p>
          </table:table-cell>
          <table:table-cell table:style-name="ce18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style-name="ce133" table:formula="of:=SUM([.C1711:.C1712])" office:value-type="currency" office:currency="USD" office:value="140" calcext:value-type="currency">
            <text:p>$140.00</text:p>
          </table:table-cell>
          <table:table-cell table:style-name="ce185" table:formula="of:=[.C1713]*usd_euro" office:value-type="currency" office:currency="EUR" office:value="118.916" calcext:value-type="currency">
            <text:p>118,9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46" calcext:value-type="float">
            <text:p>146</text:p>
          </table:table-cell>
          <table:table-cell table:style-name="ce50" office:value-type="string" calcext:value-type="string">
            <text:p>Ropas y bolsas</text:p>
          </table:table-cell>
          <table:table-cell table:style-name="ce160" office:value-type="string" calcext:value-type="string">
            <text:p>Sola uso personal</text:p>
          </table:table-cell>
          <table:table-cell table:style-name="ce205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47" calcext:value-type="float">
            <text:p>147</text:p>
          </table:table-cell>
          <table:table-cell table:style-name="ce55" office:value-type="string" calcext:value-type="string">
            <text:p>Cachivaches de baño y oficina</text:p>
          </table:table-cell>
          <table:table-cell table:style-name="ce149" office:value-type="string" calcext:value-type="string">
            <text:p>Sola uso personal</text:p>
          </table:table-cell>
          <table:table-cell table:style-name="ce180"/>
          <table:table-cell table:style-name="ce241" office:value-type="string" calcext:value-type="string">
            <text:p>&lt; 2025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/>
          <table:table-cell table:style-name="ce91"/>
          <table:table-cell table:number-columns-repeated="16382"/>
        </table:table-row>
        <table:table-row table:style-name="ro4">
          <table:table-cell table:style-name="ce19" office:value-type="float" office:value="148" calcext:value-type="float">
            <text:p>148</text:p>
          </table:table-cell>
          <table:table-cell table:style-name="ce50" office:value-type="string" calcext:value-type="string">
            <text:p>Posters de cine, cartel con acordes de guitarra, y dibujo realizado en clase de arte</text:p>
          </table:table-cell>
          <table:table-cell table:style-name="ce160" office:value-type="string" calcext:value-type="string">
            <text:p>Valor exclusivamente sentimental</text:p>
          </table:table-cell>
          <table:table-cell table:style-name="ce205"/>
          <table:table-cell table:style-name="ce243" office:value-type="string" calcext:value-type="string">
            <text:p>no aplica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149" calcext:value-type="float">
            <text:p>149</text:p>
          </table:table-cell>
          <table:table-cell table:style-name="ce54" office:value-type="string" calcext:value-type="string">
            <text:p>Herramientas de uso doméstico</text:p>
          </table:table-cell>
          <table:table-cell table:style-name="ce144" office:value-type="currency" office:currency="USD" office:value="120" calcext:value-type="currency">
            <text:p>$120.00</text:p>
          </table:table-cell>
          <table:table-cell table:style-name="ce177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6" office:value-type="float" office:value="149" calcext:value-type="float">
            <text:p>149</text:p>
          </table:table-cell>
          <table:table-cell table:style-name="ce54" office:value-type="string" calcext:value-type="string">
            <text:p>Documentos peronales</text:p>
          </table:table-cell>
          <table:table-cell table:style-name="ce144" office:value-type="string" calcext:value-type="string">
            <text:p>valor exclusivamente sentimental</text:p>
          </table:table-cell>
          <table:table-cell table:style-name="ce177"/>
          <table:table-cell table:style-name="ce241" office:value-type="string" calcext:value-type="string">
            <text:p>no aplica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149" calcext:value-type="float">
            <text:p>149</text:p>
          </table:table-cell>
          <table:table-cell table:style-name="ce54" office:value-type="string" calcext:value-type="string">
            <text:p>Suministros de oficina</text:p>
          </table:table-cell>
          <table:table-cell table:style-name="ce144" office:value-type="string" calcext:value-type="string">
            <text:p>Sola para uso personal</text:p>
          </table:table-cell>
          <table:table-cell table:style-name="ce177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149" calcext:value-type="float">
            <text:p>149</text:p>
          </table:table-cell>
          <table:table-cell table:style-name="ce54" office:value-type="string" calcext:value-type="string">
            <text:p>Mancuerna</text:p>
          </table:table-cell>
          <table:table-cell table:style-name="ce144" office:value-type="string" calcext:value-type="string">
            <text:p>Sola para uso personal</text:p>
          </table:table-cell>
          <table:table-cell table:style-name="ce177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55" office:value-type="string" calcext:value-type="string">
            <text:p>Router WiFi de Apple</text:p>
          </table:table-cell>
          <table:table-cell table:style-name="ce149" office:value-type="currency" office:currency="USD" office:value="60" calcext:value-type="currency">
            <text:p>$60.00</text:p>
          </table:table-cell>
          <table:table-cell table:style-name="ce180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style-name="ce133" table:formula="of:=[.C1724]+[.C1728]" office:value-type="currency" office:currency="USD" office:value="180" calcext:value-type="currency">
            <text:p>$180.00</text:p>
          </table:table-cell>
          <table:table-cell table:style-name="ce185" table:formula="of:=[.C1729]*usd_euro" office:value-type="currency" office:currency="EUR" office:value="152.892" calcext:value-type="currency">
            <text:p>152,8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50" office:value-type="string" calcext:value-type="string">
            <text:p>Platos de porcelana</text:p>
          </table:table-cell>
          <table:table-cell table:style-name="ce138" office:value-type="currency" office:currency="USD" office:value="50" calcext:value-type="currency">
            <text:p>$50.00</text:p>
          </table:table-cell>
          <table:table-cell table:style-name="ce205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ce133" table:formula="of:=[.C1731]" office:value-type="currency" office:currency="USD" office:value="50" calcext:value-type="currency">
            <text:p>$50.00</text:p>
          </table:table-cell>
          <table:table-cell table:style-name="ce185" table:formula="of:=[.C1732]*usd_euro" office:value-type="currency" office:currency="EUR" office:value="42.47" calcext:value-type="currency">
            <text:p>42,4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151" calcext:value-type="float">
            <text:p>151</text:p>
          </table:table-cell>
          <table:table-cell table:style-name="ce54" office:value-type="string" calcext:value-type="string">
            <text:p>Cesta de bicicleta</text:p>
          </table:table-cell>
          <table:table-cell table:style-name="ce144" office:value-type="currency" office:currency="USD" office:value="10" calcext:value-type="currency">
            <text:p>$10.00</text:p>
          </table:table-cell>
          <table:table-cell table:style-name="ce177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151" calcext:value-type="float">
            <text:p>151</text:p>
          </table:table-cell>
          <table:table-cell table:style-name="ce54" office:value-type="string" calcext:value-type="string">
            <text:p>Artril para libro de cocina</text:p>
          </table:table-cell>
          <table:table-cell table:style-name="ce144" office:value-type="string" calcext:value-type="string">
            <text:p>Sola para uso personal</text:p>
          </table:table-cell>
          <table:table-cell table:style-name="ce177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151" calcext:value-type="float">
            <text:p>151</text:p>
          </table:table-cell>
          <table:table-cell table:style-name="ce54" office:value-type="string" calcext:value-type="string">
            <text:p>Soporte para portátil</text:p>
          </table:table-cell>
          <table:table-cell table:style-name="ce144" office:value-type="string" calcext:value-type="string">
            <text:p>Sola para uso personal</text:p>
          </table:table-cell>
          <table:table-cell table:style-name="ce177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151" calcext:value-type="float">
            <text:p>151</text:p>
          </table:table-cell>
          <table:table-cell table:style-name="ce54" office:value-type="string" calcext:value-type="string">
            <text:p>Mancuerna</text:p>
          </table:table-cell>
          <table:table-cell table:style-name="ce144" office:value-type="string" calcext:value-type="string">
            <text:p>Sola para uso personal</text:p>
          </table:table-cell>
          <table:table-cell table:style-name="ce177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2">
          <table:table-cell table:style-name="ce16" office:value-type="float" office:value="151" calcext:value-type="float">
            <text:p>151</text:p>
          </table:table-cell>
          <table:table-cell table:style-name="ce54" office:value-type="string" calcext:value-type="string">
            <text:p>Taladro eléctrico &lt;&lt;Milwaukee&gt;&gt;</text:p>
          </table:table-cell>
          <table:table-cell table:style-name="ce144" office:value-type="currency" office:currency="USD" office:value="100" calcext:value-type="currency">
            <text:p>$100.00</text:p>
          </table:table-cell>
          <table:table-cell table:style-name="ce177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55" office:value-type="string" calcext:value-type="string">
            <text:p>Router WiFi de Apple</text:p>
          </table:table-cell>
          <table:table-cell table:style-name="ce149" office:value-type="currency" office:currency="USD" office:value="60" calcext:value-type="currency">
            <text:p>$60.00</text:p>
          </table:table-cell>
          <table:table-cell table:style-name="ce180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style-name="ce133" table:formula="of:=[.C1734]+[.C1738]+[.C1739]" office:value-type="currency" office:currency="USD" office:value="170" calcext:value-type="currency">
            <text:p>$170.00</text:p>
          </table:table-cell>
          <table:table-cell table:style-name="ce185" table:formula="of:=[.C1740]*usd_euro" office:value-type="currency" office:currency="EUR" office:value="144.398" calcext:value-type="currency">
            <text:p>144,4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152" calcext:value-type="float">
            <text:p>152</text:p>
          </table:table-cell>
          <table:table-cell table:style-name="ce49" office:value-type="string" calcext:value-type="string">
            <text:p>Herramientas de bicicleta</text:p>
          </table:table-cell>
          <table:table-cell table:style-name="ce159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8" office:value-type="float" office:value="152" calcext:value-type="float">
            <text:p>152</text:p>
          </table:table-cell>
          <table:table-cell table:style-name="ce49" office:value-type="string" calcext:value-type="string">
            <text:p>Soportes metálicos</text:p>
          </table:table-cell>
          <table:table-cell table:style-name="ce159" office:value-type="string" calcext:value-type="string">
            <text:p>Sola para uso personal</text:p>
          </table:table-cell>
          <table:table-cell table:style-name="ce202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152" calcext:value-type="float">
            <text:p>152</text:p>
          </table:table-cell>
          <table:table-cell table:style-name="ce50" office:value-type="string" calcext:value-type="string">
            <text:p>Mancuerna</text:p>
          </table:table-cell>
          <table:table-cell table:style-name="ce160" office:value-type="string" calcext:value-type="string">
            <text:p>Sola para uso personal</text:p>
          </table:table-cell>
          <table:table-cell table:style-name="ce205"/>
          <table:table-cell table:style-name="ce243" office:value-type="string" calcext:value-type="string">
            <text:p>&lt; 2019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style-name="ce133" table:formula="of:=[.C1742]" office:value-type="currency" office:currency="USD" office:value="50" calcext:value-type="currency">
            <text:p>$50.00</text:p>
          </table:table-cell>
          <table:table-cell table:style-name="ce185" table:formula="of:=[.C1745]*usd_euro" office:value-type="currency" office:currency="EUR" office:value="42.47" calcext:value-type="currency">
            <text:p>42,4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53" calcext:value-type="float">
            <text:p>153</text:p>
          </table:table-cell>
          <table:table-cell table:style-name="ce55" office:value-type="string" calcext:value-type="string">
            <text:p>Herramientas de cocina</text:p>
          </table:table-cell>
          <table:table-cell table:style-name="ce149" office:value-type="string" calcext:value-type="string">
            <text:p>Solo para uso personal</text:p>
          </table:table-cell>
          <table:table-cell table:style-name="ce18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50" office:value-type="string" calcext:value-type="string">
            <text:p>Herramientas de uso doméstico</text:p>
          </table:table-cell>
          <table:table-cell table:style-name="ce138" office:value-type="currency" office:currency="USD" office:value="150" calcext:value-type="currency">
            <text:p>$150.00</text:p>
          </table:table-cell>
          <table:table-cell table:style-name="ce205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style-name="ce133" table:formula="of:=[.C1750]" office:value-type="currency" office:currency="USD" office:value="150" calcext:value-type="currency">
            <text:p>$150.00</text:p>
          </table:table-cell>
          <table:table-cell table:style-name="ce185" table:formula="of:=[.C1751]*usd_euro" office:value-type="currency" office:currency="EUR" office:value="127.41" calcext:value-type="currency">
            <text:p>127,4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55" office:value-type="string" calcext:value-type="string">
            <text:p>Herramientas de uso doméstico</text:p>
          </table:table-cell>
          <table:table-cell table:style-name="ce129" office:value-type="currency" office:currency="USD" office:value="150" calcext:value-type="currency">
            <text:p>$150.00</text:p>
          </table:table-cell>
          <table:table-cell table:style-name="ce18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style-name="ce133" table:formula="of:=[.C1753]" office:value-type="currency" office:currency="USD" office:value="150" calcext:value-type="currency">
            <text:p>$150.00</text:p>
          </table:table-cell>
          <table:table-cell table:style-name="ce185" table:formula="of:=[.C1754]*usd_euro" office:value-type="currency" office:currency="EUR" office:value="127.41" calcext:value-type="currency">
            <text:p>127,41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56" calcext:value-type="float">
            <text:p>156</text:p>
          </table:table-cell>
          <table:table-cell table:style-name="ce50" office:value-type="string" calcext:value-type="string">
            <text:p>Herramientas de cocina</text:p>
          </table:table-cell>
          <table:table-cell table:style-name="ce160" office:value-type="string" calcext:value-type="string">
            <text:p>Solo para uso personal</text:p>
          </table:table-cell>
          <table:table-cell table:style-name="ce205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float" office:value="157" calcext:value-type="float">
            <text:p>157</text:p>
          </table:table-cell>
          <table:table-cell table:style-name="ce54" office:value-type="string" calcext:value-type="string">
            <text:p>Dos retratos enmarcados de la madre cuando era joven</text:p>
          </table:table-cell>
          <table:table-cell table:style-name="ce144" office:value-type="string" calcext:value-type="string">
            <text:p>valor exclusivamente sentimental</text:p>
          </table:table-cell>
          <table:table-cell table:style-name="ce177"/>
          <table:table-cell table:style-name="ce241" office:value-type="string" calcext:value-type="string">
            <text:p>herencia familiar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4">
          <table:table-cell table:style-name="ce17" office:value-type="float" office:value="157" calcext:value-type="float">
            <text:p>157</text:p>
          </table:table-cell>
          <table:table-cell table:style-name="ce55" office:value-type="string" calcext:value-type="string">
            <text:p>Póster enmarcado del Château de Tanlay, Francia</text:p>
          </table:table-cell>
          <table:table-cell table:style-name="ce149" office:value-type="string" calcext:value-type="string">
            <text:p>valor exclusivamente sentimental</text:p>
          </table:table-cell>
          <table:table-cell table:style-name="ce180"/>
          <table:table-cell table:style-name="ce241" office:value-type="string" calcext:value-type="string">
            <text:p>herencia familiar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58" calcext:value-type="float">
            <text:p>158</text:p>
          </table:table-cell>
          <table:table-cell table:style-name="ce50" office:value-type="string" calcext:value-type="string">
            <text:p>Maleta de ropa</text:p>
          </table:table-cell>
          <table:table-cell table:style-name="ce160" office:value-type="string" calcext:value-type="string">
            <text:p>Solo para uso personal</text:p>
          </table:table-cell>
          <table:table-cell table:style-name="ce205"/>
          <table:table-cell table:style-name="ce243" office:value-type="string" calcext:value-type="string">
            <text:p>&lt; 2024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59" calcext:value-type="float">
            <text:p>159</text:p>
          </table:table-cell>
          <table:table-cell table:style-name="ce55" office:value-type="string" calcext:value-type="string">
            <text:p>Casa de muñecas (proyecto de manualidades)</text:p>
          </table:table-cell>
          <table:table-cell table:style-name="ce149" office:value-type="currency" office:currency="USD" office:value="250" calcext:value-type="currency">
            <text:p>$250.00</text:p>
          </table:table-cell>
          <table:table-cell table:style-name="ce180"/>
          <table:table-cell table:style-name="ce241" office:value-type="float" office:value="2018" calcext:value-type="float">
            <text:p>2018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style-name="ce133" table:formula="of:=[.C1766]" office:value-type="currency" office:currency="USD" office:value="250" calcext:value-type="currency">
            <text:p>$250.00</text:p>
          </table:table-cell>
          <table:table-cell table:style-name="ce185" table:formula="of:=[.C1767]*usd_euro" office:value-type="currency" office:currency="EUR" office:value="212.35" calcext:value-type="currency">
            <text:p>212,35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160" calcext:value-type="float">
            <text:p>160</text:p>
          </table:table-cell>
          <table:table-cell table:style-name="ce49" office:value-type="string" calcext:value-type="string">
            <text:p>Bastones de ejercicio</text:p>
          </table:table-cell>
          <table:table-cell table:style-name="ce159" office:value-type="currency" office:currency="USD" office:value="40" calcext:value-type="currency">
            <text:p>$40.00</text:p>
          </table:table-cell>
          <table:table-cell table:style-name="ce202"/>
          <table:table-cell table:style-name="ce243" office:value-type="string" calcext:value-type="string">
            <text:p>&lt; 2021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50" office:value-type="string" calcext:value-type="string">
            <text:p>Trípode para luces de cámara</text:p>
          </table:table-cell>
          <table:table-cell table:style-name="ce160" office:value-type="currency" office:currency="USD" office:value="50" calcext:value-type="currency">
            <text:p>$50.00</text:p>
          </table:table-cell>
          <table:table-cell table:style-name="ce205"/>
          <table:table-cell table:style-name="ce243" office:value-type="string" calcext:value-type="string">
            <text:p>&lt; 2024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style-name="ce133" table:formula="of:=SUM([.C1769:.C1770])" office:value-type="currency" office:currency="USD" office:value="90" calcext:value-type="currency">
            <text:p>$90.00</text:p>
          </table:table-cell>
          <table:table-cell table:style-name="ce185" table:formula="of:=[.C1771]*usd_euro" office:value-type="currency" office:currency="EUR" office:value="76.446" calcext:value-type="currency">
            <text:p>76,45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7" office:value-type="float" office:value="161" calcext:value-type="float">
            <text:p>161</text:p>
          </table:table-cell>
          <table:table-cell table:style-name="ce55" office:value-type="string" calcext:value-type="string">
            <text:p>Escultura de hierro fundido moderna <text:s/>de Kukupele (espiritu Hopi) circa 1997</text:p>
          </table:table-cell>
          <table:table-cell table:style-name="ce149" office:value-type="string" calcext:value-type="string">
            <text:p>Valor cultural and decorativo</text:p>
          </table:table-cell>
          <table:table-cell table:style-name="ce180"/>
          <table:table-cell table:style-name="ce241" office:value-type="string" calcext:value-type="string">
            <text:p>&lt; 1999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9" office:value-type="float" office:value="162" calcext:value-type="float">
            <text:p>162</text:p>
          </table:table-cell>
          <table:table-cell table:style-name="ce50" office:value-type="string" calcext:value-type="string">
            <text:p>Estatua en bajorrelieve de yeso pintado, de gran tamaño, representando a San Pedro. Circa años 1960.</text:p>
          </table:table-cell>
          <table:table-cell table:style-name="ce160" office:value-type="string" calcext:value-type="string">
            <text:p>Valor cultural, <text:s/>decorativo y sentimental</text:p>
          </table:table-cell>
          <table:table-cell table:style-name="ce205"/>
          <table:table-cell table:style-name="ce243" office:value-type="string" calcext:value-type="string">
            <text:p>Reliquia familiar.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7" office:value-type="float" office:value="163" calcext:value-type="float">
            <text:p>163</text:p>
          </table:table-cell>
          <table:table-cell table:style-name="ce55" office:value-type="string" calcext:value-type="string">
            <text:p>Escultura de caballo mecedor de madera pintada. Circa 1990s.</text:p>
          </table:table-cell>
          <table:table-cell table:style-name="ce149" office:value-type="string" calcext:value-type="string">
            <text:p>Valor decorativo y sentimental</text:p>
          </table:table-cell>
          <table:table-cell table:style-name="ce180"/>
          <table:table-cell table:style-name="ce241" office:value-type="string" calcext:value-type="string">
            <text:p>&lt; 2002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64" calcext:value-type="float">
            <text:p>164</text:p>
          </table:table-cell>
          <table:table-cell table:style-name="ce49" office:value-type="string" calcext:value-type="string">
            <text:p>Mantas de invierno</text:p>
          </table:table-cell>
          <table:table-cell table:style-name="ce159" office:value-type="string" calcext:value-type="string">
            <text:p>Solo para uso personal</text:p>
          </table:table-cell>
          <table:table-cell table:style-name="ce202"/>
          <table:table-cell table:style-name="ce243" office:value-type="string" calcext:value-type="string">
            <text:p>&lt; 2022</text:p>
          </table:table-cell>
          <table:table-cell table:style-name="ce49" office:value-type="string" calcext:value-type="string">
            <text:p><text:s/>No destinada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2">
          <table:table-cell table:style-name="ce19" office:value-type="float" office:value="164" calcext:value-type="float">
            <text:p>164</text:p>
          </table:table-cell>
          <table:table-cell table:style-name="ce50" office:value-type="string" calcext:value-type="string">
            <text:p>Banqueta de piano</text:p>
          </table:table-cell>
          <table:table-cell table:style-name="ce160" office:value-type="string" calcext:value-type="string">
            <text:p>Solo para uso personal</text:p>
          </table:table-cell>
          <table:table-cell table:style-name="ce205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style-name="ce133" office:value-type="currency" office:currency="USD" office:value="0" calcext:value-type="currency">
            <text:p>$0.00</text:p>
          </table:table-cell>
          <table:table-cell table:style-name="ce185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55" office:value-type="string" calcext:value-type="string">
            <text:p>Cuatro (4) paneles acústicos</text:p>
          </table:table-cell>
          <table:table-cell table:style-name="ce129" office:value-type="currency" office:currency="USD" office:value="120" calcext:value-type="currency">
            <text:p>$120.00</text:p>
          </table:table-cell>
          <table:table-cell table:style-name="ce180"/>
          <table:table-cell table:style-name="ce241" office:value-type="string" calcext:value-type="string">
            <text:p>&lt; 2023</text:p>
          </table:table-cell>
          <table:table-cell table:style-name="ce54" office:value-type="string" calcext:value-type="string">
            <text:p><text:s/>No destinados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style-name="ce133" table:formula="of:=[.C1786]" office:value-type="currency" office:currency="USD" office:value="120" calcext:value-type="currency">
            <text:p>$120.00</text:p>
          </table:table-cell>
          <table:table-cell table:style-name="ce185" table:formula="of:=[.C1787]*usd_euro" office:value-type="currency" office:currency="EUR" office:value="101.928" calcext:value-type="currency">
            <text:p>101,9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50" office:value-type="string" calcext:value-type="string">
            <text:p>Cuatro (4) paneles acústicos</text:p>
          </table:table-cell>
          <table:table-cell table:style-name="ce138" office:value-type="currency" office:currency="USD" office:value="120" calcext:value-type="currency">
            <text:p>$120.00</text:p>
          </table:table-cell>
          <table:table-cell table:style-name="ce205"/>
          <table:table-cell table:style-name="ce243" office:value-type="string" calcext:value-type="string">
            <text:p>&lt; 2023</text:p>
          </table:table-cell>
          <table:table-cell table:style-name="ce49" office:value-type="string" calcext:value-type="string">
            <text:p><text:s/>No destinados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style-name="ce133" table:formula="of:=[.C1789]" office:value-type="currency" office:currency="USD" office:value="120" calcext:value-type="currency">
            <text:p>$120.00</text:p>
          </table:table-cell>
          <table:table-cell table:style-name="ce185" table:formula="of:=[.C1790]*usd_euro" office:value-type="currency" office:currency="EUR" office:value="101.928" calcext:value-type="currency">
            <text:p>101,9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67" calcext:value-type="float">
            <text:p>167</text:p>
          </table:table-cell>
          <table:table-cell table:style-name="ce94" office:value-type="string" calcext:value-type="string">
            <text:p>Alfombra Tabriz rojo/verde – 236 × 330 cm</text:p>
          </table:table-cell>
          <table:table-cell table:style-name="ce129" office:value-type="currency" office:currency="USD" office:value="1300" calcext:value-type="currency">
            <text:p>$1,300.00</text:p>
          </table:table-cell>
          <table:table-cell table:style-name="ce180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 Bonton tag #1. </text:p>
            <text:p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[.C1792]" office:value-type="currency" office:currency="USD" office:value="1300" calcext:value-type="currency">
            <text:p>$1,300.00</text:p>
          </table:table-cell>
          <table:table-cell table:style-name="ce185" table:formula="of:=[.C1793]*usd_euro" office:value-type="currency" office:currency="EUR" office:value="1104.22" calcext:value-type="currency">
            <text:p>1.104,2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68" calcext:value-type="float">
            <text:p>168</text:p>
          </table:table-cell>
          <table:table-cell table:style-name="ce97" office:value-type="string" calcext:value-type="string">
            <text:p>Alfombra Mahal pakistaní color óxido/beige – 272 × 378 cm</text:p>
          </table:table-cell>
          <table:table-cell table:style-name="ce138" office:value-type="currency" office:currency="USD" office:value="2000" calcext:value-type="currency">
            <text:p>$2,000.00</text:p>
          </table:table-cell>
          <table:table-cell table:style-name="ce205"/>
          <table:table-cell table:style-name="ce243" office:value-type="string" calcext:value-type="string">
            <text:p>&lt; 2019</text:p>
          </table:table-cell>
          <table:table-cell table:style-name="ce49" office:value-type="string" calcext:value-type="string">
            <text:p> Bonton tag #2. </text:p>
            <text:p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[.C1795]" office:value-type="currency" office:currency="USD" office:value="2000" calcext:value-type="currency">
            <text:p>$2,000.00</text:p>
          </table:table-cell>
          <table:table-cell table:style-name="ce185" table:formula="of:=[.C1796]*usd_euro" office:value-type="currency" office:currency="EUR" office:value="1698.8" calcext:value-type="currency">
            <text:p>1.698,8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69" calcext:value-type="float">
            <text:p>169</text:p>
          </table:table-cell>
          <table:table-cell table:style-name="ce94" office:value-type="string" calcext:value-type="string">
            <text:p>Alfombra Indo Kazak roja – 79 × 315 cm</text:p>
          </table:table-cell>
          <table:table-cell table:style-name="ce129" office:value-type="currency" office:currency="USD" office:value="800" calcext:value-type="currency">
            <text:p>$800.00</text:p>
          </table:table-cell>
          <table:table-cell table:style-name="ce180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 Bonton tag #3. </text:p>
            <text:p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[.C1798]" office:value-type="currency" office:currency="USD" office:value="800" calcext:value-type="currency">
            <text:p>$800.00</text:p>
          </table:table-cell>
          <table:table-cell table:style-name="ce185" table:formula="of:=[.C1799]*usd_euro" office:value-type="currency" office:currency="EUR" office:value="679.52" calcext:value-type="currency">
            <text:p>679,52 €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70" calcext:value-type="float">
            <text:p>170</text:p>
          </table:table-cell>
          <table:table-cell table:style-name="ce97" office:value-type="string" calcext:value-type="string">
            <text:p>Alfombra Hamadan rojo/azul – 102 × 155 cm</text:p>
          </table:table-cell>
          <table:table-cell table:style-name="ce138" office:value-type="currency" office:currency="USD" office:value="350" calcext:value-type="currency">
            <text:p>$350.00</text:p>
          </table:table-cell>
          <table:table-cell table:style-name="ce205"/>
          <table:table-cell table:style-name="ce243" office:value-type="string" calcext:value-type="string">
            <text:p>&lt; 2019</text:p>
          </table:table-cell>
          <table:table-cell table:style-name="ce49" office:value-type="string" calcext:value-type="string">
            <text:p> Bonton tag # 4.</text:p>
            <text:p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[.C1801]" office:value-type="currency" office:currency="USD" office:value="350" calcext:value-type="currency">
            <text:p>$350.00</text:p>
          </table:table-cell>
          <table:table-cell table:style-name="ce185" table:formula="of:=[.C1802]*usd_euro" office:value-type="currency" office:currency="EUR" office:value="297.29" calcext:value-type="currency">
            <text:p>297,29 €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71" calcext:value-type="float">
            <text:p>171</text:p>
          </table:table-cell>
          <table:table-cell table:style-name="ce94" office:value-type="string" calcext:value-type="string">
            <text:p>Alfombra Indo Kazak color óxido – 76 × 310 cm</text:p>
          </table:table-cell>
          <table:table-cell table:style-name="ce129" office:value-type="currency" office:currency="USD" office:value="800" calcext:value-type="currency">
            <text:p>$800.00</text:p>
          </table:table-cell>
          <table:table-cell table:style-name="ce180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 Bonton tag #5.</text:p>
            <text:p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[.C1804]" office:value-type="currency" office:currency="USD" office:value="800" calcext:value-type="currency">
            <text:p>$800.00</text:p>
          </table:table-cell>
          <table:table-cell table:style-name="ce185" table:formula="of:=[.C1805]*usd_euro" office:value-type="currency" office:currency="EUR" office:value="679.52" calcext:value-type="currency">
            <text:p>679,52 €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72" calcext:value-type="float">
            <text:p>172</text:p>
          </table:table-cell>
          <table:table-cell table:style-name="ce97" office:value-type="string" calcext:value-type="string">
            <text:p>Alfombra Bibicabad azul marino/roja – 191 × 320 cm</text:p>
          </table:table-cell>
          <table:table-cell table:style-name="ce138" office:value-type="currency" office:currency="USD" office:value="850" calcext:value-type="currency">
            <text:p>$850.00</text:p>
          </table:table-cell>
          <table:table-cell table:style-name="ce205"/>
          <table:table-cell table:style-name="ce243" office:value-type="string" calcext:value-type="string">
            <text:p>&lt; 2019</text:p>
          </table:table-cell>
          <table:table-cell table:style-name="ce49" office:value-type="string" calcext:value-type="string">
            <text:p> Bonton tag #6. </text:p>
            <text:p>No destinada a la venta.</text:p>
          </table:table-cell>
          <table:table-cell table:style-name="ce49" table:number-columns-repeated="2"/>
          <table:table-cell table:number-columns-repeated="16376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[.C1807]" office:value-type="currency" office:currency="USD" office:value="850" calcext:value-type="currency">
            <text:p>$850.00</text:p>
          </table:table-cell>
          <table:table-cell table:style-name="ce185" table:formula="of:=[.C1808]*usd_euro" office:value-type="currency" office:currency="EUR" office:value="721.99" calcext:value-type="currency">
            <text:p>721,99 €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73" calcext:value-type="float">
            <text:p>173</text:p>
          </table:table-cell>
          <table:table-cell table:style-name="ce94" office:value-type="string" calcext:value-type="string">
            <text:p>Alfombra Soumac china color óxido – 244 × 320 cm</text:p>
          </table:table-cell>
          <table:table-cell table:style-name="ce129" office:value-type="currency" office:currency="USD" office:value="1500" calcext:value-type="currency">
            <text:p>$1,500.00</text:p>
          </table:table-cell>
          <table:table-cell table:style-name="ce180"/>
          <table:table-cell table:style-name="ce241" office:value-type="string" calcext:value-type="string">
            <text:p>&lt; 2019</text:p>
          </table:table-cell>
          <table:table-cell table:style-name="ce54" office:value-type="string" calcext:value-type="string">
            <text:p> Bonton tag #7.</text:p>
            <text:p>No destinada a la venta.</text:p>
          </table:table-cell>
          <table:table-cell table:style-name="ce54" table:number-columns-repeated="2"/>
          <table:table-cell table:number-columns-repeated="16376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[.C1810]" office:value-type="currency" office:currency="USD" office:value="1500" calcext:value-type="currency">
            <text:p>$1,500.00</text:p>
          </table:table-cell>
          <table:table-cell table:style-name="ce185" table:formula="of:=[.C1811]*usd_euro" office:value-type="currency" office:currency="EUR" office:value="1274.1" calcext:value-type="currency">
            <text:p>1.274,10 €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98" office:value-type="string" calcext:value-type="string">
            <text:p>Patas de piano</text:p>
          </table:table-cell>
          <table:table-cell table:style-name="ce164" office:value-type="currency" office:currency="USD" office:value="30" calcext:value-type="currency">
            <text:p>$30.00</text:p>
          </table:table-cell>
          <table:table-cell table:style-name="ce227"/>
          <table:table-cell table:style-name="ce243" office:value-type="float" office:value="2022" calcext:value-type="float">
            <text:p>2022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2">
          <table:table-cell table:style-name="ce19" office:value-type="float" office:value="174" calcext:value-type="float">
            <text:p>174</text:p>
          </table:table-cell>
          <table:table-cell table:style-name="ce48" office:value-type="string" calcext:value-type="string">
            <text:p>Fender Stratocaster guitarra eléctrica</text:p>
          </table:table-cell>
          <table:table-cell table:style-name="ce138" office:value-type="currency" office:currency="USD" office:value="600" calcext:value-type="currency">
            <text:p>$600.00</text:p>
          </table:table-cell>
          <table:table-cell table:style-name="ce205"/>
          <table:table-cell table:style-name="ce243" office:value-type="float" office:value="2023" calcext:value-type="float">
            <text:p>2023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SUM([.C1813:.C1814])" office:value-type="currency" office:currency="USD" office:value="630" calcext:value-type="currency">
            <text:p>$630.00</text:p>
          </table:table-cell>
          <table:table-cell table:style-name="ce185" table:formula="of:=[.C1815]*usd_euro" office:value-type="currency" office:currency="EUR" office:value="535.122" calcext:value-type="currency">
            <text:p>535,1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float" office:value="175" calcext:value-type="float">
            <text:p>175</text:p>
          </table:table-cell>
          <table:table-cell table:style-name="ce112" office:value-type="string" calcext:value-type="string">
            <text:p>Cordoba ukulele</text:p>
          </table:table-cell>
          <table:table-cell table:style-name="ce128" office:value-type="currency" office:currency="USD" office:value="90" calcext:value-type="currency">
            <text:p>$90.00</text:p>
          </table:table-cell>
          <table:table-cell table:style-name="ce177"/>
          <table:table-cell table:style-name="ce241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2">
          <table:table-cell table:style-name="ce17" office:value-type="float" office:value="175" calcext:value-type="float">
            <text:p>175</text:p>
          </table:table-cell>
          <table:table-cell table:style-name="ce31" office:value-type="string" calcext:value-type="string">
            <text:p>Epiphone Dobro guitarra resonadora</text:p>
          </table:table-cell>
          <table:table-cell table:style-name="ce129" office:value-type="currency" office:currency="USD" office:value="600" calcext:value-type="currency">
            <text:p>$600.00</text:p>
          </table:table-cell>
          <table:table-cell table:style-name="ce180"/>
          <table:table-cell table:style-name="ce241" office:value-type="float" office:value="2024" calcext:value-type="float">
            <text:p>2024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SUM([.C1817:.C1818])" office:value-type="currency" office:currency="USD" office:value="690" calcext:value-type="currency">
            <text:p>$690.00</text:p>
          </table:table-cell>
          <table:table-cell table:style-name="ce185" table:formula="of:=[.C1819]*usd_euro" office:value-type="currency" office:currency="EUR" office:value="586.086" calcext:value-type="currency">
            <text:p>586,09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float" office:value="176" calcext:value-type="float">
            <text:p>176</text:p>
          </table:table-cell>
          <table:table-cell table:style-name="ce47" office:value-type="string" calcext:value-type="string">
            <text:p>Libros de musica</text:p>
          </table:table-cell>
          <table:table-cell table:style-name="ce137" office:value-type="currency" office:currency="USD" office:value="50" calcext:value-type="currency">
            <text:p>$50.00</text:p>
          </table:table-cell>
          <table:table-cell table:style-name="ce202"/>
          <table:table-cell table:style-name="ce243" office:value-type="string" calcext:value-type="string">
            <text:p>2015-2020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48" office:value-type="string" calcext:value-type="string">
            <text:p>Cordoba guitarra clássica</text:p>
          </table:table-cell>
          <table:table-cell table:style-name="ce138" office:value-type="currency" office:currency="USD" office:value="400" calcext:value-type="currency">
            <text:p>$400.00</text:p>
          </table:table-cell>
          <table:table-cell table:style-name="ce205"/>
          <table:table-cell table:style-name="ce243" office:value-type="float" office:value="2019" calcext:value-type="float">
            <text:p>2019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SUM([.C1821:.C1822])" office:value-type="currency" office:currency="USD" office:value="450" calcext:value-type="currency">
            <text:p>$450.00</text:p>
          </table:table-cell>
          <table:table-cell table:style-name="ce185" table:formula="of:=[.C1823]*usd_euro" office:value-type="currency" office:currency="EUR" office:value="382.23" calcext:value-type="currency">
            <text:p>382,23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float" office:value="177" calcext:value-type="float">
            <text:p>177</text:p>
          </table:table-cell>
          <table:table-cell table:style-name="ce115" office:value-type="string" calcext:value-type="string">
            <text:p>Artile para partituras</text:p>
          </table:table-cell>
          <table:table-cell table:style-name="ce165" office:value-type="currency" office:currency="USD" office:value="40" calcext:value-type="currency">
            <text:p>$40.00</text:p>
          </table:table-cell>
          <table:table-cell table:style-name="ce228"/>
          <table:table-cell table:style-name="ce248" office:value-type="float" office:value="2022" calcext:value-type="float">
            <text:p>2022</text:p>
          </table:table-cell>
          <table:table-cell table:style-name="ce251" office:value-type="string" calcext:value-type="string">
            <text:p><text:s/>No destinado a la venta.</text:p>
          </table:table-cell>
          <table:table-cell table:style-name="ce251" table:number-columns-repeated="2"/>
          <table:table-cell table:style-name="ce258" table:number-columns-repeated="16376"/>
        </table:table-row>
        <table:table-row table:style-name="ro1">
          <table:table-cell table:style-name="ce25" office:value-type="float" office:value="177" calcext:value-type="float">
            <text:p>177</text:p>
          </table:table-cell>
          <table:table-cell table:style-name="ce116" office:value-type="string" calcext:value-type="string">
            <text:p>Martin guitarra acústica</text:p>
          </table:table-cell>
          <table:table-cell table:style-name="ce166" office:value-type="currency" office:currency="USD" office:value="600" calcext:value-type="currency">
            <text:p>$600.00</text:p>
          </table:table-cell>
          <table:table-cell table:style-name="ce229"/>
          <table:table-cell table:style-name="ce249" office:value-type="float" office:value="2022" calcext:value-type="float">
            <text:p>2022</text:p>
          </table:table-cell>
          <table:table-cell table:style-name="ce252" office:value-type="string" calcext:value-type="string">
            <text:p><text:s/>No destinada a la venta.</text:p>
          </table:table-cell>
          <table:table-cell table:style-name="ce252" table:number-columns-repeated="2"/>
          <table:table-cell table:style-name="ce256" table:number-columns-repeated="16376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SUM([.C1825:.C1826])" office:value-type="currency" office:currency="USD" office:value="640" calcext:value-type="currency">
            <text:p>$640.00</text:p>
          </table:table-cell>
          <table:table-cell table:style-name="ce185" table:formula="of:=[.C1827]*usd_euro" office:value-type="currency" office:currency="EUR" office:value="543.616" calcext:value-type="currency">
            <text:p>543,6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float" office:value="178" calcext:value-type="float">
            <text:p>178</text:p>
          </table:table-cell>
          <table:table-cell table:style-name="ce115" office:value-type="string" calcext:value-type="string">
            <text:p>Artile para partituras</text:p>
          </table:table-cell>
          <table:table-cell table:style-name="ce165" office:value-type="currency" office:currency="USD" office:value="30" calcext:value-type="currency">
            <text:p>$30.00</text:p>
          </table:table-cell>
          <table:table-cell table:style-name="ce228"/>
          <table:table-cell table:style-name="ce248" office:value-type="float" office:value="2022" calcext:value-type="float">
            <text:p>2022</text:p>
          </table:table-cell>
          <table:table-cell table:style-name="ce251" office:value-type="string" calcext:value-type="string">
            <text:p><text:s/>No destinado a la venta.</text:p>
          </table:table-cell>
          <table:table-cell table:style-name="ce251" table:number-columns-repeated="2"/>
          <table:table-cell table:style-name="ce258" table:number-columns-repeated="16376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98" office:value-type="string" calcext:value-type="string">
            <text:p>Violin eléctrico</text:p>
          </table:table-cell>
          <table:table-cell table:style-name="ce164" office:value-type="currency" office:currency="USD" office:value="200" calcext:value-type="currency">
            <text:p>$200.00</text:p>
          </table:table-cell>
          <table:table-cell table:style-name="ce227"/>
          <table:table-cell table:style-name="ce243" office:value-type="float" office:value="2024" calcext:value-type="float">
            <text:p>2024</text:p>
          </table:table-cell>
          <table:table-cell table:style-name="ce49" office:value-type="string" calcext:value-type="string">
            <text:p><text:s/>No destinado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48" office:value-type="string" calcext:value-type="string">
            <text:p>Gold Tone banjo</text:p>
          </table:table-cell>
          <table:table-cell table:style-name="ce138" office:value-type="currency" office:currency="USD" office:value="600" calcext:value-type="currency">
            <text:p>$600.00</text:p>
          </table:table-cell>
          <table:table-cell table:style-name="ce205"/>
          <table:table-cell table:style-name="ce243" office:value-type="float" office:value="2021" calcext:value-type="float">
            <text:p>2021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SUM([.C1829:.C1831])" office:value-type="currency" office:currency="USD" office:value="830" calcext:value-type="currency">
            <text:p>$830.00</text:p>
          </table:table-cell>
          <table:table-cell table:style-name="ce185" table:formula="of:=[.C1832]*usd_euro" office:value-type="currency" office:currency="EUR" office:value="705.002" calcext:value-type="currency">
            <text:p>705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float" office:value="179" calcext:value-type="float">
            <text:p>179</text:p>
          </table:table-cell>
          <table:table-cell table:style-name="ce30" office:value-type="string" calcext:value-type="string">
            <text:p>Musical instrument accessories / Accessorios para instrumentos musicales</text:p>
          </table:table-cell>
          <table:table-cell table:style-name="ce128" office:value-type="currency" office:currency="USD" office:value="100" calcext:value-type="currency">
            <text:p>$100.00</text:p>
          </table:table-cell>
          <table:table-cell table:style-name="ce177"/>
          <table:table-cell table:style-name="ce241" office:value-type="string" calcext:value-type="string">
            <text:p>&lt; 2024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4">
          <table:table-cell table:style-name="ce16" office:value-type="float" office:value="179" calcext:value-type="float">
            <text:p>179</text:p>
          </table:table-cell>
          <table:table-cell table:style-name="ce30" office:value-type="string" calcext:value-type="string">
            <text:p>Computer earphones, speakers / Auriculares y altavoces para ordernador</text:p>
          </table:table-cell>
          <table:table-cell table:style-name="ce128" office:value-type="currency" office:currency="USD" office:value="100" calcext:value-type="currency">
            <text:p>$100.00</text:p>
          </table:table-cell>
          <table:table-cell table:style-name="ce177"/>
          <table:table-cell table:style-name="ce241" office:value-type="string" calcext:value-type="string">
            <text:p>&lt; 2020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2">
          <table:table-cell table:style-name="ce16" office:value-type="float" office:value="179" calcext:value-type="float">
            <text:p>179</text:p>
          </table:table-cell>
          <table:table-cell table:style-name="ce30" office:value-type="string" calcext:value-type="string">
            <text:p>Elec. Piano pedals / pedales de teclado</text:p>
          </table:table-cell>
          <table:table-cell table:style-name="ce128" office:value-type="currency" office:currency="USD" office:value="60" calcext:value-type="currency">
            <text:p>$60.00</text:p>
          </table:table-cell>
          <table:table-cell table:style-name="ce177"/>
          <table:table-cell table:style-name="ce241" office:value-type="string" calcext:value-type="string">
            <text:p>&lt; 2021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2">
          <table:table-cell table:style-name="ce16" office:value-type="float" office:value="179" calcext:value-type="float">
            <text:p>179</text:p>
          </table:table-cell>
          <table:table-cell table:style-name="ce30" office:value-type="string" calcext:value-type="string">
            <text:p>Exercise books / Libros de ejercicio</text:p>
          </table:table-cell>
          <table:table-cell table:style-name="ce128" office:value-type="currency" office:currency="USD" office:value="100" calcext:value-type="currency">
            <text:p>$100.00</text:p>
          </table:table-cell>
          <table:table-cell table:style-name="ce230"/>
          <table:table-cell table:style-name="ce241" office:value-type="string" calcext:value-type="string">
            <text:p>&lt; 2022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2">
          <table:table-cell table:style-name="ce16" office:value-type="float" office:value="179" calcext:value-type="float">
            <text:p>179</text:p>
          </table:table-cell>
          <table:table-cell table:style-name="ce112" office:value-type="string" calcext:value-type="string">
            <text:p>Ropas</text:p>
          </table:table-cell>
          <table:table-cell table:style-name="ce167" office:value-type="string" calcext:value-type="string">
            <text:p>sin valor comercial</text:p>
          </table:table-cell>
          <table:table-cell table:style-name="ce177"/>
          <table:table-cell table:style-name="ce241" office:value-type="string" calcext:value-type="string">
            <text:p>no aplica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2">
          <table:table-cell table:style-name="ce17" office:value-type="float" office:value="179" calcext:value-type="float">
            <text:p>179</text:p>
          </table:table-cell>
          <table:table-cell table:style-name="ce31" office:value-type="string" calcext:value-type="string">
            <text:p>Bodhrán (tambor irlandés de mano)</text:p>
          </table:table-cell>
          <table:table-cell table:style-name="ce129" office:value-type="currency" office:currency="USD" office:value="100" calcext:value-type="currency">
            <text:p>$100.00</text:p>
          </table:table-cell>
          <table:table-cell table:style-name="ce180"/>
          <table:table-cell table:style-name="ce241" office:value-type="float" office:value="2024" calcext:value-type="float">
            <text:p>2024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SUM([.C1834:.C1839])" office:value-type="currency" office:currency="USD" office:value="460" calcext:value-type="currency">
            <text:p>$460.00</text:p>
          </table:table-cell>
          <table:table-cell table:style-name="ce185" table:formula="of:=[.C1840]*usd_euro" office:value-type="currency" office:currency="EUR" office:value="390.724" calcext:value-type="currency">
            <text:p>390,72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80" calcext:value-type="float">
            <text:p>180</text:p>
          </table:table-cell>
          <table:table-cell table:style-name="ce48" office:value-type="string" calcext:value-type="string">
            <text:p>Controlador MIDI Arturia KeyLab MkII de 88 teclas</text:p>
          </table:table-cell>
          <table:table-cell table:style-name="ce138" office:value-type="currency" office:currency="USD" office:value="800" calcext:value-type="currency">
            <text:p>$800.00</text:p>
          </table:table-cell>
          <table:table-cell table:style-name="ce205"/>
          <table:table-cell table:style-name="ce250" office:value-type="float" office:value="2022" calcext:value-type="float">
            <text:p>2022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[.C1842]" office:value-type="currency" office:currency="USD" office:value="800" calcext:value-type="currency">
            <text:p>$800.00</text:p>
          </table:table-cell>
          <table:table-cell table:style-name="ce185" table:formula="of:=[.C1843]*usd_euro" office:value-type="currency" office:currency="EUR" office:value="679.52" calcext:value-type="currency">
            <text:p>679,52 €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31"/>
          <table:table-cell table:number-columns-repeated="16380"/>
        </table:table-row>
        <table:table-row table:style-name="ro2">
          <table:table-cell table:style-name="ce16" office:value-type="float" office:value="181" calcext:value-type="float">
            <text:p>181</text:p>
          </table:table-cell>
          <table:table-cell table:style-name="ce30" office:value-type="string" calcext:value-type="string">
            <text:p>Desk clock / reloj de escritorio </text:p>
          </table:table-cell>
          <table:table-cell table:style-name="ce167" office:value-type="string" calcext:value-type="string">
            <text:p>sin valor comercial</text:p>
          </table:table-cell>
          <table:table-cell table:style-name="ce230"/>
          <table:table-cell table:style-name="ce241" office:value-type="string" calcext:value-type="string">
            <text:p>No aplica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1">
          <table:table-cell table:style-name="ce16" office:value-type="float" office:value="181" calcext:value-type="float">
            <text:p>181</text:p>
          </table:table-cell>
          <table:table-cell table:style-name="ce30" office:value-type="string" calcext:value-type="string">
            <text:p>Classical violin / violín clásico</text:p>
          </table:table-cell>
          <table:table-cell table:style-name="ce128" office:value-type="currency" office:currency="USD" office:value="500" calcext:value-type="currency">
            <text:p>$500.00</text:p>
          </table:table-cell>
          <table:table-cell table:style-name="ce230"/>
          <table:table-cell table:style-name="ce241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31" office:value-type="string" calcext:value-type="string">
            <text:p>Fiddlers violin / violín folk</text:p>
          </table:table-cell>
          <table:table-cell table:style-name="ce129" office:value-type="currency" office:currency="USD" office:value="750" calcext:value-type="currency">
            <text:p>$750.00</text:p>
          </table:table-cell>
          <table:table-cell table:style-name="ce232"/>
          <table:table-cell table:style-name="ce241" office:value-type="float" office:value="2024" calcext:value-type="float">
            <text:p>2024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SUM([.C1846:.C1847])" office:value-type="currency" office:currency="USD" office:value="1250" calcext:value-type="currency">
            <text:p>$1,250.00</text:p>
          </table:table-cell>
          <table:table-cell table:style-name="ce185" table:formula="of:=[.C1848]*usd_euro" office:value-type="currency" office:currency="EUR" office:value="1061.75" calcext:value-type="currency">
            <text:p>1.061,75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8" office:value-type="float" office:value="181" calcext:value-type="float">
            <text:p>181</text:p>
          </table:table-cell>
          <table:table-cell table:style-name="ce98" office:value-type="string" calcext:value-type="string">
            <text:p>Documentos personales</text:p>
          </table:table-cell>
          <table:table-cell table:style-name="ce164" office:value-type="string" calcext:value-type="string">
            <text:p>sin valor comercial</text:p>
          </table:table-cell>
          <table:table-cell table:style-name="ce227"/>
          <table:table-cell table:style-name="ce243" office:value-type="string" calcext:value-type="string">
            <text:p>No aplica</text:p>
          </table:table-cell>
          <table:table-cell table:style-name="ce49" table:number-columns-repeated="3"/>
          <table:table-cell table:style-name="ce255" table:number-columns-repeated="16376"/>
        </table:table-row>
        <table:table-row table:style-name="ro2">
          <table:table-cell table:style-name="ce18" office:value-type="float" office:value="182" calcext:value-type="float">
            <text:p>182</text:p>
          </table:table-cell>
          <table:table-cell table:style-name="ce98" office:value-type="string" calcext:value-type="string">
            <text:p>Documentos personales</text:p>
          </table:table-cell>
          <table:table-cell table:style-name="ce164" office:value-type="string" calcext:value-type="string">
            <text:p>sin valor comercial</text:p>
          </table:table-cell>
          <table:table-cell table:style-name="ce227"/>
          <table:table-cell table:style-name="ce243" office:value-type="string" calcext:value-type="string">
            <text:p>No aplica</text:p>
          </table:table-cell>
          <table:table-cell table:style-name="ce49" table:number-columns-repeated="3"/>
          <table:table-cell table:style-name="ce255" table:number-columns-repeated="16376"/>
        </table:table-row>
        <table:table-row table:style-name="ro2">
          <table:table-cell table:style-name="ce18" office:value-type="float" office:value="183" calcext:value-type="float">
            <text:p>183</text:p>
          </table:table-cell>
          <table:table-cell table:style-name="ce98" office:value-type="string" calcext:value-type="string">
            <text:p>Documentos personales</text:p>
          </table:table-cell>
          <table:table-cell table:style-name="ce164" office:value-type="string" calcext:value-type="string">
            <text:p>sin valor comercial</text:p>
          </table:table-cell>
          <table:table-cell table:style-name="ce227"/>
          <table:table-cell table:style-name="ce243" office:value-type="string" calcext:value-type="string">
            <text:p>No aplica</text:p>
          </table:table-cell>
          <table:table-cell table:style-name="ce49" table:number-columns-repeated="3"/>
          <table:table-cell table:style-name="ce255" table:number-columns-repeated="16376"/>
        </table:table-row>
        <table:table-row table:style-name="ro2">
          <table:table-cell table:style-name="ce18" office:value-type="float" office:value="184" calcext:value-type="float">
            <text:p>184</text:p>
          </table:table-cell>
          <table:table-cell table:style-name="ce98" office:value-type="string" calcext:value-type="string">
            <text:p>Documentos personales</text:p>
          </table:table-cell>
          <table:table-cell table:style-name="ce164" office:value-type="string" calcext:value-type="string">
            <text:p>sin valor comercial</text:p>
          </table:table-cell>
          <table:table-cell table:style-name="ce227"/>
          <table:table-cell table:style-name="ce243" office:value-type="string" calcext:value-type="string">
            <text:p>No aplica</text:p>
          </table:table-cell>
          <table:table-cell table:style-name="ce49" table:number-columns-repeated="3"/>
          <table:table-cell table:style-name="ce255" table:number-columns-repeated="16376"/>
        </table:table-row>
        <table:table-row table:style-name="ro2">
          <table:table-cell table:style-name="ce18" office:value-type="float" office:value="185" calcext:value-type="float">
            <text:p>185</text:p>
          </table:table-cell>
          <table:table-cell table:style-name="ce98" office:value-type="string" calcext:value-type="string">
            <text:p>Documentos personales</text:p>
          </table:table-cell>
          <table:table-cell table:style-name="ce164" office:value-type="string" calcext:value-type="string">
            <text:p>sin valor comercial</text:p>
          </table:table-cell>
          <table:table-cell table:style-name="ce227"/>
          <table:table-cell table:style-name="ce243" office:value-type="string" calcext:value-type="string">
            <text:p>No aplica</text:p>
          </table:table-cell>
          <table:table-cell table:style-name="ce49" table:number-columns-repeated="3"/>
          <table:table-cell table:style-name="ce255" table:number-columns-repeated="16376"/>
        </table:table-row>
        <table:table-row table:style-name="ro2">
          <table:table-cell table:style-name="ce19" office:value-type="float" office:value="186" calcext:value-type="float">
            <text:p>186</text:p>
          </table:table-cell>
          <table:table-cell table:style-name="ce48" office:value-type="string" calcext:value-type="string">
            <text:p>Documentos personales</text:p>
          </table:table-cell>
          <table:table-cell table:style-name="ce138" office:value-type="string" calcext:value-type="string">
            <text:p>sin valor comercial</text:p>
          </table:table-cell>
          <table:table-cell table:style-name="ce205"/>
          <table:table-cell table:style-name="ce243" office:value-type="string" calcext:value-type="string">
            <text:p>No aplica</text:p>
          </table:table-cell>
          <table:table-cell table:style-name="ce49" table:number-columns-repeated="3"/>
          <table:table-cell table:style-name="ce255" table:number-columns-repeated="16376"/>
        </table:table-row>
        <table:table-row table:style-name="ro1"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table:style-name="ce185" table:formula="of:=[.C1856]*usd_euro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7" office:value-type="float" office:value="187" calcext:value-type="float">
            <text:p>187</text:p>
          </table:table-cell>
          <table:table-cell table:style-name="ce31" office:value-type="string" calcext:value-type="string">
            <text:p>Ropas</text:p>
          </table:table-cell>
          <table:table-cell table:style-name="ce129" office:value-type="string" calcext:value-type="string">
            <text:p>sin valor comercial</text:p>
          </table:table-cell>
          <table:table-cell table:style-name="ce180"/>
          <table:table-cell table:style-name="ce241"/>
          <table:table-cell table:style-name="ce54" table:number-columns-repeated="3"/>
          <table:table-cell table:style-name="ce257" table:number-columns-repeated="16376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style-name="ce185" table:formula="of:=[.C1859]*usd_euro" office:value-type="currency" office:currency="EUR" office:value="0" calcext:value-type="currency">
            <text:p>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float" office:value="188" calcext:value-type="float">
            <text:p>188</text:p>
          </table:table-cell>
          <table:table-cell table:style-name="ce120" office:value-type="string" calcext:value-type="string">
            <text:p>Bicicleta híbrida Trek de 10 velocidades</text:p>
          </table:table-cell>
          <table:table-cell table:style-name="ce168" office:value-type="currency" office:currency="USD" office:value="400" calcext:value-type="currency">
            <text:p>$400.00</text:p>
          </table:table-cell>
          <table:table-cell table:style-name="ce234"/>
          <table:table-cell table:style-name="ce243" office:value-type="float" office:value="2017" calcext:value-type="float">
            <text:p>2017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[.C1861]" office:value-type="currency" office:currency="USD" office:value="400" calcext:value-type="currency">
            <text:p>$400.00</text:p>
          </table:table-cell>
          <table:table-cell table:style-name="ce185" table:formula="of:=[.C1862]*usd_euro" office:value-type="currency" office:currency="EUR" office:value="339.76" calcext:value-type="currency">
            <text:p>339,76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7" office:value-type="float" office:value="189" calcext:value-type="float">
            <text:p>189</text:p>
          </table:table-cell>
          <table:table-cell table:style-name="ce121" office:value-type="string" calcext:value-type="string">
            <text:p>Bicicleta Cannondale Ultra Synapase de 10 velocidades</text:p>
          </table:table-cell>
          <table:table-cell table:style-name="ce170" office:value-type="currency" office:currency="USD" office:value="1200" calcext:value-type="currency">
            <text:p>$1,200.00</text:p>
          </table:table-cell>
          <table:table-cell table:style-name="ce235"/>
          <table:table-cell table:style-name="ce241" office:value-type="float" office:value="2024" calcext:value-type="float">
            <text:p>2024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  <table:table-cell table:style-name="ce257" table:number-columns-repeated="16376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[.C1864]" office:value-type="currency" office:currency="USD" office:value="1200" calcext:value-type="currency">
            <text:p>$1,200.00</text:p>
          </table:table-cell>
          <table:table-cell table:style-name="ce185" table:formula="of:=[.C1865]*usd_euro" office:value-type="currency" office:currency="EUR" office:value="1019.28" calcext:value-type="currency">
            <text:p>1.019,28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19" office:value-type="float" office:value="190" calcext:value-type="float">
            <text:p>190</text:p>
          </table:table-cell>
          <table:table-cell table:style-name="ce120" office:value-type="string" calcext:value-type="string">
            <text:p>Bicicleta híbrida Specialized de 10 velocidades</text:p>
          </table:table-cell>
          <table:table-cell table:style-name="ce168" office:value-type="currency" office:currency="USD" office:value="400" calcext:value-type="currency">
            <text:p>$400.00</text:p>
          </table:table-cell>
          <table:table-cell table:style-name="ce234"/>
          <table:table-cell table:style-name="ce243" office:value-type="float" office:value="2024" calcext:value-type="float">
            <text:p>2024</text:p>
          </table:table-cell>
          <table:table-cell table:style-name="ce49" office:value-type="string" calcext:value-type="string">
            <text:p><text:s/>No destinada a la venta.</text:p>
          </table:table-cell>
          <table:table-cell table:style-name="ce49" table:number-columns-repeated="2"/>
          <table:table-cell table:style-name="ce255" table:number-columns-repeated="16376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[.C1867]" office:value-type="currency" office:currency="USD" office:value="400" calcext:value-type="currency">
            <text:p>$400.00</text:p>
          </table:table-cell>
          <table:table-cell table:style-name="ce185" table:formula="of:=[.C1868]*usd_euro" office:value-type="currency" office:currency="EUR" office:value="339.76" calcext:value-type="currency">
            <text:p>339,76 €</text:p>
          </table:table-cell>
          <table:table-cell table:number-columns-repeated="16380"/>
        </table:table-row>
        <table:table-row table:style-name="ro1" table:number-rows-repeated="2">
          <table:table-cell table:number-columns-repeated="3"/>
          <table:table-cell table:style-name="ce18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/>
          <table:table-cell table:style-name="ce123" office:value-type="string" calcext:value-type="string">
            <text:p>Valor total:</text:p>
          </table:table-cell>
          <table:table-cell table:style-name="ce174" table:formula="of:=[.D1872]*[$Rates.E2]" office:value-type="currency" office:currency="USD" office:value="64520.8325735812" calcext:value-type="currency">
            <text:p>$64,520.83</text:p>
          </table:table-cell>
          <table:table-cell table:style-name="ce239" table:formula="of:=SUM([.D19:.D1868])" office:value-type="currency" office:currency="EUR" office:value="54803.995188" calcext:value-type="currency">
            <text:p>54.804,00 €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16382"/>
        </table:table-row>
        <table:table-row table:style-name="ro1" table:number-rows-repeated="10466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tems over $500" table:style-name="ta1" table:print-ranges="'Items over $500'.A1:'Items over $500'.H19">
        <table:table-column table:style-name="co1" table:default-cell-style-name="ce20"/>
        <table:table-column table:style-name="co14" table:default-cell-style-name="ce98"/>
        <table:table-column table:style-name="co1" table:default-cell-style-name="ce164"/>
        <table:table-column table:style-name="co1" table:default-cell-style-name="ce227"/>
        <table:table-column table:style-name="co1" table:default-cell-style-name="ce241"/>
        <table:table-column table:style-name="co15" table:default-cell-style-name="ce49"/>
        <table:table-column table:style-name="co1" table:default-cell-style-name="ce49"/>
        <table:table-column table:style-name="co16" table:default-cell-style-name="ce49"/>
        <table:table-row table:style-name="ro1">
          <table:table-cell table:style-name="ce242"/>
          <table:table-cell table:style-name="ce46"/>
          <table:table-cell table:style-name="ce127" office:value-type="string" calcext:value-type="string" table:number-columns-spanned="2" table:number-rows-spanned="1">
            <text:p>Precio Estimado</text:p>
          </table:table-cell>
          <table:covered-table-cell table:style-name="ce178"/>
          <table:table-cell table:style-name="ce242"/>
          <table:table-cell table:style-name="ce91"/>
          <table:table-cell table:style-name="ce240" office:value-type="string" calcext:value-type="string" table:number-columns-spanned="2" table:number-rows-spanned="1">
            <text:p>Libros</text:p>
          </table:table-cell>
          <table:covered-table-cell table:style-name="ce91"/>
        </table:table-row>
        <table:table-row table:style-name="ro2">
          <table:table-cell table:style-name="ce15" office:value-type="string" calcext:value-type="string">
            <text:p>Caja</text:p>
          </table:table-cell>
          <table:table-cell table:style-name="ce28" office:value-type="string" calcext:value-type="string">
            <text:p>Artículo</text:p>
          </table:table-cell>
          <table:table-cell table:style-name="ce127" office:value-type="string" calcext:value-type="string">
            <text:p>USD</text:p>
          </table:table-cell>
          <table:table-cell table:style-name="ce176" office:value-type="string" calcext:value-type="string">
            <text:p>Euro</text:p>
          </table:table-cell>
          <table:table-cell table:style-name="ce240" office:value-type="string" calcext:value-type="string">
            <text:p>Año comprado</text:p>
          </table:table-cell>
          <table:table-cell table:style-name="ce240" office:value-type="string" calcext:value-type="string">
            <text:p>Observaciones</text:p>
          </table:table-cell>
          <table:table-cell table:style-name="ce240" office:value-type="string" calcext:value-type="string">
            <text:p>Autor</text:p>
          </table:table-cell>
          <table:table-cell table:style-name="ce240" office:value-type="string" calcext:value-type="string">
            <text:p>Título</text:p>
          </table:table-cell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47" office:value-type="string" calcext:value-type="string">
            <text:p>libro</text:p>
          </table:table-cell>
          <table:table-cell table:style-name="ce137" office:value-type="currency" office:currency="USD" office:value="514.82" calcext:value-type="currency">
            <text:p>$514.82</text:p>
          </table:table-cell>
          <table:table-cell table:style-name="ce202" table:formula="of:=[.C3]*[$Rates.D2]" office:value-type="currency" office:currency="EUR" office:value="437.288108" calcext:value-type="currency">
            <text:p>437,29 €</text:p>
          </table:table-cell>
          <table:table-cell table:style-name="ce243" office:value-type="string" calcext:value-type="string">
            <text:p>&lt; 2025</text:p>
          </table:table-cell>
          <table:table-cell/>
          <table:table-cell office:value-type="string" calcext:value-type="string">
            <text:p>Alexander Herzen</text:p>
          </table:table-cell>
          <table:table-cell office:value-type="string" calcext:value-type="string">
            <text:p>My Past &amp;amp; Thoughts (Multi-Volume Collection)</text:p>
          </table:table-cell>
        </table:table-row>
        <table:table-row table:style-name="ro9">
          <table:table-cell table:style-name="ce16" office:value-type="float" office:value="81" calcext:value-type="float">
            <text:p>81</text:p>
          </table:table-cell>
          <table:table-cell table:style-name="ce84" office:value-type="string" calcext:value-type="string">
            <text:p>Xilografía en color titulada “Bear in the Snow” del artista japonés Takeuchi Seihō. Publicada por Unso-dō en una edición de 300 ejemplares.</text:p>
          </table:table-cell>
          <table:table-cell table:style-name="ce161" office:value-type="currency" office:currency="USD" office:value="800" calcext:value-type="currency">
            <text:p>$800.00</text:p>
          </table:table-cell>
          <table:table-cell table:style-name="ce177" table:formula="of:=[.C4]*[$Rates.D2]" office:value-type="currency" office:currency="EUR" office:value="679.52" calcext:value-type="currency">
            <text:p>679,52 €</text:p>
          </table:table-cell>
          <table:table-cell office:value-type="float" office:value="1990" calcext:value-type="float">
            <text:p>1990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17" office:value-type="string" calcext:value-type="string">
            <text:p>Figuras del belén Hummel</text:p>
          </table:table-cell>
          <table:table-cell office:value-type="currency" office:currency="USD" office:value="800" calcext:value-type="currency">
            <text:p>$800.00</text:p>
          </table:table-cell>
          <table:table-cell table:style-name="ce202" table:formula="of:=[.C5]*[$Rates.D2]" office:value-type="currency" office:currency="EUR" office:value="679.52" calcext:value-type="currency">
            <text:p>679,52 €</text:p>
          </table:table-cell>
          <table:table-cell table:style-name="ce243" office:value-type="string" calcext:value-type="string">
            <text:p>Reliquia familiar</text:p>
          </table:table-cell>
          <table:table-cell office:value-type="string" calcext:value-type="string">
            <text:p><text:s/>No destinadas a la venta.</text:p>
          </table:table-cell>
          <table:table-cell table:number-columns-repeated="2"/>
        </table:table-row>
        <table:table-row table:style-name="ro2">
          <table:table-cell table:style-name="ce216" office:value-type="float" office:value="168" calcext:value-type="float">
            <text:p>168</text:p>
          </table:table-cell>
          <table:table-cell table:style-name="ce218" office:value-type="string" calcext:value-type="string">
            <text:p>Alfombra Mahal pakistaní color óxido/beige – 272 × 378 cm</text:p>
          </table:table-cell>
          <table:table-cell table:style-name="ce167" office:value-type="currency" office:currency="USD" office:value="2000" calcext:value-type="currency">
            <text:p>$2,000.00</text:p>
          </table:table-cell>
          <table:table-cell table:style-name="ce223" table:formula="of:=[.C6]*[$Rates.D2]" office:value-type="currency" office:currency="EUR" office:value="1698.8" calcext:value-type="currency">
            <text:p>1.698,80 €</text:p>
          </table:table-cell>
          <table:table-cell office:value-type="string" calcext:value-type="string">
            <text:p>&lt; 2019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19" office:value-type="string" calcext:value-type="string">
            <text:p>Alfombra Indo Kazak roja – 79 × 315 cm</text:p>
          </table:table-cell>
          <table:table-cell office:value-type="currency" office:currency="USD" office:value="800" calcext:value-type="currency">
            <text:p>$800.00</text:p>
          </table:table-cell>
          <table:table-cell table:formula="of:=[.C7]*[$Rates.D2]" office:value-type="currency" office:currency="EUR" office:value="679.52" calcext:value-type="currency">
            <text:p>679,52 €</text:p>
          </table:table-cell>
          <table:table-cell table:style-name="ce243" office:value-type="string" calcext:value-type="string">
            <text:p>&lt; 2019</text:p>
          </table:table-cell>
          <table:table-cell office:value-type="string" calcext:value-type="string">
            <text:p><text:s/>No destinada a la venta.</text:p>
          </table:table-cell>
          <table:table-cell table:number-columns-repeated="2"/>
        </table:table-row>
        <table:table-row table:style-name="ro2">
          <table:table-cell table:style-name="ce216" office:value-type="float" office:value="171" calcext:value-type="float">
            <text:p>171</text:p>
          </table:table-cell>
          <table:table-cell table:style-name="ce218" office:value-type="string" calcext:value-type="string">
            <text:p>Alfombra Indo Kazak color óxido – 76 × 310 cm</text:p>
          </table:table-cell>
          <table:table-cell table:style-name="ce167" office:value-type="currency" office:currency="USD" office:value="800" calcext:value-type="currency">
            <text:p>$800.00</text:p>
          </table:table-cell>
          <table:table-cell table:style-name="ce223" table:formula="of:=[.C8]*[$Rates.D2]" office:value-type="currency" office:currency="EUR" office:value="679.52" calcext:value-type="currency">
            <text:p>679,52 €</text:p>
          </table:table-cell>
          <table:table-cell office:value-type="string" calcext:value-type="string">
            <text:p>&lt; 2019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19" office:value-type="string" calcext:value-type="string">
            <text:p>Alfombra Bibicabad azul marino/roja – 191 × 320 cm</text:p>
          </table:table-cell>
          <table:table-cell office:value-type="currency" office:currency="USD" office:value="850" calcext:value-type="currency">
            <text:p>$850.00</text:p>
          </table:table-cell>
          <table:table-cell table:formula="of:=[.C9]*[$Rates.D2]" office:value-type="currency" office:currency="EUR" office:value="721.99" calcext:value-type="currency">
            <text:p>721,99 €</text:p>
          </table:table-cell>
          <table:table-cell table:style-name="ce243" office:value-type="string" calcext:value-type="string">
            <text:p>&lt; 2019</text:p>
          </table:table-cell>
          <table:table-cell office:value-type="string" calcext:value-type="string">
            <text:p><text:s/>No destinada a la venta.</text:p>
          </table:table-cell>
          <table:table-cell table:number-columns-repeated="2"/>
        </table:table-row>
        <table:table-row table:style-name="ro2">
          <table:table-cell table:style-name="ce216" office:value-type="float" office:value="173" calcext:value-type="float">
            <text:p>173</text:p>
          </table:table-cell>
          <table:table-cell table:style-name="ce218" office:value-type="string" calcext:value-type="string">
            <text:p>Alfombra Soumac china color óxido – 244 × 320 cm</text:p>
          </table:table-cell>
          <table:table-cell table:style-name="ce167" office:value-type="currency" office:currency="USD" office:value="1500" calcext:value-type="currency">
            <text:p>$1,500.00</text:p>
          </table:table-cell>
          <table:table-cell table:style-name="ce223" table:formula="of:=[.C10]*[$Rates.D2]" office:value-type="currency" office:currency="EUR" office:value="1274.1" calcext:value-type="currency">
            <text:p>1.274,10 €</text:p>
          </table:table-cell>
          <table:table-cell office:value-type="string" calcext:value-type="string">
            <text:p>&lt; 2019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ender Stratocaster guitarra eléctrica</text:p>
          </table:table-cell>
          <table:table-cell office:value-type="currency" office:currency="USD" office:value="600" calcext:value-type="currency">
            <text:p>$600.00</text:p>
          </table:table-cell>
          <table:table-cell table:formula="of:=[.C11]*[$Rates.D2]" office:value-type="currency" office:currency="EUR" office:value="509.64" calcext:value-type="currency">
            <text:p>509,64 €</text:p>
          </table:table-cell>
          <table:table-cell table:style-name="ce243" office:value-type="float" office:value="2023" calcext:value-type="float">
            <text:p>2023</text:p>
          </table:table-cell>
          <table:table-cell office:value-type="string" calcext:value-type="string">
            <text:p><text:s/>No destinada a la venta.</text:p>
          </table:table-cell>
          <table:table-cell table:number-columns-repeated="2"/>
        </table:table-row>
        <table:table-row table:style-name="ro1">
          <table:table-cell table:style-name="ce216" office:value-type="float" office:value="175" calcext:value-type="float">
            <text:p>175</text:p>
          </table:table-cell>
          <table:table-cell table:style-name="ce112" office:value-type="string" calcext:value-type="string">
            <text:p>Epiphone Dobro guitarra resonadora</text:p>
          </table:table-cell>
          <table:table-cell table:style-name="ce167" office:value-type="currency" office:currency="USD" office:value="600" calcext:value-type="currency">
            <text:p>$600.00</text:p>
          </table:table-cell>
          <table:table-cell table:formula="of:=[.C12]*[$Rates.D2]" office:value-type="currency" office:currency="EUR" office:value="509.64" calcext:value-type="currency">
            <text:p>509,64 €</text:p>
          </table:table-cell>
          <table:table-cell office:value-type="float" office:value="2024" calcext:value-type="float">
            <text:p>2024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artin guitarra acústica</text:p>
          </table:table-cell>
          <table:table-cell office:value-type="currency" office:currency="USD" office:value="600" calcext:value-type="currency">
            <text:p>$600.00</text:p>
          </table:table-cell>
          <table:table-cell table:formula="of:=[.C13]*[$Rates.D2]" office:value-type="currency" office:currency="EUR" office:value="509.64" calcext:value-type="currency">
            <text:p>509,64 €</text:p>
          </table:table-cell>
          <table:table-cell table:style-name="ce243" office:value-type="float" office:value="2022" calcext:value-type="float">
            <text:p>2022</text:p>
          </table:table-cell>
          <table:table-cell office:value-type="string" calcext:value-type="string">
            <text:p><text:s/>No destinada a la venta.</text:p>
          </table:table-cell>
          <table:table-cell table:number-columns-repeated="2"/>
        </table:table-row>
        <table:table-row table:style-name="ro1">
          <table:table-cell table:style-name="ce216" office:value-type="float" office:value="178" calcext:value-type="float">
            <text:p>178</text:p>
          </table:table-cell>
          <table:table-cell table:style-name="ce112" office:value-type="string" calcext:value-type="string">
            <text:p>Gold Tone banjo</text:p>
          </table:table-cell>
          <table:table-cell table:style-name="ce167" office:value-type="currency" office:currency="USD" office:value="600" calcext:value-type="currency">
            <text:p>$600.00</text:p>
          </table:table-cell>
          <table:table-cell table:style-name="ce223" table:formula="of:=[.C14]*[$Rates.D2]" office:value-type="currency" office:currency="EUR" office:value="509.64" calcext:value-type="currency">
            <text:p>509,64 €</text:p>
          </table:table-cell>
          <table:table-cell office:value-type="float" office:value="2021" calcext:value-type="float">
            <text:p>2021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Controlador MIDI Arturia KeyLab MkII de 88 teclas</text:p>
          </table:table-cell>
          <table:table-cell office:value-type="currency" office:currency="USD" office:value="800" calcext:value-type="currency">
            <text:p>$800.00</text:p>
          </table:table-cell>
          <table:table-cell table:formula="of:=[.C15]*[$Rates.D2]" office:value-type="currency" office:currency="EUR" office:value="679.52" calcext:value-type="currency">
            <text:p>679,52 €</text:p>
          </table:table-cell>
          <table:table-cell table:style-name="ce250" office:value-type="float" office:value="2022" calcext:value-type="float">
            <text:p>2022</text:p>
          </table:table-cell>
          <table:table-cell office:value-type="string" calcext:value-type="string">
            <text:p><text:s/>No destinada a la venta.</text:p>
          </table:table-cell>
          <table:table-cell table:number-columns-repeated="2"/>
        </table:table-row>
        <table:table-row table:style-name="ro1">
          <table:table-cell table:style-name="ce16" office:value-type="float" office:value="181" calcext:value-type="float">
            <text:p>181</text:p>
          </table:table-cell>
          <table:table-cell table:style-name="ce30" office:value-type="string" calcext:value-type="string">
            <text:p>Classical violin</text:p>
          </table:table-cell>
          <table:table-cell table:style-name="ce128" office:value-type="currency" office:currency="USD" office:value="500" calcext:value-type="currency">
            <text:p>$500.00</text:p>
          </table:table-cell>
          <table:table-cell table:formula="of:=[.C16]*[$Rates.D2]" office:value-type="currency" office:currency="EUR" office:value="424.7" calcext:value-type="currency">
            <text:p>424,70 €</text:p>
          </table:table-cell>
          <table:table-cell table:style-name="ce265" office:value-type="float" office:value="2023" calcext:value-type="float">
            <text:p>2023</text:p>
          </table:table-cell>
          <table:table-cell table:style-name="ce54" office:value-type="string" calcext:value-type="string">
            <text:p><text:s/>No destinado a la venta.</text:p>
          </table:table-cell>
          <table:table-cell table:style-name="ce54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iddlers violin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[.C17]*[$Rates.D2]" office:value-type="currency" office:currency="EUR" office:value="637.05" calcext:value-type="currency">
            <text:p>637,05 €</text:p>
          </table:table-cell>
          <table:table-cell table:style-name="ce250" office:value-type="float" office:value="2024" calcext:value-type="float">
            <text:p>2024</text:p>
          </table:table-cell>
          <table:table-cell office:value-type="string" calcext:value-type="string">
            <text:p><text:s/>No destinads a la venta.</text:p>
          </table:table-cell>
          <table:table-cell table:number-columns-repeated="2"/>
        </table:table-row>
        <table:table-row table:style-name="ro2">
          <table:table-cell table:style-name="ce216" office:value-type="float" office:value="189" calcext:value-type="float">
            <text:p>189</text:p>
          </table:table-cell>
          <table:table-cell table:style-name="ce221" office:value-type="string" calcext:value-type="string">
            <text:p>Bicicleta Cannondale Ultra Synapase de 10 velocidades</text:p>
          </table:table-cell>
          <table:table-cell table:style-name="ce222" office:value-type="currency" office:currency="USD" office:value="1200" calcext:value-type="currency">
            <text:p>$1,200.00</text:p>
          </table:table-cell>
          <table:table-cell table:style-name="ce222" table:formula="of:=[.C18]*[$Rates.D2]" office:value-type="currency" office:currency="USD" office:value="1019.28" calcext:value-type="currency">
            <text:p>$1,019.28</text:p>
          </table:table-cell>
          <table:table-cell office:value-type="float" office:value="2024" calcext:value-type="float">
            <text:p>2024</text:p>
          </table:table-cell>
          <table:table-cell table:style-name="ce54" office:value-type="string" calcext:value-type="string">
            <text:p><text:s/>No destinada a la venta.</text:p>
          </table:table-cell>
          <table:table-cell table:style-name="ce54" table:number-columns-repeated="2"/>
        </table:table-row>
      </table:table>
      <table:named-expressions>
        <table:named-range table:name="euro_usd" table:base-cell-address="$Rates.$E$2" table:cell-range-address="$Rates.$E$2"/>
        <table:named-range table:name="usd_euro" table:base-cell-address="$Rates.$D$2" table:cell-range-address="$Rates.$D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ngti SC" svg:font-family="'Songti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33P0"/>
    </number:currency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currency-style style:name="N13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1P0"/>
    </number:currency-style>
    <number:date-style style:name="N14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8">
      <number:day number:calendar="jewish"/>
      <number:text> </number:text>
      <number:month number:calendar="jewish" number:style="long" number:textual="true"/>
    </number:date-style>
    <number:date-style style:name="N149">
      <number:month number:calendar="jewish" number:style="long" number:textual="true"/>
      <number:text> </number:text>
      <number:day number:calendar="jewish"/>
    </number:date-style>
    <number:date-style style:name="N150">
      <number:month number:calendar="jewish" number:style="long" number:textual="true"/>
      <number:text> </number:text>
      <number:year number:calendar="jewish" number:style="long"/>
    </number:date-style>
    <number:date-style style:name="N151">
      <number:month number:calendar="jewish" number:style="long" number:textual="true"/>
    </number:date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" number:language="es" number:country="ES" loext:transliteration-spellout="title cardinal" number:transliteration-language="es" number:transliteration-country="ES">
      <number:number number:decimal-places="0" number:min-decimal-places="0" number:min-integer-digits="1"/>
    </number:number-style>
    <number:number-style style:name="N10114" number:language="es" number:country="ES" loext:transliteration-spellout="title USD" number:transliteration-language="es" number:transliteration-country="ES">
      <number:number number:decimal-places="0" number:min-decimal-places="0" number:min-integer-digits="1"/>
    </number:number-style>
    <number:number-style style:name="N10115" number:language="es" number:country="ES" loext:transliteration-spellout="title USD" number:transliteration-language="es" number:transliteration-country="ES">
      <number:number number:decimal-places="2" number:min-decimal-places="2" number:min-integer-digits="1"/>
    </number:number-style>
    <number:number-style style:name="N10116" number:language="es" number:country="ES" loext:transliteration-spellout="upper USD" number:transliteration-language="es" number:transliteration-country="ES">
      <number:number number:decimal-places="0" number:min-decimal-places="0" number:min-integer-digits="1"/>
    </number:number-style>
    <number:number-style style:name="N10117" number:language="es" number:country="ES" loext:transliteration-spellout="upper USD" number:transliteration-language="es" number:transliteration-country="ES">
      <number:number number:decimal-places="2" number:min-decimal-places="2" number:min-integer-digits="1"/>
    </number:number-style>
    <number:number-style style:name="N2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7in" fo:margin-right="0.7in" style:scale-to-X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7:18:33.508805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5:23:05.665987660</meta:creation-date>
    <meta:generator>LibreOffice/24.2.7.2$Linux_X86_64 LibreOffice_project/420$Build-2</meta:generator>
    <dc:date>2025-08-03T17:20:13.067206679</dc:date>
    <meta:editing-duration>PT17H41M53S</meta:editing-duration>
    <meta:editing-cycles>342</meta:editing-cycles>
    <meta:print-date>2025-07-28T11:20:05.691386234</meta:print-date>
    <meta:printed-by>PDF files</meta:printed-by>
    <meta:document-statistic meta:table-count="3" meta:cell-count="9313" meta:object-count="0"/>
  </office:meta>
</office:document-meta>
</file>